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trip 3</text:p>
          </table:table-cell>
          <table:table-cell office:value-type="string" calcext:value-type="string">
            <text:p>Strip 2</text:p>
          </table:table-cell>
          <table:table-cell office:value-type="string" calcext:value-type="string">
            <text:p>Strip 1</text:p>
          </table:table-cell>
          <table:table-cell office:value-type="string" calcext:value-type="string">
            <text:p>Strip 0</text:p>
          </table:table-cell>
          <table:table-cell office:value-type="string" calcext:value-type="string">
            <text:p>Strip3 LUT</text:p>
          </table:table-cell>
          <table:table-cell office:value-type="string" calcext:value-type="string">
            <text:p>Strip2 LUT</text:p>
          </table:table-cell>
          <table:table-cell office:value-type="string" calcext:value-type="string">
            <text:p>Strip1 LUT</text:p>
          </table:table-cell>
          <table:table-cell office:value-type="string" calcext:value-type="string">
            <text:p>Strip0 LUT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formula="of:=[.E2]" office:value-type="float" office:value="600" calcext:value-type="float">
            <text:p>600</text:p>
          </table:table-cell>
          <table:table-cell table:formula="of:=&quot;{ &quot;&amp;[.B3]&amp;&quot;,&quot;" office:value-type="string" office:string-value="{ 0," calcext:value-type="string">
            <text:p>{ 0,</text:p>
          </table:table-cell>
          <table:table-cell table:formula="of:=&quot;{ &quot;&amp;[.C3]&amp;&quot;,&quot;" office:value-type="string" office:string-value="{ 0," calcext:value-type="string">
            <text:p>{ 0,</text:p>
          </table:table-cell>
          <table:table-cell table:formula="of:=&quot;{ &quot;&amp;[.D3]&amp;&quot;,&quot;" office:value-type="string" office:string-value="{ 599," calcext:value-type="string">
            <text:p>{ 599,</text:p>
          </table:table-cell>
          <table:table-cell table:formula="of:=&quot;{ &quot;&amp;[.E3]&amp;&quot;,&quot;" office:value-type="string" office:string-value="{ 600," calcext:value-type="string">
            <text:p>{ 600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3" calcext:value-type="float">
            <text:p>583</text:p>
          </table:table-cell>
          <table:table-cell office:value-type="float" office:value="600" calcext:value-type="float">
            <text:p>600</text:p>
          </table:table-cell>
          <table:table-cell table:formula="of:=[.B4]&amp;&quot;,&quot;" office:value-type="string" office:string-value="1," calcext:value-type="string">
            <text:p>1,</text:p>
          </table:table-cell>
          <table:table-cell table:formula="of:=[.C4]&amp;&quot;,&quot;" office:value-type="string" office:string-value="16," calcext:value-type="string">
            <text:p>16,</text:p>
          </table:table-cell>
          <table:table-cell table:formula="of:=[.D4]&amp;&quot;,&quot;" office:value-type="string" office:string-value="583," calcext:value-type="string">
            <text:p>583,</text:p>
          </table:table-cell>
          <table:table-cell table:formula="of:=[.E4]&amp;&quot;,&quot;" office:value-type="string" office:string-value="600," calcext:value-type="string">
            <text:p>60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1" office:value-type="float" office:value="2" calcext:value-type="float">
            <text:p>2</text:p>
          </table:table-cell>
          <table:table-cell table:formula="of:=[.C4]+1" office:value-type="float" office:value="17" calcext:value-type="float">
            <text:p>17</text:p>
          </table:table-cell>
          <table:table-cell table:formula="of:=[.D4]-1" office:value-type="float" office:value="582" calcext:value-type="float">
            <text:p>582</text:p>
          </table:table-cell>
          <table:table-cell table:formula="of:=[.E4]+1" office:value-type="float" office:value="601" calcext:value-type="float">
            <text:p>601</text:p>
          </table:table-cell>
          <table:table-cell table:formula="of:=[.B5]&amp;&quot;,&quot;" office:value-type="string" office:string-value="2," calcext:value-type="string">
            <text:p>2,</text:p>
          </table:table-cell>
          <table:table-cell table:formula="of:=[.C5]&amp;&quot;,&quot;" office:value-type="string" office:string-value="17," calcext:value-type="string">
            <text:p>17,</text:p>
          </table:table-cell>
          <table:table-cell table:formula="of:=[.D5]&amp;&quot;,&quot;" office:value-type="string" office:string-value="582," calcext:value-type="string">
            <text:p>582,</text:p>
          </table:table-cell>
          <table:table-cell table:formula="of:=[.E5]&amp;&quot;,&quot;" office:value-type="string" office:string-value="601," calcext:value-type="string">
            <text:p>601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1" office:value-type="float" office:value="3" calcext:value-type="float">
            <text:p>3</text:p>
          </table:table-cell>
          <table:table-cell table:formula="of:=[.C5]+1" office:value-type="float" office:value="18" calcext:value-type="float">
            <text:p>18</text:p>
          </table:table-cell>
          <table:table-cell table:formula="of:=[.D5]-1" office:value-type="float" office:value="581" calcext:value-type="float">
            <text:p>581</text:p>
          </table:table-cell>
          <table:table-cell table:formula="of:=[.E5]+1" office:value-type="float" office:value="602" calcext:value-type="float">
            <text:p>602</text:p>
          </table:table-cell>
          <table:table-cell table:formula="of:=[.B6]&amp;&quot;,&quot;" office:value-type="string" office:string-value="3," calcext:value-type="string">
            <text:p>3,</text:p>
          </table:table-cell>
          <table:table-cell table:formula="of:=[.C6]&amp;&quot;,&quot;" office:value-type="string" office:string-value="18," calcext:value-type="string">
            <text:p>18,</text:p>
          </table:table-cell>
          <table:table-cell table:formula="of:=[.D6]&amp;&quot;,&quot;" office:value-type="string" office:string-value="581," calcext:value-type="string">
            <text:p>581,</text:p>
          </table:table-cell>
          <table:table-cell table:formula="of:=[.E6]&amp;&quot;,&quot;" office:value-type="string" office:string-value="602," calcext:value-type="string">
            <text:p>602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1" office:value-type="float" office:value="4" calcext:value-type="float">
            <text:p>4</text:p>
          </table:table-cell>
          <table:table-cell table:formula="of:=[.C6]+1" office:value-type="float" office:value="19" calcext:value-type="float">
            <text:p>19</text:p>
          </table:table-cell>
          <table:table-cell table:formula="of:=[.D6]-1" office:value-type="float" office:value="580" calcext:value-type="float">
            <text:p>580</text:p>
          </table:table-cell>
          <table:table-cell table:formula="of:=[.E6]+1" office:value-type="float" office:value="603" calcext:value-type="float">
            <text:p>603</text:p>
          </table:table-cell>
          <table:table-cell table:formula="of:=[.B7]&amp;&quot;,&quot;" office:value-type="string" office:string-value="4," calcext:value-type="string">
            <text:p>4,</text:p>
          </table:table-cell>
          <table:table-cell table:formula="of:=[.C7]&amp;&quot;,&quot;" office:value-type="string" office:string-value="19," calcext:value-type="string">
            <text:p>19,</text:p>
          </table:table-cell>
          <table:table-cell table:formula="of:=[.D7]&amp;&quot;,&quot;" office:value-type="string" office:string-value="580," calcext:value-type="string">
            <text:p>580,</text:p>
          </table:table-cell>
          <table:table-cell table:formula="of:=[.E7]&amp;&quot;,&quot;" office:value-type="string" office:string-value="603," calcext:value-type="string">
            <text:p>603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1" office:value-type="float" office:value="5" calcext:value-type="float">
            <text:p>5</text:p>
          </table:table-cell>
          <table:table-cell table:formula="of:=[.C7]+1" office:value-type="float" office:value="20" calcext:value-type="float">
            <text:p>20</text:p>
          </table:table-cell>
          <table:table-cell table:formula="of:=[.D7]-1" office:value-type="float" office:value="579" calcext:value-type="float">
            <text:p>579</text:p>
          </table:table-cell>
          <table:table-cell table:formula="of:=[.E7]+1" office:value-type="float" office:value="604" calcext:value-type="float">
            <text:p>604</text:p>
          </table:table-cell>
          <table:table-cell table:formula="of:=[.B8]&amp;&quot;,&quot;" office:value-type="string" office:string-value="5," calcext:value-type="string">
            <text:p>5,</text:p>
          </table:table-cell>
          <table:table-cell table:formula="of:=[.C8]&amp;&quot;,&quot;" office:value-type="string" office:string-value="20," calcext:value-type="string">
            <text:p>20,</text:p>
          </table:table-cell>
          <table:table-cell table:formula="of:=[.D8]&amp;&quot;,&quot;" office:value-type="string" office:string-value="579," calcext:value-type="string">
            <text:p>579,</text:p>
          </table:table-cell>
          <table:table-cell table:formula="of:=[.E8]&amp;&quot;,&quot;" office:value-type="string" office:string-value="604," calcext:value-type="string">
            <text:p>604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1" office:value-type="float" office:value="6" calcext:value-type="float">
            <text:p>6</text:p>
          </table:table-cell>
          <table:table-cell table:formula="of:=[.C8]+1" office:value-type="float" office:value="21" calcext:value-type="float">
            <text:p>21</text:p>
          </table:table-cell>
          <table:table-cell table:formula="of:=[.D8]-1" office:value-type="float" office:value="578" calcext:value-type="float">
            <text:p>578</text:p>
          </table:table-cell>
          <table:table-cell table:formula="of:=[.E8]+1" office:value-type="float" office:value="605" calcext:value-type="float">
            <text:p>605</text:p>
          </table:table-cell>
          <table:table-cell table:formula="of:=[.B9]&amp;&quot;,&quot;" office:value-type="string" office:string-value="6," calcext:value-type="string">
            <text:p>6,</text:p>
          </table:table-cell>
          <table:table-cell table:formula="of:=[.C9]&amp;&quot;,&quot;" office:value-type="string" office:string-value="21," calcext:value-type="string">
            <text:p>21,</text:p>
          </table:table-cell>
          <table:table-cell table:formula="of:=[.D9]&amp;&quot;,&quot;" office:value-type="string" office:string-value="578," calcext:value-type="string">
            <text:p>578,</text:p>
          </table:table-cell>
          <table:table-cell table:formula="of:=[.E9]&amp;&quot;,&quot;" office:value-type="string" office:string-value="605," calcext:value-type="string">
            <text:p>605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1" office:value-type="float" office:value="7" calcext:value-type="float">
            <text:p>7</text:p>
          </table:table-cell>
          <table:table-cell table:formula="of:=[.C9]+1" office:value-type="float" office:value="22" calcext:value-type="float">
            <text:p>22</text:p>
          </table:table-cell>
          <table:table-cell table:formula="of:=[.D9]-1" office:value-type="float" office:value="577" calcext:value-type="float">
            <text:p>577</text:p>
          </table:table-cell>
          <table:table-cell table:formula="of:=[.E9]+1" office:value-type="float" office:value="606" calcext:value-type="float">
            <text:p>606</text:p>
          </table:table-cell>
          <table:table-cell table:formula="of:=[.B10]&amp;&quot;,&quot;" office:value-type="string" office:string-value="7," calcext:value-type="string">
            <text:p>7,</text:p>
          </table:table-cell>
          <table:table-cell table:formula="of:=[.C10]&amp;&quot;,&quot;" office:value-type="string" office:string-value="22," calcext:value-type="string">
            <text:p>22,</text:p>
          </table:table-cell>
          <table:table-cell table:formula="of:=[.D10]&amp;&quot;,&quot;" office:value-type="string" office:string-value="577," calcext:value-type="string">
            <text:p>577,</text:p>
          </table:table-cell>
          <table:table-cell table:formula="of:=[.E10]&amp;&quot;,&quot;" office:value-type="string" office:string-value="606," calcext:value-type="string">
            <text:p>606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1" office:value-type="float" office:value="8" calcext:value-type="float">
            <text:p>8</text:p>
          </table:table-cell>
          <table:table-cell table:formula="of:=[.C10]+1" office:value-type="float" office:value="23" calcext:value-type="float">
            <text:p>23</text:p>
          </table:table-cell>
          <table:table-cell table:formula="of:=[.D10]-1" office:value-type="float" office:value="576" calcext:value-type="float">
            <text:p>576</text:p>
          </table:table-cell>
          <table:table-cell table:formula="of:=[.E10]+1" office:value-type="float" office:value="607" calcext:value-type="float">
            <text:p>607</text:p>
          </table:table-cell>
          <table:table-cell table:formula="of:=[.B11]&amp;&quot;,&quot;" office:value-type="string" office:string-value="8," calcext:value-type="string">
            <text:p>8,</text:p>
          </table:table-cell>
          <table:table-cell table:formula="of:=[.C11]&amp;&quot;,&quot;" office:value-type="string" office:string-value="23," calcext:value-type="string">
            <text:p>23,</text:p>
          </table:table-cell>
          <table:table-cell table:formula="of:=[.D11]&amp;&quot;,&quot;" office:value-type="string" office:string-value="576," calcext:value-type="string">
            <text:p>576,</text:p>
          </table:table-cell>
          <table:table-cell table:formula="of:=[.E11]&amp;&quot;,&quot;" office:value-type="string" office:string-value="607," calcext:value-type="string">
            <text:p>607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1" office:value-type="float" office:value="9" calcext:value-type="float">
            <text:p>9</text:p>
          </table:table-cell>
          <table:table-cell table:formula="of:=[.C11]+1" office:value-type="float" office:value="24" calcext:value-type="float">
            <text:p>24</text:p>
          </table:table-cell>
          <table:table-cell table:formula="of:=[.D11]-1" office:value-type="float" office:value="575" calcext:value-type="float">
            <text:p>575</text:p>
          </table:table-cell>
          <table:table-cell table:formula="of:=[.E11]+1" office:value-type="float" office:value="608" calcext:value-type="float">
            <text:p>608</text:p>
          </table:table-cell>
          <table:table-cell table:formula="of:=[.B12]&amp;&quot;,&quot;" office:value-type="string" office:string-value="9," calcext:value-type="string">
            <text:p>9,</text:p>
          </table:table-cell>
          <table:table-cell table:formula="of:=[.C12]&amp;&quot;,&quot;" office:value-type="string" office:string-value="24," calcext:value-type="string">
            <text:p>24,</text:p>
          </table:table-cell>
          <table:table-cell table:formula="of:=[.D12]&amp;&quot;,&quot;" office:value-type="string" office:string-value="575," calcext:value-type="string">
            <text:p>575,</text:p>
          </table:table-cell>
          <table:table-cell table:formula="of:=[.E12]&amp;&quot;,&quot;" office:value-type="string" office:string-value="608," calcext:value-type="string">
            <text:p>608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1" office:value-type="float" office:value="10" calcext:value-type="float">
            <text:p>10</text:p>
          </table:table-cell>
          <table:table-cell table:formula="of:=[.C12]+1" office:value-type="float" office:value="25" calcext:value-type="float">
            <text:p>25</text:p>
          </table:table-cell>
          <table:table-cell table:formula="of:=[.D12]-1" office:value-type="float" office:value="574" calcext:value-type="float">
            <text:p>574</text:p>
          </table:table-cell>
          <table:table-cell table:formula="of:=[.E12]+1" office:value-type="float" office:value="609" calcext:value-type="float">
            <text:p>609</text:p>
          </table:table-cell>
          <table:table-cell table:formula="of:=[.B13]&amp;&quot;,&quot;" office:value-type="string" office:string-value="10," calcext:value-type="string">
            <text:p>10,</text:p>
          </table:table-cell>
          <table:table-cell table:formula="of:=[.C13]&amp;&quot;,&quot;" office:value-type="string" office:string-value="25," calcext:value-type="string">
            <text:p>25,</text:p>
          </table:table-cell>
          <table:table-cell table:formula="of:=[.D13]&amp;&quot;,&quot;" office:value-type="string" office:string-value="574," calcext:value-type="string">
            <text:p>574,</text:p>
          </table:table-cell>
          <table:table-cell table:formula="of:=[.E13]&amp;&quot;,&quot;" office:value-type="string" office:string-value="609," calcext:value-type="string">
            <text:p>609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+1" office:value-type="float" office:value="11" calcext:value-type="float">
            <text:p>11</text:p>
          </table:table-cell>
          <table:table-cell table:formula="of:=[.C13]+1" office:value-type="float" office:value="26" calcext:value-type="float">
            <text:p>26</text:p>
          </table:table-cell>
          <table:table-cell table:formula="of:=[.D13]-1" office:value-type="float" office:value="573" calcext:value-type="float">
            <text:p>573</text:p>
          </table:table-cell>
          <table:table-cell table:formula="of:=[.E13]+1" office:value-type="float" office:value="610" calcext:value-type="float">
            <text:p>610</text:p>
          </table:table-cell>
          <table:table-cell table:formula="of:=[.B14]&amp;&quot;,&quot;" office:value-type="string" office:string-value="11," calcext:value-type="string">
            <text:p>11,</text:p>
          </table:table-cell>
          <table:table-cell table:formula="of:=[.C14]&amp;&quot;,&quot;" office:value-type="string" office:string-value="26," calcext:value-type="string">
            <text:p>26,</text:p>
          </table:table-cell>
          <table:table-cell table:formula="of:=[.D14]&amp;&quot;,&quot;" office:value-type="string" office:string-value="573," calcext:value-type="string">
            <text:p>573,</text:p>
          </table:table-cell>
          <table:table-cell table:formula="of:=[.E14]&amp;&quot;,&quot;" office:value-type="string" office:string-value="610," calcext:value-type="string">
            <text:p>610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+1" office:value-type="float" office:value="12" calcext:value-type="float">
            <text:p>12</text:p>
          </table:table-cell>
          <table:table-cell table:formula="of:=[.C14]+1" office:value-type="float" office:value="27" calcext:value-type="float">
            <text:p>27</text:p>
          </table:table-cell>
          <table:table-cell table:formula="of:=[.D14]-1" office:value-type="float" office:value="572" calcext:value-type="float">
            <text:p>572</text:p>
          </table:table-cell>
          <table:table-cell table:formula="of:=[.E14]+1" office:value-type="float" office:value="611" calcext:value-type="float">
            <text:p>611</text:p>
          </table:table-cell>
          <table:table-cell table:formula="of:=[.B15]&amp;&quot;,&quot;" office:value-type="string" office:string-value="12," calcext:value-type="string">
            <text:p>12,</text:p>
          </table:table-cell>
          <table:table-cell table:formula="of:=[.C15]&amp;&quot;,&quot;" office:value-type="string" office:string-value="27," calcext:value-type="string">
            <text:p>27,</text:p>
          </table:table-cell>
          <table:table-cell table:formula="of:=[.D15]&amp;&quot;,&quot;" office:value-type="string" office:string-value="572," calcext:value-type="string">
            <text:p>572,</text:p>
          </table:table-cell>
          <table:table-cell table:formula="of:=[.E15]&amp;&quot;,&quot;" office:value-type="string" office:string-value="611," calcext:value-type="string">
            <text:p>611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+1" office:value-type="float" office:value="13" calcext:value-type="float">
            <text:p>13</text:p>
          </table:table-cell>
          <table:table-cell table:formula="of:=[.C15]+1" office:value-type="float" office:value="28" calcext:value-type="float">
            <text:p>28</text:p>
          </table:table-cell>
          <table:table-cell table:formula="of:=[.D15]-1" office:value-type="float" office:value="571" calcext:value-type="float">
            <text:p>571</text:p>
          </table:table-cell>
          <table:table-cell table:formula="of:=[.E15]+1" office:value-type="float" office:value="612" calcext:value-type="float">
            <text:p>612</text:p>
          </table:table-cell>
          <table:table-cell table:formula="of:=[.B16]&amp;&quot;,&quot;" office:value-type="string" office:string-value="13," calcext:value-type="string">
            <text:p>13,</text:p>
          </table:table-cell>
          <table:table-cell table:formula="of:=[.C16]&amp;&quot;,&quot;" office:value-type="string" office:string-value="28," calcext:value-type="string">
            <text:p>28,</text:p>
          </table:table-cell>
          <table:table-cell table:formula="of:=[.D16]&amp;&quot;,&quot;" office:value-type="string" office:string-value="571," calcext:value-type="string">
            <text:p>571,</text:p>
          </table:table-cell>
          <table:table-cell table:formula="of:=[.E16]&amp;&quot;,&quot;" office:value-type="string" office:string-value="612," calcext:value-type="string">
            <text:p>612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+1" office:value-type="float" office:value="14" calcext:value-type="float">
            <text:p>14</text:p>
          </table:table-cell>
          <table:table-cell table:formula="of:=[.C16]+1" office:value-type="float" office:value="29" calcext:value-type="float">
            <text:p>29</text:p>
          </table:table-cell>
          <table:table-cell table:formula="of:=[.D16]-1" office:value-type="float" office:value="570" calcext:value-type="float">
            <text:p>570</text:p>
          </table:table-cell>
          <table:table-cell table:formula="of:=[.E16]+1" office:value-type="float" office:value="613" calcext:value-type="float">
            <text:p>613</text:p>
          </table:table-cell>
          <table:table-cell table:formula="of:=[.B17]&amp;&quot;,&quot;" office:value-type="string" office:string-value="14," calcext:value-type="string">
            <text:p>14,</text:p>
          </table:table-cell>
          <table:table-cell table:formula="of:=[.C17]&amp;&quot;,&quot;" office:value-type="string" office:string-value="29," calcext:value-type="string">
            <text:p>29,</text:p>
          </table:table-cell>
          <table:table-cell table:formula="of:=[.D17]&amp;&quot;,&quot;" office:value-type="string" office:string-value="570," calcext:value-type="string">
            <text:p>570,</text:p>
          </table:table-cell>
          <table:table-cell table:formula="of:=[.E17]&amp;&quot;,&quot;" office:value-type="string" office:string-value="613," calcext:value-type="string">
            <text:p>613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+1" office:value-type="float" office:value="15" calcext:value-type="float">
            <text:p>15</text:p>
          </table:table-cell>
          <table:table-cell table:formula="of:=[.C17]+1" office:value-type="float" office:value="30" calcext:value-type="float">
            <text:p>30</text:p>
          </table:table-cell>
          <table:table-cell table:formula="of:=[.D17]-1" office:value-type="float" office:value="569" calcext:value-type="float">
            <text:p>569</text:p>
          </table:table-cell>
          <table:table-cell table:formula="of:=[.E17]+1" office:value-type="float" office:value="614" calcext:value-type="float">
            <text:p>614</text:p>
          </table:table-cell>
          <table:table-cell table:formula="of:=[.B18]&amp;&quot;,&quot;" office:value-type="string" office:string-value="15," calcext:value-type="string">
            <text:p>15,</text:p>
          </table:table-cell>
          <table:table-cell table:formula="of:=[.C18]&amp;&quot;,&quot;" office:value-type="string" office:string-value="30," calcext:value-type="string">
            <text:p>30,</text:p>
          </table:table-cell>
          <table:table-cell table:formula="of:=[.D18]&amp;&quot;,&quot;" office:value-type="string" office:string-value="569," calcext:value-type="string">
            <text:p>569,</text:p>
          </table:table-cell>
          <table:table-cell table:formula="of:=[.E18]&amp;&quot;,&quot;" office:value-type="string" office:string-value="614," calcext:value-type="string">
            <text:p>614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+1" office:value-type="float" office:value="16" calcext:value-type="float">
            <text:p>16</text:p>
          </table:table-cell>
          <table:table-cell table:formula="of:=[.C18]+1" office:value-type="float" office:value="31" calcext:value-type="float">
            <text:p>31</text:p>
          </table:table-cell>
          <table:table-cell table:formula="of:=[.D18]-1" office:value-type="float" office:value="568" calcext:value-type="float">
            <text:p>568</text:p>
          </table:table-cell>
          <table:table-cell table:formula="of:=[.E18]+1" office:value-type="float" office:value="615" calcext:value-type="float">
            <text:p>615</text:p>
          </table:table-cell>
          <table:table-cell table:formula="of:=[.B19]&amp;&quot;,&quot;" office:value-type="string" office:string-value="16," calcext:value-type="string">
            <text:p>16,</text:p>
          </table:table-cell>
          <table:table-cell table:formula="of:=[.C19]&amp;&quot;,&quot;" office:value-type="string" office:string-value="31," calcext:value-type="string">
            <text:p>31,</text:p>
          </table:table-cell>
          <table:table-cell table:formula="of:=[.D19]&amp;&quot;,&quot;" office:value-type="string" office:string-value="568," calcext:value-type="string">
            <text:p>568,</text:p>
          </table:table-cell>
          <table:table-cell table:formula="of:=[.E19]&amp;&quot;,&quot;" office:value-type="string" office:string-value="615," calcext:value-type="string">
            <text:p>615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+1" office:value-type="float" office:value="17" calcext:value-type="float">
            <text:p>17</text:p>
          </table:table-cell>
          <table:table-cell table:formula="of:=[.C19]+1" office:value-type="float" office:value="32" calcext:value-type="float">
            <text:p>32</text:p>
          </table:table-cell>
          <table:table-cell table:formula="of:=[.D19]-1" office:value-type="float" office:value="567" calcext:value-type="float">
            <text:p>567</text:p>
          </table:table-cell>
          <table:table-cell table:formula="of:=[.E19]+1" office:value-type="float" office:value="616" calcext:value-type="float">
            <text:p>616</text:p>
          </table:table-cell>
          <table:table-cell table:formula="of:=[.B20]&amp;&quot;,&quot;" office:value-type="string" office:string-value="17," calcext:value-type="string">
            <text:p>17,</text:p>
          </table:table-cell>
          <table:table-cell table:formula="of:=[.C20]&amp;&quot;,&quot;" office:value-type="string" office:string-value="32," calcext:value-type="string">
            <text:p>32,</text:p>
          </table:table-cell>
          <table:table-cell table:formula="of:=[.D20]&amp;&quot;,&quot;" office:value-type="string" office:string-value="567," calcext:value-type="string">
            <text:p>567,</text:p>
          </table:table-cell>
          <table:table-cell table:formula="of:=[.E20]&amp;&quot;,&quot;" office:value-type="string" office:string-value="616," calcext:value-type="string">
            <text:p>616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+1" office:value-type="float" office:value="18" calcext:value-type="float">
            <text:p>18</text:p>
          </table:table-cell>
          <table:table-cell table:formula="of:=[.C20]+1" office:value-type="float" office:value="33" calcext:value-type="float">
            <text:p>33</text:p>
          </table:table-cell>
          <table:table-cell table:formula="of:=[.D20]-1" office:value-type="float" office:value="566" calcext:value-type="float">
            <text:p>566</text:p>
          </table:table-cell>
          <table:table-cell table:formula="of:=[.E20]+1" office:value-type="float" office:value="617" calcext:value-type="float">
            <text:p>617</text:p>
          </table:table-cell>
          <table:table-cell table:formula="of:=[.B21]&amp;&quot;,&quot;" office:value-type="string" office:string-value="18," calcext:value-type="string">
            <text:p>18,</text:p>
          </table:table-cell>
          <table:table-cell table:formula="of:=[.C21]&amp;&quot;,&quot;" office:value-type="string" office:string-value="33," calcext:value-type="string">
            <text:p>33,</text:p>
          </table:table-cell>
          <table:table-cell table:formula="of:=[.D21]&amp;&quot;,&quot;" office:value-type="string" office:string-value="566," calcext:value-type="string">
            <text:p>566,</text:p>
          </table:table-cell>
          <table:table-cell table:formula="of:=[.E21]&amp;&quot;,&quot;" office:value-type="string" office:string-value="617," calcext:value-type="string">
            <text:p>617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+1" office:value-type="float" office:value="19" calcext:value-type="float">
            <text:p>19</text:p>
          </table:table-cell>
          <table:table-cell table:formula="of:=[.C21]+1" office:value-type="float" office:value="34" calcext:value-type="float">
            <text:p>34</text:p>
          </table:table-cell>
          <table:table-cell table:formula="of:=[.D21]-1" office:value-type="float" office:value="565" calcext:value-type="float">
            <text:p>565</text:p>
          </table:table-cell>
          <table:table-cell table:formula="of:=[.E21]+1" office:value-type="float" office:value="618" calcext:value-type="float">
            <text:p>618</text:p>
          </table:table-cell>
          <table:table-cell table:formula="of:=[.B22]&amp;&quot;,&quot;" office:value-type="string" office:string-value="19," calcext:value-type="string">
            <text:p>19,</text:p>
          </table:table-cell>
          <table:table-cell table:formula="of:=[.C22]&amp;&quot;,&quot;" office:value-type="string" office:string-value="34," calcext:value-type="string">
            <text:p>34,</text:p>
          </table:table-cell>
          <table:table-cell table:formula="of:=[.D22]&amp;&quot;,&quot;" office:value-type="string" office:string-value="565," calcext:value-type="string">
            <text:p>565,</text:p>
          </table:table-cell>
          <table:table-cell table:formula="of:=[.E22]&amp;&quot;,&quot;" office:value-type="string" office:string-value="618," calcext:value-type="string">
            <text:p>618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+1" office:value-type="float" office:value="20" calcext:value-type="float">
            <text:p>20</text:p>
          </table:table-cell>
          <table:table-cell table:formula="of:=[.C22]+1" office:value-type="float" office:value="35" calcext:value-type="float">
            <text:p>35</text:p>
          </table:table-cell>
          <table:table-cell table:formula="of:=[.D22]-1" office:value-type="float" office:value="564" calcext:value-type="float">
            <text:p>564</text:p>
          </table:table-cell>
          <table:table-cell table:formula="of:=[.E22]+1" office:value-type="float" office:value="619" calcext:value-type="float">
            <text:p>619</text:p>
          </table:table-cell>
          <table:table-cell table:formula="of:=[.B23]&amp;&quot;,&quot;" office:value-type="string" office:string-value="20," calcext:value-type="string">
            <text:p>20,</text:p>
          </table:table-cell>
          <table:table-cell table:formula="of:=[.C23]&amp;&quot;,&quot;" office:value-type="string" office:string-value="35," calcext:value-type="string">
            <text:p>35,</text:p>
          </table:table-cell>
          <table:table-cell table:formula="of:=[.D23]&amp;&quot;,&quot;" office:value-type="string" office:string-value="564," calcext:value-type="string">
            <text:p>564,</text:p>
          </table:table-cell>
          <table:table-cell table:formula="of:=[.E23]&amp;&quot;,&quot;" office:value-type="string" office:string-value="619," calcext:value-type="string">
            <text:p>619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+1" office:value-type="float" office:value="21" calcext:value-type="float">
            <text:p>21</text:p>
          </table:table-cell>
          <table:table-cell table:formula="of:=[.C23]+1" office:value-type="float" office:value="36" calcext:value-type="float">
            <text:p>36</text:p>
          </table:table-cell>
          <table:table-cell table:formula="of:=[.D23]-1" office:value-type="float" office:value="563" calcext:value-type="float">
            <text:p>563</text:p>
          </table:table-cell>
          <table:table-cell table:formula="of:=[.E23]+1" office:value-type="float" office:value="620" calcext:value-type="float">
            <text:p>620</text:p>
          </table:table-cell>
          <table:table-cell table:formula="of:=[.B24]&amp;&quot;,&quot;" office:value-type="string" office:string-value="21," calcext:value-type="string">
            <text:p>21,</text:p>
          </table:table-cell>
          <table:table-cell table:formula="of:=[.C24]&amp;&quot;,&quot;" office:value-type="string" office:string-value="36," calcext:value-type="string">
            <text:p>36,</text:p>
          </table:table-cell>
          <table:table-cell table:formula="of:=[.D24]&amp;&quot;,&quot;" office:value-type="string" office:string-value="563," calcext:value-type="string">
            <text:p>563,</text:p>
          </table:table-cell>
          <table:table-cell table:formula="of:=[.E24]&amp;&quot;,&quot;" office:value-type="string" office:string-value="620," calcext:value-type="string">
            <text:p>620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+1" office:value-type="float" office:value="22" calcext:value-type="float">
            <text:p>22</text:p>
          </table:table-cell>
          <table:table-cell table:formula="of:=[.C24]+1" office:value-type="float" office:value="37" calcext:value-type="float">
            <text:p>37</text:p>
          </table:table-cell>
          <table:table-cell table:formula="of:=[.D24]-1" office:value-type="float" office:value="562" calcext:value-type="float">
            <text:p>562</text:p>
          </table:table-cell>
          <table:table-cell table:formula="of:=[.E24]+1" office:value-type="float" office:value="621" calcext:value-type="float">
            <text:p>621</text:p>
          </table:table-cell>
          <table:table-cell table:formula="of:=[.B25]&amp;&quot;,&quot;" office:value-type="string" office:string-value="22," calcext:value-type="string">
            <text:p>22,</text:p>
          </table:table-cell>
          <table:table-cell table:formula="of:=[.C25]&amp;&quot;,&quot;" office:value-type="string" office:string-value="37," calcext:value-type="string">
            <text:p>37,</text:p>
          </table:table-cell>
          <table:table-cell table:formula="of:=[.D25]&amp;&quot;,&quot;" office:value-type="string" office:string-value="562," calcext:value-type="string">
            <text:p>562,</text:p>
          </table:table-cell>
          <table:table-cell table:formula="of:=[.E25]&amp;&quot;,&quot;" office:value-type="string" office:string-value="621," calcext:value-type="string">
            <text:p>621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+1" office:value-type="float" office:value="23" calcext:value-type="float">
            <text:p>23</text:p>
          </table:table-cell>
          <table:table-cell table:formula="of:=[.C25]+1" office:value-type="float" office:value="38" calcext:value-type="float">
            <text:p>38</text:p>
          </table:table-cell>
          <table:table-cell table:formula="of:=[.D25]-1" office:value-type="float" office:value="561" calcext:value-type="float">
            <text:p>561</text:p>
          </table:table-cell>
          <table:table-cell table:formula="of:=[.E25]+1" office:value-type="float" office:value="622" calcext:value-type="float">
            <text:p>622</text:p>
          </table:table-cell>
          <table:table-cell table:formula="of:=[.B26]&amp;&quot;,&quot;" office:value-type="string" office:string-value="23," calcext:value-type="string">
            <text:p>23,</text:p>
          </table:table-cell>
          <table:table-cell table:formula="of:=[.C26]&amp;&quot;,&quot;" office:value-type="string" office:string-value="38," calcext:value-type="string">
            <text:p>38,</text:p>
          </table:table-cell>
          <table:table-cell table:formula="of:=[.D26]&amp;&quot;,&quot;" office:value-type="string" office:string-value="561," calcext:value-type="string">
            <text:p>561,</text:p>
          </table:table-cell>
          <table:table-cell table:formula="of:=[.E26]&amp;&quot;,&quot;" office:value-type="string" office:string-value="622," calcext:value-type="string">
            <text:p>622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6]+1" office:value-type="float" office:value="24" calcext:value-type="float">
            <text:p>24</text:p>
          </table:table-cell>
          <table:table-cell table:formula="of:=[.C26]+1" office:value-type="float" office:value="39" calcext:value-type="float">
            <text:p>39</text:p>
          </table:table-cell>
          <table:table-cell table:formula="of:=[.D26]-1" office:value-type="float" office:value="560" calcext:value-type="float">
            <text:p>560</text:p>
          </table:table-cell>
          <table:table-cell table:formula="of:=[.E26]+1" office:value-type="float" office:value="623" calcext:value-type="float">
            <text:p>623</text:p>
          </table:table-cell>
          <table:table-cell table:formula="of:=[.B27]&amp;&quot;,&quot;" office:value-type="string" office:string-value="24," calcext:value-type="string">
            <text:p>24,</text:p>
          </table:table-cell>
          <table:table-cell table:formula="of:=[.C27]&amp;&quot;,&quot;" office:value-type="string" office:string-value="39," calcext:value-type="string">
            <text:p>39,</text:p>
          </table:table-cell>
          <table:table-cell table:formula="of:=[.D27]&amp;&quot;,&quot;" office:value-type="string" office:string-value="560," calcext:value-type="string">
            <text:p>560,</text:p>
          </table:table-cell>
          <table:table-cell table:formula="of:=[.E27]&amp;&quot;,&quot;" office:value-type="string" office:string-value="623," calcext:value-type="string">
            <text:p>623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7]+1" office:value-type="float" office:value="25" calcext:value-type="float">
            <text:p>25</text:p>
          </table:table-cell>
          <table:table-cell table:formula="of:=[.C27]+1" office:value-type="float" office:value="40" calcext:value-type="float">
            <text:p>40</text:p>
          </table:table-cell>
          <table:table-cell table:formula="of:=[.D27]-1" office:value-type="float" office:value="559" calcext:value-type="float">
            <text:p>559</text:p>
          </table:table-cell>
          <table:table-cell table:formula="of:=[.E27]+1" office:value-type="float" office:value="624" calcext:value-type="float">
            <text:p>624</text:p>
          </table:table-cell>
          <table:table-cell table:formula="of:=[.B28]&amp;&quot;,&quot;" office:value-type="string" office:string-value="25," calcext:value-type="string">
            <text:p>25,</text:p>
          </table:table-cell>
          <table:table-cell table:formula="of:=[.C28]&amp;&quot;,&quot;" office:value-type="string" office:string-value="40," calcext:value-type="string">
            <text:p>40,</text:p>
          </table:table-cell>
          <table:table-cell table:formula="of:=[.D28]&amp;&quot;,&quot;" office:value-type="string" office:string-value="559," calcext:value-type="string">
            <text:p>559,</text:p>
          </table:table-cell>
          <table:table-cell table:formula="of:=[.E28]&amp;&quot;,&quot;" office:value-type="string" office:string-value="624," calcext:value-type="string">
            <text:p>624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8]+1" office:value-type="float" office:value="26" calcext:value-type="float">
            <text:p>26</text:p>
          </table:table-cell>
          <table:table-cell table:formula="of:=[.C28]+1" office:value-type="float" office:value="41" calcext:value-type="float">
            <text:p>41</text:p>
          </table:table-cell>
          <table:table-cell table:formula="of:=[.D28]-1" office:value-type="float" office:value="558" calcext:value-type="float">
            <text:p>558</text:p>
          </table:table-cell>
          <table:table-cell table:formula="of:=[.E28]+1" office:value-type="float" office:value="625" calcext:value-type="float">
            <text:p>625</text:p>
          </table:table-cell>
          <table:table-cell table:formula="of:=[.B29]&amp;&quot;,&quot;" office:value-type="string" office:string-value="26," calcext:value-type="string">
            <text:p>26,</text:p>
          </table:table-cell>
          <table:table-cell table:formula="of:=[.C29]&amp;&quot;,&quot;" office:value-type="string" office:string-value="41," calcext:value-type="string">
            <text:p>41,</text:p>
          </table:table-cell>
          <table:table-cell table:formula="of:=[.D29]&amp;&quot;,&quot;" office:value-type="string" office:string-value="558," calcext:value-type="string">
            <text:p>558,</text:p>
          </table:table-cell>
          <table:table-cell table:formula="of:=[.E29]&amp;&quot;,&quot;" office:value-type="string" office:string-value="625," calcext:value-type="string">
            <text:p>625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9]+1" office:value-type="float" office:value="27" calcext:value-type="float">
            <text:p>27</text:p>
          </table:table-cell>
          <table:table-cell table:formula="of:=[.C29]+1" office:value-type="float" office:value="42" calcext:value-type="float">
            <text:p>42</text:p>
          </table:table-cell>
          <table:table-cell table:formula="of:=[.D29]-1" office:value-type="float" office:value="557" calcext:value-type="float">
            <text:p>557</text:p>
          </table:table-cell>
          <table:table-cell table:formula="of:=[.E29]+1" office:value-type="float" office:value="626" calcext:value-type="float">
            <text:p>626</text:p>
          </table:table-cell>
          <table:table-cell table:formula="of:=[.B30]&amp;&quot;,&quot;" office:value-type="string" office:string-value="27," calcext:value-type="string">
            <text:p>27,</text:p>
          </table:table-cell>
          <table:table-cell table:formula="of:=[.C30]&amp;&quot;,&quot;" office:value-type="string" office:string-value="42," calcext:value-type="string">
            <text:p>42,</text:p>
          </table:table-cell>
          <table:table-cell table:formula="of:=[.D30]&amp;&quot;,&quot;" office:value-type="string" office:string-value="557," calcext:value-type="string">
            <text:p>557,</text:p>
          </table:table-cell>
          <table:table-cell table:formula="of:=[.E30]&amp;&quot;,&quot;" office:value-type="string" office:string-value="626," calcext:value-type="string">
            <text:p>626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0]+1" office:value-type="float" office:value="28" calcext:value-type="float">
            <text:p>28</text:p>
          </table:table-cell>
          <table:table-cell table:formula="of:=[.C30]+1" office:value-type="float" office:value="43" calcext:value-type="float">
            <text:p>43</text:p>
          </table:table-cell>
          <table:table-cell table:formula="of:=[.D30]-1" office:value-type="float" office:value="556" calcext:value-type="float">
            <text:p>556</text:p>
          </table:table-cell>
          <table:table-cell table:formula="of:=[.E30]+1" office:value-type="float" office:value="627" calcext:value-type="float">
            <text:p>627</text:p>
          </table:table-cell>
          <table:table-cell table:formula="of:=[.B31]&amp;&quot;,&quot;" office:value-type="string" office:string-value="28," calcext:value-type="string">
            <text:p>28,</text:p>
          </table:table-cell>
          <table:table-cell table:formula="of:=[.C31]&amp;&quot;,&quot;" office:value-type="string" office:string-value="43," calcext:value-type="string">
            <text:p>43,</text:p>
          </table:table-cell>
          <table:table-cell table:formula="of:=[.D31]&amp;&quot;,&quot;" office:value-type="string" office:string-value="556," calcext:value-type="string">
            <text:p>556,</text:p>
          </table:table-cell>
          <table:table-cell table:formula="of:=[.E31]&amp;&quot;,&quot;" office:value-type="string" office:string-value="627," calcext:value-type="string">
            <text:p>627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1]+1" office:value-type="float" office:value="29" calcext:value-type="float">
            <text:p>29</text:p>
          </table:table-cell>
          <table:table-cell table:formula="of:=[.C31]+1" office:value-type="float" office:value="44" calcext:value-type="float">
            <text:p>44</text:p>
          </table:table-cell>
          <table:table-cell table:formula="of:=[.D31]-1" office:value-type="float" office:value="555" calcext:value-type="float">
            <text:p>555</text:p>
          </table:table-cell>
          <table:table-cell table:formula="of:=[.E31]+1" office:value-type="float" office:value="628" calcext:value-type="float">
            <text:p>628</text:p>
          </table:table-cell>
          <table:table-cell table:formula="of:=[.B32]&amp;&quot;,&quot;" office:value-type="string" office:string-value="29," calcext:value-type="string">
            <text:p>29,</text:p>
          </table:table-cell>
          <table:table-cell table:formula="of:=[.C32]&amp;&quot;,&quot;" office:value-type="string" office:string-value="44," calcext:value-type="string">
            <text:p>44,</text:p>
          </table:table-cell>
          <table:table-cell table:formula="of:=[.D32]&amp;&quot;,&quot;" office:value-type="string" office:string-value="555," calcext:value-type="string">
            <text:p>555,</text:p>
          </table:table-cell>
          <table:table-cell table:formula="of:=[.E32]&amp;&quot;,&quot;" office:value-type="string" office:string-value="628," calcext:value-type="string">
            <text:p>628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2]+1" office:value-type="float" office:value="30" calcext:value-type="float">
            <text:p>30</text:p>
          </table:table-cell>
          <table:table-cell table:formula="of:=[.C32]+1" office:value-type="float" office:value="45" calcext:value-type="float">
            <text:p>45</text:p>
          </table:table-cell>
          <table:table-cell table:formula="of:=[.D32]-1" office:value-type="float" office:value="554" calcext:value-type="float">
            <text:p>554</text:p>
          </table:table-cell>
          <table:table-cell table:formula="of:=[.E32]+1" office:value-type="float" office:value="629" calcext:value-type="float">
            <text:p>629</text:p>
          </table:table-cell>
          <table:table-cell table:formula="of:=[.B33]&amp;&quot;,&quot;" office:value-type="string" office:string-value="30," calcext:value-type="string">
            <text:p>30,</text:p>
          </table:table-cell>
          <table:table-cell table:formula="of:=[.C33]&amp;&quot;,&quot;" office:value-type="string" office:string-value="45," calcext:value-type="string">
            <text:p>45,</text:p>
          </table:table-cell>
          <table:table-cell table:formula="of:=[.D33]&amp;&quot;,&quot;" office:value-type="string" office:string-value="554," calcext:value-type="string">
            <text:p>554,</text:p>
          </table:table-cell>
          <table:table-cell table:formula="of:=[.E33]&amp;&quot;,&quot;" office:value-type="string" office:string-value="629," calcext:value-type="string">
            <text:p>629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]+1" office:value-type="float" office:value="31" calcext:value-type="float">
            <text:p>31</text:p>
          </table:table-cell>
          <table:table-cell table:formula="of:=[.C33]+1" office:value-type="float" office:value="46" calcext:value-type="float">
            <text:p>46</text:p>
          </table:table-cell>
          <table:table-cell table:formula="of:=[.D33]-1" office:value-type="float" office:value="553" calcext:value-type="float">
            <text:p>553</text:p>
          </table:table-cell>
          <table:table-cell table:formula="of:=[.E33]+1" office:value-type="float" office:value="630" calcext:value-type="float">
            <text:p>630</text:p>
          </table:table-cell>
          <table:table-cell table:formula="of:=[.B34]&amp;&quot;,&quot;" office:value-type="string" office:string-value="31," calcext:value-type="string">
            <text:p>31,</text:p>
          </table:table-cell>
          <table:table-cell table:formula="of:=[.C34]&amp;&quot;,&quot;" office:value-type="string" office:string-value="46," calcext:value-type="string">
            <text:p>46,</text:p>
          </table:table-cell>
          <table:table-cell table:formula="of:=[.D34]&amp;&quot;,&quot;" office:value-type="string" office:string-value="553," calcext:value-type="string">
            <text:p>553,</text:p>
          </table:table-cell>
          <table:table-cell table:formula="of:=[.E34]&amp;&quot;,&quot;" office:value-type="string" office:string-value="630," calcext:value-type="string">
            <text:p>630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]+1" office:value-type="float" office:value="32" calcext:value-type="float">
            <text:p>32</text:p>
          </table:table-cell>
          <table:table-cell table:formula="of:=[.C34]+1" office:value-type="float" office:value="47" calcext:value-type="float">
            <text:p>47</text:p>
          </table:table-cell>
          <table:table-cell table:formula="of:=[.D34]-1" office:value-type="float" office:value="552" calcext:value-type="float">
            <text:p>552</text:p>
          </table:table-cell>
          <table:table-cell table:formula="of:=[.E34]+1" office:value-type="float" office:value="631" calcext:value-type="float">
            <text:p>631</text:p>
          </table:table-cell>
          <table:table-cell table:formula="of:=[.B35]&amp;&quot;,&quot;" office:value-type="string" office:string-value="32," calcext:value-type="string">
            <text:p>32,</text:p>
          </table:table-cell>
          <table:table-cell table:formula="of:=[.C35]&amp;&quot;,&quot;" office:value-type="string" office:string-value="47," calcext:value-type="string">
            <text:p>47,</text:p>
          </table:table-cell>
          <table:table-cell table:formula="of:=[.D35]&amp;&quot;,&quot;" office:value-type="string" office:string-value="552," calcext:value-type="string">
            <text:p>552,</text:p>
          </table:table-cell>
          <table:table-cell table:formula="of:=[.E35]&amp;&quot;,&quot;" office:value-type="string" office:string-value="631," calcext:value-type="string">
            <text:p>631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5]+1" office:value-type="float" office:value="33" calcext:value-type="float">
            <text:p>33</text:p>
          </table:table-cell>
          <table:table-cell table:formula="of:=[.C35]+1" office:value-type="float" office:value="48" calcext:value-type="float">
            <text:p>48</text:p>
          </table:table-cell>
          <table:table-cell table:formula="of:=[.D35]-1" office:value-type="float" office:value="551" calcext:value-type="float">
            <text:p>551</text:p>
          </table:table-cell>
          <table:table-cell table:formula="of:=[.E35]+1" office:value-type="float" office:value="632" calcext:value-type="float">
            <text:p>632</text:p>
          </table:table-cell>
          <table:table-cell table:formula="of:=[.B36]&amp;&quot;,&quot;" office:value-type="string" office:string-value="33," calcext:value-type="string">
            <text:p>33,</text:p>
          </table:table-cell>
          <table:table-cell table:formula="of:=[.C36]&amp;&quot;,&quot;" office:value-type="string" office:string-value="48," calcext:value-type="string">
            <text:p>48,</text:p>
          </table:table-cell>
          <table:table-cell table:formula="of:=[.D36]&amp;&quot;,&quot;" office:value-type="string" office:string-value="551," calcext:value-type="string">
            <text:p>551,</text:p>
          </table:table-cell>
          <table:table-cell table:formula="of:=[.E36]&amp;&quot;,&quot;" office:value-type="string" office:string-value="632," calcext:value-type="string">
            <text:p>632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6]+1" office:value-type="float" office:value="34" calcext:value-type="float">
            <text:p>34</text:p>
          </table:table-cell>
          <table:table-cell table:formula="of:=[.C36]+1" office:value-type="float" office:value="49" calcext:value-type="float">
            <text:p>49</text:p>
          </table:table-cell>
          <table:table-cell table:formula="of:=[.D36]-1" office:value-type="float" office:value="550" calcext:value-type="float">
            <text:p>550</text:p>
          </table:table-cell>
          <table:table-cell table:formula="of:=[.E36]+1" office:value-type="float" office:value="633" calcext:value-type="float">
            <text:p>633</text:p>
          </table:table-cell>
          <table:table-cell table:formula="of:=[.B37]&amp;&quot;,&quot;" office:value-type="string" office:string-value="34," calcext:value-type="string">
            <text:p>34,</text:p>
          </table:table-cell>
          <table:table-cell table:formula="of:=[.C37]&amp;&quot;,&quot;" office:value-type="string" office:string-value="49," calcext:value-type="string">
            <text:p>49,</text:p>
          </table:table-cell>
          <table:table-cell table:formula="of:=[.D37]&amp;&quot;,&quot;" office:value-type="string" office:string-value="550," calcext:value-type="string">
            <text:p>550,</text:p>
          </table:table-cell>
          <table:table-cell table:formula="of:=[.E37]&amp;&quot;,&quot;" office:value-type="string" office:string-value="633," calcext:value-type="string">
            <text:p>633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7]+1" office:value-type="float" office:value="35" calcext:value-type="float">
            <text:p>35</text:p>
          </table:table-cell>
          <table:table-cell table:formula="of:=[.C37]+1" office:value-type="float" office:value="50" calcext:value-type="float">
            <text:p>50</text:p>
          </table:table-cell>
          <table:table-cell table:formula="of:=[.D37]-1" office:value-type="float" office:value="549" calcext:value-type="float">
            <text:p>549</text:p>
          </table:table-cell>
          <table:table-cell table:formula="of:=[.E37]+1" office:value-type="float" office:value="634" calcext:value-type="float">
            <text:p>634</text:p>
          </table:table-cell>
          <table:table-cell table:formula="of:=[.B38]&amp;&quot;,&quot;" office:value-type="string" office:string-value="35," calcext:value-type="string">
            <text:p>35,</text:p>
          </table:table-cell>
          <table:table-cell table:formula="of:=[.C38]&amp;&quot;,&quot;" office:value-type="string" office:string-value="50," calcext:value-type="string">
            <text:p>50,</text:p>
          </table:table-cell>
          <table:table-cell table:formula="of:=[.D38]&amp;&quot;,&quot;" office:value-type="string" office:string-value="549," calcext:value-type="string">
            <text:p>549,</text:p>
          </table:table-cell>
          <table:table-cell table:formula="of:=[.E38]&amp;&quot;,&quot;" office:value-type="string" office:string-value="634," calcext:value-type="string">
            <text:p>634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8]+1" office:value-type="float" office:value="36" calcext:value-type="float">
            <text:p>36</text:p>
          </table:table-cell>
          <table:table-cell table:formula="of:=[.C38]+1" office:value-type="float" office:value="51" calcext:value-type="float">
            <text:p>51</text:p>
          </table:table-cell>
          <table:table-cell table:formula="of:=[.D38]-1" office:value-type="float" office:value="548" calcext:value-type="float">
            <text:p>548</text:p>
          </table:table-cell>
          <table:table-cell table:formula="of:=[.E38]+1" office:value-type="float" office:value="635" calcext:value-type="float">
            <text:p>635</text:p>
          </table:table-cell>
          <table:table-cell table:formula="of:=[.B39]&amp;&quot;,&quot;" office:value-type="string" office:string-value="36," calcext:value-type="string">
            <text:p>36,</text:p>
          </table:table-cell>
          <table:table-cell table:formula="of:=[.C39]&amp;&quot;,&quot;" office:value-type="string" office:string-value="51," calcext:value-type="string">
            <text:p>51,</text:p>
          </table:table-cell>
          <table:table-cell table:formula="of:=[.D39]&amp;&quot;,&quot;" office:value-type="string" office:string-value="548," calcext:value-type="string">
            <text:p>548,</text:p>
          </table:table-cell>
          <table:table-cell table:formula="of:=[.E39]&amp;&quot;,&quot;" office:value-type="string" office:string-value="635," calcext:value-type="string">
            <text:p>635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9]+1" office:value-type="float" office:value="37" calcext:value-type="float">
            <text:p>37</text:p>
          </table:table-cell>
          <table:table-cell table:formula="of:=[.C39]+1" office:value-type="float" office:value="52" calcext:value-type="float">
            <text:p>52</text:p>
          </table:table-cell>
          <table:table-cell table:formula="of:=[.D39]-1" office:value-type="float" office:value="547" calcext:value-type="float">
            <text:p>547</text:p>
          </table:table-cell>
          <table:table-cell table:formula="of:=[.E39]+1" office:value-type="float" office:value="636" calcext:value-type="float">
            <text:p>636</text:p>
          </table:table-cell>
          <table:table-cell table:formula="of:=[.B40]&amp;&quot;,&quot;" office:value-type="string" office:string-value="37," calcext:value-type="string">
            <text:p>37,</text:p>
          </table:table-cell>
          <table:table-cell table:formula="of:=[.C40]&amp;&quot;,&quot;" office:value-type="string" office:string-value="52," calcext:value-type="string">
            <text:p>52,</text:p>
          </table:table-cell>
          <table:table-cell table:formula="of:=[.D40]&amp;&quot;,&quot;" office:value-type="string" office:string-value="547," calcext:value-type="string">
            <text:p>547,</text:p>
          </table:table-cell>
          <table:table-cell table:formula="of:=[.E40]&amp;&quot;,&quot;" office:value-type="string" office:string-value="636," calcext:value-type="string">
            <text:p>636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0]+1" office:value-type="float" office:value="38" calcext:value-type="float">
            <text:p>38</text:p>
          </table:table-cell>
          <table:table-cell table:formula="of:=[.C40]+1" office:value-type="float" office:value="53" calcext:value-type="float">
            <text:p>53</text:p>
          </table:table-cell>
          <table:table-cell table:formula="of:=[.D40]-1" office:value-type="float" office:value="546" calcext:value-type="float">
            <text:p>546</text:p>
          </table:table-cell>
          <table:table-cell table:formula="of:=[.E40]+1" office:value-type="float" office:value="637" calcext:value-type="float">
            <text:p>637</text:p>
          </table:table-cell>
          <table:table-cell table:formula="of:=[.B41]&amp;&quot;,&quot;" office:value-type="string" office:string-value="38," calcext:value-type="string">
            <text:p>38,</text:p>
          </table:table-cell>
          <table:table-cell table:formula="of:=[.C41]&amp;&quot;,&quot;" office:value-type="string" office:string-value="53," calcext:value-type="string">
            <text:p>53,</text:p>
          </table:table-cell>
          <table:table-cell table:formula="of:=[.D41]&amp;&quot;,&quot;" office:value-type="string" office:string-value="546," calcext:value-type="string">
            <text:p>546,</text:p>
          </table:table-cell>
          <table:table-cell table:formula="of:=[.E41]&amp;&quot;,&quot;" office:value-type="string" office:string-value="637," calcext:value-type="string">
            <text:p>637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1]+1" office:value-type="float" office:value="39" calcext:value-type="float">
            <text:p>39</text:p>
          </table:table-cell>
          <table:table-cell table:formula="of:=[.C41]+1" office:value-type="float" office:value="54" calcext:value-type="float">
            <text:p>54</text:p>
          </table:table-cell>
          <table:table-cell table:formula="of:=[.D41]-1" office:value-type="float" office:value="545" calcext:value-type="float">
            <text:p>545</text:p>
          </table:table-cell>
          <table:table-cell table:formula="of:=[.E41]+1" office:value-type="float" office:value="638" calcext:value-type="float">
            <text:p>638</text:p>
          </table:table-cell>
          <table:table-cell table:formula="of:=[.B42]&amp;&quot;,&quot;" office:value-type="string" office:string-value="39," calcext:value-type="string">
            <text:p>39,</text:p>
          </table:table-cell>
          <table:table-cell table:formula="of:=[.C42]&amp;&quot;,&quot;" office:value-type="string" office:string-value="54," calcext:value-type="string">
            <text:p>54,</text:p>
          </table:table-cell>
          <table:table-cell table:formula="of:=[.D42]&amp;&quot;,&quot;" office:value-type="string" office:string-value="545," calcext:value-type="string">
            <text:p>545,</text:p>
          </table:table-cell>
          <table:table-cell table:formula="of:=[.E42]&amp;&quot;,&quot;" office:value-type="string" office:string-value="638," calcext:value-type="string">
            <text:p>638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2]+1" office:value-type="float" office:value="40" calcext:value-type="float">
            <text:p>40</text:p>
          </table:table-cell>
          <table:table-cell table:formula="of:=[.C42]+1" office:value-type="float" office:value="55" calcext:value-type="float">
            <text:p>55</text:p>
          </table:table-cell>
          <table:table-cell table:formula="of:=[.D42]-1" office:value-type="float" office:value="544" calcext:value-type="float">
            <text:p>544</text:p>
          </table:table-cell>
          <table:table-cell table:formula="of:=[.E42]+1" office:value-type="float" office:value="639" calcext:value-type="float">
            <text:p>639</text:p>
          </table:table-cell>
          <table:table-cell table:formula="of:=[.B43]&amp;&quot;,&quot;" office:value-type="string" office:string-value="40," calcext:value-type="string">
            <text:p>40,</text:p>
          </table:table-cell>
          <table:table-cell table:formula="of:=[.C43]&amp;&quot;,&quot;" office:value-type="string" office:string-value="55," calcext:value-type="string">
            <text:p>55,</text:p>
          </table:table-cell>
          <table:table-cell table:formula="of:=[.D43]&amp;&quot;,&quot;" office:value-type="string" office:string-value="544," calcext:value-type="string">
            <text:p>544,</text:p>
          </table:table-cell>
          <table:table-cell table:formula="of:=[.E43]&amp;&quot;,&quot;" office:value-type="string" office:string-value="639," calcext:value-type="string">
            <text:p>639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3]+1" office:value-type="float" office:value="41" calcext:value-type="float">
            <text:p>41</text:p>
          </table:table-cell>
          <table:table-cell table:formula="of:=[.C43]+1" office:value-type="float" office:value="56" calcext:value-type="float">
            <text:p>56</text:p>
          </table:table-cell>
          <table:table-cell table:formula="of:=[.D43]-1" office:value-type="float" office:value="543" calcext:value-type="float">
            <text:p>543</text:p>
          </table:table-cell>
          <table:table-cell table:formula="of:=[.E43]+1" office:value-type="float" office:value="640" calcext:value-type="float">
            <text:p>640</text:p>
          </table:table-cell>
          <table:table-cell table:formula="of:=[.B44]&amp;&quot;,&quot;" office:value-type="string" office:string-value="41," calcext:value-type="string">
            <text:p>41,</text:p>
          </table:table-cell>
          <table:table-cell table:formula="of:=[.C44]&amp;&quot;,&quot;" office:value-type="string" office:string-value="56," calcext:value-type="string">
            <text:p>56,</text:p>
          </table:table-cell>
          <table:table-cell table:formula="of:=[.D44]&amp;&quot;,&quot;" office:value-type="string" office:string-value="543," calcext:value-type="string">
            <text:p>543,</text:p>
          </table:table-cell>
          <table:table-cell table:formula="of:=[.E44]&amp;&quot;,&quot;" office:value-type="string" office:string-value="640," calcext:value-type="string">
            <text:p>640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]+1" office:value-type="float" office:value="42" calcext:value-type="float">
            <text:p>42</text:p>
          </table:table-cell>
          <table:table-cell table:formula="of:=[.C44]+1" office:value-type="float" office:value="57" calcext:value-type="float">
            <text:p>57</text:p>
          </table:table-cell>
          <table:table-cell table:formula="of:=[.D44]-1" office:value-type="float" office:value="542" calcext:value-type="float">
            <text:p>542</text:p>
          </table:table-cell>
          <table:table-cell table:formula="of:=[.E44]+1" office:value-type="float" office:value="641" calcext:value-type="float">
            <text:p>641</text:p>
          </table:table-cell>
          <table:table-cell table:formula="of:=[.B45]&amp;&quot;,&quot;" office:value-type="string" office:string-value="42," calcext:value-type="string">
            <text:p>42,</text:p>
          </table:table-cell>
          <table:table-cell table:formula="of:=[.C45]&amp;&quot;,&quot;" office:value-type="string" office:string-value="57," calcext:value-type="string">
            <text:p>57,</text:p>
          </table:table-cell>
          <table:table-cell table:formula="of:=[.D45]&amp;&quot;,&quot;" office:value-type="string" office:string-value="542," calcext:value-type="string">
            <text:p>542,</text:p>
          </table:table-cell>
          <table:table-cell table:formula="of:=[.E45]&amp;&quot;,&quot;" office:value-type="string" office:string-value="641," calcext:value-type="string">
            <text:p>641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5]+1" office:value-type="float" office:value="43" calcext:value-type="float">
            <text:p>43</text:p>
          </table:table-cell>
          <table:table-cell table:formula="of:=[.C45]+1" office:value-type="float" office:value="58" calcext:value-type="float">
            <text:p>58</text:p>
          </table:table-cell>
          <table:table-cell table:formula="of:=[.D45]-1" office:value-type="float" office:value="541" calcext:value-type="float">
            <text:p>541</text:p>
          </table:table-cell>
          <table:table-cell table:formula="of:=[.E45]+1" office:value-type="float" office:value="642" calcext:value-type="float">
            <text:p>642</text:p>
          </table:table-cell>
          <table:table-cell table:formula="of:=[.B46]&amp;&quot;,&quot;" office:value-type="string" office:string-value="43," calcext:value-type="string">
            <text:p>43,</text:p>
          </table:table-cell>
          <table:table-cell table:formula="of:=[.C46]&amp;&quot;,&quot;" office:value-type="string" office:string-value="58," calcext:value-type="string">
            <text:p>58,</text:p>
          </table:table-cell>
          <table:table-cell table:formula="of:=[.D46]&amp;&quot;,&quot;" office:value-type="string" office:string-value="541," calcext:value-type="string">
            <text:p>541,</text:p>
          </table:table-cell>
          <table:table-cell table:formula="of:=[.E46]&amp;&quot;,&quot;" office:value-type="string" office:string-value="642," calcext:value-type="string">
            <text:p>642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6]+1" office:value-type="float" office:value="44" calcext:value-type="float">
            <text:p>44</text:p>
          </table:table-cell>
          <table:table-cell table:formula="of:=[.C46]+1" office:value-type="float" office:value="59" calcext:value-type="float">
            <text:p>59</text:p>
          </table:table-cell>
          <table:table-cell table:formula="of:=[.D46]-1" office:value-type="float" office:value="540" calcext:value-type="float">
            <text:p>540</text:p>
          </table:table-cell>
          <table:table-cell table:formula="of:=[.E46]+1" office:value-type="float" office:value="643" calcext:value-type="float">
            <text:p>643</text:p>
          </table:table-cell>
          <table:table-cell table:formula="of:=[.B47]&amp;&quot;,&quot;" office:value-type="string" office:string-value="44," calcext:value-type="string">
            <text:p>44,</text:p>
          </table:table-cell>
          <table:table-cell table:formula="of:=[.C47]&amp;&quot;,&quot;" office:value-type="string" office:string-value="59," calcext:value-type="string">
            <text:p>59,</text:p>
          </table:table-cell>
          <table:table-cell table:formula="of:=[.D47]&amp;&quot;,&quot;" office:value-type="string" office:string-value="540," calcext:value-type="string">
            <text:p>540,</text:p>
          </table:table-cell>
          <table:table-cell table:formula="of:=[.E47]&amp;&quot;,&quot;" office:value-type="string" office:string-value="643," calcext:value-type="string">
            <text:p>643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7]+1" office:value-type="float" office:value="45" calcext:value-type="float">
            <text:p>45</text:p>
          </table:table-cell>
          <table:table-cell table:formula="of:=[.C47]+1" office:value-type="float" office:value="60" calcext:value-type="float">
            <text:p>60</text:p>
          </table:table-cell>
          <table:table-cell table:formula="of:=[.D47]-1" office:value-type="float" office:value="539" calcext:value-type="float">
            <text:p>539</text:p>
          </table:table-cell>
          <table:table-cell table:formula="of:=[.E47]+1" office:value-type="float" office:value="644" calcext:value-type="float">
            <text:p>644</text:p>
          </table:table-cell>
          <table:table-cell table:formula="of:=[.B48]&amp;&quot;,&quot;" office:value-type="string" office:string-value="45," calcext:value-type="string">
            <text:p>45,</text:p>
          </table:table-cell>
          <table:table-cell table:formula="of:=[.C48]&amp;&quot;,&quot;" office:value-type="string" office:string-value="60," calcext:value-type="string">
            <text:p>60,</text:p>
          </table:table-cell>
          <table:table-cell table:formula="of:=[.D48]&amp;&quot;,&quot;" office:value-type="string" office:string-value="539," calcext:value-type="string">
            <text:p>539,</text:p>
          </table:table-cell>
          <table:table-cell table:formula="of:=[.E48]&amp;&quot;,&quot;" office:value-type="string" office:string-value="644," calcext:value-type="string">
            <text:p>644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8]+1" office:value-type="float" office:value="46" calcext:value-type="float">
            <text:p>46</text:p>
          </table:table-cell>
          <table:table-cell table:formula="of:=[.C48]+1" office:value-type="float" office:value="61" calcext:value-type="float">
            <text:p>61</text:p>
          </table:table-cell>
          <table:table-cell table:formula="of:=[.D48]-1" office:value-type="float" office:value="538" calcext:value-type="float">
            <text:p>538</text:p>
          </table:table-cell>
          <table:table-cell table:formula="of:=[.E48]+1" office:value-type="float" office:value="645" calcext:value-type="float">
            <text:p>645</text:p>
          </table:table-cell>
          <table:table-cell table:formula="of:=[.B49]&amp;&quot;,&quot;" office:value-type="string" office:string-value="46," calcext:value-type="string">
            <text:p>46,</text:p>
          </table:table-cell>
          <table:table-cell table:formula="of:=[.C49]&amp;&quot;,&quot;" office:value-type="string" office:string-value="61," calcext:value-type="string">
            <text:p>61,</text:p>
          </table:table-cell>
          <table:table-cell table:formula="of:=[.D49]&amp;&quot;,&quot;" office:value-type="string" office:string-value="538," calcext:value-type="string">
            <text:p>538,</text:p>
          </table:table-cell>
          <table:table-cell table:formula="of:=[.E49]&amp;&quot;,&quot;" office:value-type="string" office:string-value="645," calcext:value-type="string">
            <text:p>645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9]+1" office:value-type="float" office:value="47" calcext:value-type="float">
            <text:p>47</text:p>
          </table:table-cell>
          <table:table-cell table:formula="of:=[.C49]+1" office:value-type="float" office:value="62" calcext:value-type="float">
            <text:p>62</text:p>
          </table:table-cell>
          <table:table-cell table:formula="of:=[.D49]-1" office:value-type="float" office:value="537" calcext:value-type="float">
            <text:p>537</text:p>
          </table:table-cell>
          <table:table-cell table:formula="of:=[.E49]+1" office:value-type="float" office:value="646" calcext:value-type="float">
            <text:p>646</text:p>
          </table:table-cell>
          <table:table-cell table:formula="of:=[.B50]&amp;&quot;,&quot;" office:value-type="string" office:string-value="47," calcext:value-type="string">
            <text:p>47,</text:p>
          </table:table-cell>
          <table:table-cell table:formula="of:=[.C50]&amp;&quot;,&quot;" office:value-type="string" office:string-value="62," calcext:value-type="string">
            <text:p>62,</text:p>
          </table:table-cell>
          <table:table-cell table:formula="of:=[.D50]&amp;&quot;,&quot;" office:value-type="string" office:string-value="537," calcext:value-type="string">
            <text:p>537,</text:p>
          </table:table-cell>
          <table:table-cell table:formula="of:=[.E50]&amp;&quot;,&quot;" office:value-type="string" office:string-value="646," calcext:value-type="string">
            <text:p>646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0]+1" office:value-type="float" office:value="48" calcext:value-type="float">
            <text:p>48</text:p>
          </table:table-cell>
          <table:table-cell table:formula="of:=[.C50]+1" office:value-type="float" office:value="63" calcext:value-type="float">
            <text:p>63</text:p>
          </table:table-cell>
          <table:table-cell table:formula="of:=[.D50]-1" office:value-type="float" office:value="536" calcext:value-type="float">
            <text:p>536</text:p>
          </table:table-cell>
          <table:table-cell table:formula="of:=[.E50]+1" office:value-type="float" office:value="647" calcext:value-type="float">
            <text:p>647</text:p>
          </table:table-cell>
          <table:table-cell table:formula="of:=[.B51]&amp;&quot;,&quot;" office:value-type="string" office:string-value="48," calcext:value-type="string">
            <text:p>48,</text:p>
          </table:table-cell>
          <table:table-cell table:formula="of:=[.C51]&amp;&quot;,&quot;" office:value-type="string" office:string-value="63," calcext:value-type="string">
            <text:p>63,</text:p>
          </table:table-cell>
          <table:table-cell table:formula="of:=[.D51]&amp;&quot;,&quot;" office:value-type="string" office:string-value="536," calcext:value-type="string">
            <text:p>536,</text:p>
          </table:table-cell>
          <table:table-cell table:formula="of:=[.E51]&amp;&quot;,&quot;" office:value-type="string" office:string-value="647," calcext:value-type="string">
            <text:p>647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1]+1" office:value-type="float" office:value="49" calcext:value-type="float">
            <text:p>49</text:p>
          </table:table-cell>
          <table:table-cell table:formula="of:=[.C51]+1" office:value-type="float" office:value="64" calcext:value-type="float">
            <text:p>64</text:p>
          </table:table-cell>
          <table:table-cell table:formula="of:=[.D51]-1" office:value-type="float" office:value="535" calcext:value-type="float">
            <text:p>535</text:p>
          </table:table-cell>
          <table:table-cell table:formula="of:=[.E51]+1" office:value-type="float" office:value="648" calcext:value-type="float">
            <text:p>648</text:p>
          </table:table-cell>
          <table:table-cell table:formula="of:=[.B52]&amp;&quot;,&quot;" office:value-type="string" office:string-value="49," calcext:value-type="string">
            <text:p>49,</text:p>
          </table:table-cell>
          <table:table-cell table:formula="of:=[.C52]&amp;&quot;,&quot;" office:value-type="string" office:string-value="64," calcext:value-type="string">
            <text:p>64,</text:p>
          </table:table-cell>
          <table:table-cell table:formula="of:=[.D52]&amp;&quot;,&quot;" office:value-type="string" office:string-value="535," calcext:value-type="string">
            <text:p>535,</text:p>
          </table:table-cell>
          <table:table-cell table:formula="of:=[.E52]&amp;&quot;,&quot;" office:value-type="string" office:string-value="648," calcext:value-type="string">
            <text:p>648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2]+1" office:value-type="float" office:value="50" calcext:value-type="float">
            <text:p>50</text:p>
          </table:table-cell>
          <table:table-cell table:formula="of:=[.C52]+1" office:value-type="float" office:value="65" calcext:value-type="float">
            <text:p>65</text:p>
          </table:table-cell>
          <table:table-cell table:formula="of:=[.D52]-1" office:value-type="float" office:value="534" calcext:value-type="float">
            <text:p>534</text:p>
          </table:table-cell>
          <table:table-cell table:formula="of:=[.E52]+1" office:value-type="float" office:value="649" calcext:value-type="float">
            <text:p>649</text:p>
          </table:table-cell>
          <table:table-cell table:formula="of:=[.B53]&amp;&quot;,&quot;" office:value-type="string" office:string-value="50," calcext:value-type="string">
            <text:p>50,</text:p>
          </table:table-cell>
          <table:table-cell table:formula="of:=[.C53]&amp;&quot;,&quot;" office:value-type="string" office:string-value="65," calcext:value-type="string">
            <text:p>65,</text:p>
          </table:table-cell>
          <table:table-cell table:formula="of:=[.D53]&amp;&quot;,&quot;" office:value-type="string" office:string-value="534," calcext:value-type="string">
            <text:p>534,</text:p>
          </table:table-cell>
          <table:table-cell table:formula="of:=[.E53]&amp;&quot;,&quot;" office:value-type="string" office:string-value="649," calcext:value-type="string">
            <text:p>649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3]+1" office:value-type="float" office:value="51" calcext:value-type="float">
            <text:p>51</text:p>
          </table:table-cell>
          <table:table-cell table:formula="of:=[.C53]+1" office:value-type="float" office:value="66" calcext:value-type="float">
            <text:p>66</text:p>
          </table:table-cell>
          <table:table-cell table:formula="of:=[.D53]-1" office:value-type="float" office:value="533" calcext:value-type="float">
            <text:p>533</text:p>
          </table:table-cell>
          <table:table-cell table:formula="of:=[.E53]+1" office:value-type="float" office:value="650" calcext:value-type="float">
            <text:p>650</text:p>
          </table:table-cell>
          <table:table-cell table:formula="of:=[.B54]&amp;&quot;,&quot;" office:value-type="string" office:string-value="51," calcext:value-type="string">
            <text:p>51,</text:p>
          </table:table-cell>
          <table:table-cell table:formula="of:=[.C54]&amp;&quot;,&quot;" office:value-type="string" office:string-value="66," calcext:value-type="string">
            <text:p>66,</text:p>
          </table:table-cell>
          <table:table-cell table:formula="of:=[.D54]&amp;&quot;,&quot;" office:value-type="string" office:string-value="533," calcext:value-type="string">
            <text:p>533,</text:p>
          </table:table-cell>
          <table:table-cell table:formula="of:=[.E54]&amp;&quot;,&quot;" office:value-type="string" office:string-value="650," calcext:value-type="string">
            <text:p>650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4]+1" office:value-type="float" office:value="52" calcext:value-type="float">
            <text:p>52</text:p>
          </table:table-cell>
          <table:table-cell table:formula="of:=[.C54]+1" office:value-type="float" office:value="67" calcext:value-type="float">
            <text:p>67</text:p>
          </table:table-cell>
          <table:table-cell table:formula="of:=[.D54]-1" office:value-type="float" office:value="532" calcext:value-type="float">
            <text:p>532</text:p>
          </table:table-cell>
          <table:table-cell table:formula="of:=[.E54]+1" office:value-type="float" office:value="651" calcext:value-type="float">
            <text:p>651</text:p>
          </table:table-cell>
          <table:table-cell table:formula="of:=[.B55]&amp;&quot;,&quot;" office:value-type="string" office:string-value="52," calcext:value-type="string">
            <text:p>52,</text:p>
          </table:table-cell>
          <table:table-cell table:formula="of:=[.C55]&amp;&quot;,&quot;" office:value-type="string" office:string-value="67," calcext:value-type="string">
            <text:p>67,</text:p>
          </table:table-cell>
          <table:table-cell table:formula="of:=[.D55]&amp;&quot;,&quot;" office:value-type="string" office:string-value="532," calcext:value-type="string">
            <text:p>532,</text:p>
          </table:table-cell>
          <table:table-cell table:formula="of:=[.E55]&amp;&quot;,&quot;" office:value-type="string" office:string-value="651," calcext:value-type="string">
            <text:p>651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5]+1" office:value-type="float" office:value="53" calcext:value-type="float">
            <text:p>53</text:p>
          </table:table-cell>
          <table:table-cell table:formula="of:=[.C55]+1" office:value-type="float" office:value="68" calcext:value-type="float">
            <text:p>68</text:p>
          </table:table-cell>
          <table:table-cell table:formula="of:=[.D55]-1" office:value-type="float" office:value="531" calcext:value-type="float">
            <text:p>531</text:p>
          </table:table-cell>
          <table:table-cell table:formula="of:=[.E55]+1" office:value-type="float" office:value="652" calcext:value-type="float">
            <text:p>652</text:p>
          </table:table-cell>
          <table:table-cell table:formula="of:=[.B56]&amp;&quot;,&quot;" office:value-type="string" office:string-value="53," calcext:value-type="string">
            <text:p>53,</text:p>
          </table:table-cell>
          <table:table-cell table:formula="of:=[.C56]&amp;&quot;,&quot;" office:value-type="string" office:string-value="68," calcext:value-type="string">
            <text:p>68,</text:p>
          </table:table-cell>
          <table:table-cell table:formula="of:=[.D56]&amp;&quot;,&quot;" office:value-type="string" office:string-value="531," calcext:value-type="string">
            <text:p>531,</text:p>
          </table:table-cell>
          <table:table-cell table:formula="of:=[.E56]&amp;&quot;,&quot;" office:value-type="string" office:string-value="652," calcext:value-type="string">
            <text:p>652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6]+1" office:value-type="float" office:value="54" calcext:value-type="float">
            <text:p>54</text:p>
          </table:table-cell>
          <table:table-cell table:formula="of:=[.C56]+1" office:value-type="float" office:value="69" calcext:value-type="float">
            <text:p>69</text:p>
          </table:table-cell>
          <table:table-cell table:formula="of:=[.D56]-1" office:value-type="float" office:value="530" calcext:value-type="float">
            <text:p>530</text:p>
          </table:table-cell>
          <table:table-cell table:formula="of:=[.E56]+1" office:value-type="float" office:value="653" calcext:value-type="float">
            <text:p>653</text:p>
          </table:table-cell>
          <table:table-cell table:formula="of:=[.B57]&amp;&quot;,&quot;" office:value-type="string" office:string-value="54," calcext:value-type="string">
            <text:p>54,</text:p>
          </table:table-cell>
          <table:table-cell table:formula="of:=[.C57]&amp;&quot;,&quot;" office:value-type="string" office:string-value="69," calcext:value-type="string">
            <text:p>69,</text:p>
          </table:table-cell>
          <table:table-cell table:formula="of:=[.D57]&amp;&quot;,&quot;" office:value-type="string" office:string-value="530," calcext:value-type="string">
            <text:p>530,</text:p>
          </table:table-cell>
          <table:table-cell table:formula="of:=[.E57]&amp;&quot;,&quot;" office:value-type="string" office:string-value="653," calcext:value-type="string">
            <text:p>653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7]+1" office:value-type="float" office:value="55" calcext:value-type="float">
            <text:p>55</text:p>
          </table:table-cell>
          <table:table-cell table:formula="of:=[.C57]+1" office:value-type="float" office:value="70" calcext:value-type="float">
            <text:p>70</text:p>
          </table:table-cell>
          <table:table-cell table:formula="of:=[.D57]-1" office:value-type="float" office:value="529" calcext:value-type="float">
            <text:p>529</text:p>
          </table:table-cell>
          <table:table-cell table:formula="of:=[.E57]+1" office:value-type="float" office:value="654" calcext:value-type="float">
            <text:p>654</text:p>
          </table:table-cell>
          <table:table-cell table:formula="of:=[.B58]&amp;&quot;,&quot;" office:value-type="string" office:string-value="55," calcext:value-type="string">
            <text:p>55,</text:p>
          </table:table-cell>
          <table:table-cell table:formula="of:=[.C58]&amp;&quot;,&quot;" office:value-type="string" office:string-value="70," calcext:value-type="string">
            <text:p>70,</text:p>
          </table:table-cell>
          <table:table-cell table:formula="of:=[.D58]&amp;&quot;,&quot;" office:value-type="string" office:string-value="529," calcext:value-type="string">
            <text:p>529,</text:p>
          </table:table-cell>
          <table:table-cell table:formula="of:=[.E58]&amp;&quot;,&quot;" office:value-type="string" office:string-value="654," calcext:value-type="string">
            <text:p>654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8]+1" office:value-type="float" office:value="56" calcext:value-type="float">
            <text:p>56</text:p>
          </table:table-cell>
          <table:table-cell table:formula="of:=[.C58]+1" office:value-type="float" office:value="71" calcext:value-type="float">
            <text:p>71</text:p>
          </table:table-cell>
          <table:table-cell table:formula="of:=[.D58]-1" office:value-type="float" office:value="528" calcext:value-type="float">
            <text:p>528</text:p>
          </table:table-cell>
          <table:table-cell table:formula="of:=[.E58]+1" office:value-type="float" office:value="655" calcext:value-type="float">
            <text:p>655</text:p>
          </table:table-cell>
          <table:table-cell table:formula="of:=[.B59]&amp;&quot;,&quot;" office:value-type="string" office:string-value="56," calcext:value-type="string">
            <text:p>56,</text:p>
          </table:table-cell>
          <table:table-cell table:formula="of:=[.C59]&amp;&quot;,&quot;" office:value-type="string" office:string-value="71," calcext:value-type="string">
            <text:p>71,</text:p>
          </table:table-cell>
          <table:table-cell table:formula="of:=[.D59]&amp;&quot;,&quot;" office:value-type="string" office:string-value="528," calcext:value-type="string">
            <text:p>528,</text:p>
          </table:table-cell>
          <table:table-cell table:formula="of:=[.E59]&amp;&quot;,&quot;" office:value-type="string" office:string-value="655," calcext:value-type="string">
            <text:p>655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9]+1" office:value-type="float" office:value="57" calcext:value-type="float">
            <text:p>57</text:p>
          </table:table-cell>
          <table:table-cell table:formula="of:=[.C59]+1" office:value-type="float" office:value="72" calcext:value-type="float">
            <text:p>72</text:p>
          </table:table-cell>
          <table:table-cell table:formula="of:=[.D59]-1" office:value-type="float" office:value="527" calcext:value-type="float">
            <text:p>527</text:p>
          </table:table-cell>
          <table:table-cell table:formula="of:=[.E59]+1" office:value-type="float" office:value="656" calcext:value-type="float">
            <text:p>656</text:p>
          </table:table-cell>
          <table:table-cell table:formula="of:=[.B60]&amp;&quot;,&quot;" office:value-type="string" office:string-value="57," calcext:value-type="string">
            <text:p>57,</text:p>
          </table:table-cell>
          <table:table-cell table:formula="of:=[.C60]&amp;&quot;,&quot;" office:value-type="string" office:string-value="72," calcext:value-type="string">
            <text:p>72,</text:p>
          </table:table-cell>
          <table:table-cell table:formula="of:=[.D60]&amp;&quot;,&quot;" office:value-type="string" office:string-value="527," calcext:value-type="string">
            <text:p>527,</text:p>
          </table:table-cell>
          <table:table-cell table:formula="of:=[.E60]&amp;&quot;,&quot;" office:value-type="string" office:string-value="656," calcext:value-type="string">
            <text:p>656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0]+1" office:value-type="float" office:value="58" calcext:value-type="float">
            <text:p>58</text:p>
          </table:table-cell>
          <table:table-cell table:formula="of:=[.C60]+1" office:value-type="float" office:value="73" calcext:value-type="float">
            <text:p>73</text:p>
          </table:table-cell>
          <table:table-cell table:formula="of:=[.D60]-1" office:value-type="float" office:value="526" calcext:value-type="float">
            <text:p>526</text:p>
          </table:table-cell>
          <table:table-cell table:formula="of:=[.E60]+1" office:value-type="float" office:value="657" calcext:value-type="float">
            <text:p>657</text:p>
          </table:table-cell>
          <table:table-cell table:formula="of:=[.B61]&amp;&quot;,&quot;" office:value-type="string" office:string-value="58," calcext:value-type="string">
            <text:p>58,</text:p>
          </table:table-cell>
          <table:table-cell table:formula="of:=[.C61]&amp;&quot;,&quot;" office:value-type="string" office:string-value="73," calcext:value-type="string">
            <text:p>73,</text:p>
          </table:table-cell>
          <table:table-cell table:formula="of:=[.D61]&amp;&quot;,&quot;" office:value-type="string" office:string-value="526," calcext:value-type="string">
            <text:p>526,</text:p>
          </table:table-cell>
          <table:table-cell table:formula="of:=[.E61]&amp;&quot;,&quot;" office:value-type="string" office:string-value="657," calcext:value-type="string">
            <text:p>657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1]+1" office:value-type="float" office:value="59" calcext:value-type="float">
            <text:p>59</text:p>
          </table:table-cell>
          <table:table-cell table:formula="of:=[.C61]+1" office:value-type="float" office:value="74" calcext:value-type="float">
            <text:p>74</text:p>
          </table:table-cell>
          <table:table-cell table:formula="of:=[.D61]-1" office:value-type="float" office:value="525" calcext:value-type="float">
            <text:p>525</text:p>
          </table:table-cell>
          <table:table-cell table:formula="of:=[.E61]+1" office:value-type="float" office:value="658" calcext:value-type="float">
            <text:p>658</text:p>
          </table:table-cell>
          <table:table-cell table:formula="of:=[.B62]&amp;&quot;,&quot;" office:value-type="string" office:string-value="59," calcext:value-type="string">
            <text:p>59,</text:p>
          </table:table-cell>
          <table:table-cell table:formula="of:=[.C62]&amp;&quot;,&quot;" office:value-type="string" office:string-value="74," calcext:value-type="string">
            <text:p>74,</text:p>
          </table:table-cell>
          <table:table-cell table:formula="of:=[.D62]&amp;&quot;,&quot;" office:value-type="string" office:string-value="525," calcext:value-type="string">
            <text:p>525,</text:p>
          </table:table-cell>
          <table:table-cell table:formula="of:=[.E62]&amp;&quot;,&quot;" office:value-type="string" office:string-value="658," calcext:value-type="string">
            <text:p>658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2]+1" office:value-type="float" office:value="60" calcext:value-type="float">
            <text:p>60</text:p>
          </table:table-cell>
          <table:table-cell table:formula="of:=[.C62]+1" office:value-type="float" office:value="75" calcext:value-type="float">
            <text:p>75</text:p>
          </table:table-cell>
          <table:table-cell table:formula="of:=[.D62]-1" office:value-type="float" office:value="524" calcext:value-type="float">
            <text:p>524</text:p>
          </table:table-cell>
          <table:table-cell table:formula="of:=[.E62]+1" office:value-type="float" office:value="659" calcext:value-type="float">
            <text:p>659</text:p>
          </table:table-cell>
          <table:table-cell table:formula="of:=[.B63]&amp;&quot;,&quot;" office:value-type="string" office:string-value="60," calcext:value-type="string">
            <text:p>60,</text:p>
          </table:table-cell>
          <table:table-cell table:formula="of:=[.C63]&amp;&quot;,&quot;" office:value-type="string" office:string-value="75," calcext:value-type="string">
            <text:p>75,</text:p>
          </table:table-cell>
          <table:table-cell table:formula="of:=[.D63]&amp;&quot;,&quot;" office:value-type="string" office:string-value="524," calcext:value-type="string">
            <text:p>524,</text:p>
          </table:table-cell>
          <table:table-cell table:formula="of:=[.E63]&amp;&quot;,&quot;" office:value-type="string" office:string-value="659," calcext:value-type="string">
            <text:p>659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3]+1" office:value-type="float" office:value="61" calcext:value-type="float">
            <text:p>61</text:p>
          </table:table-cell>
          <table:table-cell table:formula="of:=[.C63]+1" office:value-type="float" office:value="76" calcext:value-type="float">
            <text:p>76</text:p>
          </table:table-cell>
          <table:table-cell table:formula="of:=[.D63]-1" office:value-type="float" office:value="523" calcext:value-type="float">
            <text:p>523</text:p>
          </table:table-cell>
          <table:table-cell table:formula="of:=[.E63]+1" office:value-type="float" office:value="660" calcext:value-type="float">
            <text:p>660</text:p>
          </table:table-cell>
          <table:table-cell table:formula="of:=[.B64]&amp;&quot;,&quot;" office:value-type="string" office:string-value="61," calcext:value-type="string">
            <text:p>61,</text:p>
          </table:table-cell>
          <table:table-cell table:formula="of:=[.C64]&amp;&quot;,&quot;" office:value-type="string" office:string-value="76," calcext:value-type="string">
            <text:p>76,</text:p>
          </table:table-cell>
          <table:table-cell table:formula="of:=[.D64]&amp;&quot;,&quot;" office:value-type="string" office:string-value="523," calcext:value-type="string">
            <text:p>523,</text:p>
          </table:table-cell>
          <table:table-cell table:formula="of:=[.E64]&amp;&quot;,&quot;" office:value-type="string" office:string-value="660," calcext:value-type="string">
            <text:p>660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4]+1" office:value-type="float" office:value="62" calcext:value-type="float">
            <text:p>62</text:p>
          </table:table-cell>
          <table:table-cell table:formula="of:=[.C64]+1" office:value-type="float" office:value="77" calcext:value-type="float">
            <text:p>77</text:p>
          </table:table-cell>
          <table:table-cell table:formula="of:=[.D64]-1" office:value-type="float" office:value="522" calcext:value-type="float">
            <text:p>522</text:p>
          </table:table-cell>
          <table:table-cell table:formula="of:=[.E64]+1" office:value-type="float" office:value="661" calcext:value-type="float">
            <text:p>661</text:p>
          </table:table-cell>
          <table:table-cell table:formula="of:=[.B65]&amp;&quot;,&quot;" office:value-type="string" office:string-value="62," calcext:value-type="string">
            <text:p>62,</text:p>
          </table:table-cell>
          <table:table-cell table:formula="of:=[.C65]&amp;&quot;,&quot;" office:value-type="string" office:string-value="77," calcext:value-type="string">
            <text:p>77,</text:p>
          </table:table-cell>
          <table:table-cell table:formula="of:=[.D65]&amp;&quot;,&quot;" office:value-type="string" office:string-value="522," calcext:value-type="string">
            <text:p>522,</text:p>
          </table:table-cell>
          <table:table-cell table:formula="of:=[.E65]&amp;&quot;,&quot;" office:value-type="string" office:string-value="661," calcext:value-type="string">
            <text:p>661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5]+1" office:value-type="float" office:value="63" calcext:value-type="float">
            <text:p>63</text:p>
          </table:table-cell>
          <table:table-cell table:formula="of:=[.C65]+1" office:value-type="float" office:value="78" calcext:value-type="float">
            <text:p>78</text:p>
          </table:table-cell>
          <table:table-cell table:formula="of:=[.D65]-1" office:value-type="float" office:value="521" calcext:value-type="float">
            <text:p>521</text:p>
          </table:table-cell>
          <table:table-cell table:formula="of:=[.E65]+1" office:value-type="float" office:value="662" calcext:value-type="float">
            <text:p>662</text:p>
          </table:table-cell>
          <table:table-cell table:formula="of:=[.B66]&amp;&quot;,&quot;" office:value-type="string" office:string-value="63," calcext:value-type="string">
            <text:p>63,</text:p>
          </table:table-cell>
          <table:table-cell table:formula="of:=[.C66]&amp;&quot;,&quot;" office:value-type="string" office:string-value="78," calcext:value-type="string">
            <text:p>78,</text:p>
          </table:table-cell>
          <table:table-cell table:formula="of:=[.D66]&amp;&quot;,&quot;" office:value-type="string" office:string-value="521," calcext:value-type="string">
            <text:p>521,</text:p>
          </table:table-cell>
          <table:table-cell table:formula="of:=[.E66]&amp;&quot;,&quot;" office:value-type="string" office:string-value="662," calcext:value-type="string">
            <text:p>662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6]+1" office:value-type="float" office:value="64" calcext:value-type="float">
            <text:p>64</text:p>
          </table:table-cell>
          <table:table-cell table:formula="of:=[.C66]+1" office:value-type="float" office:value="79" calcext:value-type="float">
            <text:p>79</text:p>
          </table:table-cell>
          <table:table-cell table:formula="of:=[.D66]-1" office:value-type="float" office:value="520" calcext:value-type="float">
            <text:p>520</text:p>
          </table:table-cell>
          <table:table-cell table:formula="of:=[.E66]+1" office:value-type="float" office:value="663" calcext:value-type="float">
            <text:p>663</text:p>
          </table:table-cell>
          <table:table-cell table:formula="of:=[.B67]&amp;&quot;,&quot;" office:value-type="string" office:string-value="64," calcext:value-type="string">
            <text:p>64,</text:p>
          </table:table-cell>
          <table:table-cell table:formula="of:=[.C67]&amp;&quot;,&quot;" office:value-type="string" office:string-value="79," calcext:value-type="string">
            <text:p>79,</text:p>
          </table:table-cell>
          <table:table-cell table:formula="of:=[.D67]&amp;&quot;,&quot;" office:value-type="string" office:string-value="520," calcext:value-type="string">
            <text:p>520,</text:p>
          </table:table-cell>
          <table:table-cell table:formula="of:=[.E67]&amp;&quot;,&quot;" office:value-type="string" office:string-value="663," calcext:value-type="string">
            <text:p>663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7]+1" office:value-type="float" office:value="65" calcext:value-type="float">
            <text:p>65</text:p>
          </table:table-cell>
          <table:table-cell table:formula="of:=[.C67]+1" office:value-type="float" office:value="80" calcext:value-type="float">
            <text:p>80</text:p>
          </table:table-cell>
          <table:table-cell table:formula="of:=[.D67]-1" office:value-type="float" office:value="519" calcext:value-type="float">
            <text:p>519</text:p>
          </table:table-cell>
          <table:table-cell table:formula="of:=[.E67]+1" office:value-type="float" office:value="664" calcext:value-type="float">
            <text:p>664</text:p>
          </table:table-cell>
          <table:table-cell table:formula="of:=[.B68]&amp;&quot;,&quot;" office:value-type="string" office:string-value="65," calcext:value-type="string">
            <text:p>65,</text:p>
          </table:table-cell>
          <table:table-cell table:formula="of:=[.C68]&amp;&quot;,&quot;" office:value-type="string" office:string-value="80," calcext:value-type="string">
            <text:p>80,</text:p>
          </table:table-cell>
          <table:table-cell table:formula="of:=[.D68]&amp;&quot;,&quot;" office:value-type="string" office:string-value="519," calcext:value-type="string">
            <text:p>519,</text:p>
          </table:table-cell>
          <table:table-cell table:formula="of:=[.E68]&amp;&quot;,&quot;" office:value-type="string" office:string-value="664," calcext:value-type="string">
            <text:p>664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8]+1" office:value-type="float" office:value="66" calcext:value-type="float">
            <text:p>66</text:p>
          </table:table-cell>
          <table:table-cell table:formula="of:=[.C68]+1" office:value-type="float" office:value="81" calcext:value-type="float">
            <text:p>81</text:p>
          </table:table-cell>
          <table:table-cell table:formula="of:=[.D68]-1" office:value-type="float" office:value="518" calcext:value-type="float">
            <text:p>518</text:p>
          </table:table-cell>
          <table:table-cell table:formula="of:=[.E68]+1" office:value-type="float" office:value="665" calcext:value-type="float">
            <text:p>665</text:p>
          </table:table-cell>
          <table:table-cell table:formula="of:=[.B69]&amp;&quot;,&quot;" office:value-type="string" office:string-value="66," calcext:value-type="string">
            <text:p>66,</text:p>
          </table:table-cell>
          <table:table-cell table:formula="of:=[.C69]&amp;&quot;,&quot;" office:value-type="string" office:string-value="81," calcext:value-type="string">
            <text:p>81,</text:p>
          </table:table-cell>
          <table:table-cell table:formula="of:=[.D69]&amp;&quot;,&quot;" office:value-type="string" office:string-value="518," calcext:value-type="string">
            <text:p>518,</text:p>
          </table:table-cell>
          <table:table-cell table:formula="of:=[.E69]&amp;&quot;,&quot;" office:value-type="string" office:string-value="665," calcext:value-type="string">
            <text:p>665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9]+1" office:value-type="float" office:value="67" calcext:value-type="float">
            <text:p>67</text:p>
          </table:table-cell>
          <table:table-cell table:formula="of:=[.C69]+1" office:value-type="float" office:value="82" calcext:value-type="float">
            <text:p>82</text:p>
          </table:table-cell>
          <table:table-cell table:formula="of:=[.D69]-1" office:value-type="float" office:value="517" calcext:value-type="float">
            <text:p>517</text:p>
          </table:table-cell>
          <table:table-cell table:formula="of:=[.E69]+1" office:value-type="float" office:value="666" calcext:value-type="float">
            <text:p>666</text:p>
          </table:table-cell>
          <table:table-cell table:formula="of:=[.B70]&amp;&quot;,&quot;" office:value-type="string" office:string-value="67," calcext:value-type="string">
            <text:p>67,</text:p>
          </table:table-cell>
          <table:table-cell table:formula="of:=[.C70]&amp;&quot;,&quot;" office:value-type="string" office:string-value="82," calcext:value-type="string">
            <text:p>82,</text:p>
          </table:table-cell>
          <table:table-cell table:formula="of:=[.D70]&amp;&quot;,&quot;" office:value-type="string" office:string-value="517," calcext:value-type="string">
            <text:p>517,</text:p>
          </table:table-cell>
          <table:table-cell table:formula="of:=[.E70]&amp;&quot;,&quot;" office:value-type="string" office:string-value="666," calcext:value-type="string">
            <text:p>666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0]+1" office:value-type="float" office:value="68" calcext:value-type="float">
            <text:p>68</text:p>
          </table:table-cell>
          <table:table-cell table:formula="of:=[.C70]+1" office:value-type="float" office:value="83" calcext:value-type="float">
            <text:p>83</text:p>
          </table:table-cell>
          <table:table-cell table:formula="of:=[.D70]-1" office:value-type="float" office:value="516" calcext:value-type="float">
            <text:p>516</text:p>
          </table:table-cell>
          <table:table-cell table:formula="of:=[.E70]+1" office:value-type="float" office:value="667" calcext:value-type="float">
            <text:p>667</text:p>
          </table:table-cell>
          <table:table-cell table:formula="of:=[.B71]&amp;&quot;,&quot;" office:value-type="string" office:string-value="68," calcext:value-type="string">
            <text:p>68,</text:p>
          </table:table-cell>
          <table:table-cell table:formula="of:=[.C71]&amp;&quot;,&quot;" office:value-type="string" office:string-value="83," calcext:value-type="string">
            <text:p>83,</text:p>
          </table:table-cell>
          <table:table-cell table:formula="of:=[.D71]&amp;&quot;,&quot;" office:value-type="string" office:string-value="516," calcext:value-type="string">
            <text:p>516,</text:p>
          </table:table-cell>
          <table:table-cell table:formula="of:=[.E71]&amp;&quot;,&quot;" office:value-type="string" office:string-value="667," calcext:value-type="string">
            <text:p>667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1]+1" office:value-type="float" office:value="69" calcext:value-type="float">
            <text:p>69</text:p>
          </table:table-cell>
          <table:table-cell table:formula="of:=[.C71]+1" office:value-type="float" office:value="84" calcext:value-type="float">
            <text:p>84</text:p>
          </table:table-cell>
          <table:table-cell table:formula="of:=[.D71]-1" office:value-type="float" office:value="515" calcext:value-type="float">
            <text:p>515</text:p>
          </table:table-cell>
          <table:table-cell table:formula="of:=[.E71]+1" office:value-type="float" office:value="668" calcext:value-type="float">
            <text:p>668</text:p>
          </table:table-cell>
          <table:table-cell table:formula="of:=[.B72]&amp;&quot;,&quot;" office:value-type="string" office:string-value="69," calcext:value-type="string">
            <text:p>69,</text:p>
          </table:table-cell>
          <table:table-cell table:formula="of:=[.C72]&amp;&quot;,&quot;" office:value-type="string" office:string-value="84," calcext:value-type="string">
            <text:p>84,</text:p>
          </table:table-cell>
          <table:table-cell table:formula="of:=[.D72]&amp;&quot;,&quot;" office:value-type="string" office:string-value="515," calcext:value-type="string">
            <text:p>515,</text:p>
          </table:table-cell>
          <table:table-cell table:formula="of:=[.E72]&amp;&quot;,&quot;" office:value-type="string" office:string-value="668," calcext:value-type="string">
            <text:p>668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2]+1" office:value-type="float" office:value="70" calcext:value-type="float">
            <text:p>70</text:p>
          </table:table-cell>
          <table:table-cell table:formula="of:=[.C72]+1" office:value-type="float" office:value="85" calcext:value-type="float">
            <text:p>85</text:p>
          </table:table-cell>
          <table:table-cell table:formula="of:=[.D72]-1" office:value-type="float" office:value="514" calcext:value-type="float">
            <text:p>514</text:p>
          </table:table-cell>
          <table:table-cell table:formula="of:=[.E72]+1" office:value-type="float" office:value="669" calcext:value-type="float">
            <text:p>669</text:p>
          </table:table-cell>
          <table:table-cell table:formula="of:=[.B73]&amp;&quot;,&quot;" office:value-type="string" office:string-value="70," calcext:value-type="string">
            <text:p>70,</text:p>
          </table:table-cell>
          <table:table-cell table:formula="of:=[.C73]&amp;&quot;,&quot;" office:value-type="string" office:string-value="85," calcext:value-type="string">
            <text:p>85,</text:p>
          </table:table-cell>
          <table:table-cell table:formula="of:=[.D73]&amp;&quot;,&quot;" office:value-type="string" office:string-value="514," calcext:value-type="string">
            <text:p>514,</text:p>
          </table:table-cell>
          <table:table-cell table:formula="of:=[.E73]&amp;&quot;,&quot;" office:value-type="string" office:string-value="669," calcext:value-type="string">
            <text:p>669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3]+1" office:value-type="float" office:value="71" calcext:value-type="float">
            <text:p>71</text:p>
          </table:table-cell>
          <table:table-cell table:formula="of:=[.C73]+1" office:value-type="float" office:value="86" calcext:value-type="float">
            <text:p>86</text:p>
          </table:table-cell>
          <table:table-cell table:formula="of:=[.D73]-1" office:value-type="float" office:value="513" calcext:value-type="float">
            <text:p>513</text:p>
          </table:table-cell>
          <table:table-cell table:formula="of:=[.E73]+1" office:value-type="float" office:value="670" calcext:value-type="float">
            <text:p>670</text:p>
          </table:table-cell>
          <table:table-cell table:formula="of:=[.B74]&amp;&quot;,&quot;" office:value-type="string" office:string-value="71," calcext:value-type="string">
            <text:p>71,</text:p>
          </table:table-cell>
          <table:table-cell table:formula="of:=[.C74]&amp;&quot;,&quot;" office:value-type="string" office:string-value="86," calcext:value-type="string">
            <text:p>86,</text:p>
          </table:table-cell>
          <table:table-cell table:formula="of:=[.D74]&amp;&quot;,&quot;" office:value-type="string" office:string-value="513," calcext:value-type="string">
            <text:p>513,</text:p>
          </table:table-cell>
          <table:table-cell table:formula="of:=[.E74]&amp;&quot;,&quot;" office:value-type="string" office:string-value="670," calcext:value-type="string">
            <text:p>670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4]+1" office:value-type="float" office:value="72" calcext:value-type="float">
            <text:p>72</text:p>
          </table:table-cell>
          <table:table-cell table:formula="of:=[.C74]+1" office:value-type="float" office:value="87" calcext:value-type="float">
            <text:p>87</text:p>
          </table:table-cell>
          <table:table-cell table:formula="of:=[.D74]-1" office:value-type="float" office:value="512" calcext:value-type="float">
            <text:p>512</text:p>
          </table:table-cell>
          <table:table-cell table:formula="of:=[.E74]+1" office:value-type="float" office:value="671" calcext:value-type="float">
            <text:p>671</text:p>
          </table:table-cell>
          <table:table-cell table:formula="of:=[.B75]&amp;&quot;,&quot;" office:value-type="string" office:string-value="72," calcext:value-type="string">
            <text:p>72,</text:p>
          </table:table-cell>
          <table:table-cell table:formula="of:=[.C75]&amp;&quot;,&quot;" office:value-type="string" office:string-value="87," calcext:value-type="string">
            <text:p>87,</text:p>
          </table:table-cell>
          <table:table-cell table:formula="of:=[.D75]&amp;&quot;,&quot;" office:value-type="string" office:string-value="512," calcext:value-type="string">
            <text:p>512,</text:p>
          </table:table-cell>
          <table:table-cell table:formula="of:=[.E75]&amp;&quot;,&quot;" office:value-type="string" office:string-value="671," calcext:value-type="string">
            <text:p>671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5]+1" office:value-type="float" office:value="73" calcext:value-type="float">
            <text:p>73</text:p>
          </table:table-cell>
          <table:table-cell table:formula="of:=[.C75]+1" office:value-type="float" office:value="88" calcext:value-type="float">
            <text:p>88</text:p>
          </table:table-cell>
          <table:table-cell table:formula="of:=[.D75]-1" office:value-type="float" office:value="511" calcext:value-type="float">
            <text:p>511</text:p>
          </table:table-cell>
          <table:table-cell table:formula="of:=[.E75]+1" office:value-type="float" office:value="672" calcext:value-type="float">
            <text:p>672</text:p>
          </table:table-cell>
          <table:table-cell table:formula="of:=[.B76]&amp;&quot;,&quot;" office:value-type="string" office:string-value="73," calcext:value-type="string">
            <text:p>73,</text:p>
          </table:table-cell>
          <table:table-cell table:formula="of:=[.C76]&amp;&quot;,&quot;" office:value-type="string" office:string-value="88," calcext:value-type="string">
            <text:p>88,</text:p>
          </table:table-cell>
          <table:table-cell table:formula="of:=[.D76]&amp;&quot;,&quot;" office:value-type="string" office:string-value="511," calcext:value-type="string">
            <text:p>511,</text:p>
          </table:table-cell>
          <table:table-cell table:formula="of:=[.E76]&amp;&quot;,&quot;" office:value-type="string" office:string-value="672," calcext:value-type="string">
            <text:p>672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6]+1" office:value-type="float" office:value="74" calcext:value-type="float">
            <text:p>74</text:p>
          </table:table-cell>
          <table:table-cell table:formula="of:=[.C76]+1" office:value-type="float" office:value="89" calcext:value-type="float">
            <text:p>89</text:p>
          </table:table-cell>
          <table:table-cell table:formula="of:=[.D76]-1" office:value-type="float" office:value="510" calcext:value-type="float">
            <text:p>510</text:p>
          </table:table-cell>
          <table:table-cell table:formula="of:=[.E76]+1" office:value-type="float" office:value="673" calcext:value-type="float">
            <text:p>673</text:p>
          </table:table-cell>
          <table:table-cell table:formula="of:=[.B77]&amp;&quot;,&quot;" office:value-type="string" office:string-value="74," calcext:value-type="string">
            <text:p>74,</text:p>
          </table:table-cell>
          <table:table-cell table:formula="of:=[.C77]&amp;&quot;,&quot;" office:value-type="string" office:string-value="89," calcext:value-type="string">
            <text:p>89,</text:p>
          </table:table-cell>
          <table:table-cell table:formula="of:=[.D77]&amp;&quot;,&quot;" office:value-type="string" office:string-value="510," calcext:value-type="string">
            <text:p>510,</text:p>
          </table:table-cell>
          <table:table-cell table:formula="of:=[.E77]&amp;&quot;,&quot;" office:value-type="string" office:string-value="673," calcext:value-type="string">
            <text:p>673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7]+1" office:value-type="float" office:value="75" calcext:value-type="float">
            <text:p>75</text:p>
          </table:table-cell>
          <table:table-cell table:formula="of:=[.C77]+1" office:value-type="float" office:value="90" calcext:value-type="float">
            <text:p>90</text:p>
          </table:table-cell>
          <table:table-cell table:formula="of:=[.D77]-1" office:value-type="float" office:value="509" calcext:value-type="float">
            <text:p>509</text:p>
          </table:table-cell>
          <table:table-cell table:formula="of:=[.E77]+1" office:value-type="float" office:value="674" calcext:value-type="float">
            <text:p>674</text:p>
          </table:table-cell>
          <table:table-cell table:formula="of:=[.B78]&amp;&quot;,&quot;" office:value-type="string" office:string-value="75," calcext:value-type="string">
            <text:p>75,</text:p>
          </table:table-cell>
          <table:table-cell table:formula="of:=[.C78]&amp;&quot;,&quot;" office:value-type="string" office:string-value="90," calcext:value-type="string">
            <text:p>90,</text:p>
          </table:table-cell>
          <table:table-cell table:formula="of:=[.D78]&amp;&quot;,&quot;" office:value-type="string" office:string-value="509," calcext:value-type="string">
            <text:p>509,</text:p>
          </table:table-cell>
          <table:table-cell table:formula="of:=[.E78]&amp;&quot;,&quot;" office:value-type="string" office:string-value="674," calcext:value-type="string">
            <text:p>674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8]+1" office:value-type="float" office:value="76" calcext:value-type="float">
            <text:p>76</text:p>
          </table:table-cell>
          <table:table-cell table:formula="of:=[.C78]+1" office:value-type="float" office:value="91" calcext:value-type="float">
            <text:p>91</text:p>
          </table:table-cell>
          <table:table-cell table:formula="of:=[.D78]-1" office:value-type="float" office:value="508" calcext:value-type="float">
            <text:p>508</text:p>
          </table:table-cell>
          <table:table-cell table:formula="of:=[.E78]+1" office:value-type="float" office:value="675" calcext:value-type="float">
            <text:p>675</text:p>
          </table:table-cell>
          <table:table-cell table:formula="of:=[.B79]&amp;&quot;,&quot;" office:value-type="string" office:string-value="76," calcext:value-type="string">
            <text:p>76,</text:p>
          </table:table-cell>
          <table:table-cell table:formula="of:=[.C79]&amp;&quot;,&quot;" office:value-type="string" office:string-value="91," calcext:value-type="string">
            <text:p>91,</text:p>
          </table:table-cell>
          <table:table-cell table:formula="of:=[.D79]&amp;&quot;,&quot;" office:value-type="string" office:string-value="508," calcext:value-type="string">
            <text:p>508,</text:p>
          </table:table-cell>
          <table:table-cell table:formula="of:=[.E79]&amp;&quot;,&quot;" office:value-type="string" office:string-value="675," calcext:value-type="string">
            <text:p>675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9]+1" office:value-type="float" office:value="77" calcext:value-type="float">
            <text:p>77</text:p>
          </table:table-cell>
          <table:table-cell table:formula="of:=[.C79]+1" office:value-type="float" office:value="92" calcext:value-type="float">
            <text:p>92</text:p>
          </table:table-cell>
          <table:table-cell table:formula="of:=[.D79]-1" office:value-type="float" office:value="507" calcext:value-type="float">
            <text:p>507</text:p>
          </table:table-cell>
          <table:table-cell table:formula="of:=[.E79]+1" office:value-type="float" office:value="676" calcext:value-type="float">
            <text:p>676</text:p>
          </table:table-cell>
          <table:table-cell table:formula="of:=[.B80]&amp;&quot;,&quot;" office:value-type="string" office:string-value="77," calcext:value-type="string">
            <text:p>77,</text:p>
          </table:table-cell>
          <table:table-cell table:formula="of:=[.C80]&amp;&quot;,&quot;" office:value-type="string" office:string-value="92," calcext:value-type="string">
            <text:p>92,</text:p>
          </table:table-cell>
          <table:table-cell table:formula="of:=[.D80]&amp;&quot;,&quot;" office:value-type="string" office:string-value="507," calcext:value-type="string">
            <text:p>507,</text:p>
          </table:table-cell>
          <table:table-cell table:formula="of:=[.E80]&amp;&quot;,&quot;" office:value-type="string" office:string-value="676," calcext:value-type="string">
            <text:p>676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0]+1" office:value-type="float" office:value="78" calcext:value-type="float">
            <text:p>78</text:p>
          </table:table-cell>
          <table:table-cell table:formula="of:=[.C80]+1" office:value-type="float" office:value="93" calcext:value-type="float">
            <text:p>93</text:p>
          </table:table-cell>
          <table:table-cell table:formula="of:=[.D80]-1" office:value-type="float" office:value="506" calcext:value-type="float">
            <text:p>506</text:p>
          </table:table-cell>
          <table:table-cell table:formula="of:=[.E80]+1" office:value-type="float" office:value="677" calcext:value-type="float">
            <text:p>677</text:p>
          </table:table-cell>
          <table:table-cell table:formula="of:=[.B81]&amp;&quot;,&quot;" office:value-type="string" office:string-value="78," calcext:value-type="string">
            <text:p>78,</text:p>
          </table:table-cell>
          <table:table-cell table:formula="of:=[.C81]&amp;&quot;,&quot;" office:value-type="string" office:string-value="93," calcext:value-type="string">
            <text:p>93,</text:p>
          </table:table-cell>
          <table:table-cell table:formula="of:=[.D81]&amp;&quot;,&quot;" office:value-type="string" office:string-value="506," calcext:value-type="string">
            <text:p>506,</text:p>
          </table:table-cell>
          <table:table-cell table:formula="of:=[.E81]&amp;&quot;,&quot;" office:value-type="string" office:string-value="677," calcext:value-type="string">
            <text:p>677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1]+1" office:value-type="float" office:value="79" calcext:value-type="float">
            <text:p>79</text:p>
          </table:table-cell>
          <table:table-cell table:formula="of:=[.C81]+1" office:value-type="float" office:value="94" calcext:value-type="float">
            <text:p>94</text:p>
          </table:table-cell>
          <table:table-cell table:formula="of:=[.D81]-1" office:value-type="float" office:value="505" calcext:value-type="float">
            <text:p>505</text:p>
          </table:table-cell>
          <table:table-cell table:formula="of:=[.E81]+1" office:value-type="float" office:value="678" calcext:value-type="float">
            <text:p>678</text:p>
          </table:table-cell>
          <table:table-cell table:formula="of:=[.B82]&amp;&quot;,&quot;" office:value-type="string" office:string-value="79," calcext:value-type="string">
            <text:p>79,</text:p>
          </table:table-cell>
          <table:table-cell table:formula="of:=[.C82]&amp;&quot;,&quot;" office:value-type="string" office:string-value="94," calcext:value-type="string">
            <text:p>94,</text:p>
          </table:table-cell>
          <table:table-cell table:formula="of:=[.D82]&amp;&quot;,&quot;" office:value-type="string" office:string-value="505," calcext:value-type="string">
            <text:p>505,</text:p>
          </table:table-cell>
          <table:table-cell table:formula="of:=[.E82]&amp;&quot;,&quot;" office:value-type="string" office:string-value="678," calcext:value-type="string">
            <text:p>678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2]+1" office:value-type="float" office:value="80" calcext:value-type="float">
            <text:p>80</text:p>
          </table:table-cell>
          <table:table-cell table:formula="of:=[.C82]+1" office:value-type="float" office:value="95" calcext:value-type="float">
            <text:p>95</text:p>
          </table:table-cell>
          <table:table-cell table:formula="of:=[.D82]-1" office:value-type="float" office:value="504" calcext:value-type="float">
            <text:p>504</text:p>
          </table:table-cell>
          <table:table-cell table:formula="of:=[.E82]+1" office:value-type="float" office:value="679" calcext:value-type="float">
            <text:p>679</text:p>
          </table:table-cell>
          <table:table-cell table:formula="of:=[.B83]&amp;&quot;,&quot;" office:value-type="string" office:string-value="80," calcext:value-type="string">
            <text:p>80,</text:p>
          </table:table-cell>
          <table:table-cell table:formula="of:=[.C83]&amp;&quot;,&quot;" office:value-type="string" office:string-value="95," calcext:value-type="string">
            <text:p>95,</text:p>
          </table:table-cell>
          <table:table-cell table:formula="of:=[.D83]&amp;&quot;,&quot;" office:value-type="string" office:string-value="504," calcext:value-type="string">
            <text:p>504,</text:p>
          </table:table-cell>
          <table:table-cell table:formula="of:=[.E83]&amp;&quot;,&quot;" office:value-type="string" office:string-value="679," calcext:value-type="string">
            <text:p>679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3]+1" office:value-type="float" office:value="81" calcext:value-type="float">
            <text:p>81</text:p>
          </table:table-cell>
          <table:table-cell table:formula="of:=[.C83]+1" office:value-type="float" office:value="96" calcext:value-type="float">
            <text:p>96</text:p>
          </table:table-cell>
          <table:table-cell table:formula="of:=[.D83]-1" office:value-type="float" office:value="503" calcext:value-type="float">
            <text:p>503</text:p>
          </table:table-cell>
          <table:table-cell table:formula="of:=[.E83]+1" office:value-type="float" office:value="680" calcext:value-type="float">
            <text:p>680</text:p>
          </table:table-cell>
          <table:table-cell table:formula="of:=[.B84]&amp;&quot;,&quot;" office:value-type="string" office:string-value="81," calcext:value-type="string">
            <text:p>81,</text:p>
          </table:table-cell>
          <table:table-cell table:formula="of:=[.C84]&amp;&quot;,&quot;" office:value-type="string" office:string-value="96," calcext:value-type="string">
            <text:p>96,</text:p>
          </table:table-cell>
          <table:table-cell table:formula="of:=[.D84]&amp;&quot;,&quot;" office:value-type="string" office:string-value="503," calcext:value-type="string">
            <text:p>503,</text:p>
          </table:table-cell>
          <table:table-cell table:formula="of:=[.E84]&amp;&quot;,&quot;" office:value-type="string" office:string-value="680," calcext:value-type="string">
            <text:p>680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4]+1" office:value-type="float" office:value="82" calcext:value-type="float">
            <text:p>82</text:p>
          </table:table-cell>
          <table:table-cell table:formula="of:=[.C84]+1" office:value-type="float" office:value="97" calcext:value-type="float">
            <text:p>97</text:p>
          </table:table-cell>
          <table:table-cell table:formula="of:=[.D84]-1" office:value-type="float" office:value="502" calcext:value-type="float">
            <text:p>502</text:p>
          </table:table-cell>
          <table:table-cell table:formula="of:=[.E84]+1" office:value-type="float" office:value="681" calcext:value-type="float">
            <text:p>681</text:p>
          </table:table-cell>
          <table:table-cell table:formula="of:=[.B85]&amp;&quot;,&quot;" office:value-type="string" office:string-value="82," calcext:value-type="string">
            <text:p>82,</text:p>
          </table:table-cell>
          <table:table-cell table:formula="of:=[.C85]&amp;&quot;,&quot;" office:value-type="string" office:string-value="97," calcext:value-type="string">
            <text:p>97,</text:p>
          </table:table-cell>
          <table:table-cell table:formula="of:=[.D85]&amp;&quot;,&quot;" office:value-type="string" office:string-value="502," calcext:value-type="string">
            <text:p>502,</text:p>
          </table:table-cell>
          <table:table-cell table:formula="of:=[.E85]&amp;&quot;,&quot;" office:value-type="string" office:string-value="681," calcext:value-type="string">
            <text:p>681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5]+1" office:value-type="float" office:value="83" calcext:value-type="float">
            <text:p>83</text:p>
          </table:table-cell>
          <table:table-cell table:formula="of:=[.C85]+1" office:value-type="float" office:value="98" calcext:value-type="float">
            <text:p>98</text:p>
          </table:table-cell>
          <table:table-cell table:formula="of:=[.D85]-1" office:value-type="float" office:value="501" calcext:value-type="float">
            <text:p>501</text:p>
          </table:table-cell>
          <table:table-cell table:formula="of:=[.E85]+1" office:value-type="float" office:value="682" calcext:value-type="float">
            <text:p>682</text:p>
          </table:table-cell>
          <table:table-cell table:formula="of:=[.B86]&amp;&quot;,&quot;" office:value-type="string" office:string-value="83," calcext:value-type="string">
            <text:p>83,</text:p>
          </table:table-cell>
          <table:table-cell table:formula="of:=[.C86]&amp;&quot;,&quot;" office:value-type="string" office:string-value="98," calcext:value-type="string">
            <text:p>98,</text:p>
          </table:table-cell>
          <table:table-cell table:formula="of:=[.D86]&amp;&quot;,&quot;" office:value-type="string" office:string-value="501," calcext:value-type="string">
            <text:p>501,</text:p>
          </table:table-cell>
          <table:table-cell table:formula="of:=[.E86]&amp;&quot;,&quot;" office:value-type="string" office:string-value="682," calcext:value-type="string">
            <text:p>682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6]+1" office:value-type="float" office:value="84" calcext:value-type="float">
            <text:p>84</text:p>
          </table:table-cell>
          <table:table-cell table:formula="of:=[.C86]+1" office:value-type="float" office:value="99" calcext:value-type="float">
            <text:p>99</text:p>
          </table:table-cell>
          <table:table-cell table:formula="of:=[.D86]-1" office:value-type="float" office:value="500" calcext:value-type="float">
            <text:p>500</text:p>
          </table:table-cell>
          <table:table-cell table:formula="of:=[.E86]+1" office:value-type="float" office:value="683" calcext:value-type="float">
            <text:p>683</text:p>
          </table:table-cell>
          <table:table-cell table:formula="of:=[.B87]&amp;&quot;,&quot;" office:value-type="string" office:string-value="84," calcext:value-type="string">
            <text:p>84,</text:p>
          </table:table-cell>
          <table:table-cell table:formula="of:=[.C87]&amp;&quot;,&quot;" office:value-type="string" office:string-value="99," calcext:value-type="string">
            <text:p>99,</text:p>
          </table:table-cell>
          <table:table-cell table:formula="of:=[.D87]&amp;&quot;,&quot;" office:value-type="string" office:string-value="500," calcext:value-type="string">
            <text:p>500,</text:p>
          </table:table-cell>
          <table:table-cell table:formula="of:=[.E87]&amp;&quot;,&quot;" office:value-type="string" office:string-value="683," calcext:value-type="string">
            <text:p>683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7]+1" office:value-type="float" office:value="85" calcext:value-type="float">
            <text:p>85</text:p>
          </table:table-cell>
          <table:table-cell table:formula="of:=[.C87]+1" office:value-type="float" office:value="100" calcext:value-type="float">
            <text:p>100</text:p>
          </table:table-cell>
          <table:table-cell table:formula="of:=[.D87]-1" office:value-type="float" office:value="499" calcext:value-type="float">
            <text:p>499</text:p>
          </table:table-cell>
          <table:table-cell table:formula="of:=[.E87]+1" office:value-type="float" office:value="684" calcext:value-type="float">
            <text:p>684</text:p>
          </table:table-cell>
          <table:table-cell table:formula="of:=[.B88]&amp;&quot;,&quot;" office:value-type="string" office:string-value="85," calcext:value-type="string">
            <text:p>85,</text:p>
          </table:table-cell>
          <table:table-cell table:formula="of:=[.C88]&amp;&quot;,&quot;" office:value-type="string" office:string-value="100," calcext:value-type="string">
            <text:p>100,</text:p>
          </table:table-cell>
          <table:table-cell table:formula="of:=[.D88]&amp;&quot;,&quot;" office:value-type="string" office:string-value="499," calcext:value-type="string">
            <text:p>499,</text:p>
          </table:table-cell>
          <table:table-cell table:formula="of:=[.E88]&amp;&quot;,&quot;" office:value-type="string" office:string-value="684," calcext:value-type="string">
            <text:p>684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8]+1" office:value-type="float" office:value="86" calcext:value-type="float">
            <text:p>86</text:p>
          </table:table-cell>
          <table:table-cell table:formula="of:=[.C88]+1" office:value-type="float" office:value="101" calcext:value-type="float">
            <text:p>101</text:p>
          </table:table-cell>
          <table:table-cell table:formula="of:=[.D88]-1" office:value-type="float" office:value="498" calcext:value-type="float">
            <text:p>498</text:p>
          </table:table-cell>
          <table:table-cell table:formula="of:=[.E88]+1" office:value-type="float" office:value="685" calcext:value-type="float">
            <text:p>685</text:p>
          </table:table-cell>
          <table:table-cell table:formula="of:=[.B89]&amp;&quot;,&quot;" office:value-type="string" office:string-value="86," calcext:value-type="string">
            <text:p>86,</text:p>
          </table:table-cell>
          <table:table-cell table:formula="of:=[.C89]&amp;&quot;,&quot;" office:value-type="string" office:string-value="101," calcext:value-type="string">
            <text:p>101,</text:p>
          </table:table-cell>
          <table:table-cell table:formula="of:=[.D89]&amp;&quot;,&quot;" office:value-type="string" office:string-value="498," calcext:value-type="string">
            <text:p>498,</text:p>
          </table:table-cell>
          <table:table-cell table:formula="of:=[.E89]&amp;&quot;,&quot;" office:value-type="string" office:string-value="685," calcext:value-type="string">
            <text:p>685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9]+1" office:value-type="float" office:value="87" calcext:value-type="float">
            <text:p>87</text:p>
          </table:table-cell>
          <table:table-cell table:formula="of:=[.C89]+1" office:value-type="float" office:value="102" calcext:value-type="float">
            <text:p>102</text:p>
          </table:table-cell>
          <table:table-cell table:formula="of:=[.D89]-1" office:value-type="float" office:value="497" calcext:value-type="float">
            <text:p>497</text:p>
          </table:table-cell>
          <table:table-cell table:formula="of:=[.E89]+1" office:value-type="float" office:value="686" calcext:value-type="float">
            <text:p>686</text:p>
          </table:table-cell>
          <table:table-cell table:formula="of:=[.B90]&amp;&quot;,&quot;" office:value-type="string" office:string-value="87," calcext:value-type="string">
            <text:p>87,</text:p>
          </table:table-cell>
          <table:table-cell table:formula="of:=[.C90]&amp;&quot;,&quot;" office:value-type="string" office:string-value="102," calcext:value-type="string">
            <text:p>102,</text:p>
          </table:table-cell>
          <table:table-cell table:formula="of:=[.D90]&amp;&quot;,&quot;" office:value-type="string" office:string-value="497," calcext:value-type="string">
            <text:p>497,</text:p>
          </table:table-cell>
          <table:table-cell table:formula="of:=[.E90]&amp;&quot;,&quot;" office:value-type="string" office:string-value="686," calcext:value-type="string">
            <text:p>686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0]+1" office:value-type="float" office:value="88" calcext:value-type="float">
            <text:p>88</text:p>
          </table:table-cell>
          <table:table-cell table:formula="of:=[.C90]+1" office:value-type="float" office:value="103" calcext:value-type="float">
            <text:p>103</text:p>
          </table:table-cell>
          <table:table-cell table:formula="of:=[.D90]-1" office:value-type="float" office:value="496" calcext:value-type="float">
            <text:p>496</text:p>
          </table:table-cell>
          <table:table-cell office:value-type="float" office:value="696" calcext:value-type="float">
            <text:p>696</text:p>
          </table:table-cell>
          <table:table-cell table:formula="of:=[.B91]&amp;&quot;,&quot;" office:value-type="string" office:string-value="88," calcext:value-type="string">
            <text:p>88,</text:p>
          </table:table-cell>
          <table:table-cell table:formula="of:=[.C91]&amp;&quot;,&quot;" office:value-type="string" office:string-value="103," calcext:value-type="string">
            <text:p>103,</text:p>
          </table:table-cell>
          <table:table-cell table:formula="of:=[.D91]&amp;&quot;,&quot;" office:value-type="string" office:string-value="496," calcext:value-type="string">
            <text:p>496,</text:p>
          </table:table-cell>
          <table:table-cell table:formula="of:=[.E91]&amp;&quot;,&quot;" office:value-type="string" office:string-value="696," calcext:value-type="string">
            <text:p>696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1]+1" office:value-type="float" office:value="89" calcext:value-type="float">
            <text:p>89</text:p>
          </table:table-cell>
          <table:table-cell table:formula="of:=[.C91]+1" office:value-type="float" office:value="104" calcext:value-type="float">
            <text:p>104</text:p>
          </table:table-cell>
          <table:table-cell table:formula="of:=[.D91]-1" office:value-type="float" office:value="495" calcext:value-type="float">
            <text:p>495</text:p>
          </table:table-cell>
          <table:table-cell table:formula="of:=[.E91]+1" office:value-type="float" office:value="697" calcext:value-type="float">
            <text:p>697</text:p>
          </table:table-cell>
          <table:table-cell table:formula="of:=[.B92]&amp;&quot;,&quot;" office:value-type="string" office:string-value="89," calcext:value-type="string">
            <text:p>89,</text:p>
          </table:table-cell>
          <table:table-cell table:formula="of:=[.C92]&amp;&quot;,&quot;" office:value-type="string" office:string-value="104," calcext:value-type="string">
            <text:p>104,</text:p>
          </table:table-cell>
          <table:table-cell table:formula="of:=[.D92]&amp;&quot;,&quot;" office:value-type="string" office:string-value="495," calcext:value-type="string">
            <text:p>495,</text:p>
          </table:table-cell>
          <table:table-cell table:formula="of:=[.E92]&amp;&quot;,&quot;" office:value-type="string" office:string-value="697," calcext:value-type="string">
            <text:p>697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2]+1" office:value-type="float" office:value="90" calcext:value-type="float">
            <text:p>90</text:p>
          </table:table-cell>
          <table:table-cell table:formula="of:=[.C92]+1" office:value-type="float" office:value="105" calcext:value-type="float">
            <text:p>105</text:p>
          </table:table-cell>
          <table:table-cell table:formula="of:=[.D92]-1" office:value-type="float" office:value="494" calcext:value-type="float">
            <text:p>494</text:p>
          </table:table-cell>
          <table:table-cell table:formula="of:=[.E92]+1" office:value-type="float" office:value="698" calcext:value-type="float">
            <text:p>698</text:p>
          </table:table-cell>
          <table:table-cell table:formula="of:=[.B93]&amp;&quot;,&quot;" office:value-type="string" office:string-value="90," calcext:value-type="string">
            <text:p>90,</text:p>
          </table:table-cell>
          <table:table-cell table:formula="of:=[.C93]&amp;&quot;,&quot;" office:value-type="string" office:string-value="105," calcext:value-type="string">
            <text:p>105,</text:p>
          </table:table-cell>
          <table:table-cell table:formula="of:=[.D93]&amp;&quot;,&quot;" office:value-type="string" office:string-value="494," calcext:value-type="string">
            <text:p>494,</text:p>
          </table:table-cell>
          <table:table-cell table:formula="of:=[.E93]&amp;&quot;,&quot;" office:value-type="string" office:string-value="698," calcext:value-type="string">
            <text:p>698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3]+1" office:value-type="float" office:value="91" calcext:value-type="float">
            <text:p>91</text:p>
          </table:table-cell>
          <table:table-cell table:formula="of:=[.C93]+1" office:value-type="float" office:value="106" calcext:value-type="float">
            <text:p>106</text:p>
          </table:table-cell>
          <table:table-cell table:formula="of:=[.D93]-1" office:value-type="float" office:value="493" calcext:value-type="float">
            <text:p>493</text:p>
          </table:table-cell>
          <table:table-cell table:formula="of:=[.E93]+1" office:value-type="float" office:value="699" calcext:value-type="float">
            <text:p>699</text:p>
          </table:table-cell>
          <table:table-cell table:formula="of:=[.B94]&amp;&quot;,&quot;" office:value-type="string" office:string-value="91," calcext:value-type="string">
            <text:p>91,</text:p>
          </table:table-cell>
          <table:table-cell table:formula="of:=[.C94]&amp;&quot;,&quot;" office:value-type="string" office:string-value="106," calcext:value-type="string">
            <text:p>106,</text:p>
          </table:table-cell>
          <table:table-cell table:formula="of:=[.D94]&amp;&quot;,&quot;" office:value-type="string" office:string-value="493," calcext:value-type="string">
            <text:p>493,</text:p>
          </table:table-cell>
          <table:table-cell table:formula="of:=[.E94]&amp;&quot;,&quot;" office:value-type="string" office:string-value="699," calcext:value-type="string">
            <text:p>699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4]+1" office:value-type="float" office:value="92" calcext:value-type="float">
            <text:p>92</text:p>
          </table:table-cell>
          <table:table-cell table:formula="of:=[.C94]+1" office:value-type="float" office:value="107" calcext:value-type="float">
            <text:p>107</text:p>
          </table:table-cell>
          <table:table-cell table:formula="of:=[.D94]-1" office:value-type="float" office:value="492" calcext:value-type="float">
            <text:p>492</text:p>
          </table:table-cell>
          <table:table-cell table:formula="of:=[.E94]+1" office:value-type="float" office:value="700" calcext:value-type="float">
            <text:p>700</text:p>
          </table:table-cell>
          <table:table-cell table:formula="of:=[.B95]&amp;&quot;,&quot;" office:value-type="string" office:string-value="92," calcext:value-type="string">
            <text:p>92,</text:p>
          </table:table-cell>
          <table:table-cell table:formula="of:=[.C95]&amp;&quot;,&quot;" office:value-type="string" office:string-value="107," calcext:value-type="string">
            <text:p>107,</text:p>
          </table:table-cell>
          <table:table-cell table:formula="of:=[.D95]&amp;&quot;,&quot;" office:value-type="string" office:string-value="492," calcext:value-type="string">
            <text:p>492,</text:p>
          </table:table-cell>
          <table:table-cell table:formula="of:=[.E95]&amp;&quot;,&quot;" office:value-type="string" office:string-value="700," calcext:value-type="string">
            <text:p>700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5]+1" office:value-type="float" office:value="93" calcext:value-type="float">
            <text:p>93</text:p>
          </table:table-cell>
          <table:table-cell table:formula="of:=[.C95]+1" office:value-type="float" office:value="108" calcext:value-type="float">
            <text:p>108</text:p>
          </table:table-cell>
          <table:table-cell table:formula="of:=[.D95]-1" office:value-type="float" office:value="491" calcext:value-type="float">
            <text:p>491</text:p>
          </table:table-cell>
          <table:table-cell table:formula="of:=[.E95]+1" office:value-type="float" office:value="701" calcext:value-type="float">
            <text:p>701</text:p>
          </table:table-cell>
          <table:table-cell table:formula="of:=[.B96]&amp;&quot;,&quot;" office:value-type="string" office:string-value="93," calcext:value-type="string">
            <text:p>93,</text:p>
          </table:table-cell>
          <table:table-cell table:formula="of:=[.C96]&amp;&quot;,&quot;" office:value-type="string" office:string-value="108," calcext:value-type="string">
            <text:p>108,</text:p>
          </table:table-cell>
          <table:table-cell table:formula="of:=[.D96]&amp;&quot;,&quot;" office:value-type="string" office:string-value="491," calcext:value-type="string">
            <text:p>491,</text:p>
          </table:table-cell>
          <table:table-cell table:formula="of:=[.E96]&amp;&quot;,&quot;" office:value-type="string" office:string-value="701," calcext:value-type="string">
            <text:p>701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6]+1" office:value-type="float" office:value="94" calcext:value-type="float">
            <text:p>94</text:p>
          </table:table-cell>
          <table:table-cell table:formula="of:=[.C96]+1" office:value-type="float" office:value="109" calcext:value-type="float">
            <text:p>109</text:p>
          </table:table-cell>
          <table:table-cell table:formula="of:=[.D96]-1" office:value-type="float" office:value="490" calcext:value-type="float">
            <text:p>490</text:p>
          </table:table-cell>
          <table:table-cell table:formula="of:=[.E96]+1" office:value-type="float" office:value="702" calcext:value-type="float">
            <text:p>702</text:p>
          </table:table-cell>
          <table:table-cell table:formula="of:=[.B97]&amp;&quot;,&quot;" office:value-type="string" office:string-value="94," calcext:value-type="string">
            <text:p>94,</text:p>
          </table:table-cell>
          <table:table-cell table:formula="of:=[.C97]&amp;&quot;,&quot;" office:value-type="string" office:string-value="109," calcext:value-type="string">
            <text:p>109,</text:p>
          </table:table-cell>
          <table:table-cell table:formula="of:=[.D97]&amp;&quot;,&quot;" office:value-type="string" office:string-value="490," calcext:value-type="string">
            <text:p>490,</text:p>
          </table:table-cell>
          <table:table-cell table:formula="of:=[.E97]&amp;&quot;,&quot;" office:value-type="string" office:string-value="702," calcext:value-type="string">
            <text:p>702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7]+1" office:value-type="float" office:value="95" calcext:value-type="float">
            <text:p>95</text:p>
          </table:table-cell>
          <table:table-cell table:formula="of:=[.C97]+1" office:value-type="float" office:value="110" calcext:value-type="float">
            <text:p>110</text:p>
          </table:table-cell>
          <table:table-cell table:formula="of:=[.D97]-1" office:value-type="float" office:value="489" calcext:value-type="float">
            <text:p>489</text:p>
          </table:table-cell>
          <table:table-cell table:formula="of:=[.E97]+1" office:value-type="float" office:value="703" calcext:value-type="float">
            <text:p>703</text:p>
          </table:table-cell>
          <table:table-cell table:formula="of:=[.B98]&amp;&quot;,&quot;" office:value-type="string" office:string-value="95," calcext:value-type="string">
            <text:p>95,</text:p>
          </table:table-cell>
          <table:table-cell table:formula="of:=[.C98]&amp;&quot;,&quot;" office:value-type="string" office:string-value="110," calcext:value-type="string">
            <text:p>110,</text:p>
          </table:table-cell>
          <table:table-cell table:formula="of:=[.D98]&amp;&quot;,&quot;" office:value-type="string" office:string-value="489," calcext:value-type="string">
            <text:p>489,</text:p>
          </table:table-cell>
          <table:table-cell table:formula="of:=[.E98]&amp;&quot;,&quot;" office:value-type="string" office:string-value="703," calcext:value-type="string">
            <text:p>703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8]+1" office:value-type="float" office:value="96" calcext:value-type="float">
            <text:p>96</text:p>
          </table:table-cell>
          <table:table-cell table:formula="of:=[.C98]+1" office:value-type="float" office:value="111" calcext:value-type="float">
            <text:p>111</text:p>
          </table:table-cell>
          <table:table-cell table:formula="of:=[.D98]-1" office:value-type="float" office:value="488" calcext:value-type="float">
            <text:p>488</text:p>
          </table:table-cell>
          <table:table-cell table:formula="of:=[.E98]+1" office:value-type="float" office:value="704" calcext:value-type="float">
            <text:p>704</text:p>
          </table:table-cell>
          <table:table-cell table:formula="of:=[.B99]&amp;&quot;,&quot;" office:value-type="string" office:string-value="96," calcext:value-type="string">
            <text:p>96,</text:p>
          </table:table-cell>
          <table:table-cell table:formula="of:=[.C99]&amp;&quot;,&quot;" office:value-type="string" office:string-value="111," calcext:value-type="string">
            <text:p>111,</text:p>
          </table:table-cell>
          <table:table-cell table:formula="of:=[.D99]&amp;&quot;,&quot;" office:value-type="string" office:string-value="488," calcext:value-type="string">
            <text:p>488,</text:p>
          </table:table-cell>
          <table:table-cell table:formula="of:=[.E99]&amp;&quot;,&quot;" office:value-type="string" office:string-value="704," calcext:value-type="string">
            <text:p>704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9]+1" office:value-type="float" office:value="97" calcext:value-type="float">
            <text:p>97</text:p>
          </table:table-cell>
          <table:table-cell table:formula="of:=[.C99]+1" office:value-type="float" office:value="112" calcext:value-type="float">
            <text:p>112</text:p>
          </table:table-cell>
          <table:table-cell table:formula="of:=[.D99]-1" office:value-type="float" office:value="487" calcext:value-type="float">
            <text:p>487</text:p>
          </table:table-cell>
          <table:table-cell table:formula="of:=[.E99]+1" office:value-type="float" office:value="705" calcext:value-type="float">
            <text:p>705</text:p>
          </table:table-cell>
          <table:table-cell table:formula="of:=[.B100]&amp;&quot;,&quot;" office:value-type="string" office:string-value="97," calcext:value-type="string">
            <text:p>97,</text:p>
          </table:table-cell>
          <table:table-cell table:formula="of:=[.C100]&amp;&quot;,&quot;" office:value-type="string" office:string-value="112," calcext:value-type="string">
            <text:p>112,</text:p>
          </table:table-cell>
          <table:table-cell table:formula="of:=[.D100]&amp;&quot;,&quot;" office:value-type="string" office:string-value="487," calcext:value-type="string">
            <text:p>487,</text:p>
          </table:table-cell>
          <table:table-cell table:formula="of:=[.E100]&amp;&quot;,&quot;" office:value-type="string" office:string-value="705," calcext:value-type="string">
            <text:p>705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0]+1" office:value-type="float" office:value="98" calcext:value-type="float">
            <text:p>98</text:p>
          </table:table-cell>
          <table:table-cell table:formula="of:=[.C100]+1" office:value-type="float" office:value="113" calcext:value-type="float">
            <text:p>113</text:p>
          </table:table-cell>
          <table:table-cell table:formula="of:=[.D100]-1" office:value-type="float" office:value="486" calcext:value-type="float">
            <text:p>486</text:p>
          </table:table-cell>
          <table:table-cell table:formula="of:=[.E100]+1" office:value-type="float" office:value="706" calcext:value-type="float">
            <text:p>706</text:p>
          </table:table-cell>
          <table:table-cell table:formula="of:=[.B101]&amp;&quot;,&quot;" office:value-type="string" office:string-value="98," calcext:value-type="string">
            <text:p>98,</text:p>
          </table:table-cell>
          <table:table-cell table:formula="of:=[.C101]&amp;&quot;,&quot;" office:value-type="string" office:string-value="113," calcext:value-type="string">
            <text:p>113,</text:p>
          </table:table-cell>
          <table:table-cell table:formula="of:=[.D101]&amp;&quot;,&quot;" office:value-type="string" office:string-value="486," calcext:value-type="string">
            <text:p>486,</text:p>
          </table:table-cell>
          <table:table-cell table:formula="of:=[.E101]&amp;&quot;,&quot;" office:value-type="string" office:string-value="706," calcext:value-type="string">
            <text:p>706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1]+1" office:value-type="float" office:value="99" calcext:value-type="float">
            <text:p>99</text:p>
          </table:table-cell>
          <table:table-cell table:formula="of:=[.C101]+1" office:value-type="float" office:value="114" calcext:value-type="float">
            <text:p>114</text:p>
          </table:table-cell>
          <table:table-cell table:formula="of:=[.D101]-1" office:value-type="float" office:value="485" calcext:value-type="float">
            <text:p>485</text:p>
          </table:table-cell>
          <table:table-cell table:formula="of:=[.E101]+1" office:value-type="float" office:value="707" calcext:value-type="float">
            <text:p>707</text:p>
          </table:table-cell>
          <table:table-cell table:formula="of:=[.B102]&amp;&quot;,&quot;" office:value-type="string" office:string-value="99," calcext:value-type="string">
            <text:p>99,</text:p>
          </table:table-cell>
          <table:table-cell table:formula="of:=[.C102]&amp;&quot;,&quot;" office:value-type="string" office:string-value="114," calcext:value-type="string">
            <text:p>114,</text:p>
          </table:table-cell>
          <table:table-cell table:formula="of:=[.D102]&amp;&quot;,&quot;" office:value-type="string" office:string-value="485," calcext:value-type="string">
            <text:p>485,</text:p>
          </table:table-cell>
          <table:table-cell table:formula="of:=[.E102]&amp;&quot;,&quot;" office:value-type="string" office:string-value="707," calcext:value-type="string">
            <text:p>707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2]+1" office:value-type="float" office:value="100" calcext:value-type="float">
            <text:p>100</text:p>
          </table:table-cell>
          <table:table-cell table:formula="of:=[.C102]+1" office:value-type="float" office:value="115" calcext:value-type="float">
            <text:p>115</text:p>
          </table:table-cell>
          <table:table-cell table:formula="of:=[.D102]-1" office:value-type="float" office:value="484" calcext:value-type="float">
            <text:p>484</text:p>
          </table:table-cell>
          <table:table-cell table:formula="of:=[.E102]+1" office:value-type="float" office:value="708" calcext:value-type="float">
            <text:p>708</text:p>
          </table:table-cell>
          <table:table-cell table:formula="of:=[.B103]&amp;&quot;,&quot;" office:value-type="string" office:string-value="100," calcext:value-type="string">
            <text:p>100,</text:p>
          </table:table-cell>
          <table:table-cell table:formula="of:=[.C103]&amp;&quot;,&quot;" office:value-type="string" office:string-value="115," calcext:value-type="string">
            <text:p>115,</text:p>
          </table:table-cell>
          <table:table-cell table:formula="of:=[.D103]&amp;&quot;,&quot;" office:value-type="string" office:string-value="484," calcext:value-type="string">
            <text:p>484,</text:p>
          </table:table-cell>
          <table:table-cell table:formula="of:=[.E103]&amp;&quot;,&quot;" office:value-type="string" office:string-value="708," calcext:value-type="string">
            <text:p>708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3]+1" office:value-type="float" office:value="101" calcext:value-type="float">
            <text:p>101</text:p>
          </table:table-cell>
          <table:table-cell table:formula="of:=[.C103]+1" office:value-type="float" office:value="116" calcext:value-type="float">
            <text:p>116</text:p>
          </table:table-cell>
          <table:table-cell table:formula="of:=[.D103]-1" office:value-type="float" office:value="483" calcext:value-type="float">
            <text:p>483</text:p>
          </table:table-cell>
          <table:table-cell table:formula="of:=[.E103]+1" office:value-type="float" office:value="709" calcext:value-type="float">
            <text:p>709</text:p>
          </table:table-cell>
          <table:table-cell table:formula="of:=[.B104]&amp;&quot;,&quot;" office:value-type="string" office:string-value="101," calcext:value-type="string">
            <text:p>101,</text:p>
          </table:table-cell>
          <table:table-cell table:formula="of:=[.C104]&amp;&quot;,&quot;" office:value-type="string" office:string-value="116," calcext:value-type="string">
            <text:p>116,</text:p>
          </table:table-cell>
          <table:table-cell table:formula="of:=[.D104]&amp;&quot;,&quot;" office:value-type="string" office:string-value="483," calcext:value-type="string">
            <text:p>483,</text:p>
          </table:table-cell>
          <table:table-cell table:formula="of:=[.E104]&amp;&quot;,&quot;" office:value-type="string" office:string-value="709," calcext:value-type="string">
            <text:p>709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4]+1" office:value-type="float" office:value="102" calcext:value-type="float">
            <text:p>102</text:p>
          </table:table-cell>
          <table:table-cell table:formula="of:=[.C104]+1" office:value-type="float" office:value="117" calcext:value-type="float">
            <text:p>117</text:p>
          </table:table-cell>
          <table:table-cell table:formula="of:=[.D104]-1" office:value-type="float" office:value="482" calcext:value-type="float">
            <text:p>482</text:p>
          </table:table-cell>
          <table:table-cell table:formula="of:=[.E104]+1" office:value-type="float" office:value="710" calcext:value-type="float">
            <text:p>710</text:p>
          </table:table-cell>
          <table:table-cell table:formula="of:=[.B105]&amp;&quot;,&quot;" office:value-type="string" office:string-value="102," calcext:value-type="string">
            <text:p>102,</text:p>
          </table:table-cell>
          <table:table-cell table:formula="of:=[.C105]&amp;&quot;,&quot;" office:value-type="string" office:string-value="117," calcext:value-type="string">
            <text:p>117,</text:p>
          </table:table-cell>
          <table:table-cell table:formula="of:=[.D105]&amp;&quot;,&quot;" office:value-type="string" office:string-value="482," calcext:value-type="string">
            <text:p>482,</text:p>
          </table:table-cell>
          <table:table-cell table:formula="of:=[.E105]&amp;&quot;,&quot;" office:value-type="string" office:string-value="710," calcext:value-type="string">
            <text:p>710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5]+1" office:value-type="float" office:value="103" calcext:value-type="float">
            <text:p>103</text:p>
          </table:table-cell>
          <table:table-cell table:formula="of:=[.C105]+1" office:value-type="float" office:value="118" calcext:value-type="float">
            <text:p>118</text:p>
          </table:table-cell>
          <table:table-cell table:formula="of:=[.D105]-1" office:value-type="float" office:value="481" calcext:value-type="float">
            <text:p>481</text:p>
          </table:table-cell>
          <table:table-cell table:formula="of:=[.E105]+1" office:value-type="float" office:value="711" calcext:value-type="float">
            <text:p>711</text:p>
          </table:table-cell>
          <table:table-cell table:formula="of:=[.B106]&amp;&quot;,&quot;" office:value-type="string" office:string-value="103," calcext:value-type="string">
            <text:p>103,</text:p>
          </table:table-cell>
          <table:table-cell table:formula="of:=[.C106]&amp;&quot;,&quot;" office:value-type="string" office:string-value="118," calcext:value-type="string">
            <text:p>118,</text:p>
          </table:table-cell>
          <table:table-cell table:formula="of:=[.D106]&amp;&quot;,&quot;" office:value-type="string" office:string-value="481," calcext:value-type="string">
            <text:p>481,</text:p>
          </table:table-cell>
          <table:table-cell table:formula="of:=[.E106]&amp;&quot;,&quot;" office:value-type="string" office:string-value="711," calcext:value-type="string">
            <text:p>711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6]+1" office:value-type="float" office:value="104" calcext:value-type="float">
            <text:p>104</text:p>
          </table:table-cell>
          <table:table-cell table:formula="of:=[.C106]+1" office:value-type="float" office:value="119" calcext:value-type="float">
            <text:p>119</text:p>
          </table:table-cell>
          <table:table-cell table:formula="of:=[.D106]-1" office:value-type="float" office:value="480" calcext:value-type="float">
            <text:p>480</text:p>
          </table:table-cell>
          <table:table-cell table:formula="of:=[.E106]+1" office:value-type="float" office:value="712" calcext:value-type="float">
            <text:p>712</text:p>
          </table:table-cell>
          <table:table-cell table:formula="of:=[.B107]&amp;&quot;,&quot;" office:value-type="string" office:string-value="104," calcext:value-type="string">
            <text:p>104,</text:p>
          </table:table-cell>
          <table:table-cell table:formula="of:=[.C107]&amp;&quot;,&quot;" office:value-type="string" office:string-value="119," calcext:value-type="string">
            <text:p>119,</text:p>
          </table:table-cell>
          <table:table-cell table:formula="of:=[.D107]&amp;&quot;,&quot;" office:value-type="string" office:string-value="480," calcext:value-type="string">
            <text:p>480,</text:p>
          </table:table-cell>
          <table:table-cell table:formula="of:=[.E107]&amp;&quot;,&quot;" office:value-type="string" office:string-value="712," calcext:value-type="string">
            <text:p>712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7]+1" office:value-type="float" office:value="105" calcext:value-type="float">
            <text:p>105</text:p>
          </table:table-cell>
          <table:table-cell table:formula="of:=[.C107]+1" office:value-type="float" office:value="120" calcext:value-type="float">
            <text:p>120</text:p>
          </table:table-cell>
          <table:table-cell table:formula="of:=[.D107]-1" office:value-type="float" office:value="479" calcext:value-type="float">
            <text:p>479</text:p>
          </table:table-cell>
          <table:table-cell table:formula="of:=[.E107]+1" office:value-type="float" office:value="713" calcext:value-type="float">
            <text:p>713</text:p>
          </table:table-cell>
          <table:table-cell table:formula="of:=[.B108]&amp;&quot;,&quot;" office:value-type="string" office:string-value="105," calcext:value-type="string">
            <text:p>105,</text:p>
          </table:table-cell>
          <table:table-cell table:formula="of:=[.C108]&amp;&quot;,&quot;" office:value-type="string" office:string-value="120," calcext:value-type="string">
            <text:p>120,</text:p>
          </table:table-cell>
          <table:table-cell table:formula="of:=[.D108]&amp;&quot;,&quot;" office:value-type="string" office:string-value="479," calcext:value-type="string">
            <text:p>479,</text:p>
          </table:table-cell>
          <table:table-cell table:formula="of:=[.E108]&amp;&quot;,&quot;" office:value-type="string" office:string-value="713," calcext:value-type="string">
            <text:p>713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8]+1" office:value-type="float" office:value="106" calcext:value-type="float">
            <text:p>106</text:p>
          </table:table-cell>
          <table:table-cell table:formula="of:=[.C108]+1" office:value-type="float" office:value="121" calcext:value-type="float">
            <text:p>121</text:p>
          </table:table-cell>
          <table:table-cell table:formula="of:=[.D108]-1" office:value-type="float" office:value="478" calcext:value-type="float">
            <text:p>478</text:p>
          </table:table-cell>
          <table:table-cell table:formula="of:=[.E108]+1" office:value-type="float" office:value="714" calcext:value-type="float">
            <text:p>714</text:p>
          </table:table-cell>
          <table:table-cell table:formula="of:=[.B109]&amp;&quot;,&quot;" office:value-type="string" office:string-value="106," calcext:value-type="string">
            <text:p>106,</text:p>
          </table:table-cell>
          <table:table-cell table:formula="of:=[.C109]&amp;&quot;,&quot;" office:value-type="string" office:string-value="121," calcext:value-type="string">
            <text:p>121,</text:p>
          </table:table-cell>
          <table:table-cell table:formula="of:=[.D109]&amp;&quot;,&quot;" office:value-type="string" office:string-value="478," calcext:value-type="string">
            <text:p>478,</text:p>
          </table:table-cell>
          <table:table-cell table:formula="of:=[.E109]&amp;&quot;,&quot;" office:value-type="string" office:string-value="714," calcext:value-type="string">
            <text:p>714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9]+1" office:value-type="float" office:value="107" calcext:value-type="float">
            <text:p>107</text:p>
          </table:table-cell>
          <table:table-cell table:formula="of:=[.C109]+1" office:value-type="float" office:value="122" calcext:value-type="float">
            <text:p>122</text:p>
          </table:table-cell>
          <table:table-cell table:formula="of:=[.D109]-1" office:value-type="float" office:value="477" calcext:value-type="float">
            <text:p>477</text:p>
          </table:table-cell>
          <table:table-cell table:formula="of:=[.E109]+1" office:value-type="float" office:value="715" calcext:value-type="float">
            <text:p>715</text:p>
          </table:table-cell>
          <table:table-cell table:formula="of:=[.B110]&amp;&quot;,&quot;" office:value-type="string" office:string-value="107," calcext:value-type="string">
            <text:p>107,</text:p>
          </table:table-cell>
          <table:table-cell table:formula="of:=[.C110]&amp;&quot;,&quot;" office:value-type="string" office:string-value="122," calcext:value-type="string">
            <text:p>122,</text:p>
          </table:table-cell>
          <table:table-cell table:formula="of:=[.D110]&amp;&quot;,&quot;" office:value-type="string" office:string-value="477," calcext:value-type="string">
            <text:p>477,</text:p>
          </table:table-cell>
          <table:table-cell table:formula="of:=[.E110]&amp;&quot;,&quot;" office:value-type="string" office:string-value="715," calcext:value-type="string">
            <text:p>715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0]+1" office:value-type="float" office:value="108" calcext:value-type="float">
            <text:p>108</text:p>
          </table:table-cell>
          <table:table-cell table:formula="of:=[.C110]+1" office:value-type="float" office:value="123" calcext:value-type="float">
            <text:p>123</text:p>
          </table:table-cell>
          <table:table-cell table:formula="of:=[.D110]-1" office:value-type="float" office:value="476" calcext:value-type="float">
            <text:p>476</text:p>
          </table:table-cell>
          <table:table-cell table:formula="of:=[.E110]+1" office:value-type="float" office:value="716" calcext:value-type="float">
            <text:p>716</text:p>
          </table:table-cell>
          <table:table-cell table:formula="of:=[.B111]&amp;&quot;,&quot;" office:value-type="string" office:string-value="108," calcext:value-type="string">
            <text:p>108,</text:p>
          </table:table-cell>
          <table:table-cell table:formula="of:=[.C111]&amp;&quot;,&quot;" office:value-type="string" office:string-value="123," calcext:value-type="string">
            <text:p>123,</text:p>
          </table:table-cell>
          <table:table-cell table:formula="of:=[.D111]&amp;&quot;,&quot;" office:value-type="string" office:string-value="476," calcext:value-type="string">
            <text:p>476,</text:p>
          </table:table-cell>
          <table:table-cell table:formula="of:=[.E111]&amp;&quot;,&quot;" office:value-type="string" office:string-value="716," calcext:value-type="string">
            <text:p>716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1]+1" office:value-type="float" office:value="109" calcext:value-type="float">
            <text:p>109</text:p>
          </table:table-cell>
          <table:table-cell table:formula="of:=[.C111]+1" office:value-type="float" office:value="124" calcext:value-type="float">
            <text:p>124</text:p>
          </table:table-cell>
          <table:table-cell table:formula="of:=[.D111]-1" office:value-type="float" office:value="475" calcext:value-type="float">
            <text:p>475</text:p>
          </table:table-cell>
          <table:table-cell table:formula="of:=[.E111]+1" office:value-type="float" office:value="717" calcext:value-type="float">
            <text:p>717</text:p>
          </table:table-cell>
          <table:table-cell table:formula="of:=[.B112]&amp;&quot;,&quot;" office:value-type="string" office:string-value="109," calcext:value-type="string">
            <text:p>109,</text:p>
          </table:table-cell>
          <table:table-cell table:formula="of:=[.C112]&amp;&quot;,&quot;" office:value-type="string" office:string-value="124," calcext:value-type="string">
            <text:p>124,</text:p>
          </table:table-cell>
          <table:table-cell table:formula="of:=[.D112]&amp;&quot;,&quot;" office:value-type="string" office:string-value="475," calcext:value-type="string">
            <text:p>475,</text:p>
          </table:table-cell>
          <table:table-cell table:formula="of:=[.E112]&amp;&quot;,&quot;" office:value-type="string" office:string-value="717," calcext:value-type="string">
            <text:p>717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2]+1" office:value-type="float" office:value="110" calcext:value-type="float">
            <text:p>110</text:p>
          </table:table-cell>
          <table:table-cell table:formula="of:=[.C112]+1" office:value-type="float" office:value="125" calcext:value-type="float">
            <text:p>125</text:p>
          </table:table-cell>
          <table:table-cell table:formula="of:=[.D112]-1" office:value-type="float" office:value="474" calcext:value-type="float">
            <text:p>474</text:p>
          </table:table-cell>
          <table:table-cell table:formula="of:=[.E112]+1" office:value-type="float" office:value="718" calcext:value-type="float">
            <text:p>718</text:p>
          </table:table-cell>
          <table:table-cell table:formula="of:=[.B113]&amp;&quot;,&quot;" office:value-type="string" office:string-value="110," calcext:value-type="string">
            <text:p>110,</text:p>
          </table:table-cell>
          <table:table-cell table:formula="of:=[.C113]&amp;&quot;,&quot;" office:value-type="string" office:string-value="125," calcext:value-type="string">
            <text:p>125,</text:p>
          </table:table-cell>
          <table:table-cell table:formula="of:=[.D113]&amp;&quot;,&quot;" office:value-type="string" office:string-value="474," calcext:value-type="string">
            <text:p>474,</text:p>
          </table:table-cell>
          <table:table-cell table:formula="of:=[.E113]&amp;&quot;,&quot;" office:value-type="string" office:string-value="718," calcext:value-type="string">
            <text:p>718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3]+1" office:value-type="float" office:value="111" calcext:value-type="float">
            <text:p>111</text:p>
          </table:table-cell>
          <table:table-cell table:formula="of:=[.C113]+1" office:value-type="float" office:value="126" calcext:value-type="float">
            <text:p>126</text:p>
          </table:table-cell>
          <table:table-cell table:formula="of:=[.D113]-1" office:value-type="float" office:value="473" calcext:value-type="float">
            <text:p>473</text:p>
          </table:table-cell>
          <table:table-cell table:formula="of:=[.E113]+1" office:value-type="float" office:value="719" calcext:value-type="float">
            <text:p>719</text:p>
          </table:table-cell>
          <table:table-cell table:formula="of:=[.B114]&amp;&quot;,&quot;" office:value-type="string" office:string-value="111," calcext:value-type="string">
            <text:p>111,</text:p>
          </table:table-cell>
          <table:table-cell table:formula="of:=[.C114]&amp;&quot;,&quot;" office:value-type="string" office:string-value="126," calcext:value-type="string">
            <text:p>126,</text:p>
          </table:table-cell>
          <table:table-cell table:formula="of:=[.D114]&amp;&quot;,&quot;" office:value-type="string" office:string-value="473," calcext:value-type="string">
            <text:p>473,</text:p>
          </table:table-cell>
          <table:table-cell table:formula="of:=[.E114]&amp;&quot;,&quot;" office:value-type="string" office:string-value="719," calcext:value-type="string">
            <text:p>719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4]+1" office:value-type="float" office:value="112" calcext:value-type="float">
            <text:p>112</text:p>
          </table:table-cell>
          <table:table-cell table:formula="of:=[.C114]+1" office:value-type="float" office:value="127" calcext:value-type="float">
            <text:p>127</text:p>
          </table:table-cell>
          <table:table-cell table:formula="of:=[.D114]-1" office:value-type="float" office:value="472" calcext:value-type="float">
            <text:p>472</text:p>
          </table:table-cell>
          <table:table-cell table:formula="of:=[.E114]+1" office:value-type="float" office:value="720" calcext:value-type="float">
            <text:p>720</text:p>
          </table:table-cell>
          <table:table-cell table:formula="of:=[.B115]&amp;&quot;,&quot;" office:value-type="string" office:string-value="112," calcext:value-type="string">
            <text:p>112,</text:p>
          </table:table-cell>
          <table:table-cell table:formula="of:=[.C115]&amp;&quot;,&quot;" office:value-type="string" office:string-value="127," calcext:value-type="string">
            <text:p>127,</text:p>
          </table:table-cell>
          <table:table-cell table:formula="of:=[.D115]&amp;&quot;,&quot;" office:value-type="string" office:string-value="472," calcext:value-type="string">
            <text:p>472,</text:p>
          </table:table-cell>
          <table:table-cell table:formula="of:=[.E115]&amp;&quot;,&quot;" office:value-type="string" office:string-value="720," calcext:value-type="string">
            <text:p>720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5]+1" office:value-type="float" office:value="113" calcext:value-type="float">
            <text:p>113</text:p>
          </table:table-cell>
          <table:table-cell table:formula="of:=[.C115]+1" office:value-type="float" office:value="128" calcext:value-type="float">
            <text:p>128</text:p>
          </table:table-cell>
          <table:table-cell table:formula="of:=[.D115]-1" office:value-type="float" office:value="471" calcext:value-type="float">
            <text:p>471</text:p>
          </table:table-cell>
          <table:table-cell table:formula="of:=[.E115]+1" office:value-type="float" office:value="721" calcext:value-type="float">
            <text:p>721</text:p>
          </table:table-cell>
          <table:table-cell table:formula="of:=[.B116]&amp;&quot;,&quot;" office:value-type="string" office:string-value="113," calcext:value-type="string">
            <text:p>113,</text:p>
          </table:table-cell>
          <table:table-cell table:formula="of:=[.C116]&amp;&quot;,&quot;" office:value-type="string" office:string-value="128," calcext:value-type="string">
            <text:p>128,</text:p>
          </table:table-cell>
          <table:table-cell table:formula="of:=[.D116]&amp;&quot;,&quot;" office:value-type="string" office:string-value="471," calcext:value-type="string">
            <text:p>471,</text:p>
          </table:table-cell>
          <table:table-cell table:formula="of:=[.E116]&amp;&quot;,&quot;" office:value-type="string" office:string-value="721," calcext:value-type="string">
            <text:p>721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6]+1" office:value-type="float" office:value="114" calcext:value-type="float">
            <text:p>114</text:p>
          </table:table-cell>
          <table:table-cell table:formula="of:=[.C116]+1" office:value-type="float" office:value="129" calcext:value-type="float">
            <text:p>129</text:p>
          </table:table-cell>
          <table:table-cell table:formula="of:=[.D116]-1" office:value-type="float" office:value="470" calcext:value-type="float">
            <text:p>470</text:p>
          </table:table-cell>
          <table:table-cell table:formula="of:=[.E116]+1" office:value-type="float" office:value="722" calcext:value-type="float">
            <text:p>722</text:p>
          </table:table-cell>
          <table:table-cell table:formula="of:=[.B117]&amp;&quot;,&quot;" office:value-type="string" office:string-value="114," calcext:value-type="string">
            <text:p>114,</text:p>
          </table:table-cell>
          <table:table-cell table:formula="of:=[.C117]&amp;&quot;,&quot;" office:value-type="string" office:string-value="129," calcext:value-type="string">
            <text:p>129,</text:p>
          </table:table-cell>
          <table:table-cell table:formula="of:=[.D117]&amp;&quot;,&quot;" office:value-type="string" office:string-value="470," calcext:value-type="string">
            <text:p>470,</text:p>
          </table:table-cell>
          <table:table-cell table:formula="of:=[.E117]&amp;&quot;,&quot;" office:value-type="string" office:string-value="722," calcext:value-type="string">
            <text:p>722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7]+1" office:value-type="float" office:value="115" calcext:value-type="float">
            <text:p>115</text:p>
          </table:table-cell>
          <table:table-cell table:formula="of:=[.C117]+1" office:value-type="float" office:value="130" calcext:value-type="float">
            <text:p>130</text:p>
          </table:table-cell>
          <table:table-cell table:formula="of:=[.D117]-1" office:value-type="float" office:value="469" calcext:value-type="float">
            <text:p>469</text:p>
          </table:table-cell>
          <table:table-cell table:formula="of:=[.E117]+1" office:value-type="float" office:value="723" calcext:value-type="float">
            <text:p>723</text:p>
          </table:table-cell>
          <table:table-cell table:formula="of:=[.B118]&amp;&quot;,&quot;" office:value-type="string" office:string-value="115," calcext:value-type="string">
            <text:p>115,</text:p>
          </table:table-cell>
          <table:table-cell table:formula="of:=[.C118]&amp;&quot;,&quot;" office:value-type="string" office:string-value="130," calcext:value-type="string">
            <text:p>130,</text:p>
          </table:table-cell>
          <table:table-cell table:formula="of:=[.D118]&amp;&quot;,&quot;" office:value-type="string" office:string-value="469," calcext:value-type="string">
            <text:p>469,</text:p>
          </table:table-cell>
          <table:table-cell table:formula="of:=[.E118]&amp;&quot;,&quot;" office:value-type="string" office:string-value="723," calcext:value-type="string">
            <text:p>723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8]+1" office:value-type="float" office:value="116" calcext:value-type="float">
            <text:p>116</text:p>
          </table:table-cell>
          <table:table-cell table:formula="of:=[.C118]+1" office:value-type="float" office:value="131" calcext:value-type="float">
            <text:p>131</text:p>
          </table:table-cell>
          <table:table-cell table:formula="of:=[.D118]-1" office:value-type="float" office:value="468" calcext:value-type="float">
            <text:p>468</text:p>
          </table:table-cell>
          <table:table-cell table:formula="of:=[.E118]+1" office:value-type="float" office:value="724" calcext:value-type="float">
            <text:p>724</text:p>
          </table:table-cell>
          <table:table-cell table:formula="of:=[.B119]&amp;&quot;,&quot;" office:value-type="string" office:string-value="116," calcext:value-type="string">
            <text:p>116,</text:p>
          </table:table-cell>
          <table:table-cell table:formula="of:=[.C119]&amp;&quot;,&quot;" office:value-type="string" office:string-value="131," calcext:value-type="string">
            <text:p>131,</text:p>
          </table:table-cell>
          <table:table-cell table:formula="of:=[.D119]&amp;&quot;,&quot;" office:value-type="string" office:string-value="468," calcext:value-type="string">
            <text:p>468,</text:p>
          </table:table-cell>
          <table:table-cell table:formula="of:=[.E119]&amp;&quot;,&quot;" office:value-type="string" office:string-value="724," calcext:value-type="string">
            <text:p>724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9]+1" office:value-type="float" office:value="117" calcext:value-type="float">
            <text:p>117</text:p>
          </table:table-cell>
          <table:table-cell table:formula="of:=[.C119]+1" office:value-type="float" office:value="132" calcext:value-type="float">
            <text:p>132</text:p>
          </table:table-cell>
          <table:table-cell table:formula="of:=[.D119]-1" office:value-type="float" office:value="467" calcext:value-type="float">
            <text:p>467</text:p>
          </table:table-cell>
          <table:table-cell table:formula="of:=[.E119]+1" office:value-type="float" office:value="725" calcext:value-type="float">
            <text:p>725</text:p>
          </table:table-cell>
          <table:table-cell table:formula="of:=[.B120]&amp;&quot;,&quot;" office:value-type="string" office:string-value="117," calcext:value-type="string">
            <text:p>117,</text:p>
          </table:table-cell>
          <table:table-cell table:formula="of:=[.C120]&amp;&quot;,&quot;" office:value-type="string" office:string-value="132," calcext:value-type="string">
            <text:p>132,</text:p>
          </table:table-cell>
          <table:table-cell table:formula="of:=[.D120]&amp;&quot;,&quot;" office:value-type="string" office:string-value="467," calcext:value-type="string">
            <text:p>467,</text:p>
          </table:table-cell>
          <table:table-cell table:formula="of:=[.E120]&amp;&quot;,&quot;" office:value-type="string" office:string-value="725," calcext:value-type="string">
            <text:p>725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20]+1" office:value-type="float" office:value="118" calcext:value-type="float">
            <text:p>118</text:p>
          </table:table-cell>
          <table:table-cell table:formula="of:=[.C120]+1" office:value-type="float" office:value="133" calcext:value-type="float">
            <text:p>133</text:p>
          </table:table-cell>
          <table:table-cell table:formula="of:=[.D120]-1" office:value-type="float" office:value="466" calcext:value-type="float">
            <text:p>466</text:p>
          </table:table-cell>
          <table:table-cell table:formula="of:=[.E120]+1" office:value-type="float" office:value="726" calcext:value-type="float">
            <text:p>726</text:p>
          </table:table-cell>
          <table:table-cell table:formula="of:=[.B121]&amp;&quot;,&quot;" office:value-type="string" office:string-value="118," calcext:value-type="string">
            <text:p>118,</text:p>
          </table:table-cell>
          <table:table-cell table:formula="of:=[.C121]&amp;&quot;,&quot;" office:value-type="string" office:string-value="133," calcext:value-type="string">
            <text:p>133,</text:p>
          </table:table-cell>
          <table:table-cell table:formula="of:=[.D121]&amp;&quot;,&quot;" office:value-type="string" office:string-value="466," calcext:value-type="string">
            <text:p>466,</text:p>
          </table:table-cell>
          <table:table-cell table:formula="of:=[.E121]&amp;&quot;,&quot;" office:value-type="string" office:string-value="726," calcext:value-type="string">
            <text:p>726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1]+1" office:value-type="float" office:value="119" calcext:value-type="float">
            <text:p>119</text:p>
          </table:table-cell>
          <table:table-cell table:formula="of:=[.C121]+1" office:value-type="float" office:value="134" calcext:value-type="float">
            <text:p>134</text:p>
          </table:table-cell>
          <table:table-cell table:formula="of:=[.D121]-1" office:value-type="float" office:value="465" calcext:value-type="float">
            <text:p>465</text:p>
          </table:table-cell>
          <table:table-cell table:formula="of:=[.E121]+1" office:value-type="float" office:value="727" calcext:value-type="float">
            <text:p>727</text:p>
          </table:table-cell>
          <table:table-cell table:formula="of:=[.B122]&amp;&quot;,&quot;" office:value-type="string" office:string-value="119," calcext:value-type="string">
            <text:p>119,</text:p>
          </table:table-cell>
          <table:table-cell table:formula="of:=[.C122]&amp;&quot;,&quot;" office:value-type="string" office:string-value="134," calcext:value-type="string">
            <text:p>134,</text:p>
          </table:table-cell>
          <table:table-cell table:formula="of:=[.D122]&amp;&quot;,&quot;" office:value-type="string" office:string-value="465," calcext:value-type="string">
            <text:p>465,</text:p>
          </table:table-cell>
          <table:table-cell table:formula="of:=[.E122]&amp;&quot;,&quot;" office:value-type="string" office:string-value="727," calcext:value-type="string">
            <text:p>727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2]+1" office:value-type="float" office:value="120" calcext:value-type="float">
            <text:p>120</text:p>
          </table:table-cell>
          <table:table-cell table:formula="of:=[.C122]+1" office:value-type="float" office:value="135" calcext:value-type="float">
            <text:p>135</text:p>
          </table:table-cell>
          <table:table-cell table:formula="of:=[.D122]-1" office:value-type="float" office:value="464" calcext:value-type="float">
            <text:p>464</text:p>
          </table:table-cell>
          <table:table-cell table:formula="of:=[.E122]+1" office:value-type="float" office:value="728" calcext:value-type="float">
            <text:p>728</text:p>
          </table:table-cell>
          <table:table-cell table:formula="of:=[.B123]&amp;&quot;,&quot;" office:value-type="string" office:string-value="120," calcext:value-type="string">
            <text:p>120,</text:p>
          </table:table-cell>
          <table:table-cell table:formula="of:=[.C123]&amp;&quot;,&quot;" office:value-type="string" office:string-value="135," calcext:value-type="string">
            <text:p>135,</text:p>
          </table:table-cell>
          <table:table-cell table:formula="of:=[.D123]&amp;&quot;,&quot;" office:value-type="string" office:string-value="464," calcext:value-type="string">
            <text:p>464,</text:p>
          </table:table-cell>
          <table:table-cell table:formula="of:=[.E123]&amp;&quot;,&quot;" office:value-type="string" office:string-value="728," calcext:value-type="string">
            <text:p>728,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3]+1" office:value-type="float" office:value="121" calcext:value-type="float">
            <text:p>121</text:p>
          </table:table-cell>
          <table:table-cell table:formula="of:=[.C123]+1" office:value-type="float" office:value="136" calcext:value-type="float">
            <text:p>136</text:p>
          </table:table-cell>
          <table:table-cell table:formula="of:=[.D123]-1" office:value-type="float" office:value="463" calcext:value-type="float">
            <text:p>463</text:p>
          </table:table-cell>
          <table:table-cell table:formula="of:=[.E123]+1" office:value-type="float" office:value="729" calcext:value-type="float">
            <text:p>729</text:p>
          </table:table-cell>
          <table:table-cell table:formula="of:=[.B124]&amp;&quot;,&quot;" office:value-type="string" office:string-value="121," calcext:value-type="string">
            <text:p>121,</text:p>
          </table:table-cell>
          <table:table-cell table:formula="of:=[.C124]&amp;&quot;,&quot;" office:value-type="string" office:string-value="136," calcext:value-type="string">
            <text:p>136,</text:p>
          </table:table-cell>
          <table:table-cell table:formula="of:=[.D124]&amp;&quot;,&quot;" office:value-type="string" office:string-value="463," calcext:value-type="string">
            <text:p>463,</text:p>
          </table:table-cell>
          <table:table-cell table:formula="of:=[.E124]&amp;&quot;,&quot;" office:value-type="string" office:string-value="729," calcext:value-type="string">
            <text:p>729,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4]+1" office:value-type="float" office:value="122" calcext:value-type="float">
            <text:p>122</text:p>
          </table:table-cell>
          <table:table-cell table:formula="of:=[.C124]+1" office:value-type="float" office:value="137" calcext:value-type="float">
            <text:p>137</text:p>
          </table:table-cell>
          <table:table-cell table:formula="of:=[.D124]-1" office:value-type="float" office:value="462" calcext:value-type="float">
            <text:p>462</text:p>
          </table:table-cell>
          <table:table-cell table:formula="of:=[.E124]+1" office:value-type="float" office:value="730" calcext:value-type="float">
            <text:p>730</text:p>
          </table:table-cell>
          <table:table-cell table:formula="of:=[.B125]&amp;&quot;,&quot;" office:value-type="string" office:string-value="122," calcext:value-type="string">
            <text:p>122,</text:p>
          </table:table-cell>
          <table:table-cell table:formula="of:=[.C125]&amp;&quot;,&quot;" office:value-type="string" office:string-value="137," calcext:value-type="string">
            <text:p>137,</text:p>
          </table:table-cell>
          <table:table-cell table:formula="of:=[.D125]&amp;&quot;,&quot;" office:value-type="string" office:string-value="462," calcext:value-type="string">
            <text:p>462,</text:p>
          </table:table-cell>
          <table:table-cell table:formula="of:=[.E125]&amp;&quot;,&quot;" office:value-type="string" office:string-value="730," calcext:value-type="string">
            <text:p>730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5]+1" office:value-type="float" office:value="123" calcext:value-type="float">
            <text:p>123</text:p>
          </table:table-cell>
          <table:table-cell table:formula="of:=[.C125]+1" office:value-type="float" office:value="138" calcext:value-type="float">
            <text:p>138</text:p>
          </table:table-cell>
          <table:table-cell table:formula="of:=[.D125]-1" office:value-type="float" office:value="461" calcext:value-type="float">
            <text:p>461</text:p>
          </table:table-cell>
          <table:table-cell table:formula="of:=[.E125]+1" office:value-type="float" office:value="731" calcext:value-type="float">
            <text:p>731</text:p>
          </table:table-cell>
          <table:table-cell table:formula="of:=[.B126]&amp;&quot;,&quot;" office:value-type="string" office:string-value="123," calcext:value-type="string">
            <text:p>123,</text:p>
          </table:table-cell>
          <table:table-cell table:formula="of:=[.C126]&amp;&quot;,&quot;" office:value-type="string" office:string-value="138," calcext:value-type="string">
            <text:p>138,</text:p>
          </table:table-cell>
          <table:table-cell table:formula="of:=[.D126]&amp;&quot;,&quot;" office:value-type="string" office:string-value="461," calcext:value-type="string">
            <text:p>461,</text:p>
          </table:table-cell>
          <table:table-cell table:formula="of:=[.E126]&amp;&quot;,&quot;" office:value-type="string" office:string-value="731," calcext:value-type="string">
            <text:p>731,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6]+1" office:value-type="float" office:value="124" calcext:value-type="float">
            <text:p>124</text:p>
          </table:table-cell>
          <table:table-cell table:formula="of:=[.C126]+1" office:value-type="float" office:value="139" calcext:value-type="float">
            <text:p>139</text:p>
          </table:table-cell>
          <table:table-cell table:formula="of:=[.D126]-1" office:value-type="float" office:value="460" calcext:value-type="float">
            <text:p>460</text:p>
          </table:table-cell>
          <table:table-cell table:formula="of:=[.E126]+1" office:value-type="float" office:value="732" calcext:value-type="float">
            <text:p>732</text:p>
          </table:table-cell>
          <table:table-cell table:formula="of:=[.B127]&amp;&quot;,&quot;" office:value-type="string" office:string-value="124," calcext:value-type="string">
            <text:p>124,</text:p>
          </table:table-cell>
          <table:table-cell table:formula="of:=[.C127]&amp;&quot;,&quot;" office:value-type="string" office:string-value="139," calcext:value-type="string">
            <text:p>139,</text:p>
          </table:table-cell>
          <table:table-cell table:formula="of:=[.D127]&amp;&quot;,&quot;" office:value-type="string" office:string-value="460," calcext:value-type="string">
            <text:p>460,</text:p>
          </table:table-cell>
          <table:table-cell table:formula="of:=[.E127]&amp;&quot;,&quot;" office:value-type="string" office:string-value="732," calcext:value-type="string">
            <text:p>732,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7]+1" office:value-type="float" office:value="125" calcext:value-type="float">
            <text:p>125</text:p>
          </table:table-cell>
          <table:table-cell table:formula="of:=[.C127]+1" office:value-type="float" office:value="140" calcext:value-type="float">
            <text:p>140</text:p>
          </table:table-cell>
          <table:table-cell table:formula="of:=[.D127]-1" office:value-type="float" office:value="459" calcext:value-type="float">
            <text:p>459</text:p>
          </table:table-cell>
          <table:table-cell table:formula="of:=[.E127]+1" office:value-type="float" office:value="733" calcext:value-type="float">
            <text:p>733</text:p>
          </table:table-cell>
          <table:table-cell table:formula="of:=[.B128]&amp;&quot;,&quot;" office:value-type="string" office:string-value="125," calcext:value-type="string">
            <text:p>125,</text:p>
          </table:table-cell>
          <table:table-cell table:formula="of:=[.C128]&amp;&quot;,&quot;" office:value-type="string" office:string-value="140," calcext:value-type="string">
            <text:p>140,</text:p>
          </table:table-cell>
          <table:table-cell table:formula="of:=[.D128]&amp;&quot;,&quot;" office:value-type="string" office:string-value="459," calcext:value-type="string">
            <text:p>459,</text:p>
          </table:table-cell>
          <table:table-cell table:formula="of:=[.E128]&amp;&quot;,&quot;" office:value-type="string" office:string-value="733," calcext:value-type="string">
            <text:p>733,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8]+1" office:value-type="float" office:value="126" calcext:value-type="float">
            <text:p>126</text:p>
          </table:table-cell>
          <table:table-cell table:formula="of:=[.C128]+1" office:value-type="float" office:value="141" calcext:value-type="float">
            <text:p>141</text:p>
          </table:table-cell>
          <table:table-cell table:formula="of:=[.D128]-1" office:value-type="float" office:value="458" calcext:value-type="float">
            <text:p>458</text:p>
          </table:table-cell>
          <table:table-cell table:formula="of:=[.E128]+1" office:value-type="float" office:value="734" calcext:value-type="float">
            <text:p>734</text:p>
          </table:table-cell>
          <table:table-cell table:formula="of:=[.B129]&amp;&quot;,&quot;" office:value-type="string" office:string-value="126," calcext:value-type="string">
            <text:p>126,</text:p>
          </table:table-cell>
          <table:table-cell table:formula="of:=[.C129]&amp;&quot;,&quot;" office:value-type="string" office:string-value="141," calcext:value-type="string">
            <text:p>141,</text:p>
          </table:table-cell>
          <table:table-cell table:formula="of:=[.D129]&amp;&quot;,&quot;" office:value-type="string" office:string-value="458," calcext:value-type="string">
            <text:p>458,</text:p>
          </table:table-cell>
          <table:table-cell table:formula="of:=[.E129]&amp;&quot;,&quot;" office:value-type="string" office:string-value="734," calcext:value-type="string">
            <text:p>734,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9]+1" office:value-type="float" office:value="127" calcext:value-type="float">
            <text:p>127</text:p>
          </table:table-cell>
          <table:table-cell table:formula="of:=[.C129]+1" office:value-type="float" office:value="142" calcext:value-type="float">
            <text:p>142</text:p>
          </table:table-cell>
          <table:table-cell table:formula="of:=[.D129]-1" office:value-type="float" office:value="457" calcext:value-type="float">
            <text:p>457</text:p>
          </table:table-cell>
          <table:table-cell table:formula="of:=[.E129]+1" office:value-type="float" office:value="735" calcext:value-type="float">
            <text:p>735</text:p>
          </table:table-cell>
          <table:table-cell table:formula="of:=[.B130]&amp;&quot;,&quot;" office:value-type="string" office:string-value="127," calcext:value-type="string">
            <text:p>127,</text:p>
          </table:table-cell>
          <table:table-cell table:formula="of:=[.C130]&amp;&quot;,&quot;" office:value-type="string" office:string-value="142," calcext:value-type="string">
            <text:p>142,</text:p>
          </table:table-cell>
          <table:table-cell table:formula="of:=[.D130]&amp;&quot;,&quot;" office:value-type="string" office:string-value="457," calcext:value-type="string">
            <text:p>457,</text:p>
          </table:table-cell>
          <table:table-cell table:formula="of:=[.E130]&amp;&quot;,&quot;" office:value-type="string" office:string-value="735," calcext:value-type="string">
            <text:p>735,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30]+1" office:value-type="float" office:value="128" calcext:value-type="float">
            <text:p>128</text:p>
          </table:table-cell>
          <table:table-cell table:formula="of:=[.C130]+1" office:value-type="float" office:value="143" calcext:value-type="float">
            <text:p>143</text:p>
          </table:table-cell>
          <table:table-cell table:formula="of:=[.D130]-1" office:value-type="float" office:value="456" calcext:value-type="float">
            <text:p>456</text:p>
          </table:table-cell>
          <table:table-cell table:formula="of:=[.E130]+1" office:value-type="float" office:value="736" calcext:value-type="float">
            <text:p>736</text:p>
          </table:table-cell>
          <table:table-cell table:formula="of:=[.B131]&amp;&quot;,&quot;" office:value-type="string" office:string-value="128," calcext:value-type="string">
            <text:p>128,</text:p>
          </table:table-cell>
          <table:table-cell table:formula="of:=[.C131]&amp;&quot;,&quot;" office:value-type="string" office:string-value="143," calcext:value-type="string">
            <text:p>143,</text:p>
          </table:table-cell>
          <table:table-cell table:formula="of:=[.D131]&amp;&quot;,&quot;" office:value-type="string" office:string-value="456," calcext:value-type="string">
            <text:p>456,</text:p>
          </table:table-cell>
          <table:table-cell table:formula="of:=[.E131]&amp;&quot;,&quot;" office:value-type="string" office:string-value="736," calcext:value-type="string">
            <text:p>736,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1]+1" office:value-type="float" office:value="129" calcext:value-type="float">
            <text:p>129</text:p>
          </table:table-cell>
          <table:table-cell table:formula="of:=[.C131]+1" office:value-type="float" office:value="144" calcext:value-type="float">
            <text:p>144</text:p>
          </table:table-cell>
          <table:table-cell table:formula="of:=[.D131]-1" office:value-type="float" office:value="455" calcext:value-type="float">
            <text:p>455</text:p>
          </table:table-cell>
          <table:table-cell table:formula="of:=[.E131]+1" office:value-type="float" office:value="737" calcext:value-type="float">
            <text:p>737</text:p>
          </table:table-cell>
          <table:table-cell table:formula="of:=[.B132]&amp;&quot;,&quot;" office:value-type="string" office:string-value="129," calcext:value-type="string">
            <text:p>129,</text:p>
          </table:table-cell>
          <table:table-cell table:formula="of:=[.C132]&amp;&quot;,&quot;" office:value-type="string" office:string-value="144," calcext:value-type="string">
            <text:p>144,</text:p>
          </table:table-cell>
          <table:table-cell table:formula="of:=[.D132]&amp;&quot;,&quot;" office:value-type="string" office:string-value="455," calcext:value-type="string">
            <text:p>455,</text:p>
          </table:table-cell>
          <table:table-cell table:formula="of:=[.E132]&amp;&quot;,&quot;" office:value-type="string" office:string-value="737," calcext:value-type="string">
            <text:p>737,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2]+1" office:value-type="float" office:value="130" calcext:value-type="float">
            <text:p>130</text:p>
          </table:table-cell>
          <table:table-cell table:formula="of:=[.C132]+1" office:value-type="float" office:value="145" calcext:value-type="float">
            <text:p>145</text:p>
          </table:table-cell>
          <table:table-cell table:formula="of:=[.D132]-1" office:value-type="float" office:value="454" calcext:value-type="float">
            <text:p>454</text:p>
          </table:table-cell>
          <table:table-cell table:formula="of:=[.E132]+1" office:value-type="float" office:value="738" calcext:value-type="float">
            <text:p>738</text:p>
          </table:table-cell>
          <table:table-cell table:formula="of:=[.B133]&amp;&quot;,&quot;" office:value-type="string" office:string-value="130," calcext:value-type="string">
            <text:p>130,</text:p>
          </table:table-cell>
          <table:table-cell table:formula="of:=[.C133]&amp;&quot;,&quot;" office:value-type="string" office:string-value="145," calcext:value-type="string">
            <text:p>145,</text:p>
          </table:table-cell>
          <table:table-cell table:formula="of:=[.D133]&amp;&quot;,&quot;" office:value-type="string" office:string-value="454," calcext:value-type="string">
            <text:p>454,</text:p>
          </table:table-cell>
          <table:table-cell table:formula="of:=[.E133]&amp;&quot;,&quot;" office:value-type="string" office:string-value="738," calcext:value-type="string">
            <text:p>738,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3]+1" office:value-type="float" office:value="131" calcext:value-type="float">
            <text:p>131</text:p>
          </table:table-cell>
          <table:table-cell table:formula="of:=[.C133]+1" office:value-type="float" office:value="146" calcext:value-type="float">
            <text:p>146</text:p>
          </table:table-cell>
          <table:table-cell table:formula="of:=[.D133]-1" office:value-type="float" office:value="453" calcext:value-type="float">
            <text:p>453</text:p>
          </table:table-cell>
          <table:table-cell table:formula="of:=[.E133]+1" office:value-type="float" office:value="739" calcext:value-type="float">
            <text:p>739</text:p>
          </table:table-cell>
          <table:table-cell table:formula="of:=[.B134]&amp;&quot;,&quot;" office:value-type="string" office:string-value="131," calcext:value-type="string">
            <text:p>131,</text:p>
          </table:table-cell>
          <table:table-cell table:formula="of:=[.C134]&amp;&quot;,&quot;" office:value-type="string" office:string-value="146," calcext:value-type="string">
            <text:p>146,</text:p>
          </table:table-cell>
          <table:table-cell table:formula="of:=[.D134]&amp;&quot;,&quot;" office:value-type="string" office:string-value="453," calcext:value-type="string">
            <text:p>453,</text:p>
          </table:table-cell>
          <table:table-cell table:formula="of:=[.E134]&amp;&quot;,&quot;" office:value-type="string" office:string-value="739," calcext:value-type="string">
            <text:p>739,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4]+1" office:value-type="float" office:value="132" calcext:value-type="float">
            <text:p>132</text:p>
          </table:table-cell>
          <table:table-cell table:formula="of:=[.C134]+1" office:value-type="float" office:value="147" calcext:value-type="float">
            <text:p>147</text:p>
          </table:table-cell>
          <table:table-cell table:formula="of:=[.D134]-1" office:value-type="float" office:value="452" calcext:value-type="float">
            <text:p>452</text:p>
          </table:table-cell>
          <table:table-cell table:formula="of:=[.E134]+1" office:value-type="float" office:value="740" calcext:value-type="float">
            <text:p>740</text:p>
          </table:table-cell>
          <table:table-cell table:formula="of:=[.B135]&amp;&quot;,&quot;" office:value-type="string" office:string-value="132," calcext:value-type="string">
            <text:p>132,</text:p>
          </table:table-cell>
          <table:table-cell table:formula="of:=[.C135]&amp;&quot;,&quot;" office:value-type="string" office:string-value="147," calcext:value-type="string">
            <text:p>147,</text:p>
          </table:table-cell>
          <table:table-cell table:formula="of:=[.D135]&amp;&quot;,&quot;" office:value-type="string" office:string-value="452," calcext:value-type="string">
            <text:p>452,</text:p>
          </table:table-cell>
          <table:table-cell table:formula="of:=[.E135]&amp;&quot;,&quot;" office:value-type="string" office:string-value="740," calcext:value-type="string">
            <text:p>740,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5]+1" office:value-type="float" office:value="133" calcext:value-type="float">
            <text:p>133</text:p>
          </table:table-cell>
          <table:table-cell table:formula="of:=[.C135]+1" office:value-type="float" office:value="148" calcext:value-type="float">
            <text:p>148</text:p>
          </table:table-cell>
          <table:table-cell table:formula="of:=[.D135]-1" office:value-type="float" office:value="451" calcext:value-type="float">
            <text:p>451</text:p>
          </table:table-cell>
          <table:table-cell table:formula="of:=[.E135]+1" office:value-type="float" office:value="741" calcext:value-type="float">
            <text:p>741</text:p>
          </table:table-cell>
          <table:table-cell table:formula="of:=[.B136]&amp;&quot;,&quot;" office:value-type="string" office:string-value="133," calcext:value-type="string">
            <text:p>133,</text:p>
          </table:table-cell>
          <table:table-cell table:formula="of:=[.C136]&amp;&quot;,&quot;" office:value-type="string" office:string-value="148," calcext:value-type="string">
            <text:p>148,</text:p>
          </table:table-cell>
          <table:table-cell table:formula="of:=[.D136]&amp;&quot;,&quot;" office:value-type="string" office:string-value="451," calcext:value-type="string">
            <text:p>451,</text:p>
          </table:table-cell>
          <table:table-cell table:formula="of:=[.E136]&amp;&quot;,&quot;" office:value-type="string" office:string-value="741," calcext:value-type="string">
            <text:p>741,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6]+1" office:value-type="float" office:value="134" calcext:value-type="float">
            <text:p>134</text:p>
          </table:table-cell>
          <table:table-cell table:formula="of:=[.C136]+1" office:value-type="float" office:value="149" calcext:value-type="float">
            <text:p>149</text:p>
          </table:table-cell>
          <table:table-cell table:formula="of:=[.D136]-1" office:value-type="float" office:value="450" calcext:value-type="float">
            <text:p>450</text:p>
          </table:table-cell>
          <table:table-cell table:formula="of:=[.E136]+1" office:value-type="float" office:value="742" calcext:value-type="float">
            <text:p>742</text:p>
          </table:table-cell>
          <table:table-cell table:formula="of:=[.B137]&amp;&quot;,&quot;" office:value-type="string" office:string-value="134," calcext:value-type="string">
            <text:p>134,</text:p>
          </table:table-cell>
          <table:table-cell table:formula="of:=[.C137]&amp;&quot;,&quot;" office:value-type="string" office:string-value="149," calcext:value-type="string">
            <text:p>149,</text:p>
          </table:table-cell>
          <table:table-cell table:formula="of:=[.D137]&amp;&quot;,&quot;" office:value-type="string" office:string-value="450," calcext:value-type="string">
            <text:p>450,</text:p>
          </table:table-cell>
          <table:table-cell table:formula="of:=[.E137]&amp;&quot;,&quot;" office:value-type="string" office:string-value="742," calcext:value-type="string">
            <text:p>742,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7]+1" office:value-type="float" office:value="135" calcext:value-type="float">
            <text:p>135</text:p>
          </table:table-cell>
          <table:table-cell table:formula="of:=[.C137]+1" office:value-type="float" office:value="150" calcext:value-type="float">
            <text:p>150</text:p>
          </table:table-cell>
          <table:table-cell table:formula="of:=[.D137]-1" office:value-type="float" office:value="449" calcext:value-type="float">
            <text:p>449</text:p>
          </table:table-cell>
          <table:table-cell office:value-type="float" office:value="751" calcext:value-type="float">
            <text:p>751</text:p>
          </table:table-cell>
          <table:table-cell table:formula="of:=[.B138]&amp;&quot;,&quot;" office:value-type="string" office:string-value="135," calcext:value-type="string">
            <text:p>135,</text:p>
          </table:table-cell>
          <table:table-cell table:formula="of:=[.C138]&amp;&quot;,&quot;" office:value-type="string" office:string-value="150," calcext:value-type="string">
            <text:p>150,</text:p>
          </table:table-cell>
          <table:table-cell table:formula="of:=[.D138]&amp;&quot;,&quot;" office:value-type="string" office:string-value="449," calcext:value-type="string">
            <text:p>449,</text:p>
          </table:table-cell>
          <table:table-cell table:formula="of:=[.E138]&amp;&quot;,&quot;" office:value-type="string" office:string-value="751," calcext:value-type="string">
            <text:p>751,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8]+1" office:value-type="float" office:value="136" calcext:value-type="float">
            <text:p>136</text:p>
          </table:table-cell>
          <table:table-cell table:formula="of:=[.C138]+1" office:value-type="float" office:value="151" calcext:value-type="float">
            <text:p>151</text:p>
          </table:table-cell>
          <table:table-cell table:formula="of:=[.D138]-1" office:value-type="float" office:value="448" calcext:value-type="float">
            <text:p>448</text:p>
          </table:table-cell>
          <table:table-cell table:formula="of:=[.E138]+1" office:value-type="float" office:value="752" calcext:value-type="float">
            <text:p>752</text:p>
          </table:table-cell>
          <table:table-cell table:formula="of:=[.B139]&amp;&quot;,&quot;" office:value-type="string" office:string-value="136," calcext:value-type="string">
            <text:p>136,</text:p>
          </table:table-cell>
          <table:table-cell table:formula="of:=[.C139]&amp;&quot;,&quot;" office:value-type="string" office:string-value="151," calcext:value-type="string">
            <text:p>151,</text:p>
          </table:table-cell>
          <table:table-cell table:formula="of:=[.D139]&amp;&quot;,&quot;" office:value-type="string" office:string-value="448," calcext:value-type="string">
            <text:p>448,</text:p>
          </table:table-cell>
          <table:table-cell table:formula="of:=[.E139]&amp;&quot;,&quot;" office:value-type="string" office:string-value="752," calcext:value-type="string">
            <text:p>752,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9]+1" office:value-type="float" office:value="137" calcext:value-type="float">
            <text:p>137</text:p>
          </table:table-cell>
          <table:table-cell table:formula="of:=[.C139]+1" office:value-type="float" office:value="152" calcext:value-type="float">
            <text:p>152</text:p>
          </table:table-cell>
          <table:table-cell table:formula="of:=[.D139]-1" office:value-type="float" office:value="447" calcext:value-type="float">
            <text:p>447</text:p>
          </table:table-cell>
          <table:table-cell table:formula="of:=[.E139]+1" office:value-type="float" office:value="753" calcext:value-type="float">
            <text:p>753</text:p>
          </table:table-cell>
          <table:table-cell table:formula="of:=[.B140]&amp;&quot;,&quot;" office:value-type="string" office:string-value="137," calcext:value-type="string">
            <text:p>137,</text:p>
          </table:table-cell>
          <table:table-cell table:formula="of:=[.C140]&amp;&quot;,&quot;" office:value-type="string" office:string-value="152," calcext:value-type="string">
            <text:p>152,</text:p>
          </table:table-cell>
          <table:table-cell table:formula="of:=[.D140]&amp;&quot;,&quot;" office:value-type="string" office:string-value="447," calcext:value-type="string">
            <text:p>447,</text:p>
          </table:table-cell>
          <table:table-cell table:formula="of:=[.E140]&amp;&quot;,&quot;" office:value-type="string" office:string-value="753," calcext:value-type="string">
            <text:p>753,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40]+1" office:value-type="float" office:value="138" calcext:value-type="float">
            <text:p>138</text:p>
          </table:table-cell>
          <table:table-cell table:formula="of:=[.C140]+1" office:value-type="float" office:value="153" calcext:value-type="float">
            <text:p>153</text:p>
          </table:table-cell>
          <table:table-cell table:formula="of:=[.D140]-1" office:value-type="float" office:value="446" calcext:value-type="float">
            <text:p>446</text:p>
          </table:table-cell>
          <table:table-cell table:formula="of:=[.E140]+1" office:value-type="float" office:value="754" calcext:value-type="float">
            <text:p>754</text:p>
          </table:table-cell>
          <table:table-cell table:formula="of:=[.B141]&amp;&quot;,&quot;" office:value-type="string" office:string-value="138," calcext:value-type="string">
            <text:p>138,</text:p>
          </table:table-cell>
          <table:table-cell table:formula="of:=[.C141]&amp;&quot;,&quot;" office:value-type="string" office:string-value="153," calcext:value-type="string">
            <text:p>153,</text:p>
          </table:table-cell>
          <table:table-cell table:formula="of:=[.D141]&amp;&quot;,&quot;" office:value-type="string" office:string-value="446," calcext:value-type="string">
            <text:p>446,</text:p>
          </table:table-cell>
          <table:table-cell table:formula="of:=[.E141]&amp;&quot;,&quot;" office:value-type="string" office:string-value="754," calcext:value-type="string">
            <text:p>754,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1]+1" office:value-type="float" office:value="139" calcext:value-type="float">
            <text:p>139</text:p>
          </table:table-cell>
          <table:table-cell table:formula="of:=[.C141]+1" office:value-type="float" office:value="154" calcext:value-type="float">
            <text:p>154</text:p>
          </table:table-cell>
          <table:table-cell table:formula="of:=[.D141]-1" office:value-type="float" office:value="445" calcext:value-type="float">
            <text:p>445</text:p>
          </table:table-cell>
          <table:table-cell table:formula="of:=[.E141]+1" office:value-type="float" office:value="755" calcext:value-type="float">
            <text:p>755</text:p>
          </table:table-cell>
          <table:table-cell table:formula="of:=[.B142]&amp;&quot;,&quot;" office:value-type="string" office:string-value="139," calcext:value-type="string">
            <text:p>139,</text:p>
          </table:table-cell>
          <table:table-cell table:formula="of:=[.C142]&amp;&quot;,&quot;" office:value-type="string" office:string-value="154," calcext:value-type="string">
            <text:p>154,</text:p>
          </table:table-cell>
          <table:table-cell table:formula="of:=[.D142]&amp;&quot;,&quot;" office:value-type="string" office:string-value="445," calcext:value-type="string">
            <text:p>445,</text:p>
          </table:table-cell>
          <table:table-cell table:formula="of:=[.E142]&amp;&quot;,&quot;" office:value-type="string" office:string-value="755," calcext:value-type="string">
            <text:p>755,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2]+1" office:value-type="float" office:value="140" calcext:value-type="float">
            <text:p>140</text:p>
          </table:table-cell>
          <table:table-cell table:formula="of:=[.C142]+1" office:value-type="float" office:value="155" calcext:value-type="float">
            <text:p>155</text:p>
          </table:table-cell>
          <table:table-cell table:formula="of:=[.D142]-1" office:value-type="float" office:value="444" calcext:value-type="float">
            <text:p>444</text:p>
          </table:table-cell>
          <table:table-cell table:formula="of:=[.E142]+1" office:value-type="float" office:value="756" calcext:value-type="float">
            <text:p>756</text:p>
          </table:table-cell>
          <table:table-cell table:formula="of:=[.B143]&amp;&quot;,&quot;" office:value-type="string" office:string-value="140," calcext:value-type="string">
            <text:p>140,</text:p>
          </table:table-cell>
          <table:table-cell table:formula="of:=[.C143]&amp;&quot;,&quot;" office:value-type="string" office:string-value="155," calcext:value-type="string">
            <text:p>155,</text:p>
          </table:table-cell>
          <table:table-cell table:formula="of:=[.D143]&amp;&quot;,&quot;" office:value-type="string" office:string-value="444," calcext:value-type="string">
            <text:p>444,</text:p>
          </table:table-cell>
          <table:table-cell table:formula="of:=[.E143]&amp;&quot;,&quot;" office:value-type="string" office:string-value="756," calcext:value-type="string">
            <text:p>756,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3]+1" office:value-type="float" office:value="141" calcext:value-type="float">
            <text:p>141</text:p>
          </table:table-cell>
          <table:table-cell table:formula="of:=[.C143]+1" office:value-type="float" office:value="156" calcext:value-type="float">
            <text:p>156</text:p>
          </table:table-cell>
          <table:table-cell table:formula="of:=[.D143]-1" office:value-type="float" office:value="443" calcext:value-type="float">
            <text:p>443</text:p>
          </table:table-cell>
          <table:table-cell table:formula="of:=[.E143]+1" office:value-type="float" office:value="757" calcext:value-type="float">
            <text:p>757</text:p>
          </table:table-cell>
          <table:table-cell table:formula="of:=[.B144]&amp;&quot;,&quot;" office:value-type="string" office:string-value="141," calcext:value-type="string">
            <text:p>141,</text:p>
          </table:table-cell>
          <table:table-cell table:formula="of:=[.C144]&amp;&quot;,&quot;" office:value-type="string" office:string-value="156," calcext:value-type="string">
            <text:p>156,</text:p>
          </table:table-cell>
          <table:table-cell table:formula="of:=[.D144]&amp;&quot;,&quot;" office:value-type="string" office:string-value="443," calcext:value-type="string">
            <text:p>443,</text:p>
          </table:table-cell>
          <table:table-cell table:formula="of:=[.E144]&amp;&quot;,&quot;" office:value-type="string" office:string-value="757," calcext:value-type="string">
            <text:p>757,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4]+1" office:value-type="float" office:value="142" calcext:value-type="float">
            <text:p>142</text:p>
          </table:table-cell>
          <table:table-cell table:formula="of:=[.C144]+1" office:value-type="float" office:value="157" calcext:value-type="float">
            <text:p>157</text:p>
          </table:table-cell>
          <table:table-cell table:formula="of:=[.D144]-1" office:value-type="float" office:value="442" calcext:value-type="float">
            <text:p>442</text:p>
          </table:table-cell>
          <table:table-cell table:formula="of:=[.E144]+1" office:value-type="float" office:value="758" calcext:value-type="float">
            <text:p>758</text:p>
          </table:table-cell>
          <table:table-cell table:formula="of:=[.B145]&amp;&quot;,&quot;" office:value-type="string" office:string-value="142," calcext:value-type="string">
            <text:p>142,</text:p>
          </table:table-cell>
          <table:table-cell table:formula="of:=[.C145]&amp;&quot;,&quot;" office:value-type="string" office:string-value="157," calcext:value-type="string">
            <text:p>157,</text:p>
          </table:table-cell>
          <table:table-cell table:formula="of:=[.D145]&amp;&quot;,&quot;" office:value-type="string" office:string-value="442," calcext:value-type="string">
            <text:p>442,</text:p>
          </table:table-cell>
          <table:table-cell table:formula="of:=[.E145]&amp;&quot;,&quot;" office:value-type="string" office:string-value="758," calcext:value-type="string">
            <text:p>758,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5]+1" office:value-type="float" office:value="143" calcext:value-type="float">
            <text:p>143</text:p>
          </table:table-cell>
          <table:table-cell table:formula="of:=[.C145]+1" office:value-type="float" office:value="158" calcext:value-type="float">
            <text:p>158</text:p>
          </table:table-cell>
          <table:table-cell table:formula="of:=[.D145]-1" office:value-type="float" office:value="441" calcext:value-type="float">
            <text:p>441</text:p>
          </table:table-cell>
          <table:table-cell table:formula="of:=[.E145]+1" office:value-type="float" office:value="759" calcext:value-type="float">
            <text:p>759</text:p>
          </table:table-cell>
          <table:table-cell table:formula="of:=[.B146]&amp;&quot;,&quot;" office:value-type="string" office:string-value="143," calcext:value-type="string">
            <text:p>143,</text:p>
          </table:table-cell>
          <table:table-cell table:formula="of:=[.C146]&amp;&quot;,&quot;" office:value-type="string" office:string-value="158," calcext:value-type="string">
            <text:p>158,</text:p>
          </table:table-cell>
          <table:table-cell table:formula="of:=[.D146]&amp;&quot;,&quot;" office:value-type="string" office:string-value="441," calcext:value-type="string">
            <text:p>441,</text:p>
          </table:table-cell>
          <table:table-cell table:formula="of:=[.E146]&amp;&quot;,&quot;" office:value-type="string" office:string-value="759," calcext:value-type="string">
            <text:p>759,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6]+1" office:value-type="float" office:value="144" calcext:value-type="float">
            <text:p>144</text:p>
          </table:table-cell>
          <table:table-cell table:formula="of:=[.C146]+1" office:value-type="float" office:value="159" calcext:value-type="float">
            <text:p>159</text:p>
          </table:table-cell>
          <table:table-cell table:formula="of:=[.D146]-1" office:value-type="float" office:value="440" calcext:value-type="float">
            <text:p>440</text:p>
          </table:table-cell>
          <table:table-cell table:formula="of:=[.E146]+1" office:value-type="float" office:value="760" calcext:value-type="float">
            <text:p>760</text:p>
          </table:table-cell>
          <table:table-cell table:formula="of:=[.B147]&amp;&quot;,&quot;" office:value-type="string" office:string-value="144," calcext:value-type="string">
            <text:p>144,</text:p>
          </table:table-cell>
          <table:table-cell table:formula="of:=[.C147]&amp;&quot;,&quot;" office:value-type="string" office:string-value="159," calcext:value-type="string">
            <text:p>159,</text:p>
          </table:table-cell>
          <table:table-cell table:formula="of:=[.D147]&amp;&quot;,&quot;" office:value-type="string" office:string-value="440," calcext:value-type="string">
            <text:p>440,</text:p>
          </table:table-cell>
          <table:table-cell table:formula="of:=[.E147]&amp;&quot;,&quot;" office:value-type="string" office:string-value="760," calcext:value-type="string">
            <text:p>760,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7]+1" office:value-type="float" office:value="145" calcext:value-type="float">
            <text:p>145</text:p>
          </table:table-cell>
          <table:table-cell table:formula="of:=[.C147]+1" office:value-type="float" office:value="160" calcext:value-type="float">
            <text:p>160</text:p>
          </table:table-cell>
          <table:table-cell table:formula="of:=[.D147]-1" office:value-type="float" office:value="439" calcext:value-type="float">
            <text:p>439</text:p>
          </table:table-cell>
          <table:table-cell table:formula="of:=[.E147]+1" office:value-type="float" office:value="761" calcext:value-type="float">
            <text:p>761</text:p>
          </table:table-cell>
          <table:table-cell table:formula="of:=[.B148]&amp;&quot;,&quot;" office:value-type="string" office:string-value="145," calcext:value-type="string">
            <text:p>145,</text:p>
          </table:table-cell>
          <table:table-cell table:formula="of:=[.C148]&amp;&quot;,&quot;" office:value-type="string" office:string-value="160," calcext:value-type="string">
            <text:p>160,</text:p>
          </table:table-cell>
          <table:table-cell table:formula="of:=[.D148]&amp;&quot;,&quot;" office:value-type="string" office:string-value="439," calcext:value-type="string">
            <text:p>439,</text:p>
          </table:table-cell>
          <table:table-cell table:formula="of:=[.E148]&amp;&quot;,&quot;" office:value-type="string" office:string-value="761," calcext:value-type="string">
            <text:p>761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8]+1" office:value-type="float" office:value="146" calcext:value-type="float">
            <text:p>146</text:p>
          </table:table-cell>
          <table:table-cell table:formula="of:=[.C148]+1" office:value-type="float" office:value="161" calcext:value-type="float">
            <text:p>161</text:p>
          </table:table-cell>
          <table:table-cell table:formula="of:=[.D148]-1" office:value-type="float" office:value="438" calcext:value-type="float">
            <text:p>438</text:p>
          </table:table-cell>
          <table:table-cell table:formula="of:=[.E148]+1" office:value-type="float" office:value="762" calcext:value-type="float">
            <text:p>762</text:p>
          </table:table-cell>
          <table:table-cell table:formula="of:=[.B149]&amp;&quot;,&quot;" office:value-type="string" office:string-value="146," calcext:value-type="string">
            <text:p>146,</text:p>
          </table:table-cell>
          <table:table-cell table:formula="of:=[.C149]&amp;&quot;,&quot;" office:value-type="string" office:string-value="161," calcext:value-type="string">
            <text:p>161,</text:p>
          </table:table-cell>
          <table:table-cell table:formula="of:=[.D149]&amp;&quot;,&quot;" office:value-type="string" office:string-value="438," calcext:value-type="string">
            <text:p>438,</text:p>
          </table:table-cell>
          <table:table-cell table:formula="of:=[.E149]&amp;&quot;,&quot;" office:value-type="string" office:string-value="762," calcext:value-type="string">
            <text:p>762,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9]+1" office:value-type="float" office:value="147" calcext:value-type="float">
            <text:p>147</text:p>
          </table:table-cell>
          <table:table-cell table:formula="of:=[.C149]+1" office:value-type="float" office:value="162" calcext:value-type="float">
            <text:p>162</text:p>
          </table:table-cell>
          <table:table-cell table:formula="of:=[.D149]-1" office:value-type="float" office:value="437" calcext:value-type="float">
            <text:p>437</text:p>
          </table:table-cell>
          <table:table-cell table:formula="of:=[.E149]+1" office:value-type="float" office:value="763" calcext:value-type="float">
            <text:p>763</text:p>
          </table:table-cell>
          <table:table-cell table:formula="of:=[.B150]&amp;&quot;,&quot;" office:value-type="string" office:string-value="147," calcext:value-type="string">
            <text:p>147,</text:p>
          </table:table-cell>
          <table:table-cell table:formula="of:=[.C150]&amp;&quot;,&quot;" office:value-type="string" office:string-value="162," calcext:value-type="string">
            <text:p>162,</text:p>
          </table:table-cell>
          <table:table-cell table:formula="of:=[.D150]&amp;&quot;,&quot;" office:value-type="string" office:string-value="437," calcext:value-type="string">
            <text:p>437,</text:p>
          </table:table-cell>
          <table:table-cell table:formula="of:=[.E150]&amp;&quot;,&quot;" office:value-type="string" office:string-value="763," calcext:value-type="string">
            <text:p>763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50]+1" office:value-type="float" office:value="148" calcext:value-type="float">
            <text:p>148</text:p>
          </table:table-cell>
          <table:table-cell table:formula="of:=[.C150]+1" office:value-type="float" office:value="163" calcext:value-type="float">
            <text:p>163</text:p>
          </table:table-cell>
          <table:table-cell table:formula="of:=[.D150]-1" office:value-type="float" office:value="436" calcext:value-type="float">
            <text:p>436</text:p>
          </table:table-cell>
          <table:table-cell table:formula="of:=[.E150]+1" office:value-type="float" office:value="764" calcext:value-type="float">
            <text:p>764</text:p>
          </table:table-cell>
          <table:table-cell table:formula="of:=[.B151]&amp;&quot;,&quot;" office:value-type="string" office:string-value="148," calcext:value-type="string">
            <text:p>148,</text:p>
          </table:table-cell>
          <table:table-cell table:formula="of:=[.C151]&amp;&quot;,&quot;" office:value-type="string" office:string-value="163," calcext:value-type="string">
            <text:p>163,</text:p>
          </table:table-cell>
          <table:table-cell table:formula="of:=[.D151]&amp;&quot;,&quot;" office:value-type="string" office:string-value="436," calcext:value-type="string">
            <text:p>436,</text:p>
          </table:table-cell>
          <table:table-cell table:formula="of:=[.E151]&amp;&quot;,&quot;" office:value-type="string" office:string-value="764," calcext:value-type="string">
            <text:p>764,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1]+1" office:value-type="float" office:value="149" calcext:value-type="float">
            <text:p>149</text:p>
          </table:table-cell>
          <table:table-cell table:formula="of:=[.C151]+1" office:value-type="float" office:value="164" calcext:value-type="float">
            <text:p>164</text:p>
          </table:table-cell>
          <table:table-cell table:formula="of:=[.D151]-1" office:value-type="float" office:value="435" calcext:value-type="float">
            <text:p>435</text:p>
          </table:table-cell>
          <table:table-cell table:formula="of:=[.E151]+1" office:value-type="float" office:value="765" calcext:value-type="float">
            <text:p>765</text:p>
          </table:table-cell>
          <table:table-cell table:formula="of:=[.B152]&amp;&quot;,&quot;" office:value-type="string" office:string-value="149," calcext:value-type="string">
            <text:p>149,</text:p>
          </table:table-cell>
          <table:table-cell table:formula="of:=[.C152]&amp;&quot;,&quot;" office:value-type="string" office:string-value="164," calcext:value-type="string">
            <text:p>164,</text:p>
          </table:table-cell>
          <table:table-cell table:formula="of:=[.D152]&amp;&quot;,&quot;" office:value-type="string" office:string-value="435," calcext:value-type="string">
            <text:p>435,</text:p>
          </table:table-cell>
          <table:table-cell table:formula="of:=[.E152]&amp;&quot;,&quot;" office:value-type="string" office:string-value="765," calcext:value-type="string">
            <text:p>765,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2]+1" office:value-type="float" office:value="150" calcext:value-type="float">
            <text:p>150</text:p>
          </table:table-cell>
          <table:table-cell table:formula="of:=[.C152]+1" office:value-type="float" office:value="165" calcext:value-type="float">
            <text:p>165</text:p>
          </table:table-cell>
          <table:table-cell table:formula="of:=[.D152]-1" office:value-type="float" office:value="434" calcext:value-type="float">
            <text:p>434</text:p>
          </table:table-cell>
          <table:table-cell table:formula="of:=[.E152]+1" office:value-type="float" office:value="766" calcext:value-type="float">
            <text:p>766</text:p>
          </table:table-cell>
          <table:table-cell table:formula="of:=[.B153]&amp;&quot;,&quot;" office:value-type="string" office:string-value="150," calcext:value-type="string">
            <text:p>150,</text:p>
          </table:table-cell>
          <table:table-cell table:formula="of:=[.C153]&amp;&quot;,&quot;" office:value-type="string" office:string-value="165," calcext:value-type="string">
            <text:p>165,</text:p>
          </table:table-cell>
          <table:table-cell table:formula="of:=[.D153]&amp;&quot;,&quot;" office:value-type="string" office:string-value="434," calcext:value-type="string">
            <text:p>434,</text:p>
          </table:table-cell>
          <table:table-cell table:formula="of:=[.E153]&amp;&quot;,&quot;" office:value-type="string" office:string-value="766," calcext:value-type="string">
            <text:p>766,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3]+1" office:value-type="float" office:value="151" calcext:value-type="float">
            <text:p>151</text:p>
          </table:table-cell>
          <table:table-cell table:formula="of:=[.C153]+1" office:value-type="float" office:value="166" calcext:value-type="float">
            <text:p>166</text:p>
          </table:table-cell>
          <table:table-cell table:formula="of:=[.D153]-1" office:value-type="float" office:value="433" calcext:value-type="float">
            <text:p>433</text:p>
          </table:table-cell>
          <table:table-cell table:formula="of:=[.E153]+1" office:value-type="float" office:value="767" calcext:value-type="float">
            <text:p>767</text:p>
          </table:table-cell>
          <table:table-cell table:formula="of:=[.B154]&amp;&quot;,&quot;" office:value-type="string" office:string-value="151," calcext:value-type="string">
            <text:p>151,</text:p>
          </table:table-cell>
          <table:table-cell table:formula="of:=[.C154]&amp;&quot;,&quot;" office:value-type="string" office:string-value="166," calcext:value-type="string">
            <text:p>166,</text:p>
          </table:table-cell>
          <table:table-cell table:formula="of:=[.D154]&amp;&quot;,&quot;" office:value-type="string" office:string-value="433," calcext:value-type="string">
            <text:p>433,</text:p>
          </table:table-cell>
          <table:table-cell table:formula="of:=[.E154]&amp;&quot;,&quot;" office:value-type="string" office:string-value="767," calcext:value-type="string">
            <text:p>767,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4]+1" office:value-type="float" office:value="152" calcext:value-type="float">
            <text:p>152</text:p>
          </table:table-cell>
          <table:table-cell table:formula="of:=[.C154]+1" office:value-type="float" office:value="167" calcext:value-type="float">
            <text:p>167</text:p>
          </table:table-cell>
          <table:table-cell table:formula="of:=[.D154]-1" office:value-type="float" office:value="432" calcext:value-type="float">
            <text:p>432</text:p>
          </table:table-cell>
          <table:table-cell table:formula="of:=[.E154]+1" office:value-type="float" office:value="768" calcext:value-type="float">
            <text:p>768</text:p>
          </table:table-cell>
          <table:table-cell table:formula="of:=[.B155]&amp;&quot;,&quot;" office:value-type="string" office:string-value="152," calcext:value-type="string">
            <text:p>152,</text:p>
          </table:table-cell>
          <table:table-cell table:formula="of:=[.C155]&amp;&quot;,&quot;" office:value-type="string" office:string-value="167," calcext:value-type="string">
            <text:p>167,</text:p>
          </table:table-cell>
          <table:table-cell table:formula="of:=[.D155]&amp;&quot;,&quot;" office:value-type="string" office:string-value="432," calcext:value-type="string">
            <text:p>432,</text:p>
          </table:table-cell>
          <table:table-cell table:formula="of:=[.E155]&amp;&quot;,&quot;" office:value-type="string" office:string-value="768," calcext:value-type="string">
            <text:p>768,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5]+1" office:value-type="float" office:value="153" calcext:value-type="float">
            <text:p>153</text:p>
          </table:table-cell>
          <table:table-cell table:formula="of:=[.C155]+1" office:value-type="float" office:value="168" calcext:value-type="float">
            <text:p>168</text:p>
          </table:table-cell>
          <table:table-cell table:formula="of:=[.D155]-1" office:value-type="float" office:value="431" calcext:value-type="float">
            <text:p>431</text:p>
          </table:table-cell>
          <table:table-cell table:formula="of:=[.E155]+1" office:value-type="float" office:value="769" calcext:value-type="float">
            <text:p>769</text:p>
          </table:table-cell>
          <table:table-cell table:formula="of:=[.B156]&amp;&quot;,&quot;" office:value-type="string" office:string-value="153," calcext:value-type="string">
            <text:p>153,</text:p>
          </table:table-cell>
          <table:table-cell table:formula="of:=[.C156]&amp;&quot;,&quot;" office:value-type="string" office:string-value="168," calcext:value-type="string">
            <text:p>168,</text:p>
          </table:table-cell>
          <table:table-cell table:formula="of:=[.D156]&amp;&quot;,&quot;" office:value-type="string" office:string-value="431," calcext:value-type="string">
            <text:p>431,</text:p>
          </table:table-cell>
          <table:table-cell table:formula="of:=[.E156]&amp;&quot;,&quot;" office:value-type="string" office:string-value="769," calcext:value-type="string">
            <text:p>769,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6]+1" office:value-type="float" office:value="154" calcext:value-type="float">
            <text:p>154</text:p>
          </table:table-cell>
          <table:table-cell table:formula="of:=[.C156]+1" office:value-type="float" office:value="169" calcext:value-type="float">
            <text:p>169</text:p>
          </table:table-cell>
          <table:table-cell table:formula="of:=[.D156]-1" office:value-type="float" office:value="430" calcext:value-type="float">
            <text:p>430</text:p>
          </table:table-cell>
          <table:table-cell table:formula="of:=[.E156]+1" office:value-type="float" office:value="770" calcext:value-type="float">
            <text:p>770</text:p>
          </table:table-cell>
          <table:table-cell table:formula="of:=[.B157]&amp;&quot;,&quot;" office:value-type="string" office:string-value="154," calcext:value-type="string">
            <text:p>154,</text:p>
          </table:table-cell>
          <table:table-cell table:formula="of:=[.C157]&amp;&quot;,&quot;" office:value-type="string" office:string-value="169," calcext:value-type="string">
            <text:p>169,</text:p>
          </table:table-cell>
          <table:table-cell table:formula="of:=[.D157]&amp;&quot;,&quot;" office:value-type="string" office:string-value="430," calcext:value-type="string">
            <text:p>430,</text:p>
          </table:table-cell>
          <table:table-cell table:formula="of:=[.E157]&amp;&quot;,&quot;" office:value-type="string" office:string-value="770," calcext:value-type="string">
            <text:p>770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7]+1" office:value-type="float" office:value="155" calcext:value-type="float">
            <text:p>155</text:p>
          </table:table-cell>
          <table:table-cell table:formula="of:=[.C157]+1" office:value-type="float" office:value="170" calcext:value-type="float">
            <text:p>170</text:p>
          </table:table-cell>
          <table:table-cell table:formula="of:=[.D157]-1" office:value-type="float" office:value="429" calcext:value-type="float">
            <text:p>429</text:p>
          </table:table-cell>
          <table:table-cell table:formula="of:=[.E157]+1" office:value-type="float" office:value="771" calcext:value-type="float">
            <text:p>771</text:p>
          </table:table-cell>
          <table:table-cell table:formula="of:=[.B158]&amp;&quot;,&quot;" office:value-type="string" office:string-value="155," calcext:value-type="string">
            <text:p>155,</text:p>
          </table:table-cell>
          <table:table-cell table:formula="of:=[.C158]&amp;&quot;,&quot;" office:value-type="string" office:string-value="170," calcext:value-type="string">
            <text:p>170,</text:p>
          </table:table-cell>
          <table:table-cell table:formula="of:=[.D158]&amp;&quot;,&quot;" office:value-type="string" office:string-value="429," calcext:value-type="string">
            <text:p>429,</text:p>
          </table:table-cell>
          <table:table-cell table:formula="of:=[.E158]&amp;&quot;,&quot;" office:value-type="string" office:string-value="771," calcext:value-type="string">
            <text:p>771,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8]+1" office:value-type="float" office:value="156" calcext:value-type="float">
            <text:p>156</text:p>
          </table:table-cell>
          <table:table-cell table:formula="of:=[.C158]+1" office:value-type="float" office:value="171" calcext:value-type="float">
            <text:p>171</text:p>
          </table:table-cell>
          <table:table-cell table:formula="of:=[.D158]-1" office:value-type="float" office:value="428" calcext:value-type="float">
            <text:p>428</text:p>
          </table:table-cell>
          <table:table-cell table:formula="of:=[.E158]+1" office:value-type="float" office:value="772" calcext:value-type="float">
            <text:p>772</text:p>
          </table:table-cell>
          <table:table-cell table:formula="of:=[.B159]&amp;&quot;,&quot;" office:value-type="string" office:string-value="156," calcext:value-type="string">
            <text:p>156,</text:p>
          </table:table-cell>
          <table:table-cell table:formula="of:=[.C159]&amp;&quot;,&quot;" office:value-type="string" office:string-value="171," calcext:value-type="string">
            <text:p>171,</text:p>
          </table:table-cell>
          <table:table-cell table:formula="of:=[.D159]&amp;&quot;,&quot;" office:value-type="string" office:string-value="428," calcext:value-type="string">
            <text:p>428,</text:p>
          </table:table-cell>
          <table:table-cell table:formula="of:=[.E159]&amp;&quot;,&quot;" office:value-type="string" office:string-value="772," calcext:value-type="string">
            <text:p>772,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9]+1" office:value-type="float" office:value="157" calcext:value-type="float">
            <text:p>157</text:p>
          </table:table-cell>
          <table:table-cell table:formula="of:=[.C159]+1" office:value-type="float" office:value="172" calcext:value-type="float">
            <text:p>172</text:p>
          </table:table-cell>
          <table:table-cell table:formula="of:=[.D159]-1" office:value-type="float" office:value="427" calcext:value-type="float">
            <text:p>427</text:p>
          </table:table-cell>
          <table:table-cell table:formula="of:=[.E159]+1" office:value-type="float" office:value="773" calcext:value-type="float">
            <text:p>773</text:p>
          </table:table-cell>
          <table:table-cell table:formula="of:=[.B160]&amp;&quot;,&quot;" office:value-type="string" office:string-value="157," calcext:value-type="string">
            <text:p>157,</text:p>
          </table:table-cell>
          <table:table-cell table:formula="of:=[.C160]&amp;&quot;,&quot;" office:value-type="string" office:string-value="172," calcext:value-type="string">
            <text:p>172,</text:p>
          </table:table-cell>
          <table:table-cell table:formula="of:=[.D160]&amp;&quot;,&quot;" office:value-type="string" office:string-value="427," calcext:value-type="string">
            <text:p>427,</text:p>
          </table:table-cell>
          <table:table-cell table:formula="of:=[.E160]&amp;&quot;,&quot;" office:value-type="string" office:string-value="773," calcext:value-type="string">
            <text:p>773,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60]+1" office:value-type="float" office:value="158" calcext:value-type="float">
            <text:p>158</text:p>
          </table:table-cell>
          <table:table-cell table:formula="of:=[.C160]+1" office:value-type="float" office:value="173" calcext:value-type="float">
            <text:p>173</text:p>
          </table:table-cell>
          <table:table-cell table:formula="of:=[.D160]-1" office:value-type="float" office:value="426" calcext:value-type="float">
            <text:p>426</text:p>
          </table:table-cell>
          <table:table-cell table:formula="of:=[.E160]+1" office:value-type="float" office:value="774" calcext:value-type="float">
            <text:p>774</text:p>
          </table:table-cell>
          <table:table-cell table:formula="of:=[.B161]&amp;&quot;,&quot;" office:value-type="string" office:string-value="158," calcext:value-type="string">
            <text:p>158,</text:p>
          </table:table-cell>
          <table:table-cell table:formula="of:=[.C161]&amp;&quot;,&quot;" office:value-type="string" office:string-value="173," calcext:value-type="string">
            <text:p>173,</text:p>
          </table:table-cell>
          <table:table-cell table:formula="of:=[.D161]&amp;&quot;,&quot;" office:value-type="string" office:string-value="426," calcext:value-type="string">
            <text:p>426,</text:p>
          </table:table-cell>
          <table:table-cell table:formula="of:=[.E161]&amp;&quot;,&quot;" office:value-type="string" office:string-value="774," calcext:value-type="string">
            <text:p>774,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1]+1" office:value-type="float" office:value="159" calcext:value-type="float">
            <text:p>159</text:p>
          </table:table-cell>
          <table:table-cell table:formula="of:=[.C161]+1" office:value-type="float" office:value="174" calcext:value-type="float">
            <text:p>174</text:p>
          </table:table-cell>
          <table:table-cell table:formula="of:=[.D161]-1" office:value-type="float" office:value="425" calcext:value-type="float">
            <text:p>425</text:p>
          </table:table-cell>
          <table:table-cell table:formula="of:=[.E161]+1" office:value-type="float" office:value="775" calcext:value-type="float">
            <text:p>775</text:p>
          </table:table-cell>
          <table:table-cell table:formula="of:=[.B162]&amp;&quot;,&quot;" office:value-type="string" office:string-value="159," calcext:value-type="string">
            <text:p>159,</text:p>
          </table:table-cell>
          <table:table-cell table:formula="of:=[.C162]&amp;&quot;,&quot;" office:value-type="string" office:string-value="174," calcext:value-type="string">
            <text:p>174,</text:p>
          </table:table-cell>
          <table:table-cell table:formula="of:=[.D162]&amp;&quot;,&quot;" office:value-type="string" office:string-value="425," calcext:value-type="string">
            <text:p>425,</text:p>
          </table:table-cell>
          <table:table-cell table:formula="of:=[.E162]&amp;&quot;,&quot;" office:value-type="string" office:string-value="775," calcext:value-type="string">
            <text:p>775,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2]+1" office:value-type="float" office:value="160" calcext:value-type="float">
            <text:p>160</text:p>
          </table:table-cell>
          <table:table-cell table:formula="of:=[.C162]+1" office:value-type="float" office:value="175" calcext:value-type="float">
            <text:p>175</text:p>
          </table:table-cell>
          <table:table-cell table:formula="of:=[.D162]-1" office:value-type="float" office:value="424" calcext:value-type="float">
            <text:p>424</text:p>
          </table:table-cell>
          <table:table-cell table:formula="of:=[.E162]+1" office:value-type="float" office:value="776" calcext:value-type="float">
            <text:p>776</text:p>
          </table:table-cell>
          <table:table-cell table:formula="of:=[.B163]&amp;&quot;,&quot;" office:value-type="string" office:string-value="160," calcext:value-type="string">
            <text:p>160,</text:p>
          </table:table-cell>
          <table:table-cell table:formula="of:=[.C163]&amp;&quot;,&quot;" office:value-type="string" office:string-value="175," calcext:value-type="string">
            <text:p>175,</text:p>
          </table:table-cell>
          <table:table-cell table:formula="of:=[.D163]&amp;&quot;,&quot;" office:value-type="string" office:string-value="424," calcext:value-type="string">
            <text:p>424,</text:p>
          </table:table-cell>
          <table:table-cell table:formula="of:=[.E163]&amp;&quot;,&quot;" office:value-type="string" office:string-value="776," calcext:value-type="string">
            <text:p>776,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3]+1" office:value-type="float" office:value="161" calcext:value-type="float">
            <text:p>161</text:p>
          </table:table-cell>
          <table:table-cell table:formula="of:=[.C163]+1" office:value-type="float" office:value="176" calcext:value-type="float">
            <text:p>176</text:p>
          </table:table-cell>
          <table:table-cell table:formula="of:=[.D163]-1" office:value-type="float" office:value="423" calcext:value-type="float">
            <text:p>423</text:p>
          </table:table-cell>
          <table:table-cell table:formula="of:=[.E163]+1" office:value-type="float" office:value="777" calcext:value-type="float">
            <text:p>777</text:p>
          </table:table-cell>
          <table:table-cell table:formula="of:=[.B164]&amp;&quot;,&quot;" office:value-type="string" office:string-value="161," calcext:value-type="string">
            <text:p>161,</text:p>
          </table:table-cell>
          <table:table-cell table:formula="of:=[.C164]&amp;&quot;,&quot;" office:value-type="string" office:string-value="176," calcext:value-type="string">
            <text:p>176,</text:p>
          </table:table-cell>
          <table:table-cell table:formula="of:=[.D164]&amp;&quot;,&quot;" office:value-type="string" office:string-value="423," calcext:value-type="string">
            <text:p>423,</text:p>
          </table:table-cell>
          <table:table-cell table:formula="of:=[.E164]&amp;&quot;,&quot;" office:value-type="string" office:string-value="777," calcext:value-type="string">
            <text:p>777,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4]+1" office:value-type="float" office:value="162" calcext:value-type="float">
            <text:p>162</text:p>
          </table:table-cell>
          <table:table-cell table:formula="of:=[.C164]+1" office:value-type="float" office:value="177" calcext:value-type="float">
            <text:p>177</text:p>
          </table:table-cell>
          <table:table-cell table:formula="of:=[.D164]-1" office:value-type="float" office:value="422" calcext:value-type="float">
            <text:p>422</text:p>
          </table:table-cell>
          <table:table-cell table:formula="of:=[.E164]+1" office:value-type="float" office:value="778" calcext:value-type="float">
            <text:p>778</text:p>
          </table:table-cell>
          <table:table-cell table:formula="of:=[.B165]&amp;&quot;,&quot;" office:value-type="string" office:string-value="162," calcext:value-type="string">
            <text:p>162,</text:p>
          </table:table-cell>
          <table:table-cell table:formula="of:=[.C165]&amp;&quot;,&quot;" office:value-type="string" office:string-value="177," calcext:value-type="string">
            <text:p>177,</text:p>
          </table:table-cell>
          <table:table-cell table:formula="of:=[.D165]&amp;&quot;,&quot;" office:value-type="string" office:string-value="422," calcext:value-type="string">
            <text:p>422,</text:p>
          </table:table-cell>
          <table:table-cell table:formula="of:=[.E165]&amp;&quot;,&quot;" office:value-type="string" office:string-value="778," calcext:value-type="string">
            <text:p>778,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5]+1" office:value-type="float" office:value="163" calcext:value-type="float">
            <text:p>163</text:p>
          </table:table-cell>
          <table:table-cell table:formula="of:=[.C165]+1" office:value-type="float" office:value="178" calcext:value-type="float">
            <text:p>178</text:p>
          </table:table-cell>
          <table:table-cell table:formula="of:=[.D165]-1" office:value-type="float" office:value="421" calcext:value-type="float">
            <text:p>421</text:p>
          </table:table-cell>
          <table:table-cell table:formula="of:=[.E165]+1" office:value-type="float" office:value="779" calcext:value-type="float">
            <text:p>779</text:p>
          </table:table-cell>
          <table:table-cell table:formula="of:=[.B166]&amp;&quot;,&quot;" office:value-type="string" office:string-value="163," calcext:value-type="string">
            <text:p>163,</text:p>
          </table:table-cell>
          <table:table-cell table:formula="of:=[.C166]&amp;&quot;,&quot;" office:value-type="string" office:string-value="178," calcext:value-type="string">
            <text:p>178,</text:p>
          </table:table-cell>
          <table:table-cell table:formula="of:=[.D166]&amp;&quot;,&quot;" office:value-type="string" office:string-value="421," calcext:value-type="string">
            <text:p>421,</text:p>
          </table:table-cell>
          <table:table-cell table:formula="of:=[.E166]&amp;&quot;,&quot;" office:value-type="string" office:string-value="779," calcext:value-type="string">
            <text:p>779,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6]+1" office:value-type="float" office:value="164" calcext:value-type="float">
            <text:p>164</text:p>
          </table:table-cell>
          <table:table-cell table:formula="of:=[.C166]+1" office:value-type="float" office:value="179" calcext:value-type="float">
            <text:p>179</text:p>
          </table:table-cell>
          <table:table-cell table:formula="of:=[.D166]-1" office:value-type="float" office:value="420" calcext:value-type="float">
            <text:p>420</text:p>
          </table:table-cell>
          <table:table-cell table:formula="of:=[.E166]+1" office:value-type="float" office:value="780" calcext:value-type="float">
            <text:p>780</text:p>
          </table:table-cell>
          <table:table-cell table:formula="of:=[.B167]&amp;&quot;,&quot;" office:value-type="string" office:string-value="164," calcext:value-type="string">
            <text:p>164,</text:p>
          </table:table-cell>
          <table:table-cell table:formula="of:=[.C167]&amp;&quot;,&quot;" office:value-type="string" office:string-value="179," calcext:value-type="string">
            <text:p>179,</text:p>
          </table:table-cell>
          <table:table-cell table:formula="of:=[.D167]&amp;&quot;,&quot;" office:value-type="string" office:string-value="420," calcext:value-type="string">
            <text:p>420,</text:p>
          </table:table-cell>
          <table:table-cell table:formula="of:=[.E167]&amp;&quot;,&quot;" office:value-type="string" office:string-value="780," calcext:value-type="string">
            <text:p>780,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7]+1" office:value-type="float" office:value="165" calcext:value-type="float">
            <text:p>165</text:p>
          </table:table-cell>
          <table:table-cell table:formula="of:=[.C167]+1" office:value-type="float" office:value="180" calcext:value-type="float">
            <text:p>180</text:p>
          </table:table-cell>
          <table:table-cell table:formula="of:=[.D167]-1" office:value-type="float" office:value="419" calcext:value-type="float">
            <text:p>419</text:p>
          </table:table-cell>
          <table:table-cell table:formula="of:=[.E167]+1" office:value-type="float" office:value="781" calcext:value-type="float">
            <text:p>781</text:p>
          </table:table-cell>
          <table:table-cell table:formula="of:=[.B168]&amp;&quot;,&quot;" office:value-type="string" office:string-value="165," calcext:value-type="string">
            <text:p>165,</text:p>
          </table:table-cell>
          <table:table-cell table:formula="of:=[.C168]&amp;&quot;,&quot;" office:value-type="string" office:string-value="180," calcext:value-type="string">
            <text:p>180,</text:p>
          </table:table-cell>
          <table:table-cell table:formula="of:=[.D168]&amp;&quot;,&quot;" office:value-type="string" office:string-value="419," calcext:value-type="string">
            <text:p>419,</text:p>
          </table:table-cell>
          <table:table-cell table:formula="of:=[.E168]&amp;&quot;,&quot;" office:value-type="string" office:string-value="781," calcext:value-type="string">
            <text:p>781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8]+1" office:value-type="float" office:value="166" calcext:value-type="float">
            <text:p>166</text:p>
          </table:table-cell>
          <table:table-cell table:formula="of:=[.C168]+1" office:value-type="float" office:value="181" calcext:value-type="float">
            <text:p>181</text:p>
          </table:table-cell>
          <table:table-cell table:formula="of:=[.D168]-1" office:value-type="float" office:value="418" calcext:value-type="float">
            <text:p>418</text:p>
          </table:table-cell>
          <table:table-cell table:formula="of:=[.E168]+1" office:value-type="float" office:value="782" calcext:value-type="float">
            <text:p>782</text:p>
          </table:table-cell>
          <table:table-cell table:formula="of:=[.B169]&amp;&quot;,&quot;" office:value-type="string" office:string-value="166," calcext:value-type="string">
            <text:p>166,</text:p>
          </table:table-cell>
          <table:table-cell table:formula="of:=[.C169]&amp;&quot;,&quot;" office:value-type="string" office:string-value="181," calcext:value-type="string">
            <text:p>181,</text:p>
          </table:table-cell>
          <table:table-cell table:formula="of:=[.D169]&amp;&quot;,&quot;" office:value-type="string" office:string-value="418," calcext:value-type="string">
            <text:p>418,</text:p>
          </table:table-cell>
          <table:table-cell table:formula="of:=[.E169]&amp;&quot;,&quot;" office:value-type="string" office:string-value="782," calcext:value-type="string">
            <text:p>782,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9]+1" office:value-type="float" office:value="167" calcext:value-type="float">
            <text:p>167</text:p>
          </table:table-cell>
          <table:table-cell table:formula="of:=[.C169]+1" office:value-type="float" office:value="182" calcext:value-type="float">
            <text:p>182</text:p>
          </table:table-cell>
          <table:table-cell table:formula="of:=[.D169]-1" office:value-type="float" office:value="417" calcext:value-type="float">
            <text:p>417</text:p>
          </table:table-cell>
          <table:table-cell table:formula="of:=[.E169]+1" office:value-type="float" office:value="783" calcext:value-type="float">
            <text:p>783</text:p>
          </table:table-cell>
          <table:table-cell table:formula="of:=[.B170]&amp;&quot;,&quot;" office:value-type="string" office:string-value="167," calcext:value-type="string">
            <text:p>167,</text:p>
          </table:table-cell>
          <table:table-cell table:formula="of:=[.C170]&amp;&quot;,&quot;" office:value-type="string" office:string-value="182," calcext:value-type="string">
            <text:p>182,</text:p>
          </table:table-cell>
          <table:table-cell table:formula="of:=[.D170]&amp;&quot;,&quot;" office:value-type="string" office:string-value="417," calcext:value-type="string">
            <text:p>417,</text:p>
          </table:table-cell>
          <table:table-cell table:formula="of:=[.E170]&amp;&quot;,&quot;" office:value-type="string" office:string-value="783," calcext:value-type="string">
            <text:p>783,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70]+1" office:value-type="float" office:value="168" calcext:value-type="float">
            <text:p>168</text:p>
          </table:table-cell>
          <table:table-cell table:formula="of:=[.C170]+1" office:value-type="float" office:value="183" calcext:value-type="float">
            <text:p>183</text:p>
          </table:table-cell>
          <table:table-cell table:formula="of:=[.D170]-1" office:value-type="float" office:value="416" calcext:value-type="float">
            <text:p>416</text:p>
          </table:table-cell>
          <table:table-cell table:formula="of:=[.E170]+1" office:value-type="float" office:value="784" calcext:value-type="float">
            <text:p>784</text:p>
          </table:table-cell>
          <table:table-cell table:formula="of:=[.B171]&amp;&quot;,&quot;" office:value-type="string" office:string-value="168," calcext:value-type="string">
            <text:p>168,</text:p>
          </table:table-cell>
          <table:table-cell table:formula="of:=[.C171]&amp;&quot;,&quot;" office:value-type="string" office:string-value="183," calcext:value-type="string">
            <text:p>183,</text:p>
          </table:table-cell>
          <table:table-cell table:formula="of:=[.D171]&amp;&quot;,&quot;" office:value-type="string" office:string-value="416," calcext:value-type="string">
            <text:p>416,</text:p>
          </table:table-cell>
          <table:table-cell table:formula="of:=[.E171]&amp;&quot;,&quot;" office:value-type="string" office:string-value="784," calcext:value-type="string">
            <text:p>784,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1]+1" office:value-type="float" office:value="169" calcext:value-type="float">
            <text:p>169</text:p>
          </table:table-cell>
          <table:table-cell table:formula="of:=[.C171]+1" office:value-type="float" office:value="184" calcext:value-type="float">
            <text:p>184</text:p>
          </table:table-cell>
          <table:table-cell table:formula="of:=[.D171]-1" office:value-type="float" office:value="415" calcext:value-type="float">
            <text:p>415</text:p>
          </table:table-cell>
          <table:table-cell table:formula="of:=[.E171]+1" office:value-type="float" office:value="785" calcext:value-type="float">
            <text:p>785</text:p>
          </table:table-cell>
          <table:table-cell table:formula="of:=[.B172]&amp;&quot;,&quot;" office:value-type="string" office:string-value="169," calcext:value-type="string">
            <text:p>169,</text:p>
          </table:table-cell>
          <table:table-cell table:formula="of:=[.C172]&amp;&quot;,&quot;" office:value-type="string" office:string-value="184," calcext:value-type="string">
            <text:p>184,</text:p>
          </table:table-cell>
          <table:table-cell table:formula="of:=[.D172]&amp;&quot;,&quot;" office:value-type="string" office:string-value="415," calcext:value-type="string">
            <text:p>415,</text:p>
          </table:table-cell>
          <table:table-cell table:formula="of:=[.E172]&amp;&quot;,&quot;" office:value-type="string" office:string-value="785," calcext:value-type="string">
            <text:p>785,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2]+1" office:value-type="float" office:value="170" calcext:value-type="float">
            <text:p>170</text:p>
          </table:table-cell>
          <table:table-cell table:formula="of:=[.C172]+1" office:value-type="float" office:value="185" calcext:value-type="float">
            <text:p>185</text:p>
          </table:table-cell>
          <table:table-cell table:formula="of:=[.D172]-1" office:value-type="float" office:value="414" calcext:value-type="float">
            <text:p>414</text:p>
          </table:table-cell>
          <table:table-cell table:formula="of:=[.E172]+1" office:value-type="float" office:value="786" calcext:value-type="float">
            <text:p>786</text:p>
          </table:table-cell>
          <table:table-cell table:formula="of:=[.B173]&amp;&quot;,&quot;" office:value-type="string" office:string-value="170," calcext:value-type="string">
            <text:p>170,</text:p>
          </table:table-cell>
          <table:table-cell table:formula="of:=[.C173]&amp;&quot;,&quot;" office:value-type="string" office:string-value="185," calcext:value-type="string">
            <text:p>185,</text:p>
          </table:table-cell>
          <table:table-cell table:formula="of:=[.D173]&amp;&quot;,&quot;" office:value-type="string" office:string-value="414," calcext:value-type="string">
            <text:p>414,</text:p>
          </table:table-cell>
          <table:table-cell table:formula="of:=[.E173]&amp;&quot;,&quot;" office:value-type="string" office:string-value="786," calcext:value-type="string">
            <text:p>786,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3]+1" office:value-type="float" office:value="171" calcext:value-type="float">
            <text:p>171</text:p>
          </table:table-cell>
          <table:table-cell table:formula="of:=[.C173]+1" office:value-type="float" office:value="186" calcext:value-type="float">
            <text:p>186</text:p>
          </table:table-cell>
          <table:table-cell table:formula="of:=[.D173]-1" office:value-type="float" office:value="413" calcext:value-type="float">
            <text:p>413</text:p>
          </table:table-cell>
          <table:table-cell table:formula="of:=[.E173]+1" office:value-type="float" office:value="787" calcext:value-type="float">
            <text:p>787</text:p>
          </table:table-cell>
          <table:table-cell table:formula="of:=[.B174]&amp;&quot;,&quot;" office:value-type="string" office:string-value="171," calcext:value-type="string">
            <text:p>171,</text:p>
          </table:table-cell>
          <table:table-cell table:formula="of:=[.C174]&amp;&quot;,&quot;" office:value-type="string" office:string-value="186," calcext:value-type="string">
            <text:p>186,</text:p>
          </table:table-cell>
          <table:table-cell table:formula="of:=[.D174]&amp;&quot;,&quot;" office:value-type="string" office:string-value="413," calcext:value-type="string">
            <text:p>413,</text:p>
          </table:table-cell>
          <table:table-cell table:formula="of:=[.E174]&amp;&quot;,&quot;" office:value-type="string" office:string-value="787," calcext:value-type="string">
            <text:p>787,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4]+1" office:value-type="float" office:value="172" calcext:value-type="float">
            <text:p>172</text:p>
          </table:table-cell>
          <table:table-cell table:formula="of:=[.C174]+1" office:value-type="float" office:value="187" calcext:value-type="float">
            <text:p>187</text:p>
          </table:table-cell>
          <table:table-cell table:formula="of:=[.D174]-1" office:value-type="float" office:value="412" calcext:value-type="float">
            <text:p>412</text:p>
          </table:table-cell>
          <table:table-cell table:formula="of:=[.E174]+1" office:value-type="float" office:value="788" calcext:value-type="float">
            <text:p>788</text:p>
          </table:table-cell>
          <table:table-cell table:formula="of:=[.B175]&amp;&quot;,&quot;" office:value-type="string" office:string-value="172," calcext:value-type="string">
            <text:p>172,</text:p>
          </table:table-cell>
          <table:table-cell table:formula="of:=[.C175]&amp;&quot;,&quot;" office:value-type="string" office:string-value="187," calcext:value-type="string">
            <text:p>187,</text:p>
          </table:table-cell>
          <table:table-cell table:formula="of:=[.D175]&amp;&quot;,&quot;" office:value-type="string" office:string-value="412," calcext:value-type="string">
            <text:p>412,</text:p>
          </table:table-cell>
          <table:table-cell table:formula="of:=[.E175]&amp;&quot;,&quot;" office:value-type="string" office:string-value="788," calcext:value-type="string">
            <text:p>788,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5]+1" office:value-type="float" office:value="173" calcext:value-type="float">
            <text:p>173</text:p>
          </table:table-cell>
          <table:table-cell table:formula="of:=[.C175]+1" office:value-type="float" office:value="188" calcext:value-type="float">
            <text:p>188</text:p>
          </table:table-cell>
          <table:table-cell table:formula="of:=[.D175]-1" office:value-type="float" office:value="411" calcext:value-type="float">
            <text:p>411</text:p>
          </table:table-cell>
          <table:table-cell table:formula="of:=[.E175]+1" office:value-type="float" office:value="789" calcext:value-type="float">
            <text:p>789</text:p>
          </table:table-cell>
          <table:table-cell table:formula="of:=[.B176]&amp;&quot;,&quot;" office:value-type="string" office:string-value="173," calcext:value-type="string">
            <text:p>173,</text:p>
          </table:table-cell>
          <table:table-cell table:formula="of:=[.C176]&amp;&quot;,&quot;" office:value-type="string" office:string-value="188," calcext:value-type="string">
            <text:p>188,</text:p>
          </table:table-cell>
          <table:table-cell table:formula="of:=[.D176]&amp;&quot;,&quot;" office:value-type="string" office:string-value="411," calcext:value-type="string">
            <text:p>411,</text:p>
          </table:table-cell>
          <table:table-cell table:formula="of:=[.E176]&amp;&quot;,&quot;" office:value-type="string" office:string-value="789," calcext:value-type="string">
            <text:p>789,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6]+1" office:value-type="float" office:value="174" calcext:value-type="float">
            <text:p>174</text:p>
          </table:table-cell>
          <table:table-cell table:formula="of:=[.C176]+1" office:value-type="float" office:value="189" calcext:value-type="float">
            <text:p>189</text:p>
          </table:table-cell>
          <table:table-cell table:formula="of:=[.D176]-1" office:value-type="float" office:value="410" calcext:value-type="float">
            <text:p>410</text:p>
          </table:table-cell>
          <table:table-cell table:formula="of:=[.E176]+1" office:value-type="float" office:value="790" calcext:value-type="float">
            <text:p>790</text:p>
          </table:table-cell>
          <table:table-cell table:formula="of:=[.B177]&amp;&quot;,&quot;" office:value-type="string" office:string-value="174," calcext:value-type="string">
            <text:p>174,</text:p>
          </table:table-cell>
          <table:table-cell table:formula="of:=[.C177]&amp;&quot;,&quot;" office:value-type="string" office:string-value="189," calcext:value-type="string">
            <text:p>189,</text:p>
          </table:table-cell>
          <table:table-cell table:formula="of:=[.D177]&amp;&quot;,&quot;" office:value-type="string" office:string-value="410," calcext:value-type="string">
            <text:p>410,</text:p>
          </table:table-cell>
          <table:table-cell table:formula="of:=[.E177]&amp;&quot;,&quot;" office:value-type="string" office:string-value="790," calcext:value-type="string">
            <text:p>790,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7]+1" office:value-type="float" office:value="175" calcext:value-type="float">
            <text:p>175</text:p>
          </table:table-cell>
          <table:table-cell table:formula="of:=[.C177]+1" office:value-type="float" office:value="190" calcext:value-type="float">
            <text:p>190</text:p>
          </table:table-cell>
          <table:table-cell table:formula="of:=[.D177]-1" office:value-type="float" office:value="409" calcext:value-type="float">
            <text:p>409</text:p>
          </table:table-cell>
          <table:table-cell table:formula="of:=[.E177]+1" office:value-type="float" office:value="791" calcext:value-type="float">
            <text:p>791</text:p>
          </table:table-cell>
          <table:table-cell table:formula="of:=[.B178]&amp;&quot;,&quot;" office:value-type="string" office:string-value="175," calcext:value-type="string">
            <text:p>175,</text:p>
          </table:table-cell>
          <table:table-cell table:formula="of:=[.C178]&amp;&quot;,&quot;" office:value-type="string" office:string-value="190," calcext:value-type="string">
            <text:p>190,</text:p>
          </table:table-cell>
          <table:table-cell table:formula="of:=[.D178]&amp;&quot;,&quot;" office:value-type="string" office:string-value="409," calcext:value-type="string">
            <text:p>409,</text:p>
          </table:table-cell>
          <table:table-cell table:formula="of:=[.E178]&amp;&quot;,&quot;" office:value-type="string" office:string-value="791," calcext:value-type="string">
            <text:p>791,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8]+1" office:value-type="float" office:value="176" calcext:value-type="float">
            <text:p>176</text:p>
          </table:table-cell>
          <table:table-cell table:formula="of:=[.C178]+1" office:value-type="float" office:value="191" calcext:value-type="float">
            <text:p>191</text:p>
          </table:table-cell>
          <table:table-cell table:formula="of:=[.D178]-1" office:value-type="float" office:value="408" calcext:value-type="float">
            <text:p>408</text:p>
          </table:table-cell>
          <table:table-cell table:formula="of:=[.E178]+1" office:value-type="float" office:value="792" calcext:value-type="float">
            <text:p>792</text:p>
          </table:table-cell>
          <table:table-cell table:formula="of:=[.B179]&amp;&quot;,&quot;" office:value-type="string" office:string-value="176," calcext:value-type="string">
            <text:p>176,</text:p>
          </table:table-cell>
          <table:table-cell table:formula="of:=[.C179]&amp;&quot;,&quot;" office:value-type="string" office:string-value="191," calcext:value-type="string">
            <text:p>191,</text:p>
          </table:table-cell>
          <table:table-cell table:formula="of:=[.D179]&amp;&quot;,&quot;" office:value-type="string" office:string-value="408," calcext:value-type="string">
            <text:p>408,</text:p>
          </table:table-cell>
          <table:table-cell table:formula="of:=[.E179]&amp;&quot;,&quot;" office:value-type="string" office:string-value="792," calcext:value-type="string">
            <text:p>792,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9]+1" office:value-type="float" office:value="177" calcext:value-type="float">
            <text:p>177</text:p>
          </table:table-cell>
          <table:table-cell table:formula="of:=[.C179]+1" office:value-type="float" office:value="192" calcext:value-type="float">
            <text:p>192</text:p>
          </table:table-cell>
          <table:table-cell table:formula="of:=[.D179]-1" office:value-type="float" office:value="407" calcext:value-type="float">
            <text:p>407</text:p>
          </table:table-cell>
          <table:table-cell table:formula="of:=[.E179]+1" office:value-type="float" office:value="793" calcext:value-type="float">
            <text:p>793</text:p>
          </table:table-cell>
          <table:table-cell table:formula="of:=[.B180]&amp;&quot;,&quot;" office:value-type="string" office:string-value="177," calcext:value-type="string">
            <text:p>177,</text:p>
          </table:table-cell>
          <table:table-cell table:formula="of:=[.C180]&amp;&quot;,&quot;" office:value-type="string" office:string-value="192," calcext:value-type="string">
            <text:p>192,</text:p>
          </table:table-cell>
          <table:table-cell table:formula="of:=[.D180]&amp;&quot;,&quot;" office:value-type="string" office:string-value="407," calcext:value-type="string">
            <text:p>407,</text:p>
          </table:table-cell>
          <table:table-cell table:formula="of:=[.E180]&amp;&quot;,&quot;" office:value-type="string" office:string-value="793," calcext:value-type="string">
            <text:p>793,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80]+1" office:value-type="float" office:value="178" calcext:value-type="float">
            <text:p>178</text:p>
          </table:table-cell>
          <table:table-cell table:formula="of:=[.C180]+1" office:value-type="float" office:value="193" calcext:value-type="float">
            <text:p>193</text:p>
          </table:table-cell>
          <table:table-cell table:formula="of:=[.D180]-1" office:value-type="float" office:value="406" calcext:value-type="float">
            <text:p>406</text:p>
          </table:table-cell>
          <table:table-cell table:formula="of:=[.E180]+1" office:value-type="float" office:value="794" calcext:value-type="float">
            <text:p>794</text:p>
          </table:table-cell>
          <table:table-cell table:formula="of:=[.B181]&amp;&quot;,&quot;" office:value-type="string" office:string-value="178," calcext:value-type="string">
            <text:p>178,</text:p>
          </table:table-cell>
          <table:table-cell table:formula="of:=[.C181]&amp;&quot;,&quot;" office:value-type="string" office:string-value="193," calcext:value-type="string">
            <text:p>193,</text:p>
          </table:table-cell>
          <table:table-cell table:formula="of:=[.D181]&amp;&quot;,&quot;" office:value-type="string" office:string-value="406," calcext:value-type="string">
            <text:p>406,</text:p>
          </table:table-cell>
          <table:table-cell table:formula="of:=[.E181]&amp;&quot;,&quot;" office:value-type="string" office:string-value="794," calcext:value-type="string">
            <text:p>794,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1]+1" office:value-type="float" office:value="179" calcext:value-type="float">
            <text:p>179</text:p>
          </table:table-cell>
          <table:table-cell table:formula="of:=[.C181]+1" office:value-type="float" office:value="194" calcext:value-type="float">
            <text:p>194</text:p>
          </table:table-cell>
          <table:table-cell table:formula="of:=[.D181]-1" office:value-type="float" office:value="405" calcext:value-type="float">
            <text:p>405</text:p>
          </table:table-cell>
          <table:table-cell table:formula="of:=[.E181]+1" office:value-type="float" office:value="795" calcext:value-type="float">
            <text:p>795</text:p>
          </table:table-cell>
          <table:table-cell table:formula="of:=[.B182]&amp;&quot;,&quot;" office:value-type="string" office:string-value="179," calcext:value-type="string">
            <text:p>179,</text:p>
          </table:table-cell>
          <table:table-cell table:formula="of:=[.C182]&amp;&quot;,&quot;" office:value-type="string" office:string-value="194," calcext:value-type="string">
            <text:p>194,</text:p>
          </table:table-cell>
          <table:table-cell table:formula="of:=[.D182]&amp;&quot;,&quot;" office:value-type="string" office:string-value="405," calcext:value-type="string">
            <text:p>405,</text:p>
          </table:table-cell>
          <table:table-cell table:formula="of:=[.E182]&amp;&quot;,&quot;" office:value-type="string" office:string-value="795," calcext:value-type="string">
            <text:p>795,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2]+1" office:value-type="float" office:value="180" calcext:value-type="float">
            <text:p>180</text:p>
          </table:table-cell>
          <table:table-cell table:formula="of:=[.C182]+1" office:value-type="float" office:value="195" calcext:value-type="float">
            <text:p>195</text:p>
          </table:table-cell>
          <table:table-cell table:formula="of:=[.D182]-1" office:value-type="float" office:value="404" calcext:value-type="float">
            <text:p>404</text:p>
          </table:table-cell>
          <table:table-cell table:formula="of:=[.E182]+1" office:value-type="float" office:value="796" calcext:value-type="float">
            <text:p>796</text:p>
          </table:table-cell>
          <table:table-cell table:formula="of:=[.B183]&amp;&quot;,&quot;" office:value-type="string" office:string-value="180," calcext:value-type="string">
            <text:p>180,</text:p>
          </table:table-cell>
          <table:table-cell table:formula="of:=[.C183]&amp;&quot;,&quot;" office:value-type="string" office:string-value="195," calcext:value-type="string">
            <text:p>195,</text:p>
          </table:table-cell>
          <table:table-cell table:formula="of:=[.D183]&amp;&quot;,&quot;" office:value-type="string" office:string-value="404," calcext:value-type="string">
            <text:p>404,</text:p>
          </table:table-cell>
          <table:table-cell table:formula="of:=[.E183]&amp;&quot;,&quot;" office:value-type="string" office:string-value="796," calcext:value-type="string">
            <text:p>796,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3]+1" office:value-type="float" office:value="181" calcext:value-type="float">
            <text:p>181</text:p>
          </table:table-cell>
          <table:table-cell table:formula="of:=[.C183]+1" office:value-type="float" office:value="196" calcext:value-type="float">
            <text:p>196</text:p>
          </table:table-cell>
          <table:table-cell table:formula="of:=[.D183]-1" office:value-type="float" office:value="403" calcext:value-type="float">
            <text:p>403</text:p>
          </table:table-cell>
          <table:table-cell table:formula="of:=[.E183]+1" office:value-type="float" office:value="797" calcext:value-type="float">
            <text:p>797</text:p>
          </table:table-cell>
          <table:table-cell table:formula="of:=[.B184]&amp;&quot;,&quot;" office:value-type="string" office:string-value="181," calcext:value-type="string">
            <text:p>181,</text:p>
          </table:table-cell>
          <table:table-cell table:formula="of:=[.C184]&amp;&quot;,&quot;" office:value-type="string" office:string-value="196," calcext:value-type="string">
            <text:p>196,</text:p>
          </table:table-cell>
          <table:table-cell table:formula="of:=[.D184]&amp;&quot;,&quot;" office:value-type="string" office:string-value="403," calcext:value-type="string">
            <text:p>403,</text:p>
          </table:table-cell>
          <table:table-cell table:formula="of:=[.E184]&amp;&quot;,&quot;" office:value-type="string" office:string-value="797," calcext:value-type="string">
            <text:p>797,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4]+1" office:value-type="float" office:value="182" calcext:value-type="float">
            <text:p>182</text:p>
          </table:table-cell>
          <table:table-cell table:formula="of:=[.C184]+1" office:value-type="float" office:value="197" calcext:value-type="float">
            <text:p>197</text:p>
          </table:table-cell>
          <table:table-cell table:formula="of:=[.D184]-1" office:value-type="float" office:value="402" calcext:value-type="float">
            <text:p>402</text:p>
          </table:table-cell>
          <table:table-cell table:formula="of:=[.E184]+1" office:value-type="float" office:value="798" calcext:value-type="float">
            <text:p>798</text:p>
          </table:table-cell>
          <table:table-cell table:formula="of:=[.B185]&amp;&quot;,&quot;" office:value-type="string" office:string-value="182," calcext:value-type="string">
            <text:p>182,</text:p>
          </table:table-cell>
          <table:table-cell table:formula="of:=[.C185]&amp;&quot;,&quot;" office:value-type="string" office:string-value="197," calcext:value-type="string">
            <text:p>197,</text:p>
          </table:table-cell>
          <table:table-cell table:formula="of:=[.D185]&amp;&quot;,&quot;" office:value-type="string" office:string-value="402," calcext:value-type="string">
            <text:p>402,</text:p>
          </table:table-cell>
          <table:table-cell table:formula="of:=[.E185]&amp;&quot;,&quot;" office:value-type="string" office:string-value="798," calcext:value-type="string">
            <text:p>798,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5]+1" office:value-type="float" office:value="183" calcext:value-type="float">
            <text:p>183</text:p>
          </table:table-cell>
          <table:table-cell table:formula="of:=[.C185]+1" office:value-type="float" office:value="198" calcext:value-type="float">
            <text:p>198</text:p>
          </table:table-cell>
          <table:table-cell table:formula="of:=[.D185]-1" office:value-type="float" office:value="401" calcext:value-type="float">
            <text:p>401</text:p>
          </table:table-cell>
          <table:table-cell table:formula="of:=[.E185]+1" office:value-type="float" office:value="799" calcext:value-type="float">
            <text:p>799</text:p>
          </table:table-cell>
          <table:table-cell table:formula="of:=[.B186]&amp;&quot;,&quot;" office:value-type="string" office:string-value="183," calcext:value-type="string">
            <text:p>183,</text:p>
          </table:table-cell>
          <table:table-cell table:formula="of:=[.C186]&amp;&quot;,&quot;" office:value-type="string" office:string-value="198," calcext:value-type="string">
            <text:p>198,</text:p>
          </table:table-cell>
          <table:table-cell table:formula="of:=[.D186]&amp;&quot;,&quot;" office:value-type="string" office:string-value="401," calcext:value-type="string">
            <text:p>401,</text:p>
          </table:table-cell>
          <table:table-cell table:formula="of:=[.E186]&amp;&quot;,&quot;" office:value-type="string" office:string-value="799," calcext:value-type="string">
            <text:p>799,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6]+1" office:value-type="float" office:value="184" calcext:value-type="float">
            <text:p>184</text:p>
          </table:table-cell>
          <table:table-cell table:formula="of:=[.C186]+1" office:value-type="float" office:value="199" calcext:value-type="float">
            <text:p>199</text:p>
          </table:table-cell>
          <table:table-cell table:formula="of:=[.D186]-1" office:value-type="float" office:value="400" calcext:value-type="float">
            <text:p>400</text:p>
          </table:table-cell>
          <table:table-cell table:formula="of:=[.E186]+1" office:value-type="float" office:value="800" calcext:value-type="float">
            <text:p>800</text:p>
          </table:table-cell>
          <table:table-cell table:formula="of:=[.B187]&amp;&quot;,&quot;" office:value-type="string" office:string-value="184," calcext:value-type="string">
            <text:p>184,</text:p>
          </table:table-cell>
          <table:table-cell table:formula="of:=[.C187]&amp;&quot;,&quot;" office:value-type="string" office:string-value="199," calcext:value-type="string">
            <text:p>199,</text:p>
          </table:table-cell>
          <table:table-cell table:formula="of:=[.D187]&amp;&quot;,&quot;" office:value-type="string" office:string-value="400," calcext:value-type="string">
            <text:p>400,</text:p>
          </table:table-cell>
          <table:table-cell table:formula="of:=[.E187]&amp;&quot;,&quot;" office:value-type="string" office:string-value="800," calcext:value-type="string">
            <text:p>800,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7]+1" office:value-type="float" office:value="185" calcext:value-type="float">
            <text:p>185</text:p>
          </table:table-cell>
          <table:table-cell table:formula="of:=[.C187]+1" office:value-type="float" office:value="200" calcext:value-type="float">
            <text:p>200</text:p>
          </table:table-cell>
          <table:table-cell table:formula="of:=[.D187]-1" office:value-type="float" office:value="399" calcext:value-type="float">
            <text:p>399</text:p>
          </table:table-cell>
          <table:table-cell table:formula="of:=[.E187]+1" office:value-type="float" office:value="801" calcext:value-type="float">
            <text:p>801</text:p>
          </table:table-cell>
          <table:table-cell table:formula="of:=[.B188]&amp;&quot;,&quot;" office:value-type="string" office:string-value="185," calcext:value-type="string">
            <text:p>185,</text:p>
          </table:table-cell>
          <table:table-cell table:formula="of:=[.C188]&amp;&quot;,&quot;" office:value-type="string" office:string-value="200," calcext:value-type="string">
            <text:p>200,</text:p>
          </table:table-cell>
          <table:table-cell table:formula="of:=[.D188]&amp;&quot;,&quot;" office:value-type="string" office:string-value="399," calcext:value-type="string">
            <text:p>399,</text:p>
          </table:table-cell>
          <table:table-cell table:formula="of:=[.E188]&amp;&quot;,&quot;" office:value-type="string" office:string-value="801," calcext:value-type="string">
            <text:p>801,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8]+1" office:value-type="float" office:value="186" calcext:value-type="float">
            <text:p>186</text:p>
          </table:table-cell>
          <table:table-cell table:formula="of:=[.C188]+1" office:value-type="float" office:value="201" calcext:value-type="float">
            <text:p>201</text:p>
          </table:table-cell>
          <table:table-cell table:formula="of:=[.D188]-1" office:value-type="float" office:value="398" calcext:value-type="float">
            <text:p>398</text:p>
          </table:table-cell>
          <table:table-cell table:formula="of:=[.E188]+1" office:value-type="float" office:value="802" calcext:value-type="float">
            <text:p>802</text:p>
          </table:table-cell>
          <table:table-cell table:formula="of:=[.B189]&amp;&quot;,&quot;" office:value-type="string" office:string-value="186," calcext:value-type="string">
            <text:p>186,</text:p>
          </table:table-cell>
          <table:table-cell table:formula="of:=[.C189]&amp;&quot;,&quot;" office:value-type="string" office:string-value="201," calcext:value-type="string">
            <text:p>201,</text:p>
          </table:table-cell>
          <table:table-cell table:formula="of:=[.D189]&amp;&quot;,&quot;" office:value-type="string" office:string-value="398," calcext:value-type="string">
            <text:p>398,</text:p>
          </table:table-cell>
          <table:table-cell table:formula="of:=[.E189]&amp;&quot;,&quot;" office:value-type="string" office:string-value="802," calcext:value-type="string">
            <text:p>802,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9]+1" office:value-type="float" office:value="187" calcext:value-type="float">
            <text:p>187</text:p>
          </table:table-cell>
          <table:table-cell table:formula="of:=[.C189]+1" office:value-type="float" office:value="202" calcext:value-type="float">
            <text:p>202</text:p>
          </table:table-cell>
          <table:table-cell table:formula="of:=[.D189]-1" office:value-type="float" office:value="397" calcext:value-type="float">
            <text:p>397</text:p>
          </table:table-cell>
          <table:table-cell table:formula="of:=[.E189]+1" office:value-type="float" office:value="803" calcext:value-type="float">
            <text:p>803</text:p>
          </table:table-cell>
          <table:table-cell table:formula="of:=[.B190]&amp;&quot;,&quot;" office:value-type="string" office:string-value="187," calcext:value-type="string">
            <text:p>187,</text:p>
          </table:table-cell>
          <table:table-cell table:formula="of:=[.C190]&amp;&quot;,&quot;" office:value-type="string" office:string-value="202," calcext:value-type="string">
            <text:p>202,</text:p>
          </table:table-cell>
          <table:table-cell table:formula="of:=[.D190]&amp;&quot;,&quot;" office:value-type="string" office:string-value="397," calcext:value-type="string">
            <text:p>397,</text:p>
          </table:table-cell>
          <table:table-cell table:formula="of:=[.E190]&amp;&quot;,&quot;" office:value-type="string" office:string-value="803," calcext:value-type="string">
            <text:p>803,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90]+1" office:value-type="float" office:value="188" calcext:value-type="float">
            <text:p>188</text:p>
          </table:table-cell>
          <table:table-cell table:formula="of:=[.C190]+1" office:value-type="float" office:value="203" calcext:value-type="float">
            <text:p>203</text:p>
          </table:table-cell>
          <table:table-cell table:formula="of:=[.D190]-1" office:value-type="float" office:value="396" calcext:value-type="float">
            <text:p>396</text:p>
          </table:table-cell>
          <table:table-cell table:formula="of:=[.E190]+1" office:value-type="float" office:value="804" calcext:value-type="float">
            <text:p>804</text:p>
          </table:table-cell>
          <table:table-cell table:formula="of:=[.B191]&amp;&quot;,&quot;" office:value-type="string" office:string-value="188," calcext:value-type="string">
            <text:p>188,</text:p>
          </table:table-cell>
          <table:table-cell table:formula="of:=[.C191]&amp;&quot;,&quot;" office:value-type="string" office:string-value="203," calcext:value-type="string">
            <text:p>203,</text:p>
          </table:table-cell>
          <table:table-cell table:formula="of:=[.D191]&amp;&quot;,&quot;" office:value-type="string" office:string-value="396," calcext:value-type="string">
            <text:p>396,</text:p>
          </table:table-cell>
          <table:table-cell table:formula="of:=[.E191]&amp;&quot;,&quot;" office:value-type="string" office:string-value="804," calcext:value-type="string">
            <text:p>804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1]+1" office:value-type="float" office:value="189" calcext:value-type="float">
            <text:p>189</text:p>
          </table:table-cell>
          <table:table-cell table:formula="of:=[.C191]+1" office:value-type="float" office:value="204" calcext:value-type="float">
            <text:p>204</text:p>
          </table:table-cell>
          <table:table-cell table:formula="of:=[.D191]-1" office:value-type="float" office:value="395" calcext:value-type="float">
            <text:p>395</text:p>
          </table:table-cell>
          <table:table-cell table:formula="of:=[.E191]+1" office:value-type="float" office:value="805" calcext:value-type="float">
            <text:p>805</text:p>
          </table:table-cell>
          <table:table-cell table:formula="of:=[.B192]&amp;&quot;,&quot;" office:value-type="string" office:string-value="189," calcext:value-type="string">
            <text:p>189,</text:p>
          </table:table-cell>
          <table:table-cell table:formula="of:=[.C192]&amp;&quot;,&quot;" office:value-type="string" office:string-value="204," calcext:value-type="string">
            <text:p>204,</text:p>
          </table:table-cell>
          <table:table-cell table:formula="of:=[.D192]&amp;&quot;,&quot;" office:value-type="string" office:string-value="395," calcext:value-type="string">
            <text:p>395,</text:p>
          </table:table-cell>
          <table:table-cell table:formula="of:=[.E192]&amp;&quot;,&quot;" office:value-type="string" office:string-value="805," calcext:value-type="string">
            <text:p>805,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2]+1" office:value-type="float" office:value="190" calcext:value-type="float">
            <text:p>190</text:p>
          </table:table-cell>
          <table:table-cell table:formula="of:=[.C192]+1" office:value-type="float" office:value="205" calcext:value-type="float">
            <text:p>205</text:p>
          </table:table-cell>
          <table:table-cell table:formula="of:=[.D192]-1" office:value-type="float" office:value="394" calcext:value-type="float">
            <text:p>394</text:p>
          </table:table-cell>
          <table:table-cell table:formula="of:=[.E192]+1" office:value-type="float" office:value="806" calcext:value-type="float">
            <text:p>806</text:p>
          </table:table-cell>
          <table:table-cell table:formula="of:=[.B193]&amp;&quot;,&quot;" office:value-type="string" office:string-value="190," calcext:value-type="string">
            <text:p>190,</text:p>
          </table:table-cell>
          <table:table-cell table:formula="of:=[.C193]&amp;&quot;,&quot;" office:value-type="string" office:string-value="205," calcext:value-type="string">
            <text:p>205,</text:p>
          </table:table-cell>
          <table:table-cell table:formula="of:=[.D193]&amp;&quot;,&quot;" office:value-type="string" office:string-value="394," calcext:value-type="string">
            <text:p>394,</text:p>
          </table:table-cell>
          <table:table-cell table:formula="of:=[.E193]&amp;&quot;,&quot;" office:value-type="string" office:string-value="806," calcext:value-type="string">
            <text:p>806,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3]+1" office:value-type="float" office:value="191" calcext:value-type="float">
            <text:p>191</text:p>
          </table:table-cell>
          <table:table-cell table:formula="of:=[.C193]+1" office:value-type="float" office:value="206" calcext:value-type="float">
            <text:p>206</text:p>
          </table:table-cell>
          <table:table-cell table:formula="of:=[.D193]-1" office:value-type="float" office:value="393" calcext:value-type="float">
            <text:p>393</text:p>
          </table:table-cell>
          <table:table-cell table:formula="of:=[.E193]+1" office:value-type="float" office:value="807" calcext:value-type="float">
            <text:p>807</text:p>
          </table:table-cell>
          <table:table-cell table:formula="of:=[.B194]&amp;&quot;,&quot;" office:value-type="string" office:string-value="191," calcext:value-type="string">
            <text:p>191,</text:p>
          </table:table-cell>
          <table:table-cell table:formula="of:=[.C194]&amp;&quot;,&quot;" office:value-type="string" office:string-value="206," calcext:value-type="string">
            <text:p>206,</text:p>
          </table:table-cell>
          <table:table-cell table:formula="of:=[.D194]&amp;&quot;,&quot;" office:value-type="string" office:string-value="393," calcext:value-type="string">
            <text:p>393,</text:p>
          </table:table-cell>
          <table:table-cell table:formula="of:=[.E194]&amp;&quot;,&quot;" office:value-type="string" office:string-value="807," calcext:value-type="string">
            <text:p>807,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4]+1" office:value-type="float" office:value="192" calcext:value-type="float">
            <text:p>192</text:p>
          </table:table-cell>
          <table:table-cell table:formula="of:=[.C194]+1" office:value-type="float" office:value="207" calcext:value-type="float">
            <text:p>207</text:p>
          </table:table-cell>
          <table:table-cell table:formula="of:=[.D194]-1" office:value-type="float" office:value="392" calcext:value-type="float">
            <text:p>392</text:p>
          </table:table-cell>
          <table:table-cell table:formula="of:=[.E194]+1" office:value-type="float" office:value="808" calcext:value-type="float">
            <text:p>808</text:p>
          </table:table-cell>
          <table:table-cell table:formula="of:=[.B195]&amp;&quot;,&quot;" office:value-type="string" office:string-value="192," calcext:value-type="string">
            <text:p>192,</text:p>
          </table:table-cell>
          <table:table-cell table:formula="of:=[.C195]&amp;&quot;,&quot;" office:value-type="string" office:string-value="207," calcext:value-type="string">
            <text:p>207,</text:p>
          </table:table-cell>
          <table:table-cell table:formula="of:=[.D195]&amp;&quot;,&quot;" office:value-type="string" office:string-value="392," calcext:value-type="string">
            <text:p>392,</text:p>
          </table:table-cell>
          <table:table-cell table:formula="of:=[.E195]&amp;&quot;,&quot;" office:value-type="string" office:string-value="808," calcext:value-type="string">
            <text:p>808,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5]+1" office:value-type="float" office:value="193" calcext:value-type="float">
            <text:p>193</text:p>
          </table:table-cell>
          <table:table-cell table:formula="of:=[.C195]+1" office:value-type="float" office:value="208" calcext:value-type="float">
            <text:p>208</text:p>
          </table:table-cell>
          <table:table-cell table:formula="of:=[.D195]-1" office:value-type="float" office:value="391" calcext:value-type="float">
            <text:p>391</text:p>
          </table:table-cell>
          <table:table-cell table:formula="of:=[.E195]+1" office:value-type="float" office:value="809" calcext:value-type="float">
            <text:p>809</text:p>
          </table:table-cell>
          <table:table-cell table:formula="of:=[.B196]&amp;&quot;,&quot;" office:value-type="string" office:string-value="193," calcext:value-type="string">
            <text:p>193,</text:p>
          </table:table-cell>
          <table:table-cell table:formula="of:=[.C196]&amp;&quot;,&quot;" office:value-type="string" office:string-value="208," calcext:value-type="string">
            <text:p>208,</text:p>
          </table:table-cell>
          <table:table-cell table:formula="of:=[.D196]&amp;&quot;,&quot;" office:value-type="string" office:string-value="391," calcext:value-type="string">
            <text:p>391,</text:p>
          </table:table-cell>
          <table:table-cell table:formula="of:=[.E196]&amp;&quot;,&quot;" office:value-type="string" office:string-value="809," calcext:value-type="string">
            <text:p>809,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6]+1" office:value-type="float" office:value="194" calcext:value-type="float">
            <text:p>194</text:p>
          </table:table-cell>
          <table:table-cell table:formula="of:=[.C196]+1" office:value-type="float" office:value="209" calcext:value-type="float">
            <text:p>209</text:p>
          </table:table-cell>
          <table:table-cell table:formula="of:=[.D196]-1" office:value-type="float" office:value="390" calcext:value-type="float">
            <text:p>390</text:p>
          </table:table-cell>
          <table:table-cell table:formula="of:=[.E196]+1" office:value-type="float" office:value="810" calcext:value-type="float">
            <text:p>810</text:p>
          </table:table-cell>
          <table:table-cell table:formula="of:=[.B197]&amp;&quot;,&quot;" office:value-type="string" office:string-value="194," calcext:value-type="string">
            <text:p>194,</text:p>
          </table:table-cell>
          <table:table-cell table:formula="of:=[.C197]&amp;&quot;,&quot;" office:value-type="string" office:string-value="209," calcext:value-type="string">
            <text:p>209,</text:p>
          </table:table-cell>
          <table:table-cell table:formula="of:=[.D197]&amp;&quot;,&quot;" office:value-type="string" office:string-value="390," calcext:value-type="string">
            <text:p>390,</text:p>
          </table:table-cell>
          <table:table-cell table:formula="of:=[.E197]&amp;&quot;,&quot;" office:value-type="string" office:string-value="810," calcext:value-type="string">
            <text:p>810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7]+1" office:value-type="float" office:value="195" calcext:value-type="float">
            <text:p>195</text:p>
          </table:table-cell>
          <table:table-cell table:formula="of:=[.C197]+1" office:value-type="float" office:value="210" calcext:value-type="float">
            <text:p>210</text:p>
          </table:table-cell>
          <table:table-cell table:formula="of:=[.D197]-1" office:value-type="float" office:value="389" calcext:value-type="float">
            <text:p>389</text:p>
          </table:table-cell>
          <table:table-cell table:formula="of:=[.E197]+1" office:value-type="float" office:value="811" calcext:value-type="float">
            <text:p>811</text:p>
          </table:table-cell>
          <table:table-cell table:formula="of:=[.B198]&amp;&quot;,&quot;" office:value-type="string" office:string-value="195," calcext:value-type="string">
            <text:p>195,</text:p>
          </table:table-cell>
          <table:table-cell table:formula="of:=[.C198]&amp;&quot;,&quot;" office:value-type="string" office:string-value="210," calcext:value-type="string">
            <text:p>210,</text:p>
          </table:table-cell>
          <table:table-cell table:formula="of:=[.D198]&amp;&quot;,&quot;" office:value-type="string" office:string-value="389," calcext:value-type="string">
            <text:p>389,</text:p>
          </table:table-cell>
          <table:table-cell table:formula="of:=[.E198]&amp;&quot;,&quot;" office:value-type="string" office:string-value="811," calcext:value-type="string">
            <text:p>811,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8]+1" office:value-type="float" office:value="196" calcext:value-type="float">
            <text:p>196</text:p>
          </table:table-cell>
          <table:table-cell table:formula="of:=[.C198]+1" office:value-type="float" office:value="211" calcext:value-type="float">
            <text:p>211</text:p>
          </table:table-cell>
          <table:table-cell table:formula="of:=[.D198]-1" office:value-type="float" office:value="388" calcext:value-type="float">
            <text:p>388</text:p>
          </table:table-cell>
          <table:table-cell table:formula="of:=[.E198]+1" office:value-type="float" office:value="812" calcext:value-type="float">
            <text:p>812</text:p>
          </table:table-cell>
          <table:table-cell table:formula="of:=[.B199]&amp;&quot;,&quot;" office:value-type="string" office:string-value="196," calcext:value-type="string">
            <text:p>196,</text:p>
          </table:table-cell>
          <table:table-cell table:formula="of:=[.C199]&amp;&quot;,&quot;" office:value-type="string" office:string-value="211," calcext:value-type="string">
            <text:p>211,</text:p>
          </table:table-cell>
          <table:table-cell table:formula="of:=[.D199]&amp;&quot;,&quot;" office:value-type="string" office:string-value="388," calcext:value-type="string">
            <text:p>388,</text:p>
          </table:table-cell>
          <table:table-cell table:formula="of:=[.E199]&amp;&quot;,&quot;" office:value-type="string" office:string-value="812," calcext:value-type="string">
            <text:p>812,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9]+1" office:value-type="float" office:value="197" calcext:value-type="float">
            <text:p>197</text:p>
          </table:table-cell>
          <table:table-cell table:formula="of:=[.C199]+1" office:value-type="float" office:value="212" calcext:value-type="float">
            <text:p>212</text:p>
          </table:table-cell>
          <table:table-cell table:formula="of:=[.D199]-1" office:value-type="float" office:value="387" calcext:value-type="float">
            <text:p>387</text:p>
          </table:table-cell>
          <table:table-cell table:formula="of:=[.E199]+1" office:value-type="float" office:value="813" calcext:value-type="float">
            <text:p>813</text:p>
          </table:table-cell>
          <table:table-cell table:formula="of:=[.B200]&amp;&quot;,&quot;" office:value-type="string" office:string-value="197," calcext:value-type="string">
            <text:p>197,</text:p>
          </table:table-cell>
          <table:table-cell table:formula="of:=[.C200]&amp;&quot;,&quot;" office:value-type="string" office:string-value="212," calcext:value-type="string">
            <text:p>212,</text:p>
          </table:table-cell>
          <table:table-cell table:formula="of:=[.D200]&amp;&quot;,&quot;" office:value-type="string" office:string-value="387," calcext:value-type="string">
            <text:p>387,</text:p>
          </table:table-cell>
          <table:table-cell table:formula="of:=[.E200]&amp;&quot;,&quot;" office:value-type="string" office:string-value="813," calcext:value-type="string">
            <text:p>813,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200]+1" office:value-type="float" office:value="198" calcext:value-type="float">
            <text:p>198</text:p>
          </table:table-cell>
          <table:table-cell table:formula="of:=[.C200]+1" office:value-type="float" office:value="213" calcext:value-type="float">
            <text:p>213</text:p>
          </table:table-cell>
          <table:table-cell table:formula="of:=[.D200]-1" office:value-type="float" office:value="386" calcext:value-type="float">
            <text:p>386</text:p>
          </table:table-cell>
          <table:table-cell table:formula="of:=[.E200]+1" office:value-type="float" office:value="814" calcext:value-type="float">
            <text:p>814</text:p>
          </table:table-cell>
          <table:table-cell table:formula="of:=[.B201]&amp;&quot;,&quot;" office:value-type="string" office:string-value="198," calcext:value-type="string">
            <text:p>198,</text:p>
          </table:table-cell>
          <table:table-cell table:formula="of:=[.C201]&amp;&quot;,&quot;" office:value-type="string" office:string-value="213," calcext:value-type="string">
            <text:p>213,</text:p>
          </table:table-cell>
          <table:table-cell table:formula="of:=[.D201]&amp;&quot;,&quot;" office:value-type="string" office:string-value="386," calcext:value-type="string">
            <text:p>386,</text:p>
          </table:table-cell>
          <table:table-cell table:formula="of:=[.E201]&amp;&quot;,&quot;" office:value-type="string" office:string-value="814," calcext:value-type="string">
            <text:p>814,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1]+1" office:value-type="float" office:value="199" calcext:value-type="float">
            <text:p>199</text:p>
          </table:table-cell>
          <table:table-cell table:formula="of:=[.C201]+1" office:value-type="float" office:value="214" calcext:value-type="float">
            <text:p>214</text:p>
          </table:table-cell>
          <table:table-cell table:formula="of:=[.D201]-1" office:value-type="float" office:value="385" calcext:value-type="float">
            <text:p>385</text:p>
          </table:table-cell>
          <table:table-cell table:formula="of:=[.E201]+1" office:value-type="float" office:value="815" calcext:value-type="float">
            <text:p>815</text:p>
          </table:table-cell>
          <table:table-cell table:formula="of:=[.B202]&amp;&quot;,&quot;" office:value-type="string" office:string-value="199," calcext:value-type="string">
            <text:p>199,</text:p>
          </table:table-cell>
          <table:table-cell table:formula="of:=[.C202]&amp;&quot;,&quot;" office:value-type="string" office:string-value="214," calcext:value-type="string">
            <text:p>214,</text:p>
          </table:table-cell>
          <table:table-cell table:formula="of:=[.D202]&amp;&quot;,&quot;" office:value-type="string" office:string-value="385," calcext:value-type="string">
            <text:p>385,</text:p>
          </table:table-cell>
          <table:table-cell table:formula="of:=[.E202]&amp;&quot;,&quot;" office:value-type="string" office:string-value="815," calcext:value-type="string">
            <text:p>815,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2]+1" office:value-type="float" office:value="200" calcext:value-type="float">
            <text:p>200</text:p>
          </table:table-cell>
          <table:table-cell table:formula="of:=[.C202]+1" office:value-type="float" office:value="215" calcext:value-type="float">
            <text:p>215</text:p>
          </table:table-cell>
          <table:table-cell table:formula="of:=[.D202]-1" office:value-type="float" office:value="384" calcext:value-type="float">
            <text:p>384</text:p>
          </table:table-cell>
          <table:table-cell table:formula="of:=[.E202]+1" office:value-type="float" office:value="816" calcext:value-type="float">
            <text:p>816</text:p>
          </table:table-cell>
          <table:table-cell table:formula="of:=[.B203]&amp;&quot;,&quot;" office:value-type="string" office:string-value="200," calcext:value-type="string">
            <text:p>200,</text:p>
          </table:table-cell>
          <table:table-cell table:formula="of:=[.C203]&amp;&quot;,&quot;" office:value-type="string" office:string-value="215," calcext:value-type="string">
            <text:p>215,</text:p>
          </table:table-cell>
          <table:table-cell table:formula="of:=[.D203]&amp;&quot;,&quot;" office:value-type="string" office:string-value="384," calcext:value-type="string">
            <text:p>384,</text:p>
          </table:table-cell>
          <table:table-cell table:formula="of:=[.E203]&amp;&quot;,&quot;" office:value-type="string" office:string-value="816," calcext:value-type="string">
            <text:p>816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3]+1" office:value-type="float" office:value="201" calcext:value-type="float">
            <text:p>201</text:p>
          </table:table-cell>
          <table:table-cell table:formula="of:=[.C203]+1" office:value-type="float" office:value="216" calcext:value-type="float">
            <text:p>216</text:p>
          </table:table-cell>
          <table:table-cell table:formula="of:=[.D203]-1" office:value-type="float" office:value="383" calcext:value-type="float">
            <text:p>383</text:p>
          </table:table-cell>
          <table:table-cell table:formula="of:=[.E203]+1" office:value-type="float" office:value="817" calcext:value-type="float">
            <text:p>817</text:p>
          </table:table-cell>
          <table:table-cell table:formula="of:=[.B204]&amp;&quot;,&quot;" office:value-type="string" office:string-value="201," calcext:value-type="string">
            <text:p>201,</text:p>
          </table:table-cell>
          <table:table-cell table:formula="of:=[.C204]&amp;&quot;,&quot;" office:value-type="string" office:string-value="216," calcext:value-type="string">
            <text:p>216,</text:p>
          </table:table-cell>
          <table:table-cell table:formula="of:=[.D204]&amp;&quot;,&quot;" office:value-type="string" office:string-value="383," calcext:value-type="string">
            <text:p>383,</text:p>
          </table:table-cell>
          <table:table-cell table:formula="of:=[.E204]&amp;&quot;,&quot;" office:value-type="string" office:string-value="817," calcext:value-type="string">
            <text:p>817,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4]+1" office:value-type="float" office:value="202" calcext:value-type="float">
            <text:p>202</text:p>
          </table:table-cell>
          <table:table-cell table:formula="of:=[.C204]+1" office:value-type="float" office:value="217" calcext:value-type="float">
            <text:p>217</text:p>
          </table:table-cell>
          <table:table-cell table:formula="of:=[.D204]-1" office:value-type="float" office:value="382" calcext:value-type="float">
            <text:p>382</text:p>
          </table:table-cell>
          <table:table-cell table:formula="of:=[.E204]+1" office:value-type="float" office:value="818" calcext:value-type="float">
            <text:p>818</text:p>
          </table:table-cell>
          <table:table-cell table:formula="of:=[.B205]&amp;&quot;,&quot;" office:value-type="string" office:string-value="202," calcext:value-type="string">
            <text:p>202,</text:p>
          </table:table-cell>
          <table:table-cell table:formula="of:=[.C205]&amp;&quot;,&quot;" office:value-type="string" office:string-value="217," calcext:value-type="string">
            <text:p>217,</text:p>
          </table:table-cell>
          <table:table-cell table:formula="of:=[.D205]&amp;&quot;,&quot;" office:value-type="string" office:string-value="382," calcext:value-type="string">
            <text:p>382,</text:p>
          </table:table-cell>
          <table:table-cell table:formula="of:=[.E205]&amp;&quot;,&quot;" office:value-type="string" office:string-value="818," calcext:value-type="string">
            <text:p>818,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5]+1" office:value-type="float" office:value="203" calcext:value-type="float">
            <text:p>203</text:p>
          </table:table-cell>
          <table:table-cell table:formula="of:=[.C205]+1" office:value-type="float" office:value="218" calcext:value-type="float">
            <text:p>218</text:p>
          </table:table-cell>
          <table:table-cell table:formula="of:=[.D205]-1" office:value-type="float" office:value="381" calcext:value-type="float">
            <text:p>381</text:p>
          </table:table-cell>
          <table:table-cell table:formula="of:=[.E205]+1" office:value-type="float" office:value="819" calcext:value-type="float">
            <text:p>819</text:p>
          </table:table-cell>
          <table:table-cell table:formula="of:=[.B206]&amp;&quot;,&quot;" office:value-type="string" office:string-value="203," calcext:value-type="string">
            <text:p>203,</text:p>
          </table:table-cell>
          <table:table-cell table:formula="of:=[.C206]&amp;&quot;,&quot;" office:value-type="string" office:string-value="218," calcext:value-type="string">
            <text:p>218,</text:p>
          </table:table-cell>
          <table:table-cell table:formula="of:=[.D206]&amp;&quot;,&quot;" office:value-type="string" office:string-value="381," calcext:value-type="string">
            <text:p>381,</text:p>
          </table:table-cell>
          <table:table-cell table:formula="of:=[.E206]&amp;&quot;,&quot;" office:value-type="string" office:string-value="819," calcext:value-type="string">
            <text:p>819,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6]+1" office:value-type="float" office:value="204" calcext:value-type="float">
            <text:p>204</text:p>
          </table:table-cell>
          <table:table-cell table:formula="of:=[.C206]+1" office:value-type="float" office:value="219" calcext:value-type="float">
            <text:p>219</text:p>
          </table:table-cell>
          <table:table-cell table:formula="of:=[.D206]-1" office:value-type="float" office:value="380" calcext:value-type="float">
            <text:p>380</text:p>
          </table:table-cell>
          <table:table-cell table:formula="of:=[.E206]+1" office:value-type="float" office:value="820" calcext:value-type="float">
            <text:p>820</text:p>
          </table:table-cell>
          <table:table-cell table:formula="of:=[.B207]&amp;&quot;,&quot;" office:value-type="string" office:string-value="204," calcext:value-type="string">
            <text:p>204,</text:p>
          </table:table-cell>
          <table:table-cell table:formula="of:=[.C207]&amp;&quot;,&quot;" office:value-type="string" office:string-value="219," calcext:value-type="string">
            <text:p>219,</text:p>
          </table:table-cell>
          <table:table-cell table:formula="of:=[.D207]&amp;&quot;,&quot;" office:value-type="string" office:string-value="380," calcext:value-type="string">
            <text:p>380,</text:p>
          </table:table-cell>
          <table:table-cell table:formula="of:=[.E207]&amp;&quot;,&quot;" office:value-type="string" office:string-value="820," calcext:value-type="string">
            <text:p>820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7]+1" office:value-type="float" office:value="205" calcext:value-type="float">
            <text:p>205</text:p>
          </table:table-cell>
          <table:table-cell table:formula="of:=[.C207]+1" office:value-type="float" office:value="220" calcext:value-type="float">
            <text:p>220</text:p>
          </table:table-cell>
          <table:table-cell table:formula="of:=[.D207]-1" office:value-type="float" office:value="379" calcext:value-type="float">
            <text:p>379</text:p>
          </table:table-cell>
          <table:table-cell table:formula="of:=[.E207]+1" office:value-type="float" office:value="821" calcext:value-type="float">
            <text:p>821</text:p>
          </table:table-cell>
          <table:table-cell table:formula="of:=[.B208]&amp;&quot;,&quot;" office:value-type="string" office:string-value="205," calcext:value-type="string">
            <text:p>205,</text:p>
          </table:table-cell>
          <table:table-cell table:formula="of:=[.C208]&amp;&quot;,&quot;" office:value-type="string" office:string-value="220," calcext:value-type="string">
            <text:p>220,</text:p>
          </table:table-cell>
          <table:table-cell table:formula="of:=[.D208]&amp;&quot;,&quot;" office:value-type="string" office:string-value="379," calcext:value-type="string">
            <text:p>379,</text:p>
          </table:table-cell>
          <table:table-cell table:formula="of:=[.E208]&amp;&quot;,&quot;" office:value-type="string" office:string-value="821," calcext:value-type="string">
            <text:p>821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8]+1" office:value-type="float" office:value="206" calcext:value-type="float">
            <text:p>206</text:p>
          </table:table-cell>
          <table:table-cell table:formula="of:=[.C208]+1" office:value-type="float" office:value="221" calcext:value-type="float">
            <text:p>221</text:p>
          </table:table-cell>
          <table:table-cell table:formula="of:=[.D208]-1" office:value-type="float" office:value="378" calcext:value-type="float">
            <text:p>378</text:p>
          </table:table-cell>
          <table:table-cell table:formula="of:=[.E208]+1" office:value-type="float" office:value="822" calcext:value-type="float">
            <text:p>822</text:p>
          </table:table-cell>
          <table:table-cell table:formula="of:=[.B209]&amp;&quot;,&quot;" office:value-type="string" office:string-value="206," calcext:value-type="string">
            <text:p>206,</text:p>
          </table:table-cell>
          <table:table-cell table:formula="of:=[.C209]&amp;&quot;,&quot;" office:value-type="string" office:string-value="221," calcext:value-type="string">
            <text:p>221,</text:p>
          </table:table-cell>
          <table:table-cell table:formula="of:=[.D209]&amp;&quot;,&quot;" office:value-type="string" office:string-value="378," calcext:value-type="string">
            <text:p>378,</text:p>
          </table:table-cell>
          <table:table-cell table:formula="of:=[.E209]&amp;&quot;,&quot;" office:value-type="string" office:string-value="822," calcext:value-type="string">
            <text:p>822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9]+1" office:value-type="float" office:value="207" calcext:value-type="float">
            <text:p>207</text:p>
          </table:table-cell>
          <table:table-cell table:formula="of:=[.C209]+1" office:value-type="float" office:value="222" calcext:value-type="float">
            <text:p>222</text:p>
          </table:table-cell>
          <table:table-cell table:formula="of:=[.D209]-1" office:value-type="float" office:value="377" calcext:value-type="float">
            <text:p>377</text:p>
          </table:table-cell>
          <table:table-cell table:formula="of:=[.E209]+1" office:value-type="float" office:value="823" calcext:value-type="float">
            <text:p>823</text:p>
          </table:table-cell>
          <table:table-cell table:formula="of:=[.B210]&amp;&quot;,&quot;" office:value-type="string" office:string-value="207," calcext:value-type="string">
            <text:p>207,</text:p>
          </table:table-cell>
          <table:table-cell table:formula="of:=[.C210]&amp;&quot;,&quot;" office:value-type="string" office:string-value="222," calcext:value-type="string">
            <text:p>222,</text:p>
          </table:table-cell>
          <table:table-cell table:formula="of:=[.D210]&amp;&quot;,&quot;" office:value-type="string" office:string-value="377," calcext:value-type="string">
            <text:p>377,</text:p>
          </table:table-cell>
          <table:table-cell table:formula="of:=[.E210]&amp;&quot;,&quot;" office:value-type="string" office:string-value="823," calcext:value-type="string">
            <text:p>823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10]+1" office:value-type="float" office:value="208" calcext:value-type="float">
            <text:p>208</text:p>
          </table:table-cell>
          <table:table-cell table:formula="of:=[.C210]+1" office:value-type="float" office:value="223" calcext:value-type="float">
            <text:p>223</text:p>
          </table:table-cell>
          <table:table-cell table:formula="of:=[.D210]-1" office:value-type="float" office:value="376" calcext:value-type="float">
            <text:p>376</text:p>
          </table:table-cell>
          <table:table-cell table:formula="of:=[.E210]+1" office:value-type="float" office:value="824" calcext:value-type="float">
            <text:p>824</text:p>
          </table:table-cell>
          <table:table-cell table:formula="of:=[.B211]&amp;&quot;,&quot;" office:value-type="string" office:string-value="208," calcext:value-type="string">
            <text:p>208,</text:p>
          </table:table-cell>
          <table:table-cell table:formula="of:=[.C211]&amp;&quot;,&quot;" office:value-type="string" office:string-value="223," calcext:value-type="string">
            <text:p>223,</text:p>
          </table:table-cell>
          <table:table-cell table:formula="of:=[.D211]&amp;&quot;,&quot;" office:value-type="string" office:string-value="376," calcext:value-type="string">
            <text:p>376,</text:p>
          </table:table-cell>
          <table:table-cell table:formula="of:=[.E211]&amp;&quot;,&quot;" office:value-type="string" office:string-value="824," calcext:value-type="string">
            <text:p>824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1]+1" office:value-type="float" office:value="209" calcext:value-type="float">
            <text:p>209</text:p>
          </table:table-cell>
          <table:table-cell table:formula="of:=[.C211]+1" office:value-type="float" office:value="224" calcext:value-type="float">
            <text:p>224</text:p>
          </table:table-cell>
          <table:table-cell table:formula="of:=[.D211]-1" office:value-type="float" office:value="375" calcext:value-type="float">
            <text:p>375</text:p>
          </table:table-cell>
          <table:table-cell table:formula="of:=[.E211]+1" office:value-type="float" office:value="825" calcext:value-type="float">
            <text:p>825</text:p>
          </table:table-cell>
          <table:table-cell table:formula="of:=[.B212]&amp;&quot;,&quot;" office:value-type="string" office:string-value="209," calcext:value-type="string">
            <text:p>209,</text:p>
          </table:table-cell>
          <table:table-cell table:formula="of:=[.C212]&amp;&quot;,&quot;" office:value-type="string" office:string-value="224," calcext:value-type="string">
            <text:p>224,</text:p>
          </table:table-cell>
          <table:table-cell table:formula="of:=[.D212]&amp;&quot;,&quot;" office:value-type="string" office:string-value="375," calcext:value-type="string">
            <text:p>375,</text:p>
          </table:table-cell>
          <table:table-cell table:formula="of:=[.E212]&amp;&quot;,&quot;" office:value-type="string" office:string-value="825," calcext:value-type="string">
            <text:p>825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2]+1" office:value-type="float" office:value="210" calcext:value-type="float">
            <text:p>210</text:p>
          </table:table-cell>
          <table:table-cell table:formula="of:=[.C212]+1" office:value-type="float" office:value="225" calcext:value-type="float">
            <text:p>225</text:p>
          </table:table-cell>
          <table:table-cell table:formula="of:=[.D212]-1" office:value-type="float" office:value="374" calcext:value-type="float">
            <text:p>374</text:p>
          </table:table-cell>
          <table:table-cell table:formula="of:=[.E212]+1" office:value-type="float" office:value="826" calcext:value-type="float">
            <text:p>826</text:p>
          </table:table-cell>
          <table:table-cell table:formula="of:=[.B213]&amp;&quot;,&quot;" office:value-type="string" office:string-value="210," calcext:value-type="string">
            <text:p>210,</text:p>
          </table:table-cell>
          <table:table-cell table:formula="of:=[.C213]&amp;&quot;,&quot;" office:value-type="string" office:string-value="225," calcext:value-type="string">
            <text:p>225,</text:p>
          </table:table-cell>
          <table:table-cell table:formula="of:=[.D213]&amp;&quot;,&quot;" office:value-type="string" office:string-value="374," calcext:value-type="string">
            <text:p>374,</text:p>
          </table:table-cell>
          <table:table-cell table:formula="of:=[.E213]&amp;&quot;,&quot;" office:value-type="string" office:string-value="826," calcext:value-type="string">
            <text:p>826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3]+1" office:value-type="float" office:value="211" calcext:value-type="float">
            <text:p>211</text:p>
          </table:table-cell>
          <table:table-cell table:formula="of:=[.C213]+1" office:value-type="float" office:value="226" calcext:value-type="float">
            <text:p>226</text:p>
          </table:table-cell>
          <table:table-cell table:formula="of:=[.D213]-1" office:value-type="float" office:value="373" calcext:value-type="float">
            <text:p>373</text:p>
          </table:table-cell>
          <table:table-cell table:formula="of:=[.E213]+1" office:value-type="float" office:value="827" calcext:value-type="float">
            <text:p>827</text:p>
          </table:table-cell>
          <table:table-cell table:formula="of:=[.B214]&amp;&quot;,&quot;" office:value-type="string" office:string-value="211," calcext:value-type="string">
            <text:p>211,</text:p>
          </table:table-cell>
          <table:table-cell table:formula="of:=[.C214]&amp;&quot;,&quot;" office:value-type="string" office:string-value="226," calcext:value-type="string">
            <text:p>226,</text:p>
          </table:table-cell>
          <table:table-cell table:formula="of:=[.D214]&amp;&quot;,&quot;" office:value-type="string" office:string-value="373," calcext:value-type="string">
            <text:p>373,</text:p>
          </table:table-cell>
          <table:table-cell table:formula="of:=[.E214]&amp;&quot;,&quot;" office:value-type="string" office:string-value="827," calcext:value-type="string">
            <text:p>827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4]+1" office:value-type="float" office:value="212" calcext:value-type="float">
            <text:p>212</text:p>
          </table:table-cell>
          <table:table-cell table:formula="of:=[.C214]+1" office:value-type="float" office:value="227" calcext:value-type="float">
            <text:p>227</text:p>
          </table:table-cell>
          <table:table-cell table:formula="of:=[.D214]-1" office:value-type="float" office:value="372" calcext:value-type="float">
            <text:p>372</text:p>
          </table:table-cell>
          <table:table-cell table:formula="of:=[.E214]+1" office:value-type="float" office:value="828" calcext:value-type="float">
            <text:p>828</text:p>
          </table:table-cell>
          <table:table-cell table:formula="of:=[.B215]&amp;&quot;,&quot;" office:value-type="string" office:string-value="212," calcext:value-type="string">
            <text:p>212,</text:p>
          </table:table-cell>
          <table:table-cell table:formula="of:=[.C215]&amp;&quot;,&quot;" office:value-type="string" office:string-value="227," calcext:value-type="string">
            <text:p>227,</text:p>
          </table:table-cell>
          <table:table-cell table:formula="of:=[.D215]&amp;&quot;,&quot;" office:value-type="string" office:string-value="372," calcext:value-type="string">
            <text:p>372,</text:p>
          </table:table-cell>
          <table:table-cell table:formula="of:=[.E215]&amp;&quot;,&quot;" office:value-type="string" office:string-value="828," calcext:value-type="string">
            <text:p>828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5]+1" office:value-type="float" office:value="213" calcext:value-type="float">
            <text:p>213</text:p>
          </table:table-cell>
          <table:table-cell table:formula="of:=[.C215]+1" office:value-type="float" office:value="228" calcext:value-type="float">
            <text:p>228</text:p>
          </table:table-cell>
          <table:table-cell table:formula="of:=[.D215]-1" office:value-type="float" office:value="371" calcext:value-type="float">
            <text:p>371</text:p>
          </table:table-cell>
          <table:table-cell table:formula="of:=[.E215]+1" office:value-type="float" office:value="829" calcext:value-type="float">
            <text:p>829</text:p>
          </table:table-cell>
          <table:table-cell table:formula="of:=[.B216]&amp;&quot;,&quot;" office:value-type="string" office:string-value="213," calcext:value-type="string">
            <text:p>213,</text:p>
          </table:table-cell>
          <table:table-cell table:formula="of:=[.C216]&amp;&quot;,&quot;" office:value-type="string" office:string-value="228," calcext:value-type="string">
            <text:p>228,</text:p>
          </table:table-cell>
          <table:table-cell table:formula="of:=[.D216]&amp;&quot;,&quot;" office:value-type="string" office:string-value="371," calcext:value-type="string">
            <text:p>371,</text:p>
          </table:table-cell>
          <table:table-cell table:formula="of:=[.E216]&amp;&quot;,&quot;" office:value-type="string" office:string-value="829," calcext:value-type="string">
            <text:p>829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6]+1" office:value-type="float" office:value="214" calcext:value-type="float">
            <text:p>214</text:p>
          </table:table-cell>
          <table:table-cell table:formula="of:=[.C216]+1" office:value-type="float" office:value="229" calcext:value-type="float">
            <text:p>229</text:p>
          </table:table-cell>
          <table:table-cell table:formula="of:=[.D216]-1" office:value-type="float" office:value="370" calcext:value-type="float">
            <text:p>370</text:p>
          </table:table-cell>
          <table:table-cell table:formula="of:=[.E216]+1" office:value-type="float" office:value="830" calcext:value-type="float">
            <text:p>830</text:p>
          </table:table-cell>
          <table:table-cell table:formula="of:=[.B217]&amp;&quot;,&quot;" office:value-type="string" office:string-value="214," calcext:value-type="string">
            <text:p>214,</text:p>
          </table:table-cell>
          <table:table-cell table:formula="of:=[.C217]&amp;&quot;,&quot;" office:value-type="string" office:string-value="229," calcext:value-type="string">
            <text:p>229,</text:p>
          </table:table-cell>
          <table:table-cell table:formula="of:=[.D217]&amp;&quot;,&quot;" office:value-type="string" office:string-value="370," calcext:value-type="string">
            <text:p>370,</text:p>
          </table:table-cell>
          <table:table-cell table:formula="of:=[.E217]&amp;&quot;,&quot;" office:value-type="string" office:string-value="830," calcext:value-type="string">
            <text:p>830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7]+1" office:value-type="float" office:value="215" calcext:value-type="float">
            <text:p>215</text:p>
          </table:table-cell>
          <table:table-cell table:formula="of:=[.C217]+1" office:value-type="float" office:value="230" calcext:value-type="float">
            <text:p>230</text:p>
          </table:table-cell>
          <table:table-cell table:formula="of:=[.D217]-1" office:value-type="float" office:value="369" calcext:value-type="float">
            <text:p>369</text:p>
          </table:table-cell>
          <table:table-cell table:formula="of:=[.E217]+1" office:value-type="float" office:value="831" calcext:value-type="float">
            <text:p>831</text:p>
          </table:table-cell>
          <table:table-cell table:formula="of:=[.B218]&amp;&quot;,&quot;" office:value-type="string" office:string-value="215," calcext:value-type="string">
            <text:p>215,</text:p>
          </table:table-cell>
          <table:table-cell table:formula="of:=[.C218]&amp;&quot;,&quot;" office:value-type="string" office:string-value="230," calcext:value-type="string">
            <text:p>230,</text:p>
          </table:table-cell>
          <table:table-cell table:formula="of:=[.D218]&amp;&quot;,&quot;" office:value-type="string" office:string-value="369," calcext:value-type="string">
            <text:p>369,</text:p>
          </table:table-cell>
          <table:table-cell table:formula="of:=[.E218]&amp;&quot;,&quot;" office:value-type="string" office:string-value="831," calcext:value-type="string">
            <text:p>831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8]+1" office:value-type="float" office:value="216" calcext:value-type="float">
            <text:p>216</text:p>
          </table:table-cell>
          <table:table-cell table:formula="of:=[.C218]+1" office:value-type="float" office:value="231" calcext:value-type="float">
            <text:p>231</text:p>
          </table:table-cell>
          <table:table-cell table:formula="of:=[.D218]-1" office:value-type="float" office:value="368" calcext:value-type="float">
            <text:p>368</text:p>
          </table:table-cell>
          <table:table-cell table:formula="of:=[.E218]+1" office:value-type="float" office:value="832" calcext:value-type="float">
            <text:p>832</text:p>
          </table:table-cell>
          <table:table-cell table:formula="of:=[.B219]&amp;&quot;,&quot;" office:value-type="string" office:string-value="216," calcext:value-type="string">
            <text:p>216,</text:p>
          </table:table-cell>
          <table:table-cell table:formula="of:=[.C219]&amp;&quot;,&quot;" office:value-type="string" office:string-value="231," calcext:value-type="string">
            <text:p>231,</text:p>
          </table:table-cell>
          <table:table-cell table:formula="of:=[.D219]&amp;&quot;,&quot;" office:value-type="string" office:string-value="368," calcext:value-type="string">
            <text:p>368,</text:p>
          </table:table-cell>
          <table:table-cell table:formula="of:=[.E219]&amp;&quot;,&quot;" office:value-type="string" office:string-value="832," calcext:value-type="string">
            <text:p>832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9]+1" office:value-type="float" office:value="217" calcext:value-type="float">
            <text:p>217</text:p>
          </table:table-cell>
          <table:table-cell table:formula="of:=[.C219]+1" office:value-type="float" office:value="232" calcext:value-type="float">
            <text:p>232</text:p>
          </table:table-cell>
          <table:table-cell table:formula="of:=[.D219]-1" office:value-type="float" office:value="367" calcext:value-type="float">
            <text:p>367</text:p>
          </table:table-cell>
          <table:table-cell table:formula="of:=[.E219]+1" office:value-type="float" office:value="833" calcext:value-type="float">
            <text:p>833</text:p>
          </table:table-cell>
          <table:table-cell table:formula="of:=[.B220]&amp;&quot;,&quot;" office:value-type="string" office:string-value="217," calcext:value-type="string">
            <text:p>217,</text:p>
          </table:table-cell>
          <table:table-cell table:formula="of:=[.C220]&amp;&quot;,&quot;" office:value-type="string" office:string-value="232," calcext:value-type="string">
            <text:p>232,</text:p>
          </table:table-cell>
          <table:table-cell table:formula="of:=[.D220]&amp;&quot;,&quot;" office:value-type="string" office:string-value="367," calcext:value-type="string">
            <text:p>367,</text:p>
          </table:table-cell>
          <table:table-cell table:formula="of:=[.E220]&amp;&quot;,&quot;" office:value-type="string" office:string-value="833," calcext:value-type="string">
            <text:p>833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20]+1" office:value-type="float" office:value="218" calcext:value-type="float">
            <text:p>218</text:p>
          </table:table-cell>
          <table:table-cell table:formula="of:=[.C220]+1" office:value-type="float" office:value="233" calcext:value-type="float">
            <text:p>233</text:p>
          </table:table-cell>
          <table:table-cell table:formula="of:=[.D220]-1" office:value-type="float" office:value="366" calcext:value-type="float">
            <text:p>366</text:p>
          </table:table-cell>
          <table:table-cell table:formula="of:=[.E220]+1" office:value-type="float" office:value="834" calcext:value-type="float">
            <text:p>834</text:p>
          </table:table-cell>
          <table:table-cell table:formula="of:=[.B221]&amp;&quot;,&quot;" office:value-type="string" office:string-value="218," calcext:value-type="string">
            <text:p>218,</text:p>
          </table:table-cell>
          <table:table-cell table:formula="of:=[.C221]&amp;&quot;,&quot;" office:value-type="string" office:string-value="233," calcext:value-type="string">
            <text:p>233,</text:p>
          </table:table-cell>
          <table:table-cell table:formula="of:=[.D221]&amp;&quot;,&quot;" office:value-type="string" office:string-value="366," calcext:value-type="string">
            <text:p>366,</text:p>
          </table:table-cell>
          <table:table-cell table:formula="of:=[.E221]&amp;&quot;,&quot;" office:value-type="string" office:string-value="834," calcext:value-type="string">
            <text:p>834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1]+1" office:value-type="float" office:value="219" calcext:value-type="float">
            <text:p>219</text:p>
          </table:table-cell>
          <table:table-cell table:formula="of:=[.C221]+1" office:value-type="float" office:value="234" calcext:value-type="float">
            <text:p>234</text:p>
          </table:table-cell>
          <table:table-cell table:formula="of:=[.D221]-1" office:value-type="float" office:value="365" calcext:value-type="float">
            <text:p>365</text:p>
          </table:table-cell>
          <table:table-cell table:formula="of:=[.E221]+1" office:value-type="float" office:value="835" calcext:value-type="float">
            <text:p>835</text:p>
          </table:table-cell>
          <table:table-cell table:formula="of:=[.B222]&amp;&quot;,&quot;" office:value-type="string" office:string-value="219," calcext:value-type="string">
            <text:p>219,</text:p>
          </table:table-cell>
          <table:table-cell table:formula="of:=[.C222]&amp;&quot;,&quot;" office:value-type="string" office:string-value="234," calcext:value-type="string">
            <text:p>234,</text:p>
          </table:table-cell>
          <table:table-cell table:formula="of:=[.D222]&amp;&quot;,&quot;" office:value-type="string" office:string-value="365," calcext:value-type="string">
            <text:p>365,</text:p>
          </table:table-cell>
          <table:table-cell table:formula="of:=[.E222]&amp;&quot;,&quot;" office:value-type="string" office:string-value="835," calcext:value-type="string">
            <text:p>835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2]+1" office:value-type="float" office:value="220" calcext:value-type="float">
            <text:p>220</text:p>
          </table:table-cell>
          <table:table-cell table:formula="of:=[.C222]+1" office:value-type="float" office:value="235" calcext:value-type="float">
            <text:p>235</text:p>
          </table:table-cell>
          <table:table-cell table:formula="of:=[.D222]-1" office:value-type="float" office:value="364" calcext:value-type="float">
            <text:p>364</text:p>
          </table:table-cell>
          <table:table-cell table:formula="of:=[.E222]+1" office:value-type="float" office:value="836" calcext:value-type="float">
            <text:p>836</text:p>
          </table:table-cell>
          <table:table-cell table:formula="of:=[.B223]&amp;&quot;,&quot;" office:value-type="string" office:string-value="220," calcext:value-type="string">
            <text:p>220,</text:p>
          </table:table-cell>
          <table:table-cell table:formula="of:=[.C223]&amp;&quot;,&quot;" office:value-type="string" office:string-value="235," calcext:value-type="string">
            <text:p>235,</text:p>
          </table:table-cell>
          <table:table-cell table:formula="of:=[.D223]&amp;&quot;,&quot;" office:value-type="string" office:string-value="364," calcext:value-type="string">
            <text:p>364,</text:p>
          </table:table-cell>
          <table:table-cell table:formula="of:=[.E223]&amp;&quot;,&quot;" office:value-type="string" office:string-value="836," calcext:value-type="string">
            <text:p>836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3]+1" office:value-type="float" office:value="221" calcext:value-type="float">
            <text:p>221</text:p>
          </table:table-cell>
          <table:table-cell table:formula="of:=[.C223]+1" office:value-type="float" office:value="236" calcext:value-type="float">
            <text:p>236</text:p>
          </table:table-cell>
          <table:table-cell table:formula="of:=[.D223]-1" office:value-type="float" office:value="363" calcext:value-type="float">
            <text:p>363</text:p>
          </table:table-cell>
          <table:table-cell table:formula="of:=[.E223]+1" office:value-type="float" office:value="837" calcext:value-type="float">
            <text:p>837</text:p>
          </table:table-cell>
          <table:table-cell table:formula="of:=[.B224]&amp;&quot;,&quot;" office:value-type="string" office:string-value="221," calcext:value-type="string">
            <text:p>221,</text:p>
          </table:table-cell>
          <table:table-cell table:formula="of:=[.C224]&amp;&quot;,&quot;" office:value-type="string" office:string-value="236," calcext:value-type="string">
            <text:p>236,</text:p>
          </table:table-cell>
          <table:table-cell table:formula="of:=[.D224]&amp;&quot;,&quot;" office:value-type="string" office:string-value="363," calcext:value-type="string">
            <text:p>363,</text:p>
          </table:table-cell>
          <table:table-cell table:formula="of:=[.E224]&amp;&quot;,&quot;" office:value-type="string" office:string-value="837," calcext:value-type="string">
            <text:p>837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4]+1" office:value-type="float" office:value="222" calcext:value-type="float">
            <text:p>222</text:p>
          </table:table-cell>
          <table:table-cell table:formula="of:=[.C224]+1" office:value-type="float" office:value="237" calcext:value-type="float">
            <text:p>237</text:p>
          </table:table-cell>
          <table:table-cell table:formula="of:=[.D224]-1" office:value-type="float" office:value="362" calcext:value-type="float">
            <text:p>362</text:p>
          </table:table-cell>
          <table:table-cell table:formula="of:=[.E224]+1" office:value-type="float" office:value="838" calcext:value-type="float">
            <text:p>838</text:p>
          </table:table-cell>
          <table:table-cell table:formula="of:=[.B225]&amp;&quot;,&quot;" office:value-type="string" office:string-value="222," calcext:value-type="string">
            <text:p>222,</text:p>
          </table:table-cell>
          <table:table-cell table:formula="of:=[.C225]&amp;&quot;,&quot;" office:value-type="string" office:string-value="237," calcext:value-type="string">
            <text:p>237,</text:p>
          </table:table-cell>
          <table:table-cell table:formula="of:=[.D225]&amp;&quot;,&quot;" office:value-type="string" office:string-value="362," calcext:value-type="string">
            <text:p>362,</text:p>
          </table:table-cell>
          <table:table-cell table:formula="of:=[.E225]&amp;&quot;,&quot;" office:value-type="string" office:string-value="838," calcext:value-type="string">
            <text:p>838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5]+1" office:value-type="float" office:value="223" calcext:value-type="float">
            <text:p>223</text:p>
          </table:table-cell>
          <table:table-cell table:formula="of:=[.C225]+1" office:value-type="float" office:value="238" calcext:value-type="float">
            <text:p>238</text:p>
          </table:table-cell>
          <table:table-cell table:formula="of:=[.D225]-1" office:value-type="float" office:value="361" calcext:value-type="float">
            <text:p>361</text:p>
          </table:table-cell>
          <table:table-cell table:formula="of:=[.E225]+1" office:value-type="float" office:value="839" calcext:value-type="float">
            <text:p>839</text:p>
          </table:table-cell>
          <table:table-cell table:formula="of:=[.B226]&amp;&quot;,&quot;" office:value-type="string" office:string-value="223," calcext:value-type="string">
            <text:p>223,</text:p>
          </table:table-cell>
          <table:table-cell table:formula="of:=[.C226]&amp;&quot;,&quot;" office:value-type="string" office:string-value="238," calcext:value-type="string">
            <text:p>238,</text:p>
          </table:table-cell>
          <table:table-cell table:formula="of:=[.D226]&amp;&quot;,&quot;" office:value-type="string" office:string-value="361," calcext:value-type="string">
            <text:p>361,</text:p>
          </table:table-cell>
          <table:table-cell table:formula="of:=[.E226]&amp;&quot;,&quot;" office:value-type="string" office:string-value="839," calcext:value-type="string">
            <text:p>839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6]+1" office:value-type="float" office:value="224" calcext:value-type="float">
            <text:p>224</text:p>
          </table:table-cell>
          <table:table-cell table:formula="of:=[.C226]+1" office:value-type="float" office:value="239" calcext:value-type="float">
            <text:p>239</text:p>
          </table:table-cell>
          <table:table-cell table:formula="of:=[.D226]-1" office:value-type="float" office:value="360" calcext:value-type="float">
            <text:p>360</text:p>
          </table:table-cell>
          <table:table-cell table:formula="of:=[.E226]+1" office:value-type="float" office:value="840" calcext:value-type="float">
            <text:p>840</text:p>
          </table:table-cell>
          <table:table-cell table:formula="of:=[.B227]&amp;&quot;,&quot;" office:value-type="string" office:string-value="224," calcext:value-type="string">
            <text:p>224,</text:p>
          </table:table-cell>
          <table:table-cell table:formula="of:=[.C227]&amp;&quot;,&quot;" office:value-type="string" office:string-value="239," calcext:value-type="string">
            <text:p>239,</text:p>
          </table:table-cell>
          <table:table-cell table:formula="of:=[.D227]&amp;&quot;,&quot;" office:value-type="string" office:string-value="360," calcext:value-type="string">
            <text:p>360,</text:p>
          </table:table-cell>
          <table:table-cell table:formula="of:=[.E227]&amp;&quot;,&quot;" office:value-type="string" office:string-value="840," calcext:value-type="string">
            <text:p>840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7]+1" office:value-type="float" office:value="225" calcext:value-type="float">
            <text:p>225</text:p>
          </table:table-cell>
          <table:table-cell table:formula="of:=[.C227]+1" office:value-type="float" office:value="240" calcext:value-type="float">
            <text:p>240</text:p>
          </table:table-cell>
          <table:table-cell table:formula="of:=[.D227]-1" office:value-type="float" office:value="359" calcext:value-type="float">
            <text:p>359</text:p>
          </table:table-cell>
          <table:table-cell table:formula="of:=[.E227]+1" office:value-type="float" office:value="841" calcext:value-type="float">
            <text:p>841</text:p>
          </table:table-cell>
          <table:table-cell table:formula="of:=[.B228]&amp;&quot;,&quot;" office:value-type="string" office:string-value="225," calcext:value-type="string">
            <text:p>225,</text:p>
          </table:table-cell>
          <table:table-cell table:formula="of:=[.C228]&amp;&quot;,&quot;" office:value-type="string" office:string-value="240," calcext:value-type="string">
            <text:p>240,</text:p>
          </table:table-cell>
          <table:table-cell table:formula="of:=[.D228]&amp;&quot;,&quot;" office:value-type="string" office:string-value="359," calcext:value-type="string">
            <text:p>359,</text:p>
          </table:table-cell>
          <table:table-cell table:formula="of:=[.E228]&amp;&quot;,&quot;" office:value-type="string" office:string-value="841," calcext:value-type="string">
            <text:p>841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8]+1" office:value-type="float" office:value="226" calcext:value-type="float">
            <text:p>226</text:p>
          </table:table-cell>
          <table:table-cell table:formula="of:=[.C228]+1" office:value-type="float" office:value="241" calcext:value-type="float">
            <text:p>241</text:p>
          </table:table-cell>
          <table:table-cell table:formula="of:=[.D228]-1" office:value-type="float" office:value="358" calcext:value-type="float">
            <text:p>358</text:p>
          </table:table-cell>
          <table:table-cell table:formula="of:=[.E228]+1" office:value-type="float" office:value="842" calcext:value-type="float">
            <text:p>842</text:p>
          </table:table-cell>
          <table:table-cell table:formula="of:=[.B229]&amp;&quot;,&quot;" office:value-type="string" office:string-value="226," calcext:value-type="string">
            <text:p>226,</text:p>
          </table:table-cell>
          <table:table-cell table:formula="of:=[.C229]&amp;&quot;,&quot;" office:value-type="string" office:string-value="241," calcext:value-type="string">
            <text:p>241,</text:p>
          </table:table-cell>
          <table:table-cell table:formula="of:=[.D229]&amp;&quot;,&quot;" office:value-type="string" office:string-value="358," calcext:value-type="string">
            <text:p>358,</text:p>
          </table:table-cell>
          <table:table-cell table:formula="of:=[.E229]&amp;&quot;,&quot;" office:value-type="string" office:string-value="842," calcext:value-type="string">
            <text:p>842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9]+1" office:value-type="float" office:value="227" calcext:value-type="float">
            <text:p>227</text:p>
          </table:table-cell>
          <table:table-cell table:formula="of:=[.C229]+1" office:value-type="float" office:value="242" calcext:value-type="float">
            <text:p>242</text:p>
          </table:table-cell>
          <table:table-cell table:formula="of:=[.D229]-1" office:value-type="float" office:value="357" calcext:value-type="float">
            <text:p>357</text:p>
          </table:table-cell>
          <table:table-cell table:formula="of:=[.E229]+1" office:value-type="float" office:value="843" calcext:value-type="float">
            <text:p>843</text:p>
          </table:table-cell>
          <table:table-cell table:formula="of:=[.B230]&amp;&quot;,&quot;" office:value-type="string" office:string-value="227," calcext:value-type="string">
            <text:p>227,</text:p>
          </table:table-cell>
          <table:table-cell table:formula="of:=[.C230]&amp;&quot;,&quot;" office:value-type="string" office:string-value="242," calcext:value-type="string">
            <text:p>242,</text:p>
          </table:table-cell>
          <table:table-cell table:formula="of:=[.D230]&amp;&quot;,&quot;" office:value-type="string" office:string-value="357," calcext:value-type="string">
            <text:p>357,</text:p>
          </table:table-cell>
          <table:table-cell table:formula="of:=[.E230]&amp;&quot;,&quot;" office:value-type="string" office:string-value="843," calcext:value-type="string">
            <text:p>843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30]+1" office:value-type="float" office:value="228" calcext:value-type="float">
            <text:p>228</text:p>
          </table:table-cell>
          <table:table-cell table:formula="of:=[.C230]+1" office:value-type="float" office:value="243" calcext:value-type="float">
            <text:p>243</text:p>
          </table:table-cell>
          <table:table-cell table:formula="of:=[.D230]-1" office:value-type="float" office:value="356" calcext:value-type="float">
            <text:p>356</text:p>
          </table:table-cell>
          <table:table-cell table:formula="of:=[.E230]+1" office:value-type="float" office:value="844" calcext:value-type="float">
            <text:p>844</text:p>
          </table:table-cell>
          <table:table-cell table:formula="of:=[.B231]&amp;&quot;,&quot;" office:value-type="string" office:string-value="228," calcext:value-type="string">
            <text:p>228,</text:p>
          </table:table-cell>
          <table:table-cell table:formula="of:=[.C231]&amp;&quot;,&quot;" office:value-type="string" office:string-value="243," calcext:value-type="string">
            <text:p>243,</text:p>
          </table:table-cell>
          <table:table-cell table:formula="of:=[.D231]&amp;&quot;,&quot;" office:value-type="string" office:string-value="356," calcext:value-type="string">
            <text:p>356,</text:p>
          </table:table-cell>
          <table:table-cell table:formula="of:=[.E231]&amp;&quot;,&quot;" office:value-type="string" office:string-value="844," calcext:value-type="string">
            <text:p>844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1]+1" office:value-type="float" office:value="229" calcext:value-type="float">
            <text:p>229</text:p>
          </table:table-cell>
          <table:table-cell table:formula="of:=[.C231]+1" office:value-type="float" office:value="244" calcext:value-type="float">
            <text:p>244</text:p>
          </table:table-cell>
          <table:table-cell table:formula="of:=[.D231]-1" office:value-type="float" office:value="355" calcext:value-type="float">
            <text:p>355</text:p>
          </table:table-cell>
          <table:table-cell table:formula="of:=[.E231]+1" office:value-type="float" office:value="845" calcext:value-type="float">
            <text:p>845</text:p>
          </table:table-cell>
          <table:table-cell table:formula="of:=[.B232]&amp;&quot;,&quot;" office:value-type="string" office:string-value="229," calcext:value-type="string">
            <text:p>229,</text:p>
          </table:table-cell>
          <table:table-cell table:formula="of:=[.C232]&amp;&quot;,&quot;" office:value-type="string" office:string-value="244," calcext:value-type="string">
            <text:p>244,</text:p>
          </table:table-cell>
          <table:table-cell table:formula="of:=[.D232]&amp;&quot;,&quot;" office:value-type="string" office:string-value="355," calcext:value-type="string">
            <text:p>355,</text:p>
          </table:table-cell>
          <table:table-cell table:formula="of:=[.E232]&amp;&quot;,&quot;" office:value-type="string" office:string-value="845," calcext:value-type="string">
            <text:p>845,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2]+1" office:value-type="float" office:value="230" calcext:value-type="float">
            <text:p>230</text:p>
          </table:table-cell>
          <table:table-cell table:formula="of:=[.C232]+1" office:value-type="float" office:value="245" calcext:value-type="float">
            <text:p>245</text:p>
          </table:table-cell>
          <table:table-cell table:formula="of:=[.D232]-1" office:value-type="float" office:value="354" calcext:value-type="float">
            <text:p>354</text:p>
          </table:table-cell>
          <table:table-cell table:formula="of:=[.E232]+1" office:value-type="float" office:value="846" calcext:value-type="float">
            <text:p>846</text:p>
          </table:table-cell>
          <table:table-cell table:formula="of:=[.B233]&amp;&quot;,&quot;" office:value-type="string" office:string-value="230," calcext:value-type="string">
            <text:p>230,</text:p>
          </table:table-cell>
          <table:table-cell table:formula="of:=[.C233]&amp;&quot;,&quot;" office:value-type="string" office:string-value="245," calcext:value-type="string">
            <text:p>245,</text:p>
          </table:table-cell>
          <table:table-cell table:formula="of:=[.D233]&amp;&quot;,&quot;" office:value-type="string" office:string-value="354," calcext:value-type="string">
            <text:p>354,</text:p>
          </table:table-cell>
          <table:table-cell table:formula="of:=[.E233]&amp;&quot;,&quot;" office:value-type="string" office:string-value="846," calcext:value-type="string">
            <text:p>846,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3]+1" office:value-type="float" office:value="231" calcext:value-type="float">
            <text:p>231</text:p>
          </table:table-cell>
          <table:table-cell table:formula="of:=[.C233]+1" office:value-type="float" office:value="246" calcext:value-type="float">
            <text:p>246</text:p>
          </table:table-cell>
          <table:table-cell table:formula="of:=[.D233]-1" office:value-type="float" office:value="353" calcext:value-type="float">
            <text:p>353</text:p>
          </table:table-cell>
          <table:table-cell table:formula="of:=[.E233]+1" office:value-type="float" office:value="847" calcext:value-type="float">
            <text:p>847</text:p>
          </table:table-cell>
          <table:table-cell table:formula="of:=[.B234]&amp;&quot;,&quot;" office:value-type="string" office:string-value="231," calcext:value-type="string">
            <text:p>231,</text:p>
          </table:table-cell>
          <table:table-cell table:formula="of:=[.C234]&amp;&quot;,&quot;" office:value-type="string" office:string-value="246," calcext:value-type="string">
            <text:p>246,</text:p>
          </table:table-cell>
          <table:table-cell table:formula="of:=[.D234]&amp;&quot;,&quot;" office:value-type="string" office:string-value="353," calcext:value-type="string">
            <text:p>353,</text:p>
          </table:table-cell>
          <table:table-cell table:formula="of:=[.E234]&amp;&quot;,&quot;" office:value-type="string" office:string-value="847," calcext:value-type="string">
            <text:p>847,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4]+1" office:value-type="float" office:value="232" calcext:value-type="float">
            <text:p>232</text:p>
          </table:table-cell>
          <table:table-cell table:formula="of:=[.C234]+1" office:value-type="float" office:value="247" calcext:value-type="float">
            <text:p>247</text:p>
          </table:table-cell>
          <table:table-cell table:formula="of:=[.D234]-1" office:value-type="float" office:value="352" calcext:value-type="float">
            <text:p>352</text:p>
          </table:table-cell>
          <table:table-cell table:formula="of:=[.E234]+1" office:value-type="float" office:value="848" calcext:value-type="float">
            <text:p>848</text:p>
          </table:table-cell>
          <table:table-cell table:formula="of:=[.B235]&amp;&quot;,&quot;" office:value-type="string" office:string-value="232," calcext:value-type="string">
            <text:p>232,</text:p>
          </table:table-cell>
          <table:table-cell table:formula="of:=[.C235]&amp;&quot;,&quot;" office:value-type="string" office:string-value="247," calcext:value-type="string">
            <text:p>247,</text:p>
          </table:table-cell>
          <table:table-cell table:formula="of:=[.D235]&amp;&quot;,&quot;" office:value-type="string" office:string-value="352," calcext:value-type="string">
            <text:p>352,</text:p>
          </table:table-cell>
          <table:table-cell table:formula="of:=[.E235]&amp;&quot;,&quot;" office:value-type="string" office:string-value="848," calcext:value-type="string">
            <text:p>848,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5]+1" office:value-type="float" office:value="233" calcext:value-type="float">
            <text:p>233</text:p>
          </table:table-cell>
          <table:table-cell table:formula="of:=[.C235]+1" office:value-type="float" office:value="248" calcext:value-type="float">
            <text:p>248</text:p>
          </table:table-cell>
          <table:table-cell table:formula="of:=[.D235]-1" office:value-type="float" office:value="351" calcext:value-type="float">
            <text:p>351</text:p>
          </table:table-cell>
          <table:table-cell table:formula="of:=[.E235]+1" office:value-type="float" office:value="849" calcext:value-type="float">
            <text:p>849</text:p>
          </table:table-cell>
          <table:table-cell table:formula="of:=[.B236]&amp;&quot;,&quot;" office:value-type="string" office:string-value="233," calcext:value-type="string">
            <text:p>233,</text:p>
          </table:table-cell>
          <table:table-cell table:formula="of:=[.C236]&amp;&quot;,&quot;" office:value-type="string" office:string-value="248," calcext:value-type="string">
            <text:p>248,</text:p>
          </table:table-cell>
          <table:table-cell table:formula="of:=[.D236]&amp;&quot;,&quot;" office:value-type="string" office:string-value="351," calcext:value-type="string">
            <text:p>351,</text:p>
          </table:table-cell>
          <table:table-cell table:formula="of:=[.E236]&amp;&quot;,&quot;" office:value-type="string" office:string-value="849," calcext:value-type="string">
            <text:p>849,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6]+1" office:value-type="float" office:value="234" calcext:value-type="float">
            <text:p>234</text:p>
          </table:table-cell>
          <table:table-cell table:formula="of:=[.C236]+1" office:value-type="float" office:value="249" calcext:value-type="float">
            <text:p>249</text:p>
          </table:table-cell>
          <table:table-cell table:formula="of:=[.D236]-1" office:value-type="float" office:value="350" calcext:value-type="float">
            <text:p>350</text:p>
          </table:table-cell>
          <table:table-cell table:formula="of:=[.E236]+1" office:value-type="float" office:value="850" calcext:value-type="float">
            <text:p>850</text:p>
          </table:table-cell>
          <table:table-cell table:formula="of:=[.B237]&amp;&quot;,&quot;" office:value-type="string" office:string-value="234," calcext:value-type="string">
            <text:p>234,</text:p>
          </table:table-cell>
          <table:table-cell table:formula="of:=[.C237]&amp;&quot;,&quot;" office:value-type="string" office:string-value="249," calcext:value-type="string">
            <text:p>249,</text:p>
          </table:table-cell>
          <table:table-cell table:formula="of:=[.D237]&amp;&quot;,&quot;" office:value-type="string" office:string-value="350," calcext:value-type="string">
            <text:p>350,</text:p>
          </table:table-cell>
          <table:table-cell table:formula="of:=[.E237]&amp;&quot;,&quot;" office:value-type="string" office:string-value="850," calcext:value-type="string">
            <text:p>850,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7]+1" office:value-type="float" office:value="235" calcext:value-type="float">
            <text:p>235</text:p>
          </table:table-cell>
          <table:table-cell table:formula="of:=[.C237]+1" office:value-type="float" office:value="250" calcext:value-type="float">
            <text:p>250</text:p>
          </table:table-cell>
          <table:table-cell table:formula="of:=[.D237]-1" office:value-type="float" office:value="349" calcext:value-type="float">
            <text:p>349</text:p>
          </table:table-cell>
          <table:table-cell table:formula="of:=[.E237]+1" office:value-type="float" office:value="851" calcext:value-type="float">
            <text:p>851</text:p>
          </table:table-cell>
          <table:table-cell table:formula="of:=[.B238]&amp;&quot;,&quot;" office:value-type="string" office:string-value="235," calcext:value-type="string">
            <text:p>235,</text:p>
          </table:table-cell>
          <table:table-cell table:formula="of:=[.C238]&amp;&quot;,&quot;" office:value-type="string" office:string-value="250," calcext:value-type="string">
            <text:p>250,</text:p>
          </table:table-cell>
          <table:table-cell table:formula="of:=[.D238]&amp;&quot;,&quot;" office:value-type="string" office:string-value="349," calcext:value-type="string">
            <text:p>349,</text:p>
          </table:table-cell>
          <table:table-cell table:formula="of:=[.E238]&amp;&quot;,&quot;" office:value-type="string" office:string-value="851," calcext:value-type="string">
            <text:p>851,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8]+1" office:value-type="float" office:value="236" calcext:value-type="float">
            <text:p>236</text:p>
          </table:table-cell>
          <table:table-cell table:formula="of:=[.C238]+1" office:value-type="float" office:value="251" calcext:value-type="float">
            <text:p>251</text:p>
          </table:table-cell>
          <table:table-cell table:formula="of:=[.D238]-1" office:value-type="float" office:value="348" calcext:value-type="float">
            <text:p>348</text:p>
          </table:table-cell>
          <table:table-cell table:formula="of:=[.E238]+1" office:value-type="float" office:value="852" calcext:value-type="float">
            <text:p>852</text:p>
          </table:table-cell>
          <table:table-cell table:formula="of:=[.B239]&amp;&quot;,&quot;" office:value-type="string" office:string-value="236," calcext:value-type="string">
            <text:p>236,</text:p>
          </table:table-cell>
          <table:table-cell table:formula="of:=[.C239]&amp;&quot;,&quot;" office:value-type="string" office:string-value="251," calcext:value-type="string">
            <text:p>251,</text:p>
          </table:table-cell>
          <table:table-cell table:formula="of:=[.D239]&amp;&quot;,&quot;" office:value-type="string" office:string-value="348," calcext:value-type="string">
            <text:p>348,</text:p>
          </table:table-cell>
          <table:table-cell table:formula="of:=[.E239]&amp;&quot;,&quot;" office:value-type="string" office:string-value="852," calcext:value-type="string">
            <text:p>852,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9]+1" office:value-type="float" office:value="237" calcext:value-type="float">
            <text:p>237</text:p>
          </table:table-cell>
          <table:table-cell table:formula="of:=[.C239]+1" office:value-type="float" office:value="252" calcext:value-type="float">
            <text:p>252</text:p>
          </table:table-cell>
          <table:table-cell table:formula="of:=[.D239]-1" office:value-type="float" office:value="347" calcext:value-type="float">
            <text:p>347</text:p>
          </table:table-cell>
          <table:table-cell table:formula="of:=[.E239]+1" office:value-type="float" office:value="853" calcext:value-type="float">
            <text:p>853</text:p>
          </table:table-cell>
          <table:table-cell table:formula="of:=[.B240]&amp;&quot;,&quot;" office:value-type="string" office:string-value="237," calcext:value-type="string">
            <text:p>237,</text:p>
          </table:table-cell>
          <table:table-cell table:formula="of:=[.C240]&amp;&quot;,&quot;" office:value-type="string" office:string-value="252," calcext:value-type="string">
            <text:p>252,</text:p>
          </table:table-cell>
          <table:table-cell table:formula="of:=[.D240]&amp;&quot;,&quot;" office:value-type="string" office:string-value="347," calcext:value-type="string">
            <text:p>347,</text:p>
          </table:table-cell>
          <table:table-cell table:formula="of:=[.E240]&amp;&quot;,&quot;" office:value-type="string" office:string-value="853," calcext:value-type="string">
            <text:p>853,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40]+1" office:value-type="float" office:value="238" calcext:value-type="float">
            <text:p>238</text:p>
          </table:table-cell>
          <table:table-cell table:formula="of:=[.C240]+1" office:value-type="float" office:value="253" calcext:value-type="float">
            <text:p>253</text:p>
          </table:table-cell>
          <table:table-cell table:formula="of:=[.D240]-1" office:value-type="float" office:value="346" calcext:value-type="float">
            <text:p>346</text:p>
          </table:table-cell>
          <table:table-cell table:formula="of:=[.E240]+1" office:value-type="float" office:value="854" calcext:value-type="float">
            <text:p>854</text:p>
          </table:table-cell>
          <table:table-cell table:formula="of:=[.B241]&amp;&quot;,&quot;" office:value-type="string" office:string-value="238," calcext:value-type="string">
            <text:p>238,</text:p>
          </table:table-cell>
          <table:table-cell table:formula="of:=[.C241]&amp;&quot;,&quot;" office:value-type="string" office:string-value="253," calcext:value-type="string">
            <text:p>253,</text:p>
          </table:table-cell>
          <table:table-cell table:formula="of:=[.D241]&amp;&quot;,&quot;" office:value-type="string" office:string-value="346," calcext:value-type="string">
            <text:p>346,</text:p>
          </table:table-cell>
          <table:table-cell table:formula="of:=[.E241]&amp;&quot;,&quot;" office:value-type="string" office:string-value="854," calcext:value-type="string">
            <text:p>854,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1]+1" office:value-type="float" office:value="239" calcext:value-type="float">
            <text:p>239</text:p>
          </table:table-cell>
          <table:table-cell table:formula="of:=[.C241]+1" office:value-type="float" office:value="254" calcext:value-type="float">
            <text:p>254</text:p>
          </table:table-cell>
          <table:table-cell table:formula="of:=[.D241]-1" office:value-type="float" office:value="345" calcext:value-type="float">
            <text:p>345</text:p>
          </table:table-cell>
          <table:table-cell table:formula="of:=[.E241]+1" office:value-type="float" office:value="855" calcext:value-type="float">
            <text:p>855</text:p>
          </table:table-cell>
          <table:table-cell table:formula="of:=[.B242]&amp;&quot;,&quot;" office:value-type="string" office:string-value="239," calcext:value-type="string">
            <text:p>239,</text:p>
          </table:table-cell>
          <table:table-cell table:formula="of:=[.C242]&amp;&quot;,&quot;" office:value-type="string" office:string-value="254," calcext:value-type="string">
            <text:p>254,</text:p>
          </table:table-cell>
          <table:table-cell table:formula="of:=[.D242]&amp;&quot;,&quot;" office:value-type="string" office:string-value="345," calcext:value-type="string">
            <text:p>345,</text:p>
          </table:table-cell>
          <table:table-cell table:formula="of:=[.E242]&amp;&quot;,&quot;" office:value-type="string" office:string-value="855," calcext:value-type="string">
            <text:p>855,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2]+1" office:value-type="float" office:value="240" calcext:value-type="float">
            <text:p>240</text:p>
          </table:table-cell>
          <table:table-cell table:formula="of:=[.C242]+1" office:value-type="float" office:value="255" calcext:value-type="float">
            <text:p>255</text:p>
          </table:table-cell>
          <table:table-cell table:formula="of:=[.D242]-1" office:value-type="float" office:value="344" calcext:value-type="float">
            <text:p>344</text:p>
          </table:table-cell>
          <table:table-cell table:formula="of:=[.E242]+1" office:value-type="float" office:value="856" calcext:value-type="float">
            <text:p>856</text:p>
          </table:table-cell>
          <table:table-cell table:formula="of:=[.B243]&amp;&quot;,&quot;" office:value-type="string" office:string-value="240," calcext:value-type="string">
            <text:p>240,</text:p>
          </table:table-cell>
          <table:table-cell table:formula="of:=[.C243]&amp;&quot;,&quot;" office:value-type="string" office:string-value="255," calcext:value-type="string">
            <text:p>255,</text:p>
          </table:table-cell>
          <table:table-cell table:formula="of:=[.D243]&amp;&quot;,&quot;" office:value-type="string" office:string-value="344," calcext:value-type="string">
            <text:p>344,</text:p>
          </table:table-cell>
          <table:table-cell table:formula="of:=[.E243]&amp;&quot;,&quot;" office:value-type="string" office:string-value="856," calcext:value-type="string">
            <text:p>856,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3]+1" office:value-type="float" office:value="241" calcext:value-type="float">
            <text:p>241</text:p>
          </table:table-cell>
          <table:table-cell table:formula="of:=[.C243]+1" office:value-type="float" office:value="256" calcext:value-type="float">
            <text:p>256</text:p>
          </table:table-cell>
          <table:table-cell table:formula="of:=[.D243]-1" office:value-type="float" office:value="343" calcext:value-type="float">
            <text:p>343</text:p>
          </table:table-cell>
          <table:table-cell table:formula="of:=[.E243]+1" office:value-type="float" office:value="857" calcext:value-type="float">
            <text:p>857</text:p>
          </table:table-cell>
          <table:table-cell table:formula="of:=[.B244]&amp;&quot;,&quot;" office:value-type="string" office:string-value="241," calcext:value-type="string">
            <text:p>241,</text:p>
          </table:table-cell>
          <table:table-cell table:formula="of:=[.C244]&amp;&quot;,&quot;" office:value-type="string" office:string-value="256," calcext:value-type="string">
            <text:p>256,</text:p>
          </table:table-cell>
          <table:table-cell table:formula="of:=[.D244]&amp;&quot;,&quot;" office:value-type="string" office:string-value="343," calcext:value-type="string">
            <text:p>343,</text:p>
          </table:table-cell>
          <table:table-cell table:formula="of:=[.E244]&amp;&quot;,&quot;" office:value-type="string" office:string-value="857," calcext:value-type="string">
            <text:p>857,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4]+1" office:value-type="float" office:value="242" calcext:value-type="float">
            <text:p>242</text:p>
          </table:table-cell>
          <table:table-cell table:formula="of:=[.C244]+1" office:value-type="float" office:value="257" calcext:value-type="float">
            <text:p>257</text:p>
          </table:table-cell>
          <table:table-cell table:formula="of:=[.D244]-1" office:value-type="float" office:value="342" calcext:value-type="float">
            <text:p>342</text:p>
          </table:table-cell>
          <table:table-cell table:formula="of:=[.E244]+1" office:value-type="float" office:value="858" calcext:value-type="float">
            <text:p>858</text:p>
          </table:table-cell>
          <table:table-cell table:formula="of:=[.B245]&amp;&quot;,&quot;" office:value-type="string" office:string-value="242," calcext:value-type="string">
            <text:p>242,</text:p>
          </table:table-cell>
          <table:table-cell table:formula="of:=[.C245]&amp;&quot;,&quot;" office:value-type="string" office:string-value="257," calcext:value-type="string">
            <text:p>257,</text:p>
          </table:table-cell>
          <table:table-cell table:formula="of:=[.D245]&amp;&quot;,&quot;" office:value-type="string" office:string-value="342," calcext:value-type="string">
            <text:p>342,</text:p>
          </table:table-cell>
          <table:table-cell table:formula="of:=[.E245]&amp;&quot;,&quot;" office:value-type="string" office:string-value="858," calcext:value-type="string">
            <text:p>858,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5]+1" office:value-type="float" office:value="243" calcext:value-type="float">
            <text:p>243</text:p>
          </table:table-cell>
          <table:table-cell table:formula="of:=[.C245]+1" office:value-type="float" office:value="258" calcext:value-type="float">
            <text:p>258</text:p>
          </table:table-cell>
          <table:table-cell table:formula="of:=[.D245]-1" office:value-type="float" office:value="341" calcext:value-type="float">
            <text:p>341</text:p>
          </table:table-cell>
          <table:table-cell table:formula="of:=[.E245]+1" office:value-type="float" office:value="859" calcext:value-type="float">
            <text:p>859</text:p>
          </table:table-cell>
          <table:table-cell table:formula="of:=[.B246]&amp;&quot;,&quot;" office:value-type="string" office:string-value="243," calcext:value-type="string">
            <text:p>243,</text:p>
          </table:table-cell>
          <table:table-cell table:formula="of:=[.C246]&amp;&quot;,&quot;" office:value-type="string" office:string-value="258," calcext:value-type="string">
            <text:p>258,</text:p>
          </table:table-cell>
          <table:table-cell table:formula="of:=[.D246]&amp;&quot;,&quot;" office:value-type="string" office:string-value="341," calcext:value-type="string">
            <text:p>341,</text:p>
          </table:table-cell>
          <table:table-cell table:formula="of:=[.E246]&amp;&quot;,&quot;" office:value-type="string" office:string-value="859," calcext:value-type="string">
            <text:p>859,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6]+1" office:value-type="float" office:value="244" calcext:value-type="float">
            <text:p>244</text:p>
          </table:table-cell>
          <table:table-cell table:formula="of:=[.C246]+1" office:value-type="float" office:value="259" calcext:value-type="float">
            <text:p>259</text:p>
          </table:table-cell>
          <table:table-cell table:formula="of:=[.D246]-1" office:value-type="float" office:value="340" calcext:value-type="float">
            <text:p>340</text:p>
          </table:table-cell>
          <table:table-cell table:formula="of:=[.E246]+1" office:value-type="float" office:value="860" calcext:value-type="float">
            <text:p>860</text:p>
          </table:table-cell>
          <table:table-cell table:formula="of:=[.B247]&amp;&quot;,&quot;" office:value-type="string" office:string-value="244," calcext:value-type="string">
            <text:p>244,</text:p>
          </table:table-cell>
          <table:table-cell table:formula="of:=[.C247]&amp;&quot;,&quot;" office:value-type="string" office:string-value="259," calcext:value-type="string">
            <text:p>259,</text:p>
          </table:table-cell>
          <table:table-cell table:formula="of:=[.D247]&amp;&quot;,&quot;" office:value-type="string" office:string-value="340," calcext:value-type="string">
            <text:p>340,</text:p>
          </table:table-cell>
          <table:table-cell table:formula="of:=[.E247]&amp;&quot;,&quot;" office:value-type="string" office:string-value="860," calcext:value-type="string">
            <text:p>860,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7]+1" office:value-type="float" office:value="245" calcext:value-type="float">
            <text:p>245</text:p>
          </table:table-cell>
          <table:table-cell table:formula="of:=[.C247]+1" office:value-type="float" office:value="260" calcext:value-type="float">
            <text:p>260</text:p>
          </table:table-cell>
          <table:table-cell table:formula="of:=[.D247]-1" office:value-type="float" office:value="339" calcext:value-type="float">
            <text:p>339</text:p>
          </table:table-cell>
          <table:table-cell table:formula="of:=[.E247]+1" office:value-type="float" office:value="861" calcext:value-type="float">
            <text:p>861</text:p>
          </table:table-cell>
          <table:table-cell table:formula="of:=[.B248]&amp;&quot;,&quot;" office:value-type="string" office:string-value="245," calcext:value-type="string">
            <text:p>245,</text:p>
          </table:table-cell>
          <table:table-cell table:formula="of:=[.C248]&amp;&quot;,&quot;" office:value-type="string" office:string-value="260," calcext:value-type="string">
            <text:p>260,</text:p>
          </table:table-cell>
          <table:table-cell table:formula="of:=[.D248]&amp;&quot;,&quot;" office:value-type="string" office:string-value="339," calcext:value-type="string">
            <text:p>339,</text:p>
          </table:table-cell>
          <table:table-cell table:formula="of:=[.E248]&amp;&quot;,&quot;" office:value-type="string" office:string-value="861," calcext:value-type="string">
            <text:p>861,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8]+1" office:value-type="float" office:value="246" calcext:value-type="float">
            <text:p>246</text:p>
          </table:table-cell>
          <table:table-cell table:formula="of:=[.C248]+1" office:value-type="float" office:value="261" calcext:value-type="float">
            <text:p>261</text:p>
          </table:table-cell>
          <table:table-cell table:formula="of:=[.D248]-1" office:value-type="float" office:value="338" calcext:value-type="float">
            <text:p>338</text:p>
          </table:table-cell>
          <table:table-cell table:formula="of:=[.E248]+1" office:value-type="float" office:value="862" calcext:value-type="float">
            <text:p>862</text:p>
          </table:table-cell>
          <table:table-cell table:formula="of:=[.B249]&amp;&quot;,&quot;" office:value-type="string" office:string-value="246," calcext:value-type="string">
            <text:p>246,</text:p>
          </table:table-cell>
          <table:table-cell table:formula="of:=[.C249]&amp;&quot;,&quot;" office:value-type="string" office:string-value="261," calcext:value-type="string">
            <text:p>261,</text:p>
          </table:table-cell>
          <table:table-cell table:formula="of:=[.D249]&amp;&quot;,&quot;" office:value-type="string" office:string-value="338," calcext:value-type="string">
            <text:p>338,</text:p>
          </table:table-cell>
          <table:table-cell table:formula="of:=[.E249]&amp;&quot;,&quot;" office:value-type="string" office:string-value="862," calcext:value-type="string">
            <text:p>862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9]+1" office:value-type="float" office:value="247" calcext:value-type="float">
            <text:p>247</text:p>
          </table:table-cell>
          <table:table-cell table:formula="of:=[.C249]+1" office:value-type="float" office:value="262" calcext:value-type="float">
            <text:p>262</text:p>
          </table:table-cell>
          <table:table-cell table:formula="of:=[.D249]-1" office:value-type="float" office:value="337" calcext:value-type="float">
            <text:p>337</text:p>
          </table:table-cell>
          <table:table-cell table:formula="of:=[.E249]+1" office:value-type="float" office:value="863" calcext:value-type="float">
            <text:p>863</text:p>
          </table:table-cell>
          <table:table-cell table:formula="of:=[.B250]&amp;&quot;,&quot;" office:value-type="string" office:string-value="247," calcext:value-type="string">
            <text:p>247,</text:p>
          </table:table-cell>
          <table:table-cell table:formula="of:=[.C250]&amp;&quot;,&quot;" office:value-type="string" office:string-value="262," calcext:value-type="string">
            <text:p>262,</text:p>
          </table:table-cell>
          <table:table-cell table:formula="of:=[.D250]&amp;&quot;,&quot;" office:value-type="string" office:string-value="337," calcext:value-type="string">
            <text:p>337,</text:p>
          </table:table-cell>
          <table:table-cell table:formula="of:=[.E250]&amp;&quot;,&quot;" office:value-type="string" office:string-value="863," calcext:value-type="string">
            <text:p>863,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50]+1" office:value-type="float" office:value="248" calcext:value-type="float">
            <text:p>248</text:p>
          </table:table-cell>
          <table:table-cell table:formula="of:=[.C250]+1" office:value-type="float" office:value="263" calcext:value-type="float">
            <text:p>263</text:p>
          </table:table-cell>
          <table:table-cell table:formula="of:=[.D250]-1" office:value-type="float" office:value="336" calcext:value-type="float">
            <text:p>336</text:p>
          </table:table-cell>
          <table:table-cell table:formula="of:=[.E250]+1" office:value-type="float" office:value="864" calcext:value-type="float">
            <text:p>864</text:p>
          </table:table-cell>
          <table:table-cell table:formula="of:=[.B251]&amp;&quot;,&quot;" office:value-type="string" office:string-value="248," calcext:value-type="string">
            <text:p>248,</text:p>
          </table:table-cell>
          <table:table-cell table:formula="of:=[.C251]&amp;&quot;,&quot;" office:value-type="string" office:string-value="263," calcext:value-type="string">
            <text:p>263,</text:p>
          </table:table-cell>
          <table:table-cell table:formula="of:=[.D251]&amp;&quot;,&quot;" office:value-type="string" office:string-value="336," calcext:value-type="string">
            <text:p>336,</text:p>
          </table:table-cell>
          <table:table-cell table:formula="of:=[.E251]&amp;&quot;,&quot;" office:value-type="string" office:string-value="864," calcext:value-type="string">
            <text:p>864,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1]+1" office:value-type="float" office:value="249" calcext:value-type="float">
            <text:p>249</text:p>
          </table:table-cell>
          <table:table-cell table:formula="of:=[.C251]+1" office:value-type="float" office:value="264" calcext:value-type="float">
            <text:p>264</text:p>
          </table:table-cell>
          <table:table-cell table:formula="of:=[.D251]-1" office:value-type="float" office:value="335" calcext:value-type="float">
            <text:p>335</text:p>
          </table:table-cell>
          <table:table-cell table:formula="of:=[.E251]+1" office:value-type="float" office:value="865" calcext:value-type="float">
            <text:p>865</text:p>
          </table:table-cell>
          <table:table-cell table:formula="of:=[.B252]&amp;&quot;,&quot;" office:value-type="string" office:string-value="249," calcext:value-type="string">
            <text:p>249,</text:p>
          </table:table-cell>
          <table:table-cell table:formula="of:=[.C252]&amp;&quot;,&quot;" office:value-type="string" office:string-value="264," calcext:value-type="string">
            <text:p>264,</text:p>
          </table:table-cell>
          <table:table-cell table:formula="of:=[.D252]&amp;&quot;,&quot;" office:value-type="string" office:string-value="335," calcext:value-type="string">
            <text:p>335,</text:p>
          </table:table-cell>
          <table:table-cell table:formula="of:=[.E252]&amp;&quot;,&quot;" office:value-type="string" office:string-value="865," calcext:value-type="string">
            <text:p>865,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2]+1" office:value-type="float" office:value="250" calcext:value-type="float">
            <text:p>250</text:p>
          </table:table-cell>
          <table:table-cell table:formula="of:=[.C252]+1" office:value-type="float" office:value="265" calcext:value-type="float">
            <text:p>265</text:p>
          </table:table-cell>
          <table:table-cell table:formula="of:=[.D252]-1" office:value-type="float" office:value="334" calcext:value-type="float">
            <text:p>334</text:p>
          </table:table-cell>
          <table:table-cell table:formula="of:=[.E252]+1" office:value-type="float" office:value="866" calcext:value-type="float">
            <text:p>866</text:p>
          </table:table-cell>
          <table:table-cell table:formula="of:=[.B253]&amp;&quot;,&quot;" office:value-type="string" office:string-value="250," calcext:value-type="string">
            <text:p>250,</text:p>
          </table:table-cell>
          <table:table-cell table:formula="of:=[.C253]&amp;&quot;,&quot;" office:value-type="string" office:string-value="265," calcext:value-type="string">
            <text:p>265,</text:p>
          </table:table-cell>
          <table:table-cell table:formula="of:=[.D253]&amp;&quot;,&quot;" office:value-type="string" office:string-value="334," calcext:value-type="string">
            <text:p>334,</text:p>
          </table:table-cell>
          <table:table-cell table:formula="of:=[.E253]&amp;&quot;,&quot;" office:value-type="string" office:string-value="866," calcext:value-type="string">
            <text:p>866,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3]+1" office:value-type="float" office:value="251" calcext:value-type="float">
            <text:p>251</text:p>
          </table:table-cell>
          <table:table-cell table:formula="of:=[.C253]+1" office:value-type="float" office:value="266" calcext:value-type="float">
            <text:p>266</text:p>
          </table:table-cell>
          <table:table-cell table:formula="of:=[.D253]-1" office:value-type="float" office:value="333" calcext:value-type="float">
            <text:p>333</text:p>
          </table:table-cell>
          <table:table-cell table:formula="of:=[.E253]+1" office:value-type="float" office:value="867" calcext:value-type="float">
            <text:p>867</text:p>
          </table:table-cell>
          <table:table-cell table:formula="of:=[.B254]&amp;&quot;,&quot;" office:value-type="string" office:string-value="251," calcext:value-type="string">
            <text:p>251,</text:p>
          </table:table-cell>
          <table:table-cell table:formula="of:=[.C254]&amp;&quot;,&quot;" office:value-type="string" office:string-value="266," calcext:value-type="string">
            <text:p>266,</text:p>
          </table:table-cell>
          <table:table-cell table:formula="of:=[.D254]&amp;&quot;,&quot;" office:value-type="string" office:string-value="333," calcext:value-type="string">
            <text:p>333,</text:p>
          </table:table-cell>
          <table:table-cell table:formula="of:=[.E254]&amp;&quot;,&quot;" office:value-type="string" office:string-value="867," calcext:value-type="string">
            <text:p>867,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4]+1" office:value-type="float" office:value="252" calcext:value-type="float">
            <text:p>252</text:p>
          </table:table-cell>
          <table:table-cell table:formula="of:=[.C254]+1" office:value-type="float" office:value="267" calcext:value-type="float">
            <text:p>267</text:p>
          </table:table-cell>
          <table:table-cell table:formula="of:=[.D254]-1" office:value-type="float" office:value="332" calcext:value-type="float">
            <text:p>332</text:p>
          </table:table-cell>
          <table:table-cell table:formula="of:=[.E254]+1" office:value-type="float" office:value="868" calcext:value-type="float">
            <text:p>868</text:p>
          </table:table-cell>
          <table:table-cell table:formula="of:=[.B255]&amp;&quot;,&quot;" office:value-type="string" office:string-value="252," calcext:value-type="string">
            <text:p>252,</text:p>
          </table:table-cell>
          <table:table-cell table:formula="of:=[.C255]&amp;&quot;,&quot;" office:value-type="string" office:string-value="267," calcext:value-type="string">
            <text:p>267,</text:p>
          </table:table-cell>
          <table:table-cell table:formula="of:=[.D255]&amp;&quot;,&quot;" office:value-type="string" office:string-value="332," calcext:value-type="string">
            <text:p>332,</text:p>
          </table:table-cell>
          <table:table-cell table:formula="of:=[.E255]&amp;&quot;,&quot;" office:value-type="string" office:string-value="868," calcext:value-type="string">
            <text:p>868,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5]+1" office:value-type="float" office:value="253" calcext:value-type="float">
            <text:p>253</text:p>
          </table:table-cell>
          <table:table-cell table:formula="of:=[.C255]+1" office:value-type="float" office:value="268" calcext:value-type="float">
            <text:p>268</text:p>
          </table:table-cell>
          <table:table-cell table:formula="of:=[.D255]-1" office:value-type="float" office:value="331" calcext:value-type="float">
            <text:p>331</text:p>
          </table:table-cell>
          <table:table-cell table:formula="of:=[.E255]+1" office:value-type="float" office:value="869" calcext:value-type="float">
            <text:p>869</text:p>
          </table:table-cell>
          <table:table-cell table:formula="of:=[.B256]&amp;&quot;,&quot;" office:value-type="string" office:string-value="253," calcext:value-type="string">
            <text:p>253,</text:p>
          </table:table-cell>
          <table:table-cell table:formula="of:=[.C256]&amp;&quot;,&quot;" office:value-type="string" office:string-value="268," calcext:value-type="string">
            <text:p>268,</text:p>
          </table:table-cell>
          <table:table-cell table:formula="of:=[.D256]&amp;&quot;,&quot;" office:value-type="string" office:string-value="331," calcext:value-type="string">
            <text:p>331,</text:p>
          </table:table-cell>
          <table:table-cell table:formula="of:=[.E256]&amp;&quot;,&quot;" office:value-type="string" office:string-value="869," calcext:value-type="string">
            <text:p>869,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6]+1" office:value-type="float" office:value="254" calcext:value-type="float">
            <text:p>254</text:p>
          </table:table-cell>
          <table:table-cell table:formula="of:=[.C256]+1" office:value-type="float" office:value="269" calcext:value-type="float">
            <text:p>269</text:p>
          </table:table-cell>
          <table:table-cell table:formula="of:=[.D256]-1" office:value-type="float" office:value="330" calcext:value-type="float">
            <text:p>330</text:p>
          </table:table-cell>
          <table:table-cell table:formula="of:=[.E256]+1" office:value-type="float" office:value="870" calcext:value-type="float">
            <text:p>870</text:p>
          </table:table-cell>
          <table:table-cell table:formula="of:=[.B257]&amp;&quot;,&quot;" office:value-type="string" office:string-value="254," calcext:value-type="string">
            <text:p>254,</text:p>
          </table:table-cell>
          <table:table-cell table:formula="of:=[.C257]&amp;&quot;,&quot;" office:value-type="string" office:string-value="269," calcext:value-type="string">
            <text:p>269,</text:p>
          </table:table-cell>
          <table:table-cell table:formula="of:=[.D257]&amp;&quot;,&quot;" office:value-type="string" office:string-value="330," calcext:value-type="string">
            <text:p>330,</text:p>
          </table:table-cell>
          <table:table-cell table:formula="of:=[.E257]&amp;&quot;,&quot;" office:value-type="string" office:string-value="870," calcext:value-type="string">
            <text:p>870,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7]+1" office:value-type="float" office:value="255" calcext:value-type="float">
            <text:p>255</text:p>
          </table:table-cell>
          <table:table-cell table:formula="of:=[.C257]+1" office:value-type="float" office:value="270" calcext:value-type="float">
            <text:p>270</text:p>
          </table:table-cell>
          <table:table-cell table:formula="of:=[.D257]-1" office:value-type="float" office:value="329" calcext:value-type="float">
            <text:p>329</text:p>
          </table:table-cell>
          <table:table-cell table:formula="of:=[.E257]+1" office:value-type="float" office:value="871" calcext:value-type="float">
            <text:p>871</text:p>
          </table:table-cell>
          <table:table-cell table:formula="of:=[.B258]&amp;&quot;,&quot;" office:value-type="string" office:string-value="255," calcext:value-type="string">
            <text:p>255,</text:p>
          </table:table-cell>
          <table:table-cell table:formula="of:=[.C258]&amp;&quot;,&quot;" office:value-type="string" office:string-value="270," calcext:value-type="string">
            <text:p>270,</text:p>
          </table:table-cell>
          <table:table-cell table:formula="of:=[.D258]&amp;&quot;,&quot;" office:value-type="string" office:string-value="329," calcext:value-type="string">
            <text:p>329,</text:p>
          </table:table-cell>
          <table:table-cell table:formula="of:=[.E258]&amp;&quot;,&quot;" office:value-type="string" office:string-value="871," calcext:value-type="string">
            <text:p>871,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8]+1" office:value-type="float" office:value="256" calcext:value-type="float">
            <text:p>256</text:p>
          </table:table-cell>
          <table:table-cell table:formula="of:=[.C258]+1" office:value-type="float" office:value="271" calcext:value-type="float">
            <text:p>271</text:p>
          </table:table-cell>
          <table:table-cell table:formula="of:=[.D258]-1" office:value-type="float" office:value="328" calcext:value-type="float">
            <text:p>328</text:p>
          </table:table-cell>
          <table:table-cell table:formula="of:=[.E258]+1" office:value-type="float" office:value="872" calcext:value-type="float">
            <text:p>872</text:p>
          </table:table-cell>
          <table:table-cell table:formula="of:=[.B259]&amp;&quot;,&quot;" office:value-type="string" office:string-value="256," calcext:value-type="string">
            <text:p>256,</text:p>
          </table:table-cell>
          <table:table-cell table:formula="of:=[.C259]&amp;&quot;,&quot;" office:value-type="string" office:string-value="271," calcext:value-type="string">
            <text:p>271,</text:p>
          </table:table-cell>
          <table:table-cell table:formula="of:=[.D259]&amp;&quot;,&quot;" office:value-type="string" office:string-value="328," calcext:value-type="string">
            <text:p>328,</text:p>
          </table:table-cell>
          <table:table-cell table:formula="of:=[.E259]&amp;&quot;,&quot;" office:value-type="string" office:string-value="872," calcext:value-type="string">
            <text:p>872,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9]+1" office:value-type="float" office:value="257" calcext:value-type="float">
            <text:p>257</text:p>
          </table:table-cell>
          <table:table-cell table:formula="of:=[.C259]+1" office:value-type="float" office:value="272" calcext:value-type="float">
            <text:p>272</text:p>
          </table:table-cell>
          <table:table-cell table:formula="of:=[.D259]-1" office:value-type="float" office:value="327" calcext:value-type="float">
            <text:p>327</text:p>
          </table:table-cell>
          <table:table-cell table:formula="of:=[.E259]+1" office:value-type="float" office:value="873" calcext:value-type="float">
            <text:p>873</text:p>
          </table:table-cell>
          <table:table-cell table:formula="of:=[.B260]&amp;&quot;,&quot;" office:value-type="string" office:string-value="257," calcext:value-type="string">
            <text:p>257,</text:p>
          </table:table-cell>
          <table:table-cell table:formula="of:=[.C260]&amp;&quot;,&quot;" office:value-type="string" office:string-value="272," calcext:value-type="string">
            <text:p>272,</text:p>
          </table:table-cell>
          <table:table-cell table:formula="of:=[.D260]&amp;&quot;,&quot;" office:value-type="string" office:string-value="327," calcext:value-type="string">
            <text:p>327,</text:p>
          </table:table-cell>
          <table:table-cell table:formula="of:=[.E260]&amp;&quot;,&quot;" office:value-type="string" office:string-value="873," calcext:value-type="string">
            <text:p>873,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60]+1" office:value-type="float" office:value="258" calcext:value-type="float">
            <text:p>258</text:p>
          </table:table-cell>
          <table:table-cell table:formula="of:=[.C260]+1" office:value-type="float" office:value="273" calcext:value-type="float">
            <text:p>273</text:p>
          </table:table-cell>
          <table:table-cell table:formula="of:=[.D260]-1" office:value-type="float" office:value="326" calcext:value-type="float">
            <text:p>326</text:p>
          </table:table-cell>
          <table:table-cell table:formula="of:=[.E260]+1" office:value-type="float" office:value="874" calcext:value-type="float">
            <text:p>874</text:p>
          </table:table-cell>
          <table:table-cell table:formula="of:=[.B261]&amp;&quot;,&quot;" office:value-type="string" office:string-value="258," calcext:value-type="string">
            <text:p>258,</text:p>
          </table:table-cell>
          <table:table-cell table:formula="of:=[.C261]&amp;&quot;,&quot;" office:value-type="string" office:string-value="273," calcext:value-type="string">
            <text:p>273,</text:p>
          </table:table-cell>
          <table:table-cell table:formula="of:=[.D261]&amp;&quot;,&quot;" office:value-type="string" office:string-value="326," calcext:value-type="string">
            <text:p>326,</text:p>
          </table:table-cell>
          <table:table-cell table:formula="of:=[.E261]&amp;&quot;,&quot;" office:value-type="string" office:string-value="874," calcext:value-type="string">
            <text:p>874,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1]+1" office:value-type="float" office:value="259" calcext:value-type="float">
            <text:p>259</text:p>
          </table:table-cell>
          <table:table-cell table:formula="of:=[.C261]+1" office:value-type="float" office:value="274" calcext:value-type="float">
            <text:p>274</text:p>
          </table:table-cell>
          <table:table-cell table:formula="of:=[.D261]-1" office:value-type="float" office:value="325" calcext:value-type="float">
            <text:p>325</text:p>
          </table:table-cell>
          <table:table-cell table:formula="of:=[.E261]+1" office:value-type="float" office:value="875" calcext:value-type="float">
            <text:p>875</text:p>
          </table:table-cell>
          <table:table-cell table:formula="of:=[.B262]&amp;&quot;,&quot;" office:value-type="string" office:string-value="259," calcext:value-type="string">
            <text:p>259,</text:p>
          </table:table-cell>
          <table:table-cell table:formula="of:=[.C262]&amp;&quot;,&quot;" office:value-type="string" office:string-value="274," calcext:value-type="string">
            <text:p>274,</text:p>
          </table:table-cell>
          <table:table-cell table:formula="of:=[.D262]&amp;&quot;,&quot;" office:value-type="string" office:string-value="325," calcext:value-type="string">
            <text:p>325,</text:p>
          </table:table-cell>
          <table:table-cell table:formula="of:=[.E262]&amp;&quot;,&quot;" office:value-type="string" office:string-value="875," calcext:value-type="string">
            <text:p>875,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2]+1" office:value-type="float" office:value="260" calcext:value-type="float">
            <text:p>260</text:p>
          </table:table-cell>
          <table:table-cell table:formula="of:=[.C262]+1" office:value-type="float" office:value="275" calcext:value-type="float">
            <text:p>275</text:p>
          </table:table-cell>
          <table:table-cell table:formula="of:=[.D262]-1" office:value-type="float" office:value="324" calcext:value-type="float">
            <text:p>324</text:p>
          </table:table-cell>
          <table:table-cell table:formula="of:=[.E262]+1" office:value-type="float" office:value="876" calcext:value-type="float">
            <text:p>876</text:p>
          </table:table-cell>
          <table:table-cell table:formula="of:=[.B263]&amp;&quot;,&quot;" office:value-type="string" office:string-value="260," calcext:value-type="string">
            <text:p>260,</text:p>
          </table:table-cell>
          <table:table-cell table:formula="of:=[.C263]&amp;&quot;,&quot;" office:value-type="string" office:string-value="275," calcext:value-type="string">
            <text:p>275,</text:p>
          </table:table-cell>
          <table:table-cell table:formula="of:=[.D263]&amp;&quot;,&quot;" office:value-type="string" office:string-value="324," calcext:value-type="string">
            <text:p>324,</text:p>
          </table:table-cell>
          <table:table-cell table:formula="of:=[.E263]&amp;&quot;,&quot;" office:value-type="string" office:string-value="876," calcext:value-type="string">
            <text:p>876,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3]+1" office:value-type="float" office:value="261" calcext:value-type="float">
            <text:p>261</text:p>
          </table:table-cell>
          <table:table-cell table:formula="of:=[.C263]+1" office:value-type="float" office:value="276" calcext:value-type="float">
            <text:p>276</text:p>
          </table:table-cell>
          <table:table-cell table:formula="of:=[.D263]-1" office:value-type="float" office:value="323" calcext:value-type="float">
            <text:p>323</text:p>
          </table:table-cell>
          <table:table-cell table:formula="of:=[.E263]+1" office:value-type="float" office:value="877" calcext:value-type="float">
            <text:p>877</text:p>
          </table:table-cell>
          <table:table-cell table:formula="of:=[.B264]&amp;&quot;,&quot;" office:value-type="string" office:string-value="261," calcext:value-type="string">
            <text:p>261,</text:p>
          </table:table-cell>
          <table:table-cell table:formula="of:=[.C264]&amp;&quot;,&quot;" office:value-type="string" office:string-value="276," calcext:value-type="string">
            <text:p>276,</text:p>
          </table:table-cell>
          <table:table-cell table:formula="of:=[.D264]&amp;&quot;,&quot;" office:value-type="string" office:string-value="323," calcext:value-type="string">
            <text:p>323,</text:p>
          </table:table-cell>
          <table:table-cell table:formula="of:=[.E264]&amp;&quot;,&quot;" office:value-type="string" office:string-value="877," calcext:value-type="string">
            <text:p>877,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4]+1" office:value-type="float" office:value="262" calcext:value-type="float">
            <text:p>262</text:p>
          </table:table-cell>
          <table:table-cell table:formula="of:=[.C264]+1" office:value-type="float" office:value="277" calcext:value-type="float">
            <text:p>277</text:p>
          </table:table-cell>
          <table:table-cell table:formula="of:=[.D264]-1" office:value-type="float" office:value="322" calcext:value-type="float">
            <text:p>322</text:p>
          </table:table-cell>
          <table:table-cell table:formula="of:=[.E264]+1" office:value-type="float" office:value="878" calcext:value-type="float">
            <text:p>878</text:p>
          </table:table-cell>
          <table:table-cell table:formula="of:=[.B265]&amp;&quot;,&quot;" office:value-type="string" office:string-value="262," calcext:value-type="string">
            <text:p>262,</text:p>
          </table:table-cell>
          <table:table-cell table:formula="of:=[.C265]&amp;&quot;,&quot;" office:value-type="string" office:string-value="277," calcext:value-type="string">
            <text:p>277,</text:p>
          </table:table-cell>
          <table:table-cell table:formula="of:=[.D265]&amp;&quot;,&quot;" office:value-type="string" office:string-value="322," calcext:value-type="string">
            <text:p>322,</text:p>
          </table:table-cell>
          <table:table-cell table:formula="of:=[.E265]&amp;&quot;,&quot;" office:value-type="string" office:string-value="878," calcext:value-type="string">
            <text:p>878,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5]+1" office:value-type="float" office:value="263" calcext:value-type="float">
            <text:p>263</text:p>
          </table:table-cell>
          <table:table-cell table:formula="of:=[.C265]+1" office:value-type="float" office:value="278" calcext:value-type="float">
            <text:p>278</text:p>
          </table:table-cell>
          <table:table-cell table:formula="of:=[.D265]-1" office:value-type="float" office:value="321" calcext:value-type="float">
            <text:p>321</text:p>
          </table:table-cell>
          <table:table-cell table:formula="of:=[.E265]+1" office:value-type="float" office:value="879" calcext:value-type="float">
            <text:p>879</text:p>
          </table:table-cell>
          <table:table-cell table:formula="of:=[.B266]&amp;&quot;,&quot;" office:value-type="string" office:string-value="263," calcext:value-type="string">
            <text:p>263,</text:p>
          </table:table-cell>
          <table:table-cell table:formula="of:=[.C266]&amp;&quot;,&quot;" office:value-type="string" office:string-value="278," calcext:value-type="string">
            <text:p>278,</text:p>
          </table:table-cell>
          <table:table-cell table:formula="of:=[.D266]&amp;&quot;,&quot;" office:value-type="string" office:string-value="321," calcext:value-type="string">
            <text:p>321,</text:p>
          </table:table-cell>
          <table:table-cell table:formula="of:=[.E266]&amp;&quot;,&quot;" office:value-type="string" office:string-value="879," calcext:value-type="string">
            <text:p>879,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6]+1" office:value-type="float" office:value="264" calcext:value-type="float">
            <text:p>264</text:p>
          </table:table-cell>
          <table:table-cell table:formula="of:=[.C266]+1" office:value-type="float" office:value="279" calcext:value-type="float">
            <text:p>279</text:p>
          </table:table-cell>
          <table:table-cell table:formula="of:=[.D266]-1" office:value-type="float" office:value="320" calcext:value-type="float">
            <text:p>320</text:p>
          </table:table-cell>
          <table:table-cell table:formula="of:=[.E266]+1" office:value-type="float" office:value="880" calcext:value-type="float">
            <text:p>880</text:p>
          </table:table-cell>
          <table:table-cell table:formula="of:=[.B267]&amp;&quot;,&quot;" office:value-type="string" office:string-value="264," calcext:value-type="string">
            <text:p>264,</text:p>
          </table:table-cell>
          <table:table-cell table:formula="of:=[.C267]&amp;&quot;,&quot;" office:value-type="string" office:string-value="279," calcext:value-type="string">
            <text:p>279,</text:p>
          </table:table-cell>
          <table:table-cell table:formula="of:=[.D267]&amp;&quot;,&quot;" office:value-type="string" office:string-value="320," calcext:value-type="string">
            <text:p>320,</text:p>
          </table:table-cell>
          <table:table-cell table:formula="of:=[.E267]&amp;&quot;,&quot;" office:value-type="string" office:string-value="880," calcext:value-type="string">
            <text:p>880,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7]+1" office:value-type="float" office:value="265" calcext:value-type="float">
            <text:p>265</text:p>
          </table:table-cell>
          <table:table-cell table:formula="of:=[.C267]+1" office:value-type="float" office:value="280" calcext:value-type="float">
            <text:p>280</text:p>
          </table:table-cell>
          <table:table-cell table:formula="of:=[.D267]-1" office:value-type="float" office:value="319" calcext:value-type="float">
            <text:p>319</text:p>
          </table:table-cell>
          <table:table-cell table:formula="of:=[.E267]+1" office:value-type="float" office:value="881" calcext:value-type="float">
            <text:p>881</text:p>
          </table:table-cell>
          <table:table-cell table:formula="of:=[.B268]&amp;&quot;,&quot;" office:value-type="string" office:string-value="265," calcext:value-type="string">
            <text:p>265,</text:p>
          </table:table-cell>
          <table:table-cell table:formula="of:=[.C268]&amp;&quot;,&quot;" office:value-type="string" office:string-value="280," calcext:value-type="string">
            <text:p>280,</text:p>
          </table:table-cell>
          <table:table-cell table:formula="of:=[.D268]&amp;&quot;,&quot;" office:value-type="string" office:string-value="319," calcext:value-type="string">
            <text:p>319,</text:p>
          </table:table-cell>
          <table:table-cell table:formula="of:=[.E268]&amp;&quot;,&quot;" office:value-type="string" office:string-value="881," calcext:value-type="string">
            <text:p>881,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8]+1" office:value-type="float" office:value="266" calcext:value-type="float">
            <text:p>266</text:p>
          </table:table-cell>
          <table:table-cell table:formula="of:=[.C268]+1" office:value-type="float" office:value="281" calcext:value-type="float">
            <text:p>281</text:p>
          </table:table-cell>
          <table:table-cell table:formula="of:=[.D268]-1" office:value-type="float" office:value="318" calcext:value-type="float">
            <text:p>318</text:p>
          </table:table-cell>
          <table:table-cell table:formula="of:=[.E268]+1" office:value-type="float" office:value="882" calcext:value-type="float">
            <text:p>882</text:p>
          </table:table-cell>
          <table:table-cell table:formula="of:=[.B269]&amp;&quot;,&quot;" office:value-type="string" office:string-value="266," calcext:value-type="string">
            <text:p>266,</text:p>
          </table:table-cell>
          <table:table-cell table:formula="of:=[.C269]&amp;&quot;,&quot;" office:value-type="string" office:string-value="281," calcext:value-type="string">
            <text:p>281,</text:p>
          </table:table-cell>
          <table:table-cell table:formula="of:=[.D269]&amp;&quot;,&quot;" office:value-type="string" office:string-value="318," calcext:value-type="string">
            <text:p>318,</text:p>
          </table:table-cell>
          <table:table-cell table:formula="of:=[.E269]&amp;&quot;,&quot;" office:value-type="string" office:string-value="882," calcext:value-type="string">
            <text:p>882,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9]+1" office:value-type="float" office:value="267" calcext:value-type="float">
            <text:p>267</text:p>
          </table:table-cell>
          <table:table-cell table:formula="of:=[.C269]+1" office:value-type="float" office:value="282" calcext:value-type="float">
            <text:p>282</text:p>
          </table:table-cell>
          <table:table-cell table:formula="of:=[.D269]-1" office:value-type="float" office:value="317" calcext:value-type="float">
            <text:p>317</text:p>
          </table:table-cell>
          <table:table-cell table:formula="of:=[.E269]+1" office:value-type="float" office:value="883" calcext:value-type="float">
            <text:p>883</text:p>
          </table:table-cell>
          <table:table-cell table:formula="of:=[.B270]&amp;&quot;,&quot;" office:value-type="string" office:string-value="267," calcext:value-type="string">
            <text:p>267,</text:p>
          </table:table-cell>
          <table:table-cell table:formula="of:=[.C270]&amp;&quot;,&quot;" office:value-type="string" office:string-value="282," calcext:value-type="string">
            <text:p>282,</text:p>
          </table:table-cell>
          <table:table-cell table:formula="of:=[.D270]&amp;&quot;,&quot;" office:value-type="string" office:string-value="317," calcext:value-type="string">
            <text:p>317,</text:p>
          </table:table-cell>
          <table:table-cell table:formula="of:=[.E270]&amp;&quot;,&quot;" office:value-type="string" office:string-value="883," calcext:value-type="string">
            <text:p>883,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70]+1" office:value-type="float" office:value="268" calcext:value-type="float">
            <text:p>268</text:p>
          </table:table-cell>
          <table:table-cell table:formula="of:=[.C270]+1" office:value-type="float" office:value="283" calcext:value-type="float">
            <text:p>283</text:p>
          </table:table-cell>
          <table:table-cell table:formula="of:=[.D270]-1" office:value-type="float" office:value="316" calcext:value-type="float">
            <text:p>316</text:p>
          </table:table-cell>
          <table:table-cell table:formula="of:=[.E270]+1" office:value-type="float" office:value="884" calcext:value-type="float">
            <text:p>884</text:p>
          </table:table-cell>
          <table:table-cell table:formula="of:=[.B271]&amp;&quot;,&quot;" office:value-type="string" office:string-value="268," calcext:value-type="string">
            <text:p>268,</text:p>
          </table:table-cell>
          <table:table-cell table:formula="of:=[.C271]&amp;&quot;,&quot;" office:value-type="string" office:string-value="283," calcext:value-type="string">
            <text:p>283,</text:p>
          </table:table-cell>
          <table:table-cell table:formula="of:=[.D271]&amp;&quot;,&quot;" office:value-type="string" office:string-value="316," calcext:value-type="string">
            <text:p>316,</text:p>
          </table:table-cell>
          <table:table-cell table:formula="of:=[.E271]&amp;&quot;,&quot;" office:value-type="string" office:string-value="884," calcext:value-type="string">
            <text:p>884,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1]+1" office:value-type="float" office:value="269" calcext:value-type="float">
            <text:p>269</text:p>
          </table:table-cell>
          <table:table-cell table:formula="of:=[.C271]+1" office:value-type="float" office:value="284" calcext:value-type="float">
            <text:p>284</text:p>
          </table:table-cell>
          <table:table-cell table:formula="of:=[.D271]-1" office:value-type="float" office:value="315" calcext:value-type="float">
            <text:p>315</text:p>
          </table:table-cell>
          <table:table-cell table:formula="of:=[.E271]+1" office:value-type="float" office:value="885" calcext:value-type="float">
            <text:p>885</text:p>
          </table:table-cell>
          <table:table-cell table:formula="of:=[.B272]&amp;&quot;,&quot;" office:value-type="string" office:string-value="269," calcext:value-type="string">
            <text:p>269,</text:p>
          </table:table-cell>
          <table:table-cell table:formula="of:=[.C272]&amp;&quot;,&quot;" office:value-type="string" office:string-value="284," calcext:value-type="string">
            <text:p>284,</text:p>
          </table:table-cell>
          <table:table-cell table:formula="of:=[.D272]&amp;&quot;,&quot;" office:value-type="string" office:string-value="315," calcext:value-type="string">
            <text:p>315,</text:p>
          </table:table-cell>
          <table:table-cell table:formula="of:=[.E272]&amp;&quot;,&quot;" office:value-type="string" office:string-value="885," calcext:value-type="string">
            <text:p>885,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2]+1" office:value-type="float" office:value="270" calcext:value-type="float">
            <text:p>270</text:p>
          </table:table-cell>
          <table:table-cell table:formula="of:=[.C272]+1" office:value-type="float" office:value="285" calcext:value-type="float">
            <text:p>285</text:p>
          </table:table-cell>
          <table:table-cell table:formula="of:=[.D272]-1" office:value-type="float" office:value="314" calcext:value-type="float">
            <text:p>314</text:p>
          </table:table-cell>
          <table:table-cell table:formula="of:=[.E272]+1" office:value-type="float" office:value="886" calcext:value-type="float">
            <text:p>886</text:p>
          </table:table-cell>
          <table:table-cell table:formula="of:=[.B273]&amp;&quot;,&quot;" office:value-type="string" office:string-value="270," calcext:value-type="string">
            <text:p>270,</text:p>
          </table:table-cell>
          <table:table-cell table:formula="of:=[.C273]&amp;&quot;,&quot;" office:value-type="string" office:string-value="285," calcext:value-type="string">
            <text:p>285,</text:p>
          </table:table-cell>
          <table:table-cell table:formula="of:=[.D273]&amp;&quot;,&quot;" office:value-type="string" office:string-value="314," calcext:value-type="string">
            <text:p>314,</text:p>
          </table:table-cell>
          <table:table-cell table:formula="of:=[.E273]&amp;&quot;,&quot;" office:value-type="string" office:string-value="886," calcext:value-type="string">
            <text:p>886,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3]+1" office:value-type="float" office:value="271" calcext:value-type="float">
            <text:p>271</text:p>
          </table:table-cell>
          <table:table-cell table:formula="of:=[.C273]+1" office:value-type="float" office:value="286" calcext:value-type="float">
            <text:p>286</text:p>
          </table:table-cell>
          <table:table-cell table:formula="of:=[.D273]-1" office:value-type="float" office:value="313" calcext:value-type="float">
            <text:p>313</text:p>
          </table:table-cell>
          <table:table-cell table:formula="of:=[.E273]+1" office:value-type="float" office:value="887" calcext:value-type="float">
            <text:p>887</text:p>
          </table:table-cell>
          <table:table-cell table:formula="of:=[.B274]&amp;&quot;,&quot;" office:value-type="string" office:string-value="271," calcext:value-type="string">
            <text:p>271,</text:p>
          </table:table-cell>
          <table:table-cell table:formula="of:=[.C274]&amp;&quot;,&quot;" office:value-type="string" office:string-value="286," calcext:value-type="string">
            <text:p>286,</text:p>
          </table:table-cell>
          <table:table-cell table:formula="of:=[.D274]&amp;&quot;,&quot;" office:value-type="string" office:string-value="313," calcext:value-type="string">
            <text:p>313,</text:p>
          </table:table-cell>
          <table:table-cell table:formula="of:=[.E274]&amp;&quot;,&quot;" office:value-type="string" office:string-value="887," calcext:value-type="string">
            <text:p>887,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4]+1" office:value-type="float" office:value="272" calcext:value-type="float">
            <text:p>272</text:p>
          </table:table-cell>
          <table:table-cell table:formula="of:=[.C274]+1" office:value-type="float" office:value="287" calcext:value-type="float">
            <text:p>287</text:p>
          </table:table-cell>
          <table:table-cell table:formula="of:=[.D274]-1" office:value-type="float" office:value="312" calcext:value-type="float">
            <text:p>312</text:p>
          </table:table-cell>
          <table:table-cell table:formula="of:=[.E274]+1" office:value-type="float" office:value="888" calcext:value-type="float">
            <text:p>888</text:p>
          </table:table-cell>
          <table:table-cell table:formula="of:=[.B275]&amp;&quot;,&quot;" office:value-type="string" office:string-value="272," calcext:value-type="string">
            <text:p>272,</text:p>
          </table:table-cell>
          <table:table-cell table:formula="of:=[.C275]&amp;&quot;,&quot;" office:value-type="string" office:string-value="287," calcext:value-type="string">
            <text:p>287,</text:p>
          </table:table-cell>
          <table:table-cell table:formula="of:=[.D275]&amp;&quot;,&quot;" office:value-type="string" office:string-value="312," calcext:value-type="string">
            <text:p>312,</text:p>
          </table:table-cell>
          <table:table-cell table:formula="of:=[.E275]&amp;&quot;,&quot;" office:value-type="string" office:string-value="888," calcext:value-type="string">
            <text:p>888,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5]+1" office:value-type="float" office:value="273" calcext:value-type="float">
            <text:p>273</text:p>
          </table:table-cell>
          <table:table-cell table:formula="of:=[.C275]+1" office:value-type="float" office:value="288" calcext:value-type="float">
            <text:p>288</text:p>
          </table:table-cell>
          <table:table-cell table:formula="of:=[.D275]-1" office:value-type="float" office:value="311" calcext:value-type="float">
            <text:p>311</text:p>
          </table:table-cell>
          <table:table-cell table:formula="of:=[.E275]+1" office:value-type="float" office:value="889" calcext:value-type="float">
            <text:p>889</text:p>
          </table:table-cell>
          <table:table-cell table:formula="of:=[.B276]&amp;&quot;,&quot;" office:value-type="string" office:string-value="273," calcext:value-type="string">
            <text:p>273,</text:p>
          </table:table-cell>
          <table:table-cell table:formula="of:=[.C276]&amp;&quot;,&quot;" office:value-type="string" office:string-value="288," calcext:value-type="string">
            <text:p>288,</text:p>
          </table:table-cell>
          <table:table-cell table:formula="of:=[.D276]&amp;&quot;,&quot;" office:value-type="string" office:string-value="311," calcext:value-type="string">
            <text:p>311,</text:p>
          </table:table-cell>
          <table:table-cell table:formula="of:=[.E276]&amp;&quot;,&quot;" office:value-type="string" office:string-value="889," calcext:value-type="string">
            <text:p>889,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6]+1" office:value-type="float" office:value="274" calcext:value-type="float">
            <text:p>274</text:p>
          </table:table-cell>
          <table:table-cell table:formula="of:=[.C276]+1" office:value-type="float" office:value="289" calcext:value-type="float">
            <text:p>289</text:p>
          </table:table-cell>
          <table:table-cell table:formula="of:=[.D276]-1" office:value-type="float" office:value="310" calcext:value-type="float">
            <text:p>310</text:p>
          </table:table-cell>
          <table:table-cell table:formula="of:=[.E276]+1" office:value-type="float" office:value="890" calcext:value-type="float">
            <text:p>890</text:p>
          </table:table-cell>
          <table:table-cell table:formula="of:=[.B277]&amp;&quot;,&quot;" office:value-type="string" office:string-value="274," calcext:value-type="string">
            <text:p>274,</text:p>
          </table:table-cell>
          <table:table-cell table:formula="of:=[.C277]&amp;&quot;,&quot;" office:value-type="string" office:string-value="289," calcext:value-type="string">
            <text:p>289,</text:p>
          </table:table-cell>
          <table:table-cell table:formula="of:=[.D277]&amp;&quot;,&quot;" office:value-type="string" office:string-value="310," calcext:value-type="string">
            <text:p>310,</text:p>
          </table:table-cell>
          <table:table-cell table:formula="of:=[.E277]&amp;&quot;,&quot;" office:value-type="string" office:string-value="890," calcext:value-type="string">
            <text:p>890,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7]+1" office:value-type="float" office:value="275" calcext:value-type="float">
            <text:p>275</text:p>
          </table:table-cell>
          <table:table-cell table:formula="of:=[.C277]+1" office:value-type="float" office:value="290" calcext:value-type="float">
            <text:p>290</text:p>
          </table:table-cell>
          <table:table-cell table:formula="of:=[.D277]-1" office:value-type="float" office:value="309" calcext:value-type="float">
            <text:p>309</text:p>
          </table:table-cell>
          <table:table-cell table:formula="of:=[.E277]+1" office:value-type="float" office:value="891" calcext:value-type="float">
            <text:p>891</text:p>
          </table:table-cell>
          <table:table-cell table:formula="of:=[.B278]&amp;&quot;,&quot;" office:value-type="string" office:string-value="275," calcext:value-type="string">
            <text:p>275,</text:p>
          </table:table-cell>
          <table:table-cell table:formula="of:=[.C278]&amp;&quot;,&quot;" office:value-type="string" office:string-value="290," calcext:value-type="string">
            <text:p>290,</text:p>
          </table:table-cell>
          <table:table-cell table:formula="of:=[.D278]&amp;&quot;,&quot;" office:value-type="string" office:string-value="309," calcext:value-type="string">
            <text:p>309,</text:p>
          </table:table-cell>
          <table:table-cell table:formula="of:=[.E278]&amp;&quot;,&quot;" office:value-type="string" office:string-value="891," calcext:value-type="string">
            <text:p>891,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8]+1" office:value-type="float" office:value="276" calcext:value-type="float">
            <text:p>276</text:p>
          </table:table-cell>
          <table:table-cell table:formula="of:=[.C278]+1" office:value-type="float" office:value="291" calcext:value-type="float">
            <text:p>291</text:p>
          </table:table-cell>
          <table:table-cell table:formula="of:=[.D278]-1" office:value-type="float" office:value="308" calcext:value-type="float">
            <text:p>308</text:p>
          </table:table-cell>
          <table:table-cell table:formula="of:=[.E278]+1" office:value-type="float" office:value="892" calcext:value-type="float">
            <text:p>892</text:p>
          </table:table-cell>
          <table:table-cell table:formula="of:=[.B279]&amp;&quot;,&quot;" office:value-type="string" office:string-value="276," calcext:value-type="string">
            <text:p>276,</text:p>
          </table:table-cell>
          <table:table-cell table:formula="of:=[.C279]&amp;&quot;,&quot;" office:value-type="string" office:string-value="291," calcext:value-type="string">
            <text:p>291,</text:p>
          </table:table-cell>
          <table:table-cell table:formula="of:=[.D279]&amp;&quot;,&quot;" office:value-type="string" office:string-value="308," calcext:value-type="string">
            <text:p>308,</text:p>
          </table:table-cell>
          <table:table-cell table:formula="of:=[.E279]&amp;&quot;,&quot;" office:value-type="string" office:string-value="892," calcext:value-type="string">
            <text:p>892,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9]+1" office:value-type="float" office:value="277" calcext:value-type="float">
            <text:p>277</text:p>
          </table:table-cell>
          <table:table-cell table:formula="of:=[.C279]+1" office:value-type="float" office:value="292" calcext:value-type="float">
            <text:p>292</text:p>
          </table:table-cell>
          <table:table-cell table:formula="of:=[.D279]-1" office:value-type="float" office:value="307" calcext:value-type="float">
            <text:p>307</text:p>
          </table:table-cell>
          <table:table-cell table:formula="of:=[.E279]+1" office:value-type="float" office:value="893" calcext:value-type="float">
            <text:p>893</text:p>
          </table:table-cell>
          <table:table-cell table:formula="of:=[.B280]&amp;&quot;,&quot;" office:value-type="string" office:string-value="277," calcext:value-type="string">
            <text:p>277,</text:p>
          </table:table-cell>
          <table:table-cell table:formula="of:=[.C280]&amp;&quot;,&quot;" office:value-type="string" office:string-value="292," calcext:value-type="string">
            <text:p>292,</text:p>
          </table:table-cell>
          <table:table-cell table:formula="of:=[.D280]&amp;&quot;,&quot;" office:value-type="string" office:string-value="307," calcext:value-type="string">
            <text:p>307,</text:p>
          </table:table-cell>
          <table:table-cell table:formula="of:=[.E280]&amp;&quot;,&quot;" office:value-type="string" office:string-value="893," calcext:value-type="string">
            <text:p>893,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80]+1" office:value-type="float" office:value="278" calcext:value-type="float">
            <text:p>278</text:p>
          </table:table-cell>
          <table:table-cell table:formula="of:=[.C280]+1" office:value-type="float" office:value="293" calcext:value-type="float">
            <text:p>293</text:p>
          </table:table-cell>
          <table:table-cell table:formula="of:=[.D280]-1" office:value-type="float" office:value="306" calcext:value-type="float">
            <text:p>306</text:p>
          </table:table-cell>
          <table:table-cell table:formula="of:=[.E280]+1" office:value-type="float" office:value="894" calcext:value-type="float">
            <text:p>894</text:p>
          </table:table-cell>
          <table:table-cell table:formula="of:=[.B281]&amp;&quot;,&quot;" office:value-type="string" office:string-value="278," calcext:value-type="string">
            <text:p>278,</text:p>
          </table:table-cell>
          <table:table-cell table:formula="of:=[.C281]&amp;&quot;,&quot;" office:value-type="string" office:string-value="293," calcext:value-type="string">
            <text:p>293,</text:p>
          </table:table-cell>
          <table:table-cell table:formula="of:=[.D281]&amp;&quot;,&quot;" office:value-type="string" office:string-value="306," calcext:value-type="string">
            <text:p>306,</text:p>
          </table:table-cell>
          <table:table-cell table:formula="of:=[.E281]&amp;&quot;,&quot;" office:value-type="string" office:string-value="894," calcext:value-type="string">
            <text:p>894,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1]+1" office:value-type="float" office:value="279" calcext:value-type="float">
            <text:p>279</text:p>
          </table:table-cell>
          <table:table-cell table:formula="of:=[.C281]+1" office:value-type="float" office:value="294" calcext:value-type="float">
            <text:p>294</text:p>
          </table:table-cell>
          <table:table-cell table:formula="of:=[.D281]-1" office:value-type="float" office:value="305" calcext:value-type="float">
            <text:p>305</text:p>
          </table:table-cell>
          <table:table-cell table:formula="of:=[.E281]+1" office:value-type="float" office:value="895" calcext:value-type="float">
            <text:p>895</text:p>
          </table:table-cell>
          <table:table-cell table:formula="of:=[.B282]&amp;&quot;,&quot;" office:value-type="string" office:string-value="279," calcext:value-type="string">
            <text:p>279,</text:p>
          </table:table-cell>
          <table:table-cell table:formula="of:=[.C282]&amp;&quot;,&quot;" office:value-type="string" office:string-value="294," calcext:value-type="string">
            <text:p>294,</text:p>
          </table:table-cell>
          <table:table-cell table:formula="of:=[.D282]&amp;&quot;,&quot;" office:value-type="string" office:string-value="305," calcext:value-type="string">
            <text:p>305,</text:p>
          </table:table-cell>
          <table:table-cell table:formula="of:=[.E282]&amp;&quot;,&quot;" office:value-type="string" office:string-value="895," calcext:value-type="string">
            <text:p>895,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2]+1" office:value-type="float" office:value="280" calcext:value-type="float">
            <text:p>280</text:p>
          </table:table-cell>
          <table:table-cell table:formula="of:=[.C282]+1" office:value-type="float" office:value="295" calcext:value-type="float">
            <text:p>295</text:p>
          </table:table-cell>
          <table:table-cell table:formula="of:=[.D282]-1" office:value-type="float" office:value="304" calcext:value-type="float">
            <text:p>304</text:p>
          </table:table-cell>
          <table:table-cell table:formula="of:=[.E282]+1" office:value-type="float" office:value="896" calcext:value-type="float">
            <text:p>896</text:p>
          </table:table-cell>
          <table:table-cell table:formula="of:=[.B283]&amp;&quot;,&quot;" office:value-type="string" office:string-value="280," calcext:value-type="string">
            <text:p>280,</text:p>
          </table:table-cell>
          <table:table-cell table:formula="of:=[.C283]&amp;&quot;,&quot;" office:value-type="string" office:string-value="295," calcext:value-type="string">
            <text:p>295,</text:p>
          </table:table-cell>
          <table:table-cell table:formula="of:=[.D283]&amp;&quot;,&quot;" office:value-type="string" office:string-value="304," calcext:value-type="string">
            <text:p>304,</text:p>
          </table:table-cell>
          <table:table-cell table:formula="of:=[.E283]&amp;&quot;,&quot;" office:value-type="string" office:string-value="896," calcext:value-type="string">
            <text:p>896,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3]+1" office:value-type="float" office:value="281" calcext:value-type="float">
            <text:p>281</text:p>
          </table:table-cell>
          <table:table-cell table:formula="of:=[.C283]+1" office:value-type="float" office:value="296" calcext:value-type="float">
            <text:p>296</text:p>
          </table:table-cell>
          <table:table-cell table:formula="of:=[.D283]-1" office:value-type="float" office:value="303" calcext:value-type="float">
            <text:p>303</text:p>
          </table:table-cell>
          <table:table-cell table:formula="of:=[.E283]+1" office:value-type="float" office:value="897" calcext:value-type="float">
            <text:p>897</text:p>
          </table:table-cell>
          <table:table-cell table:formula="of:=[.B284]&amp;&quot;,&quot;" office:value-type="string" office:string-value="281," calcext:value-type="string">
            <text:p>281,</text:p>
          </table:table-cell>
          <table:table-cell table:formula="of:=[.C284]&amp;&quot;,&quot;" office:value-type="string" office:string-value="296," calcext:value-type="string">
            <text:p>296,</text:p>
          </table:table-cell>
          <table:table-cell table:formula="of:=[.D284]&amp;&quot;,&quot;" office:value-type="string" office:string-value="303," calcext:value-type="string">
            <text:p>303,</text:p>
          </table:table-cell>
          <table:table-cell table:formula="of:=[.E284]&amp;&quot;,&quot;" office:value-type="string" office:string-value="897," calcext:value-type="string">
            <text:p>897,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4]+1" office:value-type="float" office:value="282" calcext:value-type="float">
            <text:p>282</text:p>
          </table:table-cell>
          <table:table-cell table:formula="of:=[.C284]+1" office:value-type="float" office:value="297" calcext:value-type="float">
            <text:p>297</text:p>
          </table:table-cell>
          <table:table-cell table:formula="of:=[.D284]-1" office:value-type="float" office:value="302" calcext:value-type="float">
            <text:p>302</text:p>
          </table:table-cell>
          <table:table-cell table:formula="of:=[.E284]+1" office:value-type="float" office:value="898" calcext:value-type="float">
            <text:p>898</text:p>
          </table:table-cell>
          <table:table-cell table:formula="of:=[.B285]&amp;&quot;,&quot;" office:value-type="string" office:string-value="282," calcext:value-type="string">
            <text:p>282,</text:p>
          </table:table-cell>
          <table:table-cell table:formula="of:=[.C285]&amp;&quot;,&quot;" office:value-type="string" office:string-value="297," calcext:value-type="string">
            <text:p>297,</text:p>
          </table:table-cell>
          <table:table-cell table:formula="of:=[.D285]&amp;&quot;,&quot;" office:value-type="string" office:string-value="302," calcext:value-type="string">
            <text:p>302,</text:p>
          </table:table-cell>
          <table:table-cell table:formula="of:=[.E285]&amp;&quot;,&quot;" office:value-type="string" office:string-value="898," calcext:value-type="string">
            <text:p>898,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5]+1" office:value-type="float" office:value="283" calcext:value-type="float">
            <text:p>283</text:p>
          </table:table-cell>
          <table:table-cell table:formula="of:=[.C285]+1" office:value-type="float" office:value="298" calcext:value-type="float">
            <text:p>298</text:p>
          </table:table-cell>
          <table:table-cell table:formula="of:=[.D285]-1" office:value-type="float" office:value="301" calcext:value-type="float">
            <text:p>301</text:p>
          </table:table-cell>
          <table:table-cell table:formula="of:=[.E285]+1" office:value-type="float" office:value="899" calcext:value-type="float">
            <text:p>899</text:p>
          </table:table-cell>
          <table:table-cell table:formula="of:=[.B286]&amp;&quot;,&quot;" office:value-type="string" office:string-value="283," calcext:value-type="string">
            <text:p>283,</text:p>
          </table:table-cell>
          <table:table-cell table:formula="of:=[.C286]&amp;&quot;,&quot;" office:value-type="string" office:string-value="298," calcext:value-type="string">
            <text:p>298,</text:p>
          </table:table-cell>
          <table:table-cell table:formula="of:=[.D286]&amp;&quot;,&quot;" office:value-type="string" office:string-value="301," calcext:value-type="string">
            <text:p>301,</text:p>
          </table:table-cell>
          <table:table-cell table:formula="of:=[.E286]&amp;&quot;,&quot;" office:value-type="string" office:string-value="899," calcext:value-type="string">
            <text:p>899,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table:formula="of:=[.C286]+1" office:value-type="float" office:value="299" calcext:value-type="float">
            <text:p>299</text:p>
          </table:table-cell>
          <table:table-cell table:formula="of:=[.D286]-1" office:value-type="float" office:value="300" calcext:value-type="float">
            <text:p>300</text:p>
          </table:table-cell>
          <table:table-cell office:value-type="float" office:value="899" calcext:value-type="float">
            <text:p>899</text:p>
          </table:table-cell>
          <table:table-cell table:formula="of:=[.B287]&amp;&quot;,&quot;" office:value-type="string" office:string-value="283," calcext:value-type="string">
            <text:p>283,</text:p>
          </table:table-cell>
          <table:table-cell table:formula="of:=[.C287]&amp;&quot;,&quot;" office:value-type="string" office:string-value="299," calcext:value-type="string">
            <text:p>299,</text:p>
          </table:table-cell>
          <table:table-cell table:formula="of:=[.D287]&amp;&quot;,&quot;" office:value-type="string" office:string-value="300," calcext:value-type="string">
            <text:p>300,</text:p>
          </table:table-cell>
          <table:table-cell table:formula="of:=[.E287]&amp;&quot;,&quot;" office:value-type="string" office:string-value="899," calcext:value-type="string">
            <text:p>899,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.00.0000</text:date>, <text:time style:data-style-name="N2" text:time-value="21:24:00.6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21:24:00.848000000</meta:creation-date>
    <meta:editing-duration>PT18M55S</meta:editing-duration>
    <meta:editing-cycles>3</meta:editing-cycles>
    <meta:generator>LibreOffice/6.3.4.2$Windows_X86_64 LibreOffice_project/60da17e045e08f1793c57c00ba83cdfce946d0aa</meta:generator>
    <dc:date>2020-08-24T22:35:54.760000000</dc:date>
    <meta:document-statistic meta:table-count="1" meta:cell-count="2593" meta:object-count="0"/>
  </office:meta>
</office:document-meta>
</file>